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language="ru" fo:country="RU"/>
    </style:style>
    <style:style style:name="P2" style:family="paragraph" style:parent-style-name="Text_20_body">
      <style:paragraph-properties fo:text-align="end" style:justify-single-word="false"/>
      <style:text-properties fo:language="ru" fo:country="RU" fo:font-style="italic" style:font-style-asian="italic" style:font-style-complex="italic"/>
    </style:style>
    <style:style style:name="P3"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4"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6"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7"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8"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9"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0"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1"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2" style:family="paragraph" style:parent-style-name="Text_20_body">
      <style:paragraph-properties fo:margin-left="3.3118in" fo:text-align="justify" style:justify-single-word="false">
        <style:tab-stops/>
      </style:paragraph-properties>
      <style:text-properties fo:language="ru" fo:country="RU" fo:font-style="italic" officeooo:paragraph-rsid="0051728d" style:font-style-asian="italic" style:font-style-complex="italic"/>
    </style:style>
    <style:style style:name="P13" style:family="paragraph" style:parent-style-name="Text_20_body">
      <style:paragraph-properties fo:text-align="justify" style:justify-single-word="false"/>
      <style:text-properties fo:language="ru" fo:country="RU" fo:font-style="italic" style:font-style-asian="italic" style:font-style-complex="italic"/>
    </style:style>
    <style:style style:name="P14"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5"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16"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17"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18" style:family="paragraph" style:parent-style-name="Standard">
      <style:paragraph-properties fo:text-align="justify" style:justify-single-word="false"/>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20"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21"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22"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24"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25"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26"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27" style:family="paragraph" style:parent-style-name="Text_20_body">
      <style:paragraph-properties fo:text-align="justify" style:justify-single-word="false"/>
      <style:text-properties fo:language="ru" fo:country="RU" fo:font-style="italic" officeooo:paragraph-rsid="00594b45" style:font-style-asian="italic" style:font-style-complex="italic"/>
    </style:style>
    <style:style style:name="P28" style:family="paragraph" style:parent-style-name="Text_20_body">
      <style:paragraph-properties fo:margin-left="2.4374in">
        <style:tab-stops/>
      </style:paragraph-properties>
      <style:text-properties fo:language="ru" fo:country="RU" fo:font-style="italic" style:font-style-asian="italic" style:font-style-complex="italic"/>
    </style:style>
    <style:style style:name="P29"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30" style:family="paragraph" style:parent-style-name="Text_20_body">
      <style:paragraph-properties fo:margin-left="2.3646in">
        <style:tab-stops/>
      </style:paragraph-properties>
      <style:text-properties fo:language="ru" fo:country="RU" fo:font-style="italic" style:font-style-asian="italic" style:font-style-complex="italic"/>
    </style:style>
    <style:style style:name="P31" style:family="paragraph" style:parent-style-name="Text_20_body">
      <style:paragraph-properties fo:text-align="center" style:justify-single-word="false"/>
      <style:text-properties fo:language="ru" fo:country="RU" fo:font-style="italic" style:font-style-asian="italic" style:font-style-complex="italic"/>
    </style:style>
    <style:style style:name="P32"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33"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35"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36"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37"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8"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39"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40" style:family="paragraph" style:parent-style-name="Text_20_body">
      <style:paragraph-properties fo:text-align="center" style:justify-single-word="false"/>
      <style:text-properties fo:language="ru" fo:country="RU" fo:background-color="#ffff00"/>
    </style:style>
    <style:style style:name="P41" style:family="paragraph" style:parent-style-name="Text_20_body">
      <style:paragraph-properties fo:text-align="justify" style:justify-single-word="false"/>
      <style:text-properties fo:language="ru" fo:country="RU" fo:background-color="#ffff00"/>
    </style:style>
    <style:style style:name="P42" style:family="paragraph" style:parent-style-name="Text_20_body">
      <style:paragraph-properties fo:text-align="justify" style:justify-single-word="false" fo:text-indent="0.1965in" style:auto-text-indent="false"/>
      <style:text-properties fo:language="ru" fo:country="RU" fo:background-color="#ffff00"/>
    </style:style>
    <style:style style:name="P43" style:family="paragraph" style:parent-style-name="Text_20_body">
      <style:text-properties fo:language="ru" fo:country="RU" fo:background-color="#ffff00"/>
    </style:style>
    <style:style style:name="P44" style:family="paragraph" style:parent-style-name="Text_20_body">
      <style:paragraph-properties fo:text-align="justify" style:justify-single-word="false"/>
      <style:text-properties fo:language="ru" fo:country="RU"/>
    </style:style>
    <style:style style:name="P45" style:family="paragraph" style:parent-style-name="Text_20_body">
      <style:paragraph-properties fo:margin-left="2.4618in" fo:text-align="justify" style:justify-single-word="false">
        <style:tab-stops/>
      </style:paragraph-properties>
      <style:text-properties fo:language="ru" fo:country="RU"/>
    </style:style>
    <style:style style:name="P46"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47" style:family="paragraph" style:parent-style-name="Text_20_body">
      <style:paragraph-properties fo:text-align="justify" style:justify-single-word="false" fo:text-indent="0.1965in" style:auto-text-indent="false"/>
      <style:text-properties fo:language="ru" fo:country="RU"/>
    </style:style>
    <style:style style:name="P48" style:family="paragraph" style:parent-style-name="Standard">
      <style:paragraph-properties fo:text-align="justify" style:justify-single-word="false" fo:text-indent="0.1965in" style:auto-text-indent="false"/>
      <style:text-properties fo:language="ru" fo:country="RU"/>
    </style:style>
    <style:style style:name="P49" style:family="paragraph" style:parent-style-name="Text_20_body">
      <style:paragraph-properties fo:text-align="justify" style:justify-single-word="false"/>
      <style:text-properties fo:language="ru" fo:country="RU" officeooo:paragraph-rsid="00189af1"/>
    </style:style>
    <style:style style:name="P50" style:family="paragraph" style:parent-style-name="Text_20_body">
      <style:paragraph-properties fo:text-align="justify" style:justify-single-word="false"/>
      <style:text-properties fo:language="ru" fo:country="RU" officeooo:paragraph-rsid="0019451a"/>
    </style:style>
    <style:style style:name="P51" style:family="paragraph" style:parent-style-name="Text_20_body">
      <style:paragraph-properties fo:text-align="justify" style:justify-single-word="false"/>
      <style:text-properties fo:language="ru" fo:country="RU" officeooo:paragraph-rsid="001bd968"/>
    </style:style>
    <style:style style:name="P52" style:family="paragraph" style:parent-style-name="Text_20_body">
      <style:paragraph-properties fo:text-align="justify" style:justify-single-word="false"/>
      <style:text-properties fo:language="ru" fo:country="RU" officeooo:paragraph-rsid="001d3aa6"/>
    </style:style>
    <style:style style:name="P53" style:family="paragraph" style:parent-style-name="Text_20_body">
      <style:paragraph-properties fo:text-align="justify" style:justify-single-word="false"/>
      <style:text-properties fo:language="ru" fo:country="RU" officeooo:paragraph-rsid="002daf1c"/>
    </style:style>
    <style:style style:name="P54" style:family="paragraph" style:parent-style-name="Text_20_body">
      <style:paragraph-properties fo:text-align="justify" style:justify-single-word="false"/>
      <style:text-properties fo:language="ru" fo:country="RU" officeooo:paragraph-rsid="00368471"/>
    </style:style>
    <style:style style:name="P55" style:family="paragraph" style:parent-style-name="Text_20_body">
      <style:paragraph-properties fo:text-align="justify" style:justify-single-word="false"/>
      <style:text-properties fo:language="ru" fo:country="RU" officeooo:paragraph-rsid="003c498f"/>
    </style:style>
    <style:style style:name="P56" style:family="paragraph" style:parent-style-name="Text_20_body">
      <style:paragraph-properties fo:text-align="justify" style:justify-single-word="false"/>
      <style:text-properties fo:language="ru" fo:country="RU" officeooo:paragraph-rsid="003d3fd1"/>
    </style:style>
    <style:style style:name="P57" style:family="paragraph" style:parent-style-name="Text_20_body">
      <style:paragraph-properties fo:text-align="justify" style:justify-single-word="false"/>
      <style:text-properties fo:language="ru" fo:country="RU" officeooo:paragraph-rsid="003d44f6"/>
    </style:style>
    <style:style style:name="P58" style:family="paragraph" style:parent-style-name="Text_20_body">
      <style:paragraph-properties fo:text-align="justify" style:justify-single-word="false"/>
      <style:text-properties fo:language="ru" fo:country="RU" officeooo:paragraph-rsid="003e4773"/>
    </style:style>
    <style:style style:name="P59" style:family="paragraph" style:parent-style-name="Text_20_body">
      <style:paragraph-properties fo:text-align="justify" style:justify-single-word="false"/>
      <style:text-properties fo:language="ru" fo:country="RU" officeooo:paragraph-rsid="003fa225"/>
    </style:style>
    <style:style style:name="P60" style:family="paragraph" style:parent-style-name="Text_20_body">
      <style:paragraph-properties fo:text-align="justify" style:justify-single-word="false"/>
      <style:text-properties fo:language="ru" fo:country="RU" officeooo:paragraph-rsid="0043bd67"/>
    </style:style>
    <style:style style:name="P61" style:family="paragraph" style:parent-style-name="Text_20_body">
      <style:paragraph-properties fo:text-align="justify" style:justify-single-word="false"/>
      <style:text-properties fo:language="ru" fo:country="RU" officeooo:paragraph-rsid="0043f448"/>
    </style:style>
    <style:style style:name="P62" style:family="paragraph" style:parent-style-name="Text_20_body">
      <style:paragraph-properties fo:text-align="justify" style:justify-single-word="false"/>
      <style:text-properties fo:language="ru" fo:country="RU" officeooo:paragraph-rsid="005c8284"/>
    </style:style>
    <style:style style:name="P63" style:family="paragraph" style:parent-style-name="Text_20_body">
      <style:paragraph-properties fo:text-align="justify" style:justify-single-word="false"/>
      <style:text-properties fo:language="ru" fo:country="RU" officeooo:paragraph-rsid="005df5be"/>
    </style:style>
    <style:style style:name="P64" style:family="paragraph" style:parent-style-name="Text_20_body">
      <style:paragraph-properties fo:text-align="justify" style:justify-single-word="false"/>
      <style:text-properties fo:language="ru" fo:country="RU" officeooo:paragraph-rsid="005fce4e"/>
    </style:style>
    <style:style style:name="P65" style:family="paragraph" style:parent-style-name="Text_20_body">
      <style:paragraph-properties fo:text-align="justify" style:justify-single-word="false"/>
      <style:text-properties fo:language="ru" fo:country="RU" officeooo:paragraph-rsid="00604dd9"/>
    </style:style>
    <style:style style:name="P66" style:family="paragraph" style:parent-style-name="Text_20_body">
      <style:paragraph-properties fo:text-align="justify" style:justify-single-word="false"/>
      <style:text-properties fo:language="ru" fo:country="RU" officeooo:paragraph-rsid="0063392e"/>
    </style:style>
    <style:style style:name="P67" style:family="paragraph" style:parent-style-name="Text_20_body">
      <style:paragraph-properties fo:text-align="justify" style:justify-single-word="false"/>
      <style:text-properties fo:language="ru" fo:country="RU" officeooo:paragraph-rsid="00660bac"/>
    </style:style>
    <style:style style:name="P68" style:family="paragraph" style:parent-style-name="Text_20_body">
      <style:paragraph-properties fo:text-align="justify" style:justify-single-word="false"/>
      <style:text-properties fo:language="ru" fo:country="RU" officeooo:paragraph-rsid="00672e1d"/>
    </style:style>
    <style:style style:name="P69" style:family="paragraph" style:parent-style-name="Text_20_body">
      <style:paragraph-properties fo:text-align="justify" style:justify-single-word="false"/>
      <style:text-properties fo:language="ru" fo:country="RU" officeooo:paragraph-rsid="006c507c"/>
    </style:style>
    <style:style style:name="P70" style:family="paragraph" style:parent-style-name="Text_20_body">
      <style:paragraph-properties fo:text-align="justify" style:justify-single-word="false"/>
      <style:text-properties fo:language="ru" fo:country="RU" officeooo:paragraph-rsid="0070a512"/>
    </style:style>
    <style:style style:name="P71" style:family="paragraph" style:parent-style-name="Text_20_body">
      <style:paragraph-properties fo:text-align="justify" style:justify-single-word="false"/>
      <style:text-properties fo:language="ru" fo:country="RU" officeooo:paragraph-rsid="0071f74f"/>
    </style:style>
    <style:style style:name="P72" style:family="paragraph" style:parent-style-name="Text_20_body">
      <style:paragraph-properties fo:text-align="justify" style:justify-single-word="false"/>
      <style:text-properties fo:language="ru" fo:country="RU" officeooo:paragraph-rsid="00728816"/>
    </style:style>
    <style:style style:name="P73" style:family="paragraph" style:parent-style-name="Text_20_body">
      <style:paragraph-properties fo:text-align="justify" style:justify-single-word="false"/>
      <style:text-properties fo:language="ru" fo:country="RU" officeooo:paragraph-rsid="0072b395"/>
    </style:style>
    <style:style style:name="P74" style:family="paragraph" style:parent-style-name="Text_20_body">
      <style:paragraph-properties fo:text-align="justify" style:justify-single-word="false"/>
      <style:text-properties fo:language="ru" fo:country="RU" officeooo:paragraph-rsid="00786eb2"/>
    </style:style>
    <style:style style:name="P75" style:family="paragraph" style:parent-style-name="Text_20_body">
      <style:paragraph-properties fo:text-align="justify" style:justify-single-word="false"/>
      <style:text-properties fo:language="ru" fo:country="RU" officeooo:paragraph-rsid="00872a31"/>
    </style:style>
    <style:style style:name="P76" style:family="paragraph" style:parent-style-name="Text_20_body">
      <style:text-properties fo:language="ru" fo:country="RU"/>
    </style:style>
    <style:style style:name="P77" style:family="paragraph" style:parent-style-name="Text_20_body">
      <style:paragraph-properties fo:text-align="justify" style:justify-single-word="false"/>
      <style:text-properties fo:language="ru" fo:country="RU" fo:background-color="#00ccff"/>
    </style:style>
    <style:style style:name="P78" style:family="paragraph" style:parent-style-name="Text_20_body">
      <style:paragraph-properties fo:text-align="justify" style:justify-single-word="false"/>
      <style:text-properties fo:language="ru" fo:country="RU" fo:background-color="#ffffff"/>
    </style:style>
    <style:style style:name="P79" style:family="paragraph" style:parent-style-name="Quotations">
      <style:text-properties fo:language="ru" fo:country="RU"/>
    </style:style>
    <style:style style:name="P80" style:family="paragraph" style:parent-style-name="Text_20_body">
      <style:paragraph-properties fo:text-align="center" style:justify-single-word="false"/>
      <style:text-properties fo:language="ru" fo:country="RU" fo:font-weight="bold" style:font-weight-asian="bold" style:font-weight-complex="bold"/>
    </style:style>
    <style:style style:name="P81" style:family="paragraph" style:parent-style-name="Text_20_body">
      <style:paragraph-properties fo:text-align="justify" style:justify-single-word="false"/>
      <style:text-properties fo:language="ru" fo:country="RU" officeooo:rsid="00189af1" officeooo:paragraph-rsid="00189af1"/>
    </style:style>
    <style:style style:name="P82" style:family="paragraph" style:parent-style-name="Text_20_body">
      <style:paragraph-properties fo:text-align="justify" style:justify-single-word="false"/>
      <style:text-properties fo:language="ru" fo:country="RU" officeooo:rsid="0019ec28" officeooo:paragraph-rsid="0019ec28"/>
    </style:style>
    <style:style style:name="P83" style:family="paragraph" style:parent-style-name="Text_20_body">
      <style:paragraph-properties fo:text-align="justify" style:justify-single-word="false"/>
      <style:text-properties fo:language="ru" fo:country="RU" officeooo:rsid="001a56c3" officeooo:paragraph-rsid="001a56c3"/>
    </style:style>
    <style:style style:name="P84" style:family="paragraph" style:parent-style-name="Text_20_body">
      <style:paragraph-properties fo:text-align="justify" style:justify-single-word="false"/>
      <style:text-properties fo:language="ru" fo:country="RU" officeooo:rsid="002172fd" officeooo:paragraph-rsid="002172fd"/>
    </style:style>
    <style:style style:name="P85" style:family="paragraph" style:parent-style-name="Text_20_body">
      <style:paragraph-properties fo:text-align="justify" style:justify-single-word="false"/>
      <style:text-properties fo:language="ru" fo:country="RU" officeooo:rsid="003ad058" officeooo:paragraph-rsid="003ad058"/>
    </style:style>
    <style:style style:name="P86" style:family="paragraph" style:parent-style-name="Text_20_body">
      <style:paragraph-properties fo:text-align="justify" style:justify-single-word="false"/>
      <style:text-properties fo:language="ru" fo:country="RU" officeooo:rsid="00604dd9" officeooo:paragraph-rsid="00604dd9"/>
    </style:style>
    <style:style style:name="P87" style:family="paragraph" style:parent-style-name="Text_20_body">
      <style:paragraph-properties fo:text-align="justify" style:justify-single-word="false"/>
      <style:text-properties fo:language="ru" fo:country="RU" officeooo:rsid="00620f4f" officeooo:paragraph-rsid="00620f4f"/>
    </style:style>
    <style:style style:name="P88" style:family="paragraph" style:parent-style-name="Text_20_body">
      <style:text-properties fo:language="ru" fo:country="RU" officeooo:paragraph-rsid="0072b395"/>
    </style:style>
    <style:style style:name="P89" style:family="paragraph" style:parent-style-name="Text_20_body">
      <style:text-properties fo:language="ru" fo:country="RU" officeooo:paragraph-rsid="007b046c"/>
    </style:style>
    <style:style style:name="P90" style:family="paragraph" style:parent-style-name="Text_20_body">
      <style:paragraph-properties fo:text-align="justify" style:justify-single-word="false"/>
      <style:text-properties fo:language="ru" fo:country="RU" officeooo:rsid="00802041" officeooo:paragraph-rsid="00802041"/>
    </style:style>
    <style:style style:name="P91" style:family="paragraph" style:parent-style-name="Text_20_body">
      <style:text-properties fo:language="ru" fo:country="RU" officeooo:paragraph-rsid="0084dc7a"/>
    </style:style>
    <style:style style:name="P92" style:family="paragraph" style:parent-style-name="Text_20_body">
      <style:paragraph-properties fo:text-align="justify" style:justify-single-word="false"/>
      <style:text-properties fo:color="#0000ff" loext:opacity="100%" fo:language="ru" fo:country="RU"/>
    </style:style>
    <style:style style:name="P93" style:family="paragraph" style:parent-style-name="Text_20_body">
      <style:paragraph-properties fo:text-align="justify" style:justify-single-word="false"/>
      <style:text-properties fo:color="#0000ff" loext:opacity="100%"/>
    </style:style>
    <style:style style:name="P94" style:family="paragraph" style:parent-style-name="Text_20_body">
      <style:paragraph-properties fo:text-align="justify" style:justify-single-word="false"/>
    </style:style>
    <style:style style:name="P95" style:family="paragraph" style:parent-style-name="Standard">
      <style:paragraph-properties fo:text-align="justify" style:justify-single-word="false"/>
    </style:style>
    <style:style style:name="P96" style:family="paragraph" style:parent-style-name="Text_20_body">
      <style:paragraph-properties fo:text-align="justify" style:justify-single-word="false"/>
      <style:text-properties officeooo:paragraph-rsid="00175913"/>
    </style:style>
    <style:style style:name="P97" style:family="paragraph" style:parent-style-name="Text_20_body">
      <style:paragraph-properties fo:text-align="justify" style:justify-single-word="false"/>
      <style:text-properties officeooo:paragraph-rsid="00189af1"/>
    </style:style>
    <style:style style:name="P98" style:family="paragraph" style:parent-style-name="Text_20_body">
      <style:paragraph-properties fo:text-align="justify" style:justify-single-word="false"/>
      <style:text-properties officeooo:paragraph-rsid="0019451a"/>
    </style:style>
    <style:style style:name="P99" style:family="paragraph" style:parent-style-name="Text_20_body">
      <style:paragraph-properties fo:text-align="justify" style:justify-single-word="false"/>
      <style:text-properties officeooo:paragraph-rsid="001d3aa6"/>
    </style:style>
    <style:style style:name="P100" style:family="paragraph" style:parent-style-name="Text_20_body">
      <style:paragraph-properties fo:text-align="justify" style:justify-single-word="false"/>
      <style:text-properties officeooo:paragraph-rsid="00257d51"/>
    </style:style>
    <style:style style:name="P101" style:family="paragraph" style:parent-style-name="Text_20_body">
      <style:paragraph-properties fo:text-align="justify" style:justify-single-word="false"/>
      <style:text-properties officeooo:paragraph-rsid="0048453c"/>
    </style:style>
    <style:style style:name="P102" style:family="paragraph" style:parent-style-name="Text_20_body">
      <style:paragraph-properties fo:text-align="justify" style:justify-single-word="false"/>
      <style:text-properties officeooo:paragraph-rsid="005a8760"/>
    </style:style>
    <style:style style:name="P103" style:family="paragraph" style:parent-style-name="Text_20_body">
      <style:paragraph-properties fo:text-align="justify" style:justify-single-word="false"/>
      <style:text-properties officeooo:paragraph-rsid="00802041"/>
    </style:style>
    <style:style style:name="P104" style:family="paragraph" style:parent-style-name="Text_20_body">
      <style:paragraph-properties fo:text-align="justify" style:justify-single-word="false"/>
      <style:text-properties fo:font-style="italic" style:font-style-asian="italic" style:font-style-complex="italic"/>
    </style:style>
    <style:style style:name="P105" style:family="paragraph" style:parent-style-name="Text_20_body">
      <style:text-properties fo:font-style="italic" style:font-style-asian="italic" style:font-style-complex="italic"/>
    </style:style>
    <style:style style:name="P106" style:family="paragraph" style:parent-style-name="Text_20_body">
      <style:paragraph-properties fo:text-align="center" style:justify-single-word="false"/>
    </style:style>
    <style:style style:name="P107" style:family="paragraph" style:parent-style-name="Text_20_body">
      <style:paragraph-properties fo:text-align="justify" style:justify-single-word="false"/>
      <style:text-properties fo:language="uk" fo:country="UA"/>
    </style:style>
    <style:style style:name="P108"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109" style:family="paragraph" style:parent-style-name="Text_20_body">
      <style:paragraph-properties fo:text-align="justify" style:justify-single-word="false"/>
      <style:text-properties fo:color="#c9211e" loext:opacity="100%" fo:language="ru" fo:country="RU"/>
    </style:style>
    <style:style style:name="P110" style:family="paragraph" style:parent-style-name="Text_20_body">
      <style:paragraph-properties fo:text-align="justify" style:justify-single-word="false"/>
      <style:text-properties fo:background-color="#ffff00"/>
    </style:style>
    <style:style style:name="P111" style:family="paragraph" style:parent-style-name="Standard">
      <style:paragraph-properties fo:text-align="justify" style:justify-single-word="false"/>
      <style:text-properties officeooo:rsid="0015f766" officeooo:paragraph-rsid="0015f766"/>
    </style:style>
    <style:style style:name="P112" style:family="paragraph" style:parent-style-name="Text_20_body">
      <style:text-properties officeooo:paragraph-rsid="00175913"/>
    </style:style>
    <style:style style:name="P113" style:family="paragraph" style:parent-style-name="Heading_20_1" style:master-page-name="MP0">
      <style:paragraph-properties fo:text-align="center" style:justify-single-word="false" style:page-number="auto" fo:break-before="page"/>
      <style:text-properties fo:language="ru" fo:country="RU"/>
    </style:style>
    <style:style style:name="P114" style:family="paragraph" style:parent-style-name="Heading_20_1">
      <style:paragraph-properties fo:text-align="justify" style:justify-single-word="false"/>
    </style:style>
    <style:style style:name="P115" style:family="paragraph" style:parent-style-name="Heading_20_2">
      <style:paragraph-properties fo:text-align="center" style:justify-single-word="false"/>
      <style:text-properties fo:language="ru" fo:country="RU"/>
    </style:style>
    <style:style style:name="P116" style:family="paragraph" style:parent-style-name="Heading_20_2">
      <style:paragraph-properties fo:text-align="center" style:justify-single-word="false"/>
      <style:text-properties fo:language="ru" fo:country="RU" fo:font-weight="normal" style:font-weight-asian="normal" style:font-weight-complex="normal"/>
    </style:style>
    <style:style style:name="P117" style:family="paragraph" style:parent-style-name="Text_20_body">
      <style:paragraph-properties fo:text-align="justify" style:justify-single-word="false"/>
      <style:text-properties fo:language="ru" fo:country="RU" officeooo:paragraph-rsid="0088f718"/>
    </style:style>
    <style:style style:name="P118" style:family="paragraph" style:parent-style-name="Text_20_body">
      <style:paragraph-properties fo:text-align="justify" style:justify-single-word="false"/>
      <style:text-properties fo:language="ru" fo:country="RU"/>
    </style:style>
    <style:style style:name="P119" style:family="paragraph" style:parent-style-name="Text_20_body">
      <style:paragraph-properties fo:text-align="justify" style:justify-single-word="false"/>
      <style:text-properties fo:language="ru" fo:country="RU" officeooo:paragraph-rsid="008fd466"/>
    </style:style>
    <style:style style:name="P120" style:family="paragraph" style:parent-style-name="Text_20_body">
      <style:paragraph-properties fo:text-align="justify" style:justify-single-word="false"/>
      <style:text-properties fo:language="ru" fo:country="RU" officeooo:paragraph-rsid="009187ee"/>
    </style:style>
    <style:style style:name="P121" style:family="paragraph" style:parent-style-name="Text_20_body">
      <style:paragraph-properties fo:text-align="justify" style:justify-single-word="false"/>
      <style:text-properties fo:language="ru" fo:country="RU" officeooo:paragraph-rsid="009308a5"/>
    </style:style>
    <style:style style:name="P122" style:family="paragraph" style:parent-style-name="Text_20_body">
      <style:paragraph-properties fo:text-align="justify" style:justify-single-word="false"/>
      <style:text-properties fo:language="ru" fo:country="RU" officeooo:rsid="0088f718" officeooo:paragraph-rsid="0088f718"/>
    </style:style>
    <style:style style:name="P123" style:family="paragraph" style:parent-style-name="Text_20_body">
      <style:paragraph-properties fo:text-align="center" style:justify-single-word="false"/>
      <style:text-properties fo:language="ru" fo:country="RU"/>
    </style:style>
    <style:style style:name="P124" style:family="paragraph" style:parent-style-name="Text_20_body">
      <style:paragraph-properties fo:text-align="justify" style:justify-single-word="false"/>
      <style:text-properties fo:language="ru" fo:country="RU" officeooo:rsid="008a0754" officeooo:paragraph-rsid="008a0754"/>
    </style:style>
    <style:style style:name="P125" style:family="paragraph" style:parent-style-name="Text_20_body">
      <style:paragraph-properties fo:text-align="justify" style:justify-single-word="false"/>
      <style:text-properties fo:language="ru" fo:country="RU" fo:font-style="italic" officeooo:paragraph-rsid="008bf5b8" style:font-style-asian="italic" style:font-style-complex="italic"/>
    </style:style>
    <style:style style:name="P126" style:family="paragraph" style:parent-style-name="Text_20_body">
      <style:paragraph-properties fo:text-align="justify" style:justify-single-word="false"/>
      <style:text-properties fo:language="ru" fo:country="RU" fo:font-style="italic" officeooo:paragraph-rsid="008cece7" style:font-style-asian="italic" style:font-style-complex="italic"/>
    </style:style>
    <style:style style:name="P127" style:family="paragraph" style:parent-style-name="Text_20_body">
      <style:paragraph-properties fo:text-align="justify" style:justify-single-word="false"/>
      <style:text-properties fo:language="ru" fo:country="RU" fo:font-style="italic" style:font-style-asian="italic" style:font-style-complex="italic"/>
    </style:style>
    <style:style style:name="P128" style:family="paragraph" style:parent-style-name="Text_20_body">
      <style:paragraph-properties fo:text-align="justify" style:justify-single-word="false"/>
      <style:text-properties fo:language="ru" fo:country="RU" fo:font-style="italic" officeooo:paragraph-rsid="0097db3e" style:font-style-asian="italic" style:font-style-complex="italic"/>
    </style:style>
    <style:style style:name="P129" style:family="paragraph" style:parent-style-name="Text_20_body">
      <style:paragraph-properties fo:text-align="center" style:justify-single-word="false"/>
      <style:text-properties fo:language="ru" fo:country="RU" fo:font-style="italic" style:font-style-asian="italic" style:font-style-complex="italic"/>
    </style:style>
    <style:style style:name="P130" style:family="paragraph" style:parent-style-name="Text_20_body">
      <style:paragraph-properties fo:text-align="justify" style:justify-single-word="false"/>
      <style:text-properties fo:language="ru" fo:country="RU" officeooo:rsid="00802041" officeooo:paragraph-rsid="008f19e1"/>
    </style:style>
    <style:style style:name="P131" style:family="paragraph" style:parent-style-name="Text_20_body">
      <style:text-properties fo:language="ru" fo:country="RU" officeooo:paragraph-rsid="008f19e1"/>
    </style:style>
    <style:style style:name="P132" style:family="paragraph" style:parent-style-name="Text_20_body">
      <style:text-properties fo:language="ru" fo:country="RU" officeooo:paragraph-rsid="008fd466"/>
    </style:style>
    <style:style style:name="P133" style:family="paragraph" style:parent-style-name="Text_20_body">
      <style:paragraph-properties fo:text-align="justify" style:justify-single-word="false"/>
      <style:text-properties fo:language="ru" fo:country="RU" officeooo:rsid="0096650a" officeooo:paragraph-rsid="0096650a"/>
    </style:style>
    <style:style style:name="P134" style:family="paragraph" style:parent-style-name="Text_20_body">
      <style:paragraph-properties fo:text-align="justify" style:justify-single-word="false"/>
    </style:style>
    <style:style style:name="P135" style:family="paragraph" style:parent-style-name="Text_20_body">
      <style:paragraph-properties fo:text-align="justify" style:justify-single-word="false"/>
      <style:text-properties officeooo:paragraph-rsid="009a2e3b"/>
    </style:style>
    <style:style style:name="T1" style:family="text">
      <style:text-properties fo:language="ru" fo:country="RU"/>
    </style:style>
    <style:style style:name="T2" style:family="text">
      <style:text-properties fo:language="ru" fo:country="RU" fo:font-style="italic" style:font-style-asian="italic"/>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officeooo:rsid="001d3aa6" style:font-style-asian="italic" style:font-style-complex="italic"/>
    </style:style>
    <style:style style:name="T5" style:family="text">
      <style:text-properties fo:language="ru" fo:country="RU" fo:font-style="italic" officeooo:rsid="00245709" style:font-style-asian="italic" style:font-style-complex="italic"/>
    </style:style>
    <style:style style:name="T6" style:family="text">
      <style:text-properties fo:language="ru" fo:country="RU" fo:font-style="italic" officeooo:rsid="00257d51" style:font-style-asian="italic" style:font-style-complex="italic"/>
    </style:style>
    <style:style style:name="T7" style:family="text">
      <style:text-properties fo:language="ru" fo:country="RU" fo:font-style="italic" officeooo:rsid="002771ba" style:font-style-asian="italic" style:font-style-complex="italic"/>
    </style:style>
    <style:style style:name="T8" style:family="text">
      <style:text-properties fo:language="ru" fo:country="RU" fo:font-style="italic" officeooo:rsid="00293b82" style:font-style-asian="italic" style:font-style-complex="italic"/>
    </style:style>
    <style:style style:name="T9" style:family="text">
      <style:text-properties fo:language="ru" fo:country="RU" fo:font-style="italic" officeooo:rsid="004b3f7e" style:font-style-asian="italic" style:font-style-complex="italic"/>
    </style:style>
    <style:style style:name="T10" style:family="text">
      <style:text-properties fo:language="ru" fo:country="RU" fo:font-style="italic" officeooo:rsid="008cece7" style:font-style-asian="italic" style:font-style-complex="italic"/>
    </style:style>
    <style:style style:name="T11" style:family="text">
      <style:text-properties fo:language="ru" fo:country="RU" fo:font-style="italic" officeooo:rsid="00994bf0" style:font-style-asian="italic" style:font-style-complex="italic"/>
    </style:style>
    <style:style style:name="T12" style:family="text">
      <style:text-properties fo:language="ru" fo:country="RU" fo:font-style="italic" officeooo:rsid="009a2e3b" style:font-style-asian="italic" style:font-style-complex="italic"/>
    </style:style>
    <style:style style:name="T13" style:family="text">
      <style:text-properties fo:language="ru" fo:country="RU" fo:font-style="italic" officeooo:rsid="009bf573" style:font-style-asian="italic" style:font-style-complex="italic"/>
    </style:style>
    <style:style style:name="T14" style:family="text">
      <style:text-properties fo:language="ru" fo:country="RU" fo:font-style="italic" fo:font-weight="bold" style:font-style-asian="italic" style:font-weight-asian="bold" style:font-style-complex="italic" style:font-weight-complex="bold"/>
    </style:style>
    <style:style style:name="T15" style:family="text">
      <style:text-properties fo:language="ru" fo:country="RU" fo:font-style="italic" fo:background-color="#ffffff" loext:char-shading-value="0" style:font-style-asian="italic" style:font-style-complex="italic"/>
    </style:style>
    <style:style style:name="T16" style:family="text">
      <style:text-properties fo:language="ru" fo:country="RU" fo:font-style="italic" fo:background-color="#ffff00" loext:char-shading-value="0" style:font-style-asian="italic" style:font-style-complex="italic"/>
    </style:style>
    <style:style style:name="T17" style:family="text">
      <style:text-properties fo:language="ru" fo:country="RU" fo:font-style="italic" fo:background-color="transparent" loext:char-shading-value="0" style:font-style-asian="italic" style:font-style-complex="italic"/>
    </style:style>
    <style:style style:name="T18" style:family="text">
      <style:text-properties fo:language="ru" fo:country="RU" fo:background-color="#ffffff" loext:char-shading-value="0"/>
    </style:style>
    <style:style style:name="T19" style:family="text">
      <style:text-properties fo:language="ru" fo:country="RU" fo:background-color="#ffff00" loext:char-shading-value="0"/>
    </style:style>
    <style:style style:name="T20" style:family="text">
      <style:text-properties fo:language="ru" fo:country="RU" officeooo:rsid="005a8760" fo:background-color="#ffff00" loext:char-shading-value="0"/>
    </style:style>
    <style:style style:name="T21" style:family="text">
      <style:text-properties fo:language="ru" fo:country="RU" fo:font-weight="bold" style:font-weight-asian="bold" style:font-weight-complex="bold"/>
    </style:style>
    <style:style style:name="T22" style:family="text">
      <style:text-properties fo:language="ru" fo:country="RU" fo:background-color="#00ccff" loext:char-shading-value="0"/>
    </style:style>
    <style:style style:name="T23" style:family="text">
      <style:text-properties fo:language="ru" fo:country="RU" officeooo:rsid="00106065"/>
    </style:style>
    <style:style style:name="T24" style:family="text">
      <style:text-properties fo:language="ru" fo:country="RU" fo:background-color="transparent" loext:char-shading-value="0"/>
    </style:style>
    <style:style style:name="T25" style:family="text">
      <style:text-properties fo:language="ru" fo:country="RU" officeooo:rsid="00128647" fo:background-color="transparent" loext:char-shading-value="0"/>
    </style:style>
    <style:style style:name="T26" style:family="text">
      <style:text-properties fo:language="ru" fo:country="RU" officeooo:rsid="00175913"/>
    </style:style>
    <style:style style:name="T27" style:family="text">
      <style:text-properties fo:language="ru" fo:country="RU" officeooo:rsid="00189af1"/>
    </style:style>
    <style:style style:name="T28" style:family="text">
      <style:text-properties fo:language="ru" fo:country="RU" officeooo:rsid="001efcaf"/>
    </style:style>
    <style:style style:name="T29" style:family="text">
      <style:text-properties fo:language="ru" fo:country="RU" officeooo:rsid="003ad058"/>
    </style:style>
    <style:style style:name="T30" style:family="text">
      <style:text-properties fo:language="ru" fo:country="RU" officeooo:rsid="0048453c"/>
    </style:style>
    <style:style style:name="T31" style:family="text">
      <style:text-properties fo:language="ru" fo:country="RU" officeooo:rsid="0048f92e"/>
    </style:style>
    <style:style style:name="T32" style:family="text">
      <style:text-properties fo:language="ru" fo:country="RU" officeooo:rsid="005fce4e"/>
    </style:style>
    <style:style style:name="T33" style:family="text">
      <style:text-properties fo:language="ru" fo:country="RU" officeooo:rsid="00660bac"/>
    </style:style>
    <style:style style:name="T34" style:family="text">
      <style:text-properties fo:language="ru" fo:country="RU" officeooo:rsid="006ac469"/>
    </style:style>
    <style:style style:name="T35" style:family="text">
      <style:text-properties fo:language="ru" fo:country="RU" officeooo:rsid="0071f74f"/>
    </style:style>
    <style:style style:name="T36" style:family="text">
      <style:text-properties fo:language="ru" fo:country="RU" officeooo:rsid="00766ead"/>
    </style:style>
    <style:style style:name="T37" style:family="text">
      <style:text-properties fo:language="ru" fo:country="RU" officeooo:rsid="00802041"/>
    </style:style>
    <style:style style:name="T38" style:family="text">
      <style:text-properties fo:language="ru" fo:country="RU" officeooo:rsid="009c2d2e"/>
    </style:style>
    <style:style style:name="T39" style:family="text">
      <style:text-properties fo:font-style="italic" style:font-style-asian="italic"/>
    </style:style>
    <style:style style:name="T40" style:family="text">
      <style:text-properties fo:font-style="italic" style:font-style-asian="italic" style:font-style-complex="italic"/>
    </style:style>
    <style:style style:name="T41" style:family="text">
      <style:text-properties fo:language="uk" fo:country="UA"/>
    </style:style>
    <style:style style:name="T42" style:family="text">
      <style:text-properties fo:language="uk" fo:country="UA" fo:font-style="italic" style:font-style-asian="italic" style:font-style-complex="italic"/>
    </style:style>
    <style:style style:name="T43" style:family="text">
      <style:text-properties fo:language="uk" fo:country="UA" fo:background-color="#ffff00" loext:char-shading-value="0"/>
    </style:style>
    <style:style style:name="T44" style:family="text">
      <style:text-properties fo:language="uk" fo:country="UA" officeooo:rsid="002771ba"/>
    </style:style>
    <style:style style:name="T45" style:family="text">
      <style:text-properties fo:background-color="#ffff00" loext:char-shading-value="0"/>
    </style:style>
    <style:style style:name="T46" style:family="text">
      <style:text-properties officeooo:rsid="0072b395" fo:background-color="#ffff00" loext:char-shading-value="0"/>
    </style:style>
    <style:style style:name="T47" style:family="text">
      <style:text-properties officeooo:rsid="007cefd2" fo:background-color="#ffff00" loext:char-shading-value="0"/>
    </style:style>
    <style:style style:name="T48" style:family="text">
      <style:text-properties fo:background-color="#ffff00" loext:char-shading-value="0"/>
    </style:style>
    <style:style style:name="T49" style:family="text">
      <style:text-properties style:text-line-through-style="solid" style:text-line-through-type="single" fo:language="ru" fo:country="RU" style:text-underline-mode="continuous" style:text-overline-mode="continuous" style:text-line-through-mode="continuous"/>
    </style:style>
    <style:style style:name="T50"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51"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52" style:family="text">
      <style:text-properties fo:color="#c9211e" loext:opacity="100%" fo:language="ru" fo:country="RU"/>
    </style:style>
    <style:style style:name="T53" style:family="text">
      <style:text-properties fo:color="#0000ff" loext:opacity="100%"/>
    </style:style>
    <style:style style:name="T54" style:family="text">
      <style:text-properties style:font-name="Liberation Serif" fo:font-size="12pt" style:font-size-asian="12pt" style:font-size-complex="12pt"/>
    </style:style>
    <style:style style:name="T55" style:family="text">
      <style:text-properties officeooo:rsid="00106065"/>
    </style:style>
    <style:style style:name="T56" style:family="text">
      <style:text-properties officeooo:rsid="00128647"/>
    </style:style>
    <style:style style:name="T57" style:family="text">
      <style:text-properties officeooo:rsid="00142792"/>
    </style:style>
    <style:style style:name="T58" style:family="text">
      <style:text-properties officeooo:rsid="00189af1"/>
    </style:style>
    <style:style style:name="T59" style:family="text">
      <style:text-properties officeooo:rsid="0019451a"/>
    </style:style>
    <style:style style:name="T60" style:family="text">
      <style:text-properties officeooo:rsid="0019ec28"/>
    </style:style>
    <style:style style:name="T61" style:family="text">
      <style:text-properties officeooo:rsid="001a56c3"/>
    </style:style>
    <style:style style:name="T62" style:family="text">
      <style:text-properties officeooo:rsid="001bd968"/>
    </style:style>
    <style:style style:name="T63" style:family="text">
      <style:text-properties officeooo:rsid="001d3aa6"/>
    </style:style>
    <style:style style:name="T64" style:family="text">
      <style:text-properties officeooo:rsid="001efcaf"/>
    </style:style>
    <style:style style:name="T65" style:family="text">
      <style:text-properties officeooo:rsid="0020d2cb"/>
    </style:style>
    <style:style style:name="T66" style:family="text">
      <style:text-properties officeooo:rsid="0023abc8"/>
    </style:style>
    <style:style style:name="T67" style:family="text">
      <style:text-properties officeooo:rsid="0023f496"/>
    </style:style>
    <style:style style:name="T68" style:family="text">
      <style:text-properties officeooo:rsid="00245709"/>
    </style:style>
    <style:style style:name="T69" style:family="text">
      <style:text-properties officeooo:rsid="00257d51"/>
    </style:style>
    <style:style style:name="T70" style:family="text">
      <style:text-properties fo:language="en" fo:country="US"/>
    </style:style>
    <style:style style:name="T71" style:family="text">
      <style:text-properties fo:language="en" fo:country="US" officeooo:rsid="002771ba"/>
    </style:style>
    <style:style style:name="T72" style:family="text">
      <style:text-properties fo:language="en" fo:country="US" officeooo:rsid="00293b82"/>
    </style:style>
    <style:style style:name="T73" style:family="text">
      <style:text-properties fo:language="en" fo:country="US" officeooo:rsid="00388643"/>
    </style:style>
    <style:style style:name="T74" style:family="text">
      <style:text-properties fo:language="en" fo:country="US" officeooo:rsid="00483ec4"/>
    </style:style>
    <style:style style:name="T75" style:family="text">
      <style:text-properties fo:language="en" fo:country="US" officeooo:rsid="0048453c"/>
    </style:style>
    <style:style style:name="T76" style:family="text">
      <style:text-properties fo:language="en" fo:country="US" officeooo:rsid="008d376b"/>
    </style:style>
    <style:style style:name="T77" style:family="text">
      <style:text-properties officeooo:rsid="002771ba"/>
    </style:style>
    <style:style style:name="T78" style:family="text">
      <style:text-properties officeooo:rsid="00293b82"/>
    </style:style>
    <style:style style:name="T79" style:family="text">
      <style:text-properties officeooo:rsid="00294ac5"/>
    </style:style>
    <style:style style:name="T80" style:family="text">
      <style:text-properties officeooo:rsid="0029eef5"/>
    </style:style>
    <style:style style:name="T81" style:family="text">
      <style:text-properties officeooo:rsid="002d1645"/>
    </style:style>
    <style:style style:name="T82" style:family="text">
      <style:text-properties officeooo:rsid="002daf1c"/>
    </style:style>
    <style:style style:name="T83" style:family="text">
      <style:text-properties officeooo:rsid="002de7fd"/>
    </style:style>
    <style:style style:name="T84" style:family="text">
      <style:text-properties officeooo:rsid="002fc175"/>
    </style:style>
    <style:style style:name="T85" style:family="text">
      <style:text-properties officeooo:rsid="0031bda6"/>
    </style:style>
    <style:style style:name="T86" style:family="text">
      <style:text-properties officeooo:rsid="0032d050"/>
    </style:style>
    <style:style style:name="T87" style:family="text">
      <style:text-properties officeooo:rsid="003497b2"/>
    </style:style>
    <style:style style:name="T88" style:family="text">
      <style:text-properties officeooo:rsid="00368471"/>
    </style:style>
    <style:style style:name="T89" style:family="text">
      <style:text-properties officeooo:rsid="00371139"/>
    </style:style>
    <style:style style:name="T90" style:family="text">
      <style:text-properties officeooo:rsid="00388643"/>
    </style:style>
    <style:style style:name="T91" style:family="text">
      <style:text-properties officeooo:rsid="0038ff35"/>
    </style:style>
    <style:style style:name="T92" style:family="text">
      <style:text-properties officeooo:rsid="0039c9a7"/>
    </style:style>
    <style:style style:name="T93" style:family="text">
      <style:text-properties officeooo:rsid="003ad058"/>
    </style:style>
    <style:style style:name="T94" style:family="text">
      <style:text-properties officeooo:rsid="003b2e0b"/>
    </style:style>
    <style:style style:name="T95" style:family="text">
      <style:text-properties officeooo:rsid="003d3fd1"/>
    </style:style>
    <style:style style:name="T96" style:family="text">
      <style:text-properties officeooo:rsid="003d44f6"/>
    </style:style>
    <style:style style:name="T97" style:family="text">
      <style:text-properties officeooo:rsid="003e4773"/>
    </style:style>
    <style:style style:name="T98" style:family="text">
      <style:text-properties officeooo:rsid="003fa225"/>
    </style:style>
    <style:style style:name="T99" style:family="text">
      <style:text-properties officeooo:rsid="00417b5e"/>
    </style:style>
    <style:style style:name="T100" style:family="text">
      <style:text-properties officeooo:rsid="00435abf"/>
    </style:style>
    <style:style style:name="T101" style:family="text">
      <style:text-properties officeooo:rsid="0043bd67"/>
    </style:style>
    <style:style style:name="T102" style:family="text">
      <style:text-properties officeooo:rsid="0043f448"/>
    </style:style>
    <style:style style:name="T103" style:family="text">
      <style:text-properties officeooo:rsid="0045d357"/>
    </style:style>
    <style:style style:name="T104" style:family="text">
      <style:text-properties officeooo:rsid="00464ac8"/>
    </style:style>
    <style:style style:name="T105" style:family="text">
      <style:text-properties officeooo:rsid="00483ec4"/>
    </style:style>
    <style:style style:name="T106" style:family="text">
      <style:text-properties officeooo:rsid="0048f92e"/>
    </style:style>
    <style:style style:name="T107" style:family="text">
      <style:text-properties officeooo:rsid="004c8ae0"/>
    </style:style>
    <style:style style:name="T108" style:family="text">
      <style:text-properties officeooo:rsid="004e3c20"/>
    </style:style>
    <style:style style:name="T109" style:family="text">
      <style:text-properties officeooo:rsid="004fa8b5"/>
    </style:style>
    <style:style style:name="T110" style:family="text">
      <style:text-properties officeooo:rsid="00501984"/>
    </style:style>
    <style:style style:name="T111" style:family="text">
      <style:text-properties officeooo:rsid="0051c09a"/>
    </style:style>
    <style:style style:name="T112" style:family="text">
      <style:text-properties officeooo:rsid="0051d974"/>
    </style:style>
    <style:style style:name="T113" style:family="text">
      <style:text-properties officeooo:rsid="00539189"/>
    </style:style>
    <style:style style:name="T114" style:family="text">
      <style:text-properties officeooo:rsid="00554003"/>
    </style:style>
    <style:style style:name="T115" style:family="text">
      <style:text-properties officeooo:rsid="00570142"/>
    </style:style>
    <style:style style:name="T116" style:family="text">
      <style:text-properties officeooo:rsid="005900c7"/>
    </style:style>
    <style:style style:name="T117" style:family="text">
      <style:text-properties officeooo:rsid="00594b45"/>
    </style:style>
    <style:style style:name="T118" style:family="text">
      <style:text-properties officeooo:rsid="0059ed16"/>
    </style:style>
    <style:style style:name="T119" style:family="text">
      <style:text-properties officeooo:rsid="005c8284"/>
    </style:style>
    <style:style style:name="T120" style:family="text">
      <style:text-properties officeooo:rsid="005df5be"/>
    </style:style>
    <style:style style:name="T121" style:family="text">
      <style:text-properties officeooo:rsid="005fce4e"/>
    </style:style>
    <style:style style:name="T122" style:family="text">
      <style:text-properties officeooo:rsid="00604dd9"/>
    </style:style>
    <style:style style:name="T123" style:family="text">
      <style:text-properties officeooo:rsid="00620f4f"/>
    </style:style>
    <style:style style:name="T124" style:family="text">
      <style:text-properties officeooo:rsid="0063392e"/>
    </style:style>
    <style:style style:name="T125" style:family="text">
      <style:text-properties officeooo:rsid="0065314c"/>
    </style:style>
    <style:style style:name="T126" style:family="text">
      <style:text-properties officeooo:rsid="00660bac"/>
    </style:style>
    <style:style style:name="T127" style:family="text">
      <style:text-properties officeooo:rsid="00672e1d"/>
    </style:style>
    <style:style style:name="T128" style:family="text">
      <style:text-properties officeooo:rsid="0068f66d"/>
    </style:style>
    <style:style style:name="T129" style:family="text">
      <style:text-properties officeooo:rsid="006ac469"/>
    </style:style>
    <style:style style:name="T130" style:family="text">
      <style:text-properties officeooo:rsid="006c507c"/>
    </style:style>
    <style:style style:name="T131" style:family="text">
      <style:text-properties officeooo:rsid="006f00f1"/>
    </style:style>
    <style:style style:name="T132" style:family="text">
      <style:text-properties officeooo:rsid="006f2f79"/>
    </style:style>
    <style:style style:name="T133" style:family="text">
      <style:text-properties officeooo:rsid="0070a512"/>
    </style:style>
    <style:style style:name="T134" style:family="text">
      <style:text-properties officeooo:rsid="0071f74f"/>
    </style:style>
    <style:style style:name="T135" style:family="text">
      <style:text-properties officeooo:rsid="00728816"/>
    </style:style>
    <style:style style:name="T136" style:family="text">
      <style:text-properties officeooo:rsid="0072b395"/>
    </style:style>
    <style:style style:name="T137" style:family="text">
      <style:text-properties officeooo:rsid="0072f8d8"/>
    </style:style>
    <style:style style:name="T138" style:family="text">
      <style:text-properties officeooo:rsid="0073a54e"/>
    </style:style>
    <style:style style:name="T139" style:family="text">
      <style:text-properties officeooo:rsid="00741318"/>
    </style:style>
    <style:style style:name="T140" style:family="text">
      <style:text-properties officeooo:rsid="007601b6"/>
    </style:style>
    <style:style style:name="T141" style:family="text">
      <style:text-properties officeooo:rsid="00766ead"/>
    </style:style>
    <style:style style:name="T142" style:family="text">
      <style:text-properties officeooo:rsid="00774b12"/>
    </style:style>
    <style:style style:name="T143" style:family="text">
      <style:text-properties officeooo:rsid="00786eb2"/>
    </style:style>
    <style:style style:name="T144" style:family="text">
      <style:text-properties officeooo:rsid="0079bdcb"/>
    </style:style>
    <style:style style:name="T145" style:family="text">
      <style:text-properties officeooo:rsid="007b046c"/>
    </style:style>
    <style:style style:name="T146" style:family="text">
      <style:text-properties officeooo:rsid="007cefd2"/>
    </style:style>
    <style:style style:name="T147" style:family="text">
      <style:text-properties officeooo:rsid="007e2c92"/>
    </style:style>
    <style:style style:name="T148" style:family="text">
      <style:text-properties officeooo:rsid="008304a2"/>
    </style:style>
    <style:style style:name="T149" style:family="text">
      <style:text-properties officeooo:rsid="0084dc7a"/>
    </style:style>
    <style:style style:name="T150" style:family="text">
      <style:text-properties officeooo:rsid="00855c36"/>
    </style:style>
    <style:style style:name="T151" style:family="text">
      <style:text-properties officeooo:rsid="00872a31"/>
    </style:style>
    <style:style style:name="T152" style:family="text">
      <style:text-properties officeooo:rsid="008866c6"/>
    </style:style>
    <style:style style:name="T153" style:family="text">
      <style:text-properties officeooo:rsid="0088f718"/>
    </style:style>
    <style:style style:name="T154" style:family="text">
      <style:text-properties officeooo:rsid="008bf5b8"/>
    </style:style>
    <style:style style:name="T155" style:family="text">
      <style:text-properties officeooo:rsid="008d376b"/>
    </style:style>
    <style:style style:name="T156" style:family="text">
      <style:text-properties officeooo:rsid="008f19e1"/>
    </style:style>
    <style:style style:name="T157" style:family="text">
      <style:text-properties officeooo:rsid="008fd466"/>
    </style:style>
    <style:style style:name="T158" style:family="text">
      <style:text-properties officeooo:rsid="009187ee"/>
    </style:style>
    <style:style style:name="T159" style:family="text">
      <style:text-properties officeooo:rsid="009308a5"/>
    </style:style>
    <style:style style:name="T160" style:family="text">
      <style:text-properties officeooo:rsid="00962f65"/>
    </style:style>
    <style:style style:name="T161" style:family="text">
      <style:text-properties officeooo:rsid="0096650a"/>
    </style:style>
    <style:style style:name="T162" style:family="text">
      <style:text-properties officeooo:rsid="00977121"/>
    </style:style>
    <style:style style:name="T163" style:family="text">
      <style:text-properties officeooo:rsid="0097db3e"/>
    </style:style>
    <style:style style:name="T164" style:family="text">
      <style:text-properties officeooo:rsid="00994bf0"/>
    </style:style>
    <style:style style:name="T165" style:family="text">
      <style:text-properties officeooo:rsid="009bf573"/>
    </style:style>
    <style:style style:name="T166" style:family="text">
      <style:text-properties officeooo:rsid="009c2d2e"/>
    </style:style>
    <style:style style:name="T167" style:family="text">
      <style:text-properties officeooo:rsid="009c5849"/>
    </style:style>
    <style:style style:name="T168" style:family="text">
      <style:text-properties officeooo:rsid="009db017"/>
    </style:style>
    <style:style style:name="T169" style:family="text">
      <style:text-properties officeooo:rsid="009fa6ef"/>
    </style:style>
    <style:style style:name="T170" style:family="text">
      <style:text-properties officeooo:rsid="00a0fed5"/>
    </style:style>
    <style:style style:name="T171" style:family="text">
      <style:text-properties officeooo:rsid="00a190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3" text:outline-level="1"><text:s/>Семь вечностей</text:h>
      <text:p text:style-name="P1">*ниспадающее безумие*</text:p>
      <text:p text:style-name="P2"/>
      <text:p text:style-name="P3">Война. Война никогда не меняется.</text:p>
      <text:p text:style-name="P3">Я слышала где-то эту фразу, но не могу вспомнить, где и от кого?</text:p>
      <text:p text:style-name="P3">Впрочем, это не имеет значения вне времени и пространства.</text:p>
      <text:p text:style-name="P3">Война никогда не меняется...</text:p>
      <text:p text:style-name="P3"/>
      <text:p text:style-name="P2"/>
      <text:p text:style-name="P40">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text:p>
      <text:h text:style-name="P115" text:outline-level="2">Глава 1</text:h>
      <text:p text:style-name="P92"/>
      <text:p text:style-name="P92"/>
      <text:p text:style-name="P44">Грымза поднесла блюдце и стакан с водой. Я съёжился под её колючим взглядом.</text:p>
      <text:p text:style-name="P44"/>
      <text:p text:style-name="P44">- Пей.</text:p>
      <text:p text:style-name="P44"/>
      <text:p text:style-name="P44">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44"/>
      <text:p text:style-name="P44">- Открой рот.</text:p>
      <text:p text:style-name="P44"/>
      <text:p text:style-name="P44">Я открыл хлебальник и повертел языком вверх – вниз – в стороны, показывая, что не спрятал галоперидол за щекой или под корнем.</text:p>
      <text:p text:style-name="P44">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44"/>
      <text:p text:style-name="P44">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44"/>
      <text:p text:style-name="P44"><text:soft-page-break/>Я прислушался к удаляющимся по коридору шагам. Когда они окончательно стихли, я лёг на край кровати спиной к двери.</text:p>
      <text:p text:style-name="P44">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44"/>
      <text:p text:style-name="P44">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44"/>
      <text:p text:style-name="P44">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44"/>
      <text:p text:style-name="P94"><text:span text:style-name="Default_20_Paragraph_20_Font"><text:span text:style-name="T1">…</text:span></text:span><text:span text:style-name="Default_20_Paragraph_20_Font"><text:span text:style-name="T3">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1">...</text:span></text:span></text:p>
      <text:p text:style-name="P44"/>
      <text:p text:style-name="P44">...Пододвинув судно одной рукой к себе поближе, я сильнее склонился над ним и засунул вторую руку как можно глубже себе в рот.</text:p>
      <text:p text:style-name="P44"/>
      <text:p text:style-name="P44">Во-о-от та-а-ак...</text:p>
      <text:p text:style-name="P44"/>
      <text:p text:style-name="P44">Я, наверное, единственный человек в мире, умеющий блевать бесшумно.</text:p>
      <text:p text:style-name="P44">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44"/>
      <text:p text:style-name="P44">Я осторожно задвинул судно обратно под кровать Терминатору и обернулся. Судья Дредд со скучающим видом тупил в смартфон.</text:p>
      <text:p text:style-name="P44">Дело сделано. Теперь можно и заснуть.</text:p>
      <text:p text:style-name="P1"/>
      <text:p text:style-name="P1">***</text:p>
      <text:p text:style-name="P44"/>
      <text:p text:style-name="P44">Джет нетерпеливо толкает меня копытом в плечо.</text:p>
      <text:p text:style-name="P44">- Хум, вставай! Хум! Пора собираться! Хум… Хуман!!!</text:p>
      <text:p text:style-name="P44"><text:soft-page-break/>Последний толчок больше похож на пинок. Я со стоном разлепляю веки.</text:p>
      <text:p text:style-name="P44"/>
      <text:p text:style-name="P44">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44"/>
      <text:p text:style-name="P44">- Они приближаются! Я слышала их горн! Надо убираться отсюда!</text:p>
      <text:p text:style-name="P44"/>
      <text:p text:style-name="P44">Последнюю порцию барахла Джет утрамбовывает, с размаху усевшись на мешок. Тот жалобно скрипит.</text:p>
      <text:p text:style-name="P44"/>
      <text:p text:style-name="P44">- Да вставай же!</text:p>
      <text:p text:style-name="P44">Не дождавшись, Джет нетерпеливо прыгает ко мне и, поддев мордой, переводит в сидячее положение.</text:p>
      <text:p text:style-name="P44">Мешок, облегчённо крякнув, вываливает половину содержимого на землю.</text:p>
      <text:p text:style-name="P44"/>
      <text:p text:style-name="P44">…</text:p>
      <text:p text:style-name="P44"/>
      <text:p text:style-name="P44">Три дня! Три грёбаных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44"/>
      <text:p text:style-name="P44">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44"/>
      <text:p text:style-name="P44">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44"/>
      <text:p text:style-name="P44">Нет, Агамемнон – ерунда.</text:p>
      <text:p text:style-name="P44">За нами. Гонятся. Чёртовы. Чокнутые. Пони.</text:p>
      <text:p text:style-name="P41"/>
      <text:p text:style-name="P44">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44"><text:soft-page-break/>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44"/>
      <text:p text:style-name="P44">Ну вот кто заставил тебя улыбаться Дейдре, Хуман? Ведь всё так неплохо шло…</text:p>
      <text:p text:style-name="P44"/>
      <text:p text:style-name="P1">~~~</text:p>
      <text:p text:style-name="P44">...</text:p>
      <text:p text:style-name="P94"><text:span text:style-name="Default_20_Paragraph_20_Font"><text:span text:style-name="T3">- Привет, красавчики!</text:span></text:span></text:p>
      <text:p text:style-name="P44"/>
      <text:p text:style-name="P13">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44"/>
      <text:p text:style-name="P13">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3"/>
      <text:p text:style-name="P13">-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3"/>
      <text:p text:style-name="P13">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3"/>
      <text:p text:style-name="P94"><text:span text:style-name="Default_20_Paragraph_20_Font"><text:span text:style-name="T3">В незащищённую бронёй шею Джет упиралось копьё крохотной поньки с гривой ёршиком.</text:span></text:span></text:p>
      <text:p text:style-name="P44"/>
      <text:p text:style-name="P13">-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3"/>
      <text:p text:style-name="P13">Тут я заметил, что крыльев у этих оборванцев не наблюдается.</text:p>
      <text:p text:style-name="P44"/>
      <text:p text:style-name="P94"><text:soft-page-break/><text:span text:style-name="Default_20_Paragraph_20_Font"><text:span text:style-name="T3">-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94"><text:span text:style-name="Default_20_Paragraph_20_Font"><text:span text:style-name="T3">-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3"/>
      <text:p text:style-name="P13">Та мрачно стояла, сцепив зубы.</text:p>
      <text:p text:style-name="P44"/>
      <text:p text:style-name="P94"><text:span text:style-name="Default_20_Paragraph_20_Font"><text:span text:style-name="T3">-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span></text:p>
      <text:p text:style-name="P13"/>
      <text:p text:style-name="P13">Её собеседница только хмыкнула.</text:p>
      <text:p text:style-name="P44"/>
      <text:p text:style-name="P13">- Хорош жеребёнок - ягодицы, что у ломовика! - она задумалась. - Так. Летуна – на кухню. А этого… красавчика – к Дейдре.</text:p>
      <text:p text:style-name="P13"/>
      <text:p text:style-name="P13">…</text:p>
      <text:p text:style-name="P13">…</text:p>
      <text:p text:style-name="P13">…</text:p>
      <text:p text:style-name="P44"/>
      <text:p text:style-name="P13">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3"/>
      <text:p text:style-name="P94"><text:span text:style-name="Default_20_Paragraph_20_Font"><text:span text:style-name="T3">-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3"/>
      <text:p text:style-name="P94"><text:span text:style-name="Default_20_Paragraph_20_Font"><text:span text:style-name="T3">Я аж передёрнул плечами. Конеёбство – это, явно, не то занятие, чем ты занимался в прошлом и хотел бы заниматься в будущем, Хуман!</text:span></text:span></text:p>
      <text:p text:style-name="P13"/>
      <text:p text:style-name="P13"><text:soft-page-break/>Поняха с недоверием смотрела на меня.</text:p>
      <text:p text:style-name="P44"/>
      <text:p text:style-name="P13">- Хум, ты прикалываешься? Или та поломаная пегаска таки права, и ты действительно ничего не помнишь?</text:p>
      <text:p text:style-name="P13"/>
      <text:p text:style-name="P13">Понька принялась загибать копыта, делая сброс через каждую пару:</text:p>
      <text:p text:style-name="P13"/>
      <text:p text:style-name="P13">-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3"/>
      <text:p text:style-name="P13">…Я истерически рассмеялся.</text:p>
      <text:p text:style-name="P13">Мысль о веренице кобыл в очереди у твоей постели ожгла холодом твоё естество, Хуман!</text:p>
      <text:p text:style-name="P13"/>
      <text:p text:style-name="P94"><text:span text:style-name="Default_20_Paragraph_20_Font"><text:span text:style-name="T3">- Во-вторых, шанс получения потомства можно поднять с помощью магического ритуала “</text:span></text:span><text:span text:style-name="Default_20_Paragraph_20_Font"><text:span text:style-name="T40">Pornis</text:span></text:span><text:span text:style-name="Default_20_Paragraph_20_Font"><text:span text:style-name="T3"> </text:span></text:span><text:span text:style-name="Default_20_Paragraph_20_Font"><text:span text:style-name="T40">erektus</text:span></text:span><text:span text:style-name="Default_20_Paragraph_20_Font"><text:span text:style-name="T3">”, который, кстати, также повышает либидо. С этим сложнее, у нас в племени нет магов. Но я могу попытаться договориться на стороне. У меня есть подруга из единорогов, только ты не говори никому, это большая тайна! Хотя, может, ты сам умеешь магичить, Хум?</text:span></text:span></text:p>
      <text:p text:style-name="P13"/>
      <text:p text:style-name="P13">Поняха с надеждой посмотрела на меня. Я с огромным облегчением отрицательно помотал головой.</text:p>
      <text:p text:style-name="P13"/>
      <text:p text:style-name="P94"><text:span text:style-name="Default_20_Paragraph_20_Font"><text:span text:style-name="T3">-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42"> коп</text:span></text:span><text:span text:style-name="Default_20_Paragraph_20_Font"><text:span text:style-name="T3">ы</text:span></text:span><text:span text:style-name="Default_20_Paragraph_20_Font"><text:span text:style-name="T42">тами</text:span></text:span><text:span text:style-name="Default_20_Paragraph_20_Font"><text:span text:style-name="T3">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3"/>
      <text:p text:style-name="P13">Дейдра мечтательно вздохнула.</text:p>
      <text:p text:style-name="P13"/>
      <text:p text:style-name="P13">-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13"/>
      <text:p text:style-name="P13"><text:soft-page-break/>Я упорно помотал головой. Дейдра пристально уставилась на меня, пытаясь рассмотреть мой талант. Наконец она ухмыльнулась кривой улыбкой.</text:p>
      <text:p text:style-name="P13"/>
      <text:p text:style-name="P13">-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3"/>
      <text:p text:style-name="P13">Путешествия? Я навострил уши. Сосущее чувство проснулось снова и принялось грызть меня изнутри.</text:p>
      <text:p text:style-name="P13"/>
      <text:p text:style-name="P13">- Это уже что-то. Мне совершенно случайно нужно в Дрогонштерн, - наконец, подал голос я.</text:p>
      <text:p text:style-name="P13">-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3">-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3"/>
      <text:p text:style-name="P13">Розовая поняха заметно поскучнела.</text:p>
      <text:p text:style-name="P44"/>
      <text:p text:style-name="P13">-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44"/>
      <text:p text:style-name="P13">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44"/>
      <text:p text:style-name="P13">-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44"/>
      <text:p text:style-name="P13">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3">Дейдра уныло свесила голову.</text:p>
      <text:p text:style-name="P13"/>
      <text:p text:style-name="P13"><text:soft-page-break/>-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3"/>
      <text:p text:style-name="P13">Розовая кобылка вновь сжала зубами горлышко и запрокинула бутылку. Послышалось долгое бульканье.</text:p>
      <text:p text:style-name="P13"/>
      <text:p text:style-name="P13">-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44"/>
      <text:p text:style-name="P13">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3"/>
      <text:p text:style-name="P13">-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44"/>
      <text:p text:style-name="P13">Кобылка завела глаза, сложила губы бантиком и произнесла фальцетом:</text:p>
      <text:p text:style-name="P13"/>
      <text:p text:style-name="P13">-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44"/>
      <text:p text:style-name="P13">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3"/>
      <text:p text:style-name="P94"><text:span text:style-name="Default_20_Paragraph_20_Font"><text:span text:style-name="T3">-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40">Хр-р-р…</text:span></text:span></text:p>
      <text:p text:style-name="P104"/>
      <text:p text:style-name="P13">Вместе с храпом изо рта самой великой пиратки вылетело три розовых пузыря. Поняха явно перебрала с алкоголем.</text:p>
      <text:p text:style-name="P44"/>
      <text:p text:style-name="P44">…</text:p>
      <text:p text:style-name="P44">…</text:p>
      <text:p text:style-name="P44"><text:soft-page-break/>…</text:p>
      <text:p text:style-name="P1"/>
      <text:p text:style-name="P13">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3"/>
      <text:p text:style-name="P13">...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44"/>
      <text:p text:style-name="P13">- Джет… Вставай, Джет… Да вставай же, засоня! - я громко шептал в ухо спящей пегаске, легонько похлопывая по шее.</text:p>
      <text:p text:style-name="P94"><text:span text:style-name="Default_20_Paragraph_20_Font"><text:span text:style-name="T3">-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44"/>
      <text:p text:style-name="P13">Я шёлкнул пегаску по носу.</text:p>
      <text:p text:style-name="P13">- Вставай! Надо сматываться. Дейдра хочет сделать меня своим фаворитом. У меня плохие предчувствия на этот счёт.</text:p>
      <text:p text:style-name="P44"/>
      <text:p text:style-name="P13">Пегаска поднялась, потирая нос копытом. Рваное одеяло сползло с её тела и в нос мне ударил кислый запах.</text:p>
      <text:p text:style-name="P94"><text:span text:style-name="Default_20_Paragraph_20_Font"><text:span text:style-name="T3">- Тут что, медиков нет? Неужели нельзя было нормально перевязать? - я указал на покалеченное крыло, примотанное к телу рваной тряпкой.</text:span></text:span></text:p>
      <text:p text:style-name="P13">-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13"/>
      <text:p text:style-name="P44">…</text:p>
      <text:p text:style-name="P44"/>
      <text:p text:style-name="P13">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3"/>
      <text:p text:style-name="P13"><text:soft-page-break/>Есть только одно маленькое “но”.</text:p>
      <text:p text:style-name="P13">Эти двадцать шагов заполнены валяющимися вповалку, храпящими, чмокающими, сопящими и дёргающимися во сне пони.</text:p>
      <text:p text:style-name="P13"/>
      <text:p text:style-name="P13">-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3"/>
      <text:p text:style-name="P13">Я обреченно вздохнул, выбрал на полу место, свободное от понеконечностей и поставил туда ногу.</text:p>
      <text:p text:style-name="P13">Почти попал. Светло-коричневая пони ойкнула и сжалась во сне, когда я наступил ей на хвост.</text:p>
      <text:p text:style-name="P13">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3"/>
      <text:p text:style-name="P13">Позади меня послышалось топанье, череда взвизгиваний и возни, нарастающая, подобно прибою.</text:p>
      <text:p text:style-name="P13">Джет невозмутимо торила свой путь прямо по ногам, туловищам и хвостам распластавшихся на полу пони.</text:p>
      <text:p text:style-name="P13"/>
      <text:p text:style-name="P13">- Ты рехнулась? - зашипел на неё я, - надо ж осторожно!</text:p>
      <text:p text:style-name="P13">- Ну, раз ты так хочешь, - пожала плечами пегаска и осторожно поставила ногу на голову пони, сосущей во сне собственное копыто.</text:p>
      <text:p text:style-name="P13"/>
      <text:p text:style-name="P13">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3"/>
      <text:p text:style-name="P13">Я остервенело дёргал ручку двери, ощущая затылком просыпающийся зал.</text:p>
      <text:p text:style-name="P13">- Закрыто, блин! - я дёрнул ещё сильнее и приложился задницой о пол, сжимая в руке оторванную ручку.</text:p>
      <text:p text:style-name="P13"/>
      <text:p text:style-name="P13">- Хум, подвинься!</text:p>
      <text:p text:style-name="P13">Пегаска оттеснила меня крупом и повернулась к двери задом.</text:p>
      <text:p text:style-name="P13"/>
      <text:p text:style-name="P13">БАБАХ!!!</text:p>
      <text:p text:style-name="P13"/>
      <text:p text:style-name="P13">Я ошалело смотрел на дверь, вылетевшую вместе с косяком во двор.</text:p>
      <text:p text:style-name="P13"/>
      <text:p text:style-name="P13"><text:soft-page-break/>-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3">- Ага. - ухмыльнулась Джет. - Я — крутая! По заднему джебу мне нет равных на нашем облаке и двух соседних!</text:p>
      <text:p text:style-name="P13">-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3"/>
      <text:p text:style-name="P13">Мои ступни обнимала Дейдра, улыбаясь мне хищной улыбкой.</text:p>
      <text:p text:style-name="P13"/>
      <text:p text:style-name="P13">- И, кстати, чтобы открыть её, достаточно было просто отодвинуть засов.</text:p>
      <text:p text:style-name="P13"/>
      <text:p text:style-name="P13">В забеге на первенство тупости ты уверенно догоняешь пегаску, Хуман!</text:p>
      <text:p text:style-name="P13">Я криво улыбнулся Дейдре.</text:p>
      <text:p text:style-name="P13"/>
      <text:p text:style-name="P94"><text:span text:style-name="Default_20_Paragraph_20_Font"><text:span text:style-name="T3">-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3"/>
      <text:p text:style-name="P13">Я сразу понял, что улыбаться Дейдре было плохой идеей. Поняха состроила щенячьи глаза и усилила и без того стальную хватку вокруг моих ног.</text:p>
      <text:p text:style-name="P13"/>
      <text:p text:style-name="P13">- Не бросай меня, Хум! Мне тут так ску-у-учно-о-о! Никто меня не понима-а-ает!</text:p>
      <text:p text:style-name="P13"/>
      <text:p text:style-name="P13">Губы её задрожали, как будто она собралась зареветь.</text:p>
      <text:p text:style-name="P13"/>
      <text:p text:style-name="P13">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3"/>
      <text:p text:style-name="P13">-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3"/>
      <text:p text:style-name="P13">- Ммммфффф! - отвечала ей Джет.</text:p>
      <text:p text:style-name="P13"/>
      <text:p text:style-name="P13"><text:soft-page-break/>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3"/>
      <text:p text:style-name="P1">~~~</text:p>
      <text:p text:style-name="P44"/>
      <text:p text:style-name="P44">- Ты опять за своё! - крик Джет прямо в ухо перемешивает все воспоминания. - Выныривай! Они уже совсем близко!!! Я слышу голос Дейдры Твердолоб!</text:p>
      <text:p text:style-name="P44"/>
      <text:p text:style-name="P44">Я содрогаюсь, вскакиваю с земли и машинально забрасываю мешок на плёчо.</text:p>
      <text:p text:style-name="P44"/>
      <text:p text:style-name="P44">- Идём.</text:p>
      <text:p text:style-name="P44"/>
      <text:h text:style-name="P115" text:outline-level="2">Глава 2</text:h>
      <text:p text:style-name="P1"/>
      <text:p text:style-name="P3">Также неизменна противоположная войне сущность - любовь.</text:p>
      <text:p text:style-name="P3">Война убивает, любовь же даёт силы бороться.</text:p>
      <text:p text:style-name="P3">Слабый огонёк сознания сражается с холодной бесконечностью небытия только для того, чтобы ещё раз увидеть Тебя.</text:p>
      <text:p text:style-name="P45"/>
      <text:p text:style-name="P44">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44"/>
      <text:p text:style-name="P44">- Дед, сигу не долганёшь?</text:p>
      <text:p text:style-name="P44">- Не курю.</text:p>
      <text:p text:style-name="P44">- Я не спрашивал тебя, куришь ли ты? - пальцы вопрошавшего шевелились, как будто разминая невидимый пластилин. - Сигу не долганёшь?</text:p>
      <text:p text:style-name="P41"/>
      <text:p text:style-name="P44">Крыс спрыгнул с подоконника, царапнув грязным ногтем по кафелю уборной.</text:p>
      <text:p text:style-name="P44">- Ты ведь должен мне ещё с прошлого раза.</text:p>
      <text:p text:style-name="P44"/>
      <text:p text:style-name="P44">Я вытащил из рукава пижамы двадцатисантиметровый гвоздь и плюнул ему под ноги.</text:p>
      <text:p text:style-name="P44"/>
      <text:p text:style-name="P44">- Ничего я тебе не должен. И ты сам это знаешь. Пошёл нахуй.</text:p>
      <text:p text:style-name="P44"><text:soft-page-break/></text:p>
      <text:p text:style-name="P44">Крыс криво улыбнулся.</text:p>
      <text:p text:style-name="P44"/>
      <text:p text:style-name="P44">- Ну-ну. Вы тут, в Чертогах, совсем озверели, что ли? Из окон выпрыгиваете, на людей кидаетесь. Остынь, ботаник. Ладно-ладно, пока. Ещё увидимся.</text:p>
      <text:p text:style-name="P44"/>
      <text:p text:style-name="P44">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44"/>
      <text:p text:style-name="P94"><text:span text:style-name="Default_20_Paragraph_20_Font"><text:span text:style-name="T1">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41">с транквилизаторами</text:span></text:span><text:span text:style-name="Default_20_Paragraph_20_Font"><text:span text:style-name="T1">. Иногда, впрочем, он 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44"/>
      <text:p text:style-name="P44">В коридоре было пусто. Крыс, подобно кэрроловскому Белому Кролику, уже испарился в тщательно скрываемой им тропе к общей палате. Радио Ватикана сонно вещало очередную миротворческую молитву.</text:p>
      <text:p text:style-name="P44"/>
      <text:p text:style-name="P13">…шшш…</text:p>
      <text:p text:style-name="P13"/>
      <text:p text:style-name="P94"><text:span text:style-name="Default_20_Paragraph_20_Font"><text:span text:style-name="T3">...</text:span></text:span><text:span text:style-name="Default_20_Paragraph_20_Font"><text:span text:style-name="T40">sanctificetur</text:span></text:span><text:span text:style-name="Default_20_Paragraph_20_Font"><text:span text:style-name="T3"> </text:span></text:span><text:span text:style-name="Default_20_Paragraph_20_Font"><text:span text:style-name="T40">nomen</text:span></text:span><text:span text:style-name="Default_20_Paragraph_20_Font"><text:span text:style-name="T3"> </text:span></text:span><text:span text:style-name="Default_20_Paragraph_20_Font"><text:span text:style-name="T40">tuum</text:span></text:span><text:span text:style-name="Default_20_Paragraph_20_Font"><text:span text:style-name="T3">;</text:span></text:span></text:p>
      <text:p text:style-name="P104">adveniat regnum tuum;</text:p>
      <text:p text:style-name="P104">fiat voluntas tua, sicut in caelo et in terra…</text:p>
      <text:p text:style-name="P104"/>
      <text:p text:style-name="P104">…хрррсссшшш…</text:p>
      <text:p text:style-name="P104"/>
      <text:p text:style-name="P94"><text:span text:style-name="Default_20_Paragraph_20_Font"><text:span text:style-name="T40">...ne nuclear bellum. Amen</text:span></text:span><text:span text:style-name="Footnote_20_Reference"><text:span text:style-name="T40"><text:note text:id="ftn1" text:note-class="footnote"><text:note-citation>1</text:note-citation><text:note-body><text:p text:style-name="Footer"><text:span text:style-name="Default_20_Paragraph_20_Font"><text:span text:style-name="T1"><text:s/>Нет атомной войне. Аминь</text:span></text:span></text:p></text:note-body></text:note></text:span></text:span></text:p>
      <text:p text:style-name="P104"/>
      <text:p text:style-name="P13">…шшшссс…</text:p>
      <text:p text:style-name="P13"/>
      <text:p text:style-name="P44"><text:soft-page-break/>Речь Папы была проникновенна и сильна,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44">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44"/>
      <text:p text:style-name="P44">Я уже открывал дверь в палату, когда услышал лениво брошенную в спину фразу.</text:p>
      <text:p text:style-name="P44"/>
      <text:p text:style-name="P94"><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94"/>
      <text:p text:style-name="P44">Я повернулся.</text:p>
      <text:p text:style-name="P44"/>
      <text:p text:style-name="P44">- Когда переезд?</text:p>
      <text:p text:style-name="P44">- Завтра. Или послезавтра, если чувак в реанимации задержится.</text:p>
      <text:p text:style-name="P44">- А почему не новенького в соседнюю? На кой чёрт им я сдался?</text:p>
      <text:p text:style-name="P44"/>
      <text:p text:style-name="P44"><text:s/>Дредд удивлённо бухнулся на все четыре ножки стула. Тот жалобно заскрипел.</text:p>
      <text:p text:style-name="P44"/>
      <text:p text:style-name="P76">-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76"/>
      <text:p text:style-name="P76">Я криво улыбнулся</text:p>
      <text:p text:style-name="P76">-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76"/>
      <text:p text:style-name="P76">Дредд пожал плечами.</text:p>
      <text:p text:style-name="Text_20_body"><text:span text:style-name="Default_20_Paragraph_20_Font"><text:span text:style-name="T1">- Ну, не знаю, мне, в общем-то, пофиг, где ты лежишь. Вроде, за тебя попросили </text:span></text:span><text:span text:style-name="Default_20_Paragraph_20_Font"><text:span text:style-name="T41">твои</text:span></text:span><text:span text:style-name="Default_20_Paragraph_20_Font"><text:span text:style-name="T1"> яйцеголовые </text:span></text:span><text:span text:style-name="Default_20_Paragraph_20_Font"><text:span text:style-name="T41">коллеги </text:span></text:span><text:span text:style-name="Default_20_Paragraph_20_Font"><text:span text:style-name="T1">– за прошлые заслуги. Если хочешь, я передам главному, что ты против.</text:span></text:span></text:p>
      <text:p text:style-name="P76">- Передай, если не тяжело. Новенькому всё равно, куда ложиться, а мне – нет.</text:p>
      <text:p text:style-name="P44"/>
      <text:p text:style-name="P44">Только плотно закрыв дверь, я позволил себе перевести дух. В нормальном случае переезд в пустую палату из переполненой таки считается огромной удачей, при которой положено танцевать.</text:p>
      <text:p text:style-name="P94"><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text:span></text:span><text:soft-page-break/><text:span text:style-name="Default_20_Paragraph_20_Font"><text:span text:style-name="T1">согласен избавиться. В Чертогах Разума нет никого, кто желал бы помнить об </text:span></text:span><text:span text:style-name="Default_20_Paragraph_20_Font"><text:span text:style-name="T41">у</text:span></text:span><text:span text:style-name="Default_20_Paragraph_20_Font"><text:span text:style-name="T1">роках.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span></text:span></text:p>
      <text:p text:style-name="P44"/>
      <text:p text:style-name="P44">Так что нет, не за память я пекусь. Просто приём нейролептиков напрочь отключает не только память, но и сновидения – я проверял.</text:p>
      <text:p text:style-name="P44"/>
      <text:p text:style-name="P44">А мне нравятся сны.</text:p>
      <text:p text:style-name="P76"/>
      <text:p text:style-name="P1">***</text:p>
      <text:p text:style-name="P44"/>
      <text:p text:style-name="P44">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44"/>
      <text:p text:style-name="P44">Я спускаюсь вниз и спрыгиваю с нижней ветки сосны на землю.</text:p>
      <text:p text:style-name="P44"/>
      <text:p text:style-name="P44">- Таки оторвались. Но обрыв мы не обойдём — он простирается в обе стороны, сколько видит глаз. Надо думать, как спуститься.</text:p>
      <text:p text:style-name="P44"/>
      <text:p text:style-name="P94"><text:span text:style-name="Default_20_Paragraph_20_Font"><text:span text:style-name="T1">Джет виновато смотрит на меня. Вот глупая пегаска! Она </text:span></text:span><text:span text:style-name="Default_20_Paragraph_20_Font"><text:span text:style-name="T18">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44"/>
      <text:p text:style-name="P44">- Каша будет готова через пять минут.</text:p>
      <text:p text:style-name="P44"/>
      <text:p text:style-name="P44">Словно бы в заглаживание вины своей немощности, Джет взяла готовку пищи на себя.</text:p>
      <text:p text:style-name="P44"/>
      <text:p text:style-name="P44">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text:soft-page-break/>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44"/>
      <text:p text:style-name="P44">Джет сидит у костра напротив меня и молча жуёт кашу.</text:p>
      <text:p text:style-name="P44">- Ты теперь до старости будешь его носить? - указываю я на одеяло.</text:p>
      <text:p text:style-name="P44">Пегаска только сильнее кутается в него. Кажется, она дрожит.</text:p>
      <text:p text:style-name="P44">- Тебе холодно? Может, подсядешь ближе к костру? Или давай я на тебя куртку накину?</text:p>
      <text:p text:style-name="P44"/>
      <text:p text:style-name="P44">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44"/>
      <text:p text:style-name="P44">Ладно же, мне эти странности уже осточертели!</text:p>
      <text:p text:style-name="P44">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ью. И это таки надо сделать, потому что даже паршивый горох заканчивается!</text:p>
      <text:p text:style-name="P44"/>
      <text:p text:style-name="P44">Едва слышу шорох сзади. Сначала чуть заметно коснувшись, Джет медленно прижимается ко мне всей спиной. Она сильно дрожит.</text:p>
      <text:p text:style-name="P44">Так мы согреваем друг-друга с тех пор, как сбежали от твердолобов – ночи стали заметно свежее.</text:p>
      <text:p text:style-name="P44">Но сейчас я отвергаю негласный договор. Это и раздражение на скрытность пегаски, и…</text:p>
      <text:p text:style-name="P44">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44"/>
      <text:p text:style-name="P44">- Джет, блин, у нас речка в двух шагах! Я понимаю, холодно, но нельзя ли помыться? От тебя воняет! Реально трудно находиться рядом с тобой…</text:p>
      <text:p text:style-name="P44"/>
      <text:p text:style-name="P44">Так же беззвучно, как возникло, касание пропадает. Пропадает и запах…</text:p>
      <text:p text:style-name="P44">Я закрываю глаза.</text:p>
      <text:p text:style-name="P44"/>
      <text:p text:style-name="P44">Просыпаюсь от холода. Щупаю рукой сзади себя. Наконец поворачиваюсь.</text:p>
      <text:p text:style-name="P44">Никого.</text:p>
      <text:p text:style-name="P44"/>
      <text:p text:style-name="P44">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text:soft-page-break/>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44"/>
      <text:p text:style-name="P44">…Полянка перед орешником пуста. Едва дымятся угли погасшего костра. В лунном свете цепочка отпечатков копыт в песке ведёт к реке.</text:p>
      <text:p text:style-name="P44">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44"/>
      <text:p text:style-name="P44">Ох, факнщит!!! М-м-мамочка…</text:p>
      <text:p text:style-name="P44"/>
      <text:p text:style-name="P44">Меня выворачивает наизнанку. Я падаю на колени и неистово блюю в воду. Течение уносит мой ужин к водопаду.</text:p>
      <text:p text:style-name="P44"/>
      <text:p text:style-name="P44">Рядом со мной на песке лежит часть крыла. Парочка опарышей ещё ползают по голубоватым перьям. Обломок кости белеет в лунном свете.</text:p>
      <text:p text:style-name="P44">Проклятье! Какой же я долбень! Грёбаный близорукий эгоистичный долбень!</text:p>
      <text:p text:style-name="P44"/>
      <text:p text:style-name="P44">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44"/>
      <text:p text:style-name="P44">Я ускоряюсь.</text:p>
      <text:p text:style-name="P44"/>
      <text:p text:style-name="P44">Пегаска, понурив голову, бредёт к скальному выступу, нависающему над каньоном. Чуть подумав у обрыва, она делает шаг в бездну.</text:p>
      <text:p text:style-name="P44">В последнем рывке я совершаю вратарский прыжок и хватаю пегаску за задние ноги. Дыхание перехватывает от удара животом и грудью о камни.</text:p>
      <text:p text:style-name="P44">Пегаска оборачивается. Её передняя нога застывает над пропастью.</text:p>
      <text:p text:style-name="P44"/>
      <text:p text:style-name="P44">- Джет, не дури, - хрипло прошу я осипшим от волнения голосом. - Я ступил. Я все эти дни тупил. Прости.</text:p>
      <text:p text:style-name="P44">-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44">Пегаска поворачивается навстречу пропасти.</text:p>
      <text:p text:style-name="P44"/>
      <text:p text:style-name="P44"><text:soft-page-break/>-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44">- Нет! Пожалуйста!!! Я вылечу тебя! Я… Я прижгу рану!</text:p>
      <text:p text:style-name="P44"/>
      <text:p text:style-name="P44">Сквозь рыдания я выкрикиваю какие-то сумасбродные идеи, пока пегаска молча стоит над бездной.</text:p>
      <text:p text:style-name="P44">Наконец она усмехается.</text:p>
      <text:p text:style-name="P44"/>
      <text:p text:style-name="P44">-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44"/>
      <text:p text:style-name="P44">Пегаска вздыхает.</text:p>
      <text:p text:style-name="P44">-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44"/>
      <text:p text:style-name="P44">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44"/>
      <text:p text:style-name="P44">Очень осторожно, словно бы извиняясь, Джет высвобождает сначала одну ногу из моего захвата. Потом вторую. Я тупо смотрю на свои пустые ладони.</text:p>
      <text:p text:style-name="P44"/>
      <text:p text:style-name="P44">- Ты был хорошим другом. Прощай.</text:p>
      <text:p text:style-name="P44"/>
      <text:p text:style-name="P44">-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это не очень умное решение…</text:p>
      <text:p text:style-name="P44"/>
      <text:p text:style-name="P44">Мы оборачиваемся на голос. В свете первых лучей солнца на нас смотрит зебра.</text:p>
      <text:p text:style-name="P44"/>
      <text:h text:style-name="P115" text:outline-level="2">Глава 3</text:h>
      <text:p text:style-name="P1"/>
      <text:p text:style-name="P4">Безвременье тьмы, безмолвие камня, бессмыслие скуки - мои спутники в вечном заточении. К ним привыкаешь за первую тысячу лет.</text:p>
      <text:p text:style-name="P4">Невозможно привыкнуть к абсолютному холоду одиночества.</text:p>
      <text:p text:style-name="P44"/>
      <text:p text:style-name="P44"><text:soft-page-break/>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44"/>
      <text:p text:style-name="P44">- Вы сами видите… - обратился Лысый к Алексу. - Я бы его за периметр не выпускал. Во избежание... <text:s/>Вам решать, разумеется.</text:p>
      <text:p text:style-name="P44">-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44"/>
      <text:p text:style-name="P44">Лысый грузно поднялся. Скрипнула дверь и мы остались один на один.</text:p>
      <text:p text:style-name="P44"/>
      <text:p text:style-name="P44">- П-привет, Дедлайн - пробормотал Алекс.</text:p>
      <text:p text:style-name="P44">- Привет, сослуживец, - криво усмехнулся я. Старое командное прозвище в устах моего бывшего босса не вызвало во мне ностальгии.</text:p>
      <text:p text:style-name="P44"/>
      <text:p text:style-name="P44">Алекс на миг встретился со мной взглядом и снова опустил глаза. В переговорной установилось звенящее молчание.</text:p>
      <text:p text:style-name="P44">…</text:p>
      <text:p text:style-name="P44">- Ты же знаешь, у нас не было другого выхода. Извини.</text:p>
      <text:p text:style-name="P44">- Да ладно. Мне-то что? Тут неплохо кормят.</text:p>
      <text:p text:style-name="P44">-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44">-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44"/>
      <text:p text:style-name="P94"><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18">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44"/>
      <text:p text:style-name="P94"><text:span text:style-name="Default_20_Paragraph_20_Font"><text:span text:style-name="T1">Наконец Алекс пожал плечами и </text:span></text:span><text:span text:style-name="Default_20_Paragraph_20_Font"><text:span text:style-name="T18">посмотрел мне в глаза</text:span></text:span><text:span text:style-name="Default_20_Paragraph_20_Font"><text:span text:style-name="T1">.</text:span></text:span></text:p>
      <text:p text:style-name="P44">- Дед, у нас проблемы. Хэвэн начала убивать.</text:p>
      <text:p text:style-name="P44"/>
      <text:p text:style-name="P44">Я откинулся на спинку стула и громко похлопал в ладоши.</text:p>
      <text:p text:style-name="P44"><text:soft-page-break/>- Алекс, поздравляю! Я вас предупреждал, что этим всё и закончится. Ты же, когда сажал меня сюда, смеялся мне в лицо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44"/>
      <text:p text:style-name="P44">Мой бывший прожект-менеджер досадливо сморщился и откинулся на спинку стула.</text:p>
      <text:p text:style-name="P44">-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text:p>
      <text:p text:style-name="P44"/>
      <text:p text:style-name="P44">… Алекс терпеливо подождал, пока я прекращу ржать.</text:p>
      <text:p text:style-name="P44"/>
      <text:p text:style-name="P94"><text:span text:style-name="Default_20_Paragraph_20_Font"><text:span text:style-name="T1">-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41"> ведь большинство из них т</text:span></text:span><text:span text:style-name="Default_20_Paragraph_20_Font"><text:span text:style-name="T1">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44">Дед, всего пару советов, и ты спасешь кучу людей.</text:p>
      <text:p text:style-name="P44"/>
      <text:p text:style-name="P44">Я покачал головой.</text:p>
      <text:p text:style-name="P44">-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44"/>
      <text:p text:style-name="P44">Алекс долго молчал.</text:p>
      <text:p text:style-name="P44">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44"/>
      <text:p text:style-name="P44">-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44">-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44"><text:soft-page-break/></text:p>
      <text:p text:style-name="P44">Я сжал кулаки и встал. Дверь отворилась и заглянул Лысый. Алекс отрицательно мотнул ему головой.</text:p>
      <text:p text:style-name="P44">- Всё в порядке. Мы общаемся.</text:p>
      <text:p text:style-name="P44"/>
      <text:p text:style-name="P44">Дверь закрылась. Я сел и отвернулся к окну.</text:p>
      <text:p text:style-name="P44"/>
      <text:p text:style-name="P44">-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44"/>
      <text:p text:style-name="P44">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44"/>
      <text:p text:style-name="P44">- В разумных пределах, говоришь?</text:p>
      <text:p text:style-name="P44">- В разумных.</text:p>
      <text:p text:style-name="P44">- А забор будет?</text:p>
      <text:p text:style-name="P94"><text:span text:style-name="Default_20_Paragraph_20_Font"><text:span text:style-name="T1">-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text:span><text:span text:style-name="Default_20_Paragraph_20_Font"><text:span text:style-name="T41">забор</text:span></text:span><text:span text:style-name="Default_20_Paragraph_20_Font"><text:span text:style-name="T1"> нужен, скорее, для твоей </text:span></text:span><text:span text:style-name="Default_20_Paragraph_20_Font"><text:span text:style-name="T41">же </text:span></text:span><text:span text:style-name="Default_20_Paragraph_20_Font"><text:span text:style-name="T1">защиты, чем...</text:span></text:span></text:p>
      <text:p text:style-name="P13"/>
      <text:p text:style-name="P44">- Понятно.</text:p>
      <text:p text:style-name="P44"/>
      <text:p text:style-name="P94"><text:span text:style-name="Default_20_Paragraph_20_Font"><text:span text:style-name="T1">Я решил схитрить. Просто из интереса. Кроме него, больше ловить тут было нечего. </text:span></text:span><text:span text:style-name="Default_20_Paragraph_20_Font"><text:span text:style-name="T41">Тот Алекс, которого я когда-то знал, давно умер. А, может, никогда и не рождался.</text:span></text:span></text:p>
      <text:p text:style-name="P41"/>
      <text:p text:style-name="P94"><text:span text:style-name="Default_20_Paragraph_20_Font"><text:span text:style-name="T1">-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41">как только ходить научился</text:span></text:span><text:span text:style-name="Default_20_Paragraph_20_Font"><text:span text:style-name="T1">.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41">в таких </text:span></text:span><text:span text:style-name="Default_20_Paragraph_20_Font"><text:span text:style-name="T1">вот </text:span></text:span><text:span text:style-name="Default_20_Paragraph_20_Font"><text:span text:style-name="T41">условиях</text:span></text:span><text:span text:style-name="Default_20_Paragraph_20_Font"><text:span text:style-name="T1">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44"/>
      <text:p text:style-name="P44">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44"><text:soft-page-break/></text:p>
      <text:p text:style-name="P94"><text:span text:style-name="Default_20_Paragraph_20_Font"><text:span text:style-name="T1">- Дед, вот ты зря корчишь из себя такого прожжёного циника. Я-то знаю, что ты не такой. </text:span></text:span><text:span text:style-name="Default_20_Paragraph_20_Font"><text:span text:style-name="T41">Да не хмурься,</text:span></text:span><text:span text:style-name="Default_20_Paragraph_20_Font"><text:span text:style-name="T1">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70"> </text:span></text:span><text:span text:style-name="Default_20_Paragraph_20_Font"><text:span text:style-name="T31">симуляторами</text:span></text:span><text:span text:style-name="Default_20_Paragraph_20_Font"><text:span text:style-name="T1">,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span></text:span></text:p>
      <text:p text:style-name="P44"/>
      <text:p text:style-name="P44">Алекс вытер платком пот.</text:p>
      <text:p text:style-name="P44"/>
      <text:p text:style-name="P44">-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а. Блин, нашим ТАК тебя не хватает! Особенно Стелле. Ты для нас по-прежнему Дедлайн - душа проекта!</text:p>
      <text:p text:style-name="P44">-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44">- Дед, - мягко остановил меня Алекс. - Не надо. Не даешь мне помечтать, жестокий человек…</text:p>
      <text:p text:style-name="P44"/>
      <text:p text:style-name="P44">Выплюнув жвачку в салфетку и аккуратно препроводив бумажный шарик в ведро, Алекс печально развёл руками.</text:p>
      <text:p text:style-name="P44"/>
      <text:p text:style-name="P44">-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44">- Разумеется, знал, – отдался воспоминаниям и я. – Это ж от идеи, что партнёра по бизнесу можно уничтожить физически, у Нэша поехала крыша.</text:p>
      <text:p text:style-name="P44">-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text:soft-page-break/>обязательства, Дедлайн. Ты теперь для Хэвэн как отец. Она – твоё детище. Как ты можешь желать ей смерти?</text:p>
      <text:p text:style-name="P44">-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44"/>
      <text:p text:style-name="P44">Алекс скучающе завёл глаза.</text:p>
      <text:p text:style-name="P94"><text:span text:style-name="Default_20_Paragraph_20_Font"><text:span text:style-name="T1">-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text:span><text:span text:style-name="Default_20_Paragraph_20_Font"><text:span text:style-name="T30">P</text:span></text:span><text:span text:style-name="Default_20_Paragraph_20_Font"><text:span text:style-name="T75">HOENIX</text:span></text:span><text:span text:style-name="Default_20_Paragraph_20_Font"><text:span text:style-name="T1">”, годится разве что для улучшенного автопилота штурмового дрона. Не говоря уже о том, что мы не сражаемся вгорячую.</text:span></text:span></text:p>
      <text:p text:style-name="P44"/>
      <text:p text:style-name="P44">Алекс посмотрел на часы, нахмурился и продолжил.</text:p>
      <text:p text:style-name="P101"><text:span text:style-name="Default_20_Paragraph_20_Font"><text:span text:style-name="T1">-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30">P</text:span></text:span><text:span text:style-name="Default_20_Paragraph_20_Font"><text:span text:style-name="T75">HOENIX</text:span></text:span><text:span text:style-name="Default_20_Paragraph_20_Font"><text:span text:style-name="T1"> – недостижимое преимущество в теперешних реалиях. К счастью, <text:s/>их </text:span></text:span>CAESAR<text:span text:style-name="Default_20_Paragraph_20_Font"><text:span text:style-name="T1">, как и </text:span></text:span><text:span text:style-name="Default_20_Paragraph_20_Font"><text:span text:style-name="T30">P</text:span></text:span><text:span text:style-name="Default_20_Paragraph_20_Font"><text:span text:style-name="T75">HOENIX</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44"/>
      <text:p text:style-name="P44">-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44"/>
      <text:p text:style-name="P94"><text:span text:style-name="Default_20_Paragraph_20_Font"><text:span text:style-name="T1">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41">продолжил</text:span></text:span><text:span text:style-name="Default_20_Paragraph_20_Font"><text:span text:style-name="T1">.</text:span></text:span></text:p>
      <text:p text:style-name="P44"/>
      <text:p text:style-name="P44">-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ут конкурирующие кибермозги бледных. И тогда нам конец.</text:p>
      <text:p text:style-name="P44"/>
      <text:p text:style-name="P44">-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44"><text:soft-page-break/></text:p>
      <text:p text:style-name="P44">Я оборвал смех.</text:p>
      <text:p text:style-name="P44">-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44"/>
      <text:p text:style-name="P94"><text:span text:style-name="Default_20_Paragraph_20_Font"><text:span text:style-name="T1">- Ладно, я уже вижу, что теряю время, - тяжело поднялся Алекс. - Очень жаль. Если ты передумаешь, просто сообщи </text:span></text:span><text:span text:style-name="Default_20_Paragraph_20_Font"><text:span text:style-name="T41">персоналу</text:span></text:span><text:span text:style-name="Default_20_Paragraph_20_Font"><text:span text:style-name="T1">, что хочешь позвонить мне. Тебя соединят в любое время. Да, чуть было не забыл!</text:span></text:span></text:p>
      <text:p text:style-name="P44"/>
      <text:p text:style-name="P44">Босс вытащил из внутреннего кармана пиджака бутылку «Джентльмен Джека» и поставил передо мной.</text:p>
      <text:p text:style-name="P44"/>
      <text:p text:style-name="P44">- Это от меня лично. Мне действительно не хватает старых добрых времён. Что бы ты там себе ни думал.</text:p>
      <text:p text:style-name="P44"/>
      <text:p text:style-name="P44">Алекс пошёл к выходу. У двери он замялся и вдруг обернулся.</text:p>
      <text:p text:style-name="P94"><text:span text:style-name="Default_20_Paragraph_20_Font"><text:span text:style-name="T1">- А, знаешь, что самое страшное </text:span></text:span><text:span text:style-name="Default_20_Paragraph_20_Font"><text:span text:style-name="T41">видится </text:span></text:span><text:span text:style-name="Default_20_Paragraph_20_Font"><text:span text:style-name="T1">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44"/>
      <text:p text:style-name="P44">- Что? - я недоумённо уставился на Алекса.</text:p>
      <text:p text:style-name="P44"/>
      <text:p text:style-name="P44">- Дедлайн, ты собираешь узор из шестнадцати кубиков по картинке за пару секунд. При этом ещё успеваешь инвертировать цвета.</text:p>
      <text:p text:style-name="P44"/>
      <text:p text:style-name="P44">Алекс вышел.</text:p>
      <text:p text:style-name="P1"><text:line-break/>***</text:p>
      <text:p text:style-name="P44"/>
      <text:p text:style-name="P44">… Стражница напротив вот уже полчаса молча сверлит меня взглядом.</text:p>
      <text:p text:style-name="P44"/>
      <text:p text:style-name="P44">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44"/>
      <text:p text:style-name="P44">Я тайком смотрю на своё отражение в зеркальце, висящем на шее этой мрачной зебры. Нифига, лоб чистый, никаких каракулей не наблюдается.</text:p>
      <text:p text:style-name="P44"><text:soft-page-break/></text:p>
      <text:p text:style-name="P44">- А можно..? - наконец, начинаю я.</text:p>
      <text:p text:style-name="P44">- Нельзя, - обрывает зебра. - Зеррика сама выйдет, когда закончит.</text:p>
      <text:p text:style-name="P44"/>
      <text:p text:style-name="P44">Подчёркивая сказанное, стражница перекрывает вход в палатку копьём.</text:p>
      <text:p text:style-name="P44"/>
      <text:p text:style-name="P44">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44"/>
      <text:p text:style-name="P44">Джет до последнего момента казалась мне сделаной из железа — может быть, именно поэтому я не догадывался, что с ней происходит что-то плохое.</text:p>
      <text:p text:style-name="P44">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44"/>
      <text:p text:style-name="P44">Я закрываю глаза, пытаясь вспомнить…</text:p>
      <text:p text:style-name="P44"/>
      <text:p text:style-name="P1">~~~</text:p>
      <text:p text:style-name="P13"/>
      <text:p text:style-name="P13">- Будь проклята война и я вместе с ней…</text:p>
      <text:p text:style-name="P13">.</text:p>
      <text:p text:style-name="P13">.</text:p>
      <text:p text:style-name="P13">.</text:p>
      <text:p text:style-name="P13">СИЯНИЕ</text:p>
      <text:p text:style-name="P13">.</text:p>
      <text:p text:style-name="P13">Кто я?</text:p>
      <text:p text:style-name="P13">.</text:p>
      <text:p text:style-name="P13">Где я?</text:p>
      <text:p text:style-name="P13">.</text:p>
      <text:p text:style-name="P13">Где все?</text:p>
      <text:p text:style-name="P13">.</text:p>
      <text:p text:style-name="P13">Чувствую прикосновение. Кто-то энергично тормошит меня. Слышу приглушенное бормотание.</text:p>
      <text:p text:style-name="P13"><text:soft-page-break/>.</text:p>
      <text:p text:style-name="P13">Я открываю глаза и вижу фигуру в голубом.</text:p>
      <text:p text:style-name="P13"/>
      <text:p text:style-name="P13">- Быстро! За мной! - торопливо шепчет мне она.</text:p>
      <text:p text:style-name="P13">Я послушно ползу среди костей и раздавленных черепов за голубой пони… Пони? Какой ещё, к дьяволу, пони?</text:p>
      <text:p text:style-name="P13">- Пегаской! - шипит, оборачиваясь, она. - Если ты ещё не заметил, у меня крылья!</text:p>
      <text:p text:style-name="P37"/>
      <text:p text:style-name="P13">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3">Черепа… Кости… Пегаска в броне… Чушь какая-то!</text:p>
      <text:p text:style-name="P13"/>
      <text:p text:style-name="P13">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3"/>
      <text:p text:style-name="P13">- Какого чё…?!!</text:p>
      <text:p text:style-name="P13">-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3">- Появится кто? - спрашиваю я, потирая ушибленную о каменный свод макушку.</text:p>
      <text:p text:style-name="P13"/>
      <text:p text:style-name="P13">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3"/>
      <text:p text:style-name="P13">Я пригибаюсь к уху поньки и еле слышно шепчу:</text:p>
      <text:p text:style-name="P13">- Кто это?</text:p>
      <text:p text:style-name="P13">- Агамемнон, - так же, едва шевеля губами, шепчет поняха. - Он сегодня голодный - остался без обеда. И у него хороший слух.</text:p>
      <text:p text:style-name="P13"/>
      <text:p text:style-name="P13">Я снова чешу ушибленный лоб.</text:p>
      <text:p text:style-name="P13">- Мне это имя вообще ничего не говорит.</text:p>
      <text:p text:style-name="P13"/>
      <text:p text:style-name="P13">Пегаска критически смотрит на меня.</text:p>
      <text:p text:style-name="P13"><text:soft-page-break/>- Вроде, разговаривает – значит, разумен. Наверное. И не так уж он сильно макушкой стукнулся, я осторожно тащила, - пегаска трогает копытом мне лоб, - не, шишка маленькая, сотрясения не должно быть. Может, ему гормонами мозги отшибло?</text:p>
      <text:p text:style-name="P13"/>
      <text:p text:style-name="P13">Пегаска пробует потрогать меня в паху, но я с возмущением отбрасываю её копыто.</text:p>
      <text:p text:style-name="P13"/>
      <text:p text:style-name="P13">- Ты с Л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3"/>
      <text:p text:style-name="P13">От беспокойной возни снаружи скала дрожит. Кто-то шумно зевает и с металлическим скрежетом чешется.</text:p>
      <text:p text:style-name="P13"/>
      <text:p text:style-name="P13">- Так откуда ты? - пытливо спрашивает поняха.</text:p>
      <text:p text:style-name="P13">-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3"/>
      <text:p text:style-name="P13">Я закрываю глаза и сосредотачиваюсь…</text:p>
      <text:p text:style-name="P13"/>
      <text:p text:style-name="P13">…</text:p>
      <text:p text:style-name="P13"/>
      <text:p text:style-name="P13">- Не помню.</text:p>
      <text:p text:style-name="P13">- Что? - удивляется поняха. - Не помнишь, где твой дом?</text:p>
      <text:p text:style-name="P13">- Нет.</text:p>
      <text:p text:style-name="P13">- А как попал в гнездо Агамемнона — помнишь?</text:p>
      <text:p text:style-name="P13">- Нет.</text:p>
      <text:p text:style-name="P13">- А кто ты — помнишь?</text:p>
      <text:p text:style-name="P13">- Нет.</text:p>
      <text:p text:style-name="P13">-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13">- Я помню сияние, - бормочу я. Мне становится муторно. Я помню, что такое ящик пепси, что такое ноутбук или картофельные чипсы. Но кто такой я — не помню абсолютно.</text:p>
      <text:p text:style-name="P13"/>
      <text:p text:style-name="P13">-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text:soft-page-break/>процессе ловли. Тебе повезло, что не зацепил — иначе съел бы на месте, пока ты не испортился на жаре. Агамемнон не любит протухшее.</text:p>
      <text:p text:style-name="P13">- Следующий обед? - я мучительно пытаюсь ухватить логическую нить. - А кто предыдущий?</text:p>
      <text:p text:style-name="P13">-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3"/>
      <text:p text:style-name="P13">Пегаска склоняет шею и я вижу огромную шишку с кровоподтёком на затылке поняхи.</text:p>
      <text:p text:style-name="P13"/>
      <text:p text:style-name="P13">- Только у меня голова крепче твоей. Я-то всё помню, - пегаска ободряюще хлопает меня по плечу. - <text:s/>Ну, если честно, то на мне ещё шлем был, так что не расстраивайся.</text:p>
      <text:p text:style-name="P13"/>
      <text:p text:style-name="P13">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3"/>
      <text:p text:style-name="P13">Я прижимаю к вискам кончики пальцев и зажмуриваюсь.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3"/>
      <text:p text:style-name="P13">…</text:p>
      <text:p text:style-name="P13">СИЯНИЕ</text:p>
      <text:p text:style-name="P13">…</text:p>
      <text:p text:style-name="P94"><text:span text:style-name="Default_20_Paragraph_20_Font"><text:span text:style-name="T42">Оно п</text:span></text:span><text:span text:style-name="Default_20_Paragraph_20_Font"><text:span text:style-name="T3">овсюду. </text:span></text:span><text:span text:style-name="Default_20_Paragraph_20_Font"><text:span text:style-name="T42">Нет верха и низа, нет направлений и расстояний. Нет м</text:span></text:span><text:span text:style-name="Default_20_Paragraph_20_Font"><text:span text:style-name="T3">ыслей. Нет чувств. Нет времени. Есть только бесконечное сияние…</text:span></text:span></text:p>
      <text:p text:style-name="P13">.</text:p>
      <text:p text:style-name="P13">Кто я?</text:p>
      <text:p text:style-name="P13">.</text:p>
      <text:p text:style-name="P13">Где я?</text:p>
      <text:p text:style-name="P13">.</text:p>
      <text:p text:style-name="P1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3">Внезапно фигура как будто наклоняется ко мне и почти выкрикивает фразу. Видение рушится, но фраза впечатывается в память:</text:p>
      <text:p text:style-name="P13">- ИДИ В ДРОГОНШТЕРН!</text:p>
      <text:p text:style-name="P13"/>
      <text:p text:style-name="P13"><text:soft-page-break/>…</text:p>
      <text:p text:style-name="P13"/>
      <text:p text:style-name="P13">- Я ВСПОМНИЛ! ВСПОМНИЛ! ДРОГОНШТЕРН!!! - я хлопаю себя по лбу. - Мне нужно попасть в Дрогонштерн!</text:p>
      <text:p text:style-name="P13"/>
      <text:p text:style-name="P13">Поняха закатывает глаза и стукается лбом о камень.</text:p>
      <text:p text:style-name="P94"><text:span text:style-name="Default_20_Paragraph_20_Font"><text:span text:style-name="T3">- </text:span></text:span><text:span text:style-name="Default_20_Paragraph_20_Font"><text:span text:style-name="T14">Я ЖЕ ПРЕДУПРЕЖДАЛА, ПОТИШЕ!!!</text:span></text:span><text:span text:style-name="Default_20_Paragraph_20_Font"><text:span text:style-name="T3"> - орёт в свою очередь понька. - Что за тупой жереб попался!</text:span></text:span></text:p>
      <text:p text:style-name="P13"/>
      <text:p text:style-name="P13">Снаружи беспокойно возятся, что-то неразборчиво пыхтят и внезапно валун, под которым мы прячемся, возносится над нашими головами.</text:p>
      <text:p text:style-name="P13"/>
      <text:p text:style-name="P13">Поняха бросается на меня, сбив с ног и закрыв телом и крыльями.</text:p>
      <text:p text:style-name="P13"/>
      <text:p text:style-name="P13">-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3">- А как же ты? Он же съест тебя?</text:p>
      <text:p text:style-name="P13">- Не беспокойся, я в последний момент извернусь и улечу. Действуй!</text:p>
      <text:p text:style-name="P13"/>
      <text:p text:style-name="P13">Через накрывшую меня голубую гриву я вижу красного дракона величиной с баобаб. Одной лапой он сжимает наш валун. Второй задумчиво почёсывает затылок.</text:p>
      <text:p text:style-name="P13"/>
      <text:p text:style-name="P94"><text:span text:style-name="Default_20_Paragraph_20_Font"><text:span text:style-name="T3">- </text:span></text:span><text:span text:style-name="Default_20_Paragraph_20_Font"><text:span text:style-name="T14">ВИЖУ СБЕЖАВШИЙ ВЧЕРАШНИЙ ОБЕД. ЕЩЁ НЕ ПРОТУХ. ХОРОШО.</text:span></text:span></text:p>
      <text:p text:style-name="P13">- Ну так и жри, пока не скисло! - орёт поняха, повернув к нему голову.</text:p>
      <text:p text:style-name="P94"><text:span text:style-name="Default_20_Paragraph_20_Font"><text:span text:style-name="T3">- </text:span></text:span><text:span text:style-name="Default_20_Paragraph_20_Font"><text:span text:style-name="T14">ЕЩЁ И РУГАЕТСЯ,</text:span></text:span><text:span text:style-name="Default_20_Paragraph_20_Font"><text:span text:style-name="T3"> - недовольно замечает дракон. - </text:span></text:span><text:span text:style-name="Default_20_Paragraph_20_Font"><text:span text:style-name="T14">СЛИШКОМ СЫРОЙ</text:span></text:span><text:span text:style-name="Default_20_Paragraph_20_Font"><text:span text:style-name="T3">. </text:span></text:span><text:span text:style-name="Default_20_Paragraph_20_Font"><text:span text:style-name="T14">НАДО ПРОЖАРИТЬ ПОЛУЧШЕ.</text:span></text:span></text:p>
      <text:p text:style-name="P13"/>
      <text:p text:style-name="P13">Внезапно он открывает пасть и к нам стремится поток зелёного пламени.</text:p>
      <text:p text:style-name="P13">Пегаска пищит и прижимается ко мне покрепче. Я завороженно смотрю навстречу гибели…</text:p>
      <text:p text:style-name="P13"/>
      <text:p text:style-name="P13">…Выглядит так, что на полпути к нам поток пламени натыкается на прозрачную золотистую стену. Зелёная струя встречается с укрывшей мня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3"/>
      <text:p text:style-name="P13"><text:soft-page-break/>Пегаска ориентруется первой.</text:p>
      <text:p text:style-name="P13"/>
      <text:p text:style-name="P13">- Бежим! - она вскакивает и указывает направление.</text:p>
      <text:p text:style-name="P13">Я припускаю со всех ног. Безумие последнего часа выбивает из меня способность мыслить.</text:p>
      <text:p text:style-name="P13"/>
      <text:p text:style-name="P13">… И потому я останавливаюсь у края пропасти, руководствуясь исключительно рефлексами.</text:p>
      <text:p text:style-name="P13">Пару камешков срывается у меня из-под ноги и скрывается в голубоватой дымке. Я перевожу дух.</text:p>
      <text:p text:style-name="P13"/>
      <text:p text:style-name="P13">- Почему остановился?!! Прыгай! - пегаска останавливается рядом и указывает копытом прямо вниз. - Прыгай, если хочешь жить!</text:p>
      <text:p text:style-name="P13"><text:s/></text:p>
      <text:p text:style-name="P94"><text:span text:style-name="Default_20_Paragraph_20_Font"><text:span text:style-name="T14">- НЕНАВИЖУ ПОНЯЧЬЮ МАГИЮ! НЕ ВЫНОШУ ПОНИ!!! ВИДЕТЬ ИХ БОЛЬШЕ НЕ ХОЧУ В СВОЁМ ГНЕЗДЕ!</text:span></text:span><text:span text:style-name="Default_20_Paragraph_20_Font"><text:span text:style-name="T3"> - орёт Агамемнон, протирая глаза.</text:span></text:span></text:p>
      <text:p text:style-name="P13"/>
      <text:p text:style-name="P13">Я молча стою и смотрю вниз, хлопая глазами.</text:p>
      <text:p text:style-name="P13"/>
      <text:p text:style-name="P13">Пегаска всё понимает. Она приседает, как будто готовясь к прыжку. Я делаю маленький шажок назад, не желая прыгать.</text:p>
      <text:p text:style-name="P13"/>
      <text:p text:style-name="P13">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3"/>
      <text:p text:style-name="P13">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3">Довольно скоро я оказываюсь в захвате передних ноги пегаски и к моим воплям присоединяется её протяжный визг.</text:p>
      <text:p text:style-name="P13"/>
      <text:p text:style-name="P13">- А-А-А-А-А-А-А-А-А-А!!!</text:p>
      <text:p text:style-name="P13"/>
      <text:p text:style-name="P13">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3"/>
      <text:p text:style-name="P13">…</text:p>
      <text:p text:style-name="P13"/>
      <text:p text:style-name="P37"/>
      <text:p text:style-name="P13"><text:soft-page-break/>- Да ты совсем чокнулась, коняга долбанутая! - ору я, как только выныриваю, - я же мог разбиться!!!</text:p>
      <text:p text:style-name="P13">- Ты хочешь сказать, что сгореть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3">-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3"/>
      <text:p text:style-name="P13">Пегаска сникает.</text:p>
      <text:p text:style-name="P13"/>
      <text:p text:style-name="P13">- Не могла…</text:p>
      <text:p text:style-name="P13"/>
      <text:p text:style-name="P13">Она молча, не попытавшись смахнуть воду, отворачивается и разворачмвает правое крыло. Где-то на половине длины второго сустава оно безжизненно свисает под неестественным углом.</text:p>
      <text:p text:style-name="P13"/>
      <text:p text:style-name="P13">- Если бы могла летать - не задержалась бы в гнезде Агамемнона… Сломала вчера на вираже, когда уходила от погони.</text:p>
      <text:p text:style-name="P13"/>
      <text:p text:style-name="P13">У меня пересыхает в горле.</text:p>
      <text:p text:style-name="P13"/>
      <text:p text:style-name="P13">- Так ты тащила меня со сломаным крылом? А как же..? Ох… - я хочу спросить, как она планировала уходить от Агамемнона, когда прикрывала меня своим телом, но запинаюсь.</text:p>
      <text:p text:style-name="P13"/>
      <text:p text:style-name="P13">Иногда ты довольно туго соображаешь, чувак! Жертвенность этой поняхи заслуживает большей награды, чем ты можешь дать сейчас.</text:p>
      <text:p text:style-name="P13"/>
      <text:p text:style-name="P13">Я примирительно треплю пегаску по голубой гриве и неумело глажу по крупу, стряхивая воду.</text:p>
      <text:p text:style-name="P13"/>
      <text:p text:style-name="P13">- Извини, подруга. Я ступил.</text:p>
      <text:p text:style-name="P13"/>
      <text:p text:style-name="P13">Та немедленно поворачивается. Одно движение ноги стирает слёзы с носа и по улыбке во всю ширину мордахи я понимаю, что прощён.</text:p>
      <text:p text:style-name="P13"/>
      <text:p text:style-name="P1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3">- Да уж, - ёжусь я, - твой дедушка тобой гордился бы.</text:p>
      <text:p text:style-name="P13"><text:soft-page-break/>- А он и гордился, - сияет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3"/>
      <text:p text:style-name="P13">Я присвистываю.</text:p>
      <text:p text:style-name="P13">- Фигасе у тебя был дедуля. Как ты вообще выжила?</text:p>
      <text:p text:style-name="P13"/>
      <text:p text:style-name="P13">Пегаска смущается.</text:p>
      <text:p text:style-name="P13">-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3"><text:line-break/>Я пытаюсь подбодрить голубую лошадку и хлопаю её по шее.</text:p>
      <text:p text:style-name="P13">- Не грусти. Крыло заживёт и ты снова будешь летать наперегонки с дедом! Или падать – что больше нравится.</text:p>
      <text:p text:style-name="P13"/>
      <text:p text:style-name="P13">У пегаски дрожат губы и уголки глаз подозрительно блестят.</text:p>
      <text:p text:style-name="P13">- Не получится. Никогда-никогда. Он однажды улетел разгонять грозу и в облаке на полной скорости врезался в гору.</text:p>
      <text:p text:style-name="P13"/>
      <text:p text:style-name="P13">Да уж, чувак, ты умеешь утешать!</text:p>
      <text:p text:style-name="P13"/>
      <text:p text:style-name="P13">Я снова глажу пегаску. Та в ответ неожиданно сильно прижимается ко мне, помогая себе передней ногой.</text:p>
      <text:p text:style-name="P13"/>
      <text:p text:style-name="P13">- Ай! - я свободной рукой отстраняю поняху.</text:p>
      <text:p text:style-name="P13">- И-извини… Я расклеилась. Мне нужно было утешиться. Я думала, ты меня поймешь, - бормочет пегаска и отворачивается.</text:p>
      <text:p text:style-name="P13">- Да нет, не в том дело.</text:p>
      <text:p text:style-name="P13"/>
      <text:p text:style-name="P13">Я лезу рукой под рубашку, нашаривая колющий грудь предмет.</text:p>
      <text:p text:style-name="P13"/>
      <text:p text:style-name="P13">- Ого! Что это за хрень?</text:p>
      <text:p text:style-name="P13"/>
      <text:p text:style-name="P13">У меня на ладони красуется золотая фигурка. Грациозный длинноногий пегас с пышной гривой, длинной шеей и, почему-то, с рогом.</text:p>
      <text:p text:style-name="P13"><text:soft-page-break/>Фигурка широко раскрыла крылья и бьёт передними ногами в воздух. К фигурке крепится цепочка, охватывающая мою шею.</text:p>
      <text:p text:style-name="P13"/>
      <text:p text:style-name="P13">-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3">- Естественно, не пегасье. Это моё украшение. Знать бы только, как оно у меня оказалось!</text:p>
      <text:p text:style-name="P13"/>
      <text:p text:style-name="P13">Я пытаюсь снять цепочку, но не могу взять её в руку. Золотистое сияние охватывает мою шею и мягко отталкивает руку прочь.</text:p>
      <text:p text:style-name="P13"/>
      <text:p text:style-name="P13">- Чего-о-о?!! Не понял!</text:p>
      <text:p text:style-name="P13"/>
      <text:p text:style-name="P13">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3"/>
      <text:p text:style-name="P13">- Кажется, я понимаю, что спасло нас от Агамемнона!</text:p>
      <text:p text:style-name="P13">- Эмм… Ты?</text:p>
      <text:p text:style-name="P13"/>
      <text:p text:style-name="P13">Пегаска тычет копытом в украшение. Золотое свечение останавливает её ногу в сантиметре от моей груди.</text:p>
      <text:p text:style-name="P13"/>
      <text:p text:style-name="P13">- Я не о том. Вот то золотое марево, которое защитило нас от пламени дракона – это её копыт дело!</text:p>
      <text:p text:style-name="P13">- Её? - я чешу в затылке, - Тогда уже его. Украшение – оно. Блин, щекочется – а я даже снять его не могу!</text:p>
      <text:p text:style-name="P13">- Её. <text:s/>Украшение – кобылка, - объясняет пегаска. - Это тебе любой пони скажет.</text:p>
      <text:p text:style-name="P13"/>
      <text:p text:style-name="P13">Я ещё раз гляжу на фигурку и чешу в затылке.</text:p>
      <text:p text:style-name="P13">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3"/>
      <text:p text:style-name="P13">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3">…</text:p>
      <text:p text:style-name="P13">Я открываю глаза и вижу пегаску, уставившуюся на меня во все глаза.</text:p>
      <text:p text:style-name="P13"/>
      <text:p text:style-name="P13"><text:soft-page-break/>- Ты в порядке?</text:p>
      <text:p text:style-name="P13"/>
      <text:p text:style-name="P13">Я запускаю руку под рубашку и немного шарю.</text:p>
      <text:p text:style-name="P13">Ну дела! Ни фигурки, ни цепочки.</text:p>
      <text:p text:style-name="P13"/>
      <text:p text:style-name="P13">- Не знаю. Вроде, да. Но кулон исчез.</text:p>
      <text:p text:style-name="P13">- Никуда он не исчез. <text:s/>Я видела, как эта фиговина растворилась у тебя в груди!</text:p>
      <text:p text:style-name="P13">- Прямо через рубашку?</text:p>
      <text:p text:style-name="P13">- Угу! Она так сияла, что я даже твои рёбра видела. То ещё зрелище…</text:p>
      <text:p text:style-name="P13"/>
      <text:p text:style-name="P13">Я хмыкаю, тру висок и в конце-концов плюю на попытки что-либо понять.</text:p>
      <text:p text:style-name="P13"/>
      <text:p text:style-name="P13">- В общем, попытка номер два.</text:p>
      <text:p text:style-name="P13">- Ась? - недоумённо спрашивает пегаска.</text:p>
      <text:p text:style-name="P13"/>
      <text:p text:style-name="P13">Я в ответ осторожно, не касаясь повреждённого крыла, обнимаю её и прижимаю к себе покрепче.</text:p>
      <text:p text:style-name="P13"/>
      <text:p text:style-name="P13">- Спасибо, что спасла меня. Серьёзно.</text:p>
      <text:p text:style-name="P13"/>
      <text:p text:style-name="P13">Я чувствую, как расслабляется в моих руках поняха, буквально упёршись в меня грудью и положив голову на плечо.</text:p>
      <text:p text:style-name="P13"/>
      <text:p text:style-name="P13">- Друзья зовут меня Джет.</text:p>
      <text:p text:style-name="P13">- Здорово, Джет! А меня зовут… Эмм…</text:p>
      <text:p text:style-name="P13"/>
      <text:p text:style-name="P13">Блин! Похоже, это ещё одна вещь, которую я не помню.</text:p>
      <text:p text:style-name="P13"/>
      <text:p text:style-name="P94"><text:span text:style-name="Default_20_Paragraph_20_Font"><text:span text:style-name="T40">- Называй меня… Эээ… Хуман! </text:span></text:span><text:span text:style-name="Default_20_Paragraph_20_Font"><text:span text:style-name="T3">Хуман из племени Хомо Сапиенсов.</text:span></text:span></text:p>
      <text:p text:style-name="P13">- Привет, Хуман! - пегаска с улыбкой отстраняется и трясёт мою руку, зажав её между копыт.</text:p>
      <text:p text:style-name="P13">- Привет, Джет!</text:p>
      <text:p text:style-name="P13"/>
      <text:p text:style-name="P13">- Привет, красавчики!</text:p>
      <text:p text:style-name="P37"/>
      <text:p text:style-name="P13"><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44"/>
      <text:p text:style-name="P1">~~~</text:p>
      <text:p text:style-name="P41"/>
      <text:p text:style-name="P44">- Хуман из Хомо Сапиенсов! - возвращает меня к реальности гортанный голос полосатой целительницы. - Ты можешь войти. Пегаска нуждается в тебе.</text:p>
      <text:p text:style-name="P44"/>
      <text:h text:style-name="P115" text:outline-level="2">Глава 4</text:h>
      <text:p text:style-name="P1"/>
      <text:p text:style-name="P5">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5">Надежда увидеть Тебя.</text:p>
      <text:p text:style-name="P44"/>
      <text:p text:style-name="P13">…шшш… при тревоге критично важно добраться до убежища за шестнадцать минут. Ровно столько потребуется гиперзвуковым ракетам бледных, чтобы достигнуть столицы. Стороны работают над урегулированием инцидента …хррр…</text:p>
      <text:p text:style-name="P13">…сссшшш… военные расходы стали максимальными за всю историю наблюдения – говорится в ежегодном отчёте международной комиссии …шшш…</text:p>
      <text:p text:style-name="P13">…хррршшш… заступил на дежурство девятнадцатый дивизион ПВО дальнего …шшшсссссшшш…</text:p>
      <text:p text:style-name="P13"/>
      <text:p text:style-name="P44">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руку, ретранслятор в ответ неожиданно громко выхаркнул очередную порцию информации.</text:p>
      <text:p text:style-name="P44"/>
      <text:p text:style-name="P13">…шшсссшш… очередное заседание ООН, посвящённое предотвращению эскалации конфликта …хрр…</text:p>
      <text:p text:style-name="P13">…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3">…шшш… поздравляет папу с днём рождения: “Дорогой папочка! Будь таким же сильным, добрым и красивым, как и всегда! Мы с мамой тебя любим! Возвращайся поскорее! В честь твоего сорокапятилетия мы заказываем песню …шшш…</text:p>
      <text:p text:style-name="P13"/>
      <text:p text:style-name="P44"><text:soft-page-break/>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44"/>
      <text:p text:style-name="P44">Близилось время обеда. Я пожал плечами и побрёл в столовку.</text:p>
      <text:p text:style-name="P44"/>
      <text:p text:style-name="P44">…</text:p>
      <text:p text:style-name="P44"/>
      <text:p text:style-name="P44">-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44">-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44">-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44">-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44"/>
      <text:p text:style-name="P44">Диоген дёргающимся глазом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44"/>
      <text:p text:style-name="P44">-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44"/>
      <text:p text:style-name="P44">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44"/>
      <text:p text:style-name="P44">-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text:soft-page-break/>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44"/>
      <text:p text:style-name="P44">Диоген заговорщицки подмигнул мне и нарисовал от точки на столе ещё несколько кривых траекторий.</text:p>
      <text:p text:style-name="P44"/>
      <text:p text:style-name="P44">-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44">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44"/>
      <text:p text:style-name="P44">С уголка рта Диогена капап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text:p>
      <text:p text:style-name="P44"/>
      <text:p text:style-name="P44">-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44"/>
      <text:p text:style-name="P44">-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44">- Знаешь, Диоген, я больше ценитель классики, - я попытался прервать собеседника. - Ну, там, когда яблоко на голову падает или е равно эм-цэ-квадрат…</text:p>
      <text:p text:style-name="P44">-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44"/>
      <text:p text:style-name="P44">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44"/>
      <text:p text:style-name="P44"><text:soft-page-break/>-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44">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44"/>
      <text:p text:style-name="P44">-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44"/>
      <text:p text:style-name="P44">-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44"/>
      <text:p text:style-name="P44">Диоген выцарапал крошку из бороды и отправил в рот не глядя. В его голосе послышались истерически-восторжённые нотки. Я стал искать глазами дорогу к выходу. Обычно такое состояние Диогена заканчивалось эпилептическим припадком.</text:p>
      <text:p text:style-name="P44"/>
      <text:p text:style-name="P44">-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44"/>
      <text:p text:style-name="P44">Диоген выдохнул и залпом опрокинул в себя стакан компота. Закашлялся, вытер рот рукавом и обиженно оглянулся через плечо.</text:p>
      <text:p text:style-name="P44"/>
      <text:p text:style-name="P94"><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18">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44"/>
      <text:p text:style-name="P44">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 </text:p>
      <text:p text:style-name="P44"><text:soft-page-break/></text:p>
      <text:p text:style-name="P44">Котлета дёрнулась, поднялась и, повторяя в обратном порядке траекторию полёта, вернулась на вилку. Я зажмурил глаза и потрусил головой. Набравшись храбрости, открыл снова.</text:p>
      <text:p text:style-name="P44"/>
      <text:p text:style-name="P44">Вилка была пуста, а Диоген увлечённо жевал.</text:p>
      <text:p text:style-name="P44"/>
      <text:p text:style-name="P44">-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41"/>
      <text:p text:style-name="P44">Я уже отчаялся остановить вышедшего на орбиту философа и просто старался не заснуть.</text:p>
      <text:p text:style-name="P41"/>
      <text:p text:style-name="P44">-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41"/>
      <text:p text:style-name="P44">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44"/>
      <text:p text:style-name="P44">-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41"/>
      <text:p text:style-name="P44">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41"/>
      <text:p text:style-name="P44">-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44"><text:soft-page-break/></text:p>
      <text:p text:style-name="P44">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44">Крошка не двигалась.</text:p>
      <text:p text:style-name="P44">Я закрыл глаза, прижал пальцы рук к вискам и представил, как крошка поднимается в воздух и…</text:p>
      <text:p text:style-name="P44"/>
      <text:p text:style-name="P44">- Ты чего? У тебя что, голова болит? - Диоген встревожено тряс меня за плечо. - Хочешь леденец? Барбарисовый! Я вчера у Крыса выменял за сигарету.</text:p>
      <text:p text:style-name="P44"/>
      <text:p text:style-name="P44">Я открыл глаза. На месте крошки покоился локоть Диогена. Сам он участливо совал мне под нос леденец.</text:p>
      <text:p text:style-name="P44"/>
      <text:p text:style-name="P44">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44"/>
      <text:p text:style-name="P44">- Нет, всё в порядке, продолжай.</text:p>
      <text:p text:style-name="P44">-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44"/>
      <text:p text:style-name="P44">Я вытер брызги слюны Диогена со лба.</text:p>
      <text:p text:style-name="P44"/>
      <text:p text:style-name="P44">- А война? - я отчаянно искал повод свалить в палату. Мне ужасно хотелось спать.</text:p>
      <text:p text:style-name="P44">- Что – война?</text:p>
      <text:p text:style-name="P44"><text:soft-page-break/>- Если у нас произойдёт война – случится ли война в отражении? Скажем, вот в том, далёком, с лошадьми – на седьмой волне?</text:p>
      <text:p text:style-name="P44">-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44"/>
      <text:p text:style-name="P44">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44"/>
      <text:p text:style-name="P44">…</text:p>
      <text:p text:style-name="P44"/>
      <text:p text:style-name="P44">- Дедлайн, танцуй! - судья Дредд окликнул меня на входе в палату.</text:p>
      <text:p text:style-name="P44"/>
      <text:p text:style-name="P44">Я повернул голову.</text:p>
      <text:p text:style-name="P44"/>
      <text:p text:style-name="P44">- Ты же не хотел переезжать в четвёртую палату? Так вот, перевод отменяется. Остаёшься в третьей своих пауков разводить.</text:p>
      <text:p text:style-name="P44"/>
      <text:p text:style-name="P44">“Неужто Алекс замолвил за меня словечко?” - пронеслось у меня в мыслях. - “Расстались мы с ним не по-доброму. Что он потребует взамен?”</text:p>
      <text:p text:style-name="P44">- Да не смотри ты на меня, как кролик на удава! - отмахнулся Дредд, - умер новенький. Сегодня в девять. Я как раз на утреннем осмотре был.</text:p>
      <text:p text:style-name="P44"/>
      <text:p text:style-name="P44">У меня перехватило дыхание.</text:p>
      <text:p text:style-name="P44"/>
      <text:p text:style-name="P44">- От чего он умер?</text:p>
      <text:p text:style-name="P44">-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44"/>
      <text:p text:style-name="P1">***</text:p>
      <text:p text:style-name="P44"/>
      <text:p text:style-name="P44">- Джет… - шепчу я тихонько.</text:p>
      <text:p text:style-name="P44"/>
      <text:p text:style-name="P44">Комок под серым пледом слабо шевелится.</text:p>
      <text:p text:style-name="P44"><text:soft-page-break/></text:p>
      <text:p text:style-name="P44">- Она очень слаба. Разговаривай с ней пока сыпется песок, Хуман из Хомо Сапиенсов. Время пошло.</text:p>
      <text:p text:style-name="P44"/>
      <text:p text:style-name="P44">Зеррика ставит на полку возле кровати песочные часы и выходит.</text:p>
      <text:p text:style-name="P44"/>
      <text:p text:style-name="P44">- Джет!</text:p>
      <text:p text:style-name="P44">Из-под одеяла высовывается копыто и затаскивает мою руку под одеяло. К руке прижимается что-то тёплое и влажное.</text:p>
      <text:p text:style-name="P44">Я осторожно стаскиваю одеяло с пегаски. Та лежит на животе, вся спина перебинтована. Джет прижимает мою руку к заплаканной щеке.</text:p>
      <text:p text:style-name="P44"/>
      <text:p text:style-name="P44">-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44"/>
      <text:p text:style-name="P44">Я ногой придвигаю к кровати чурбачок и сажусь на него. Свободной рукой треплю пегаску между ушами.</text:p>
      <text:p text:style-name="P44"/>
      <text:p text:style-name="P44">-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44"><text:s/></text:p>
      <text:p text:style-name="P44">-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44"/>
      <text:p text:style-name="P44">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44"/>
      <text:p text:style-name="P44">-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44"/>
      <text:p text:style-name="P44">Я шутливо сжимаю её нос.</text:p>
      <text:p text:style-name="P44"/>
      <text:p text:style-name="P44">-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44">- Это уже мои проблемы.</text:p>
      <text:p text:style-name="P44"><text:soft-page-break/>- <text:s/>Зато я отлично умею готовить гороховый суп. Кстати, а что такое “суицид”? - спрашивает пегаска сонным голосом и зевает.</text:p>
      <text:p text:style-name="P44"/>
      <text:p text:style-name="P44">Я задумываюсь. В полумраке палатки тускло блестят доспехи Джет, сваленные кучей в углу.</text:p>
      <text:p text:style-name="P44">-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44"/>
      <text:p text:style-name="P44">- Хррр… я поняла… я буду бороться до конца… Хум… хррр…</text:p>
      <text:p text:style-name="P44"/>
      <text:p text:style-name="P44">- Хуман из Хомо Сапиенсов! Пора заканчивать визит.</text:p>
      <text:p text:style-name="P44"/>
      <text:p text:style-name="P44">Полог палатки раздвигается и Зеррика показывает мне копытом на часы, в которых падают последние песчинки.</text:p>
      <text:p text:style-name="P44">Я осторожно высвобождаю руку из захвата спящей Джет и поправляю ей одеяло.</text:p>
      <text:p text:style-name="P44"/>
      <text:p text:style-name="P44">- Когда она встанет на ноги?</text:p>
      <text:p text:style-name="P44">- Недели будет достаточно, Хуман. Пегасы - крепкие создания. Ты можешь оставаться с нами до её выздоровления.</text:p>
      <text:p text:style-name="P44">- Спасибо вам. За всё. За Джет.</text:p>
      <text:p text:style-name="P44"/>
      <text:p text:style-name="P44">Зебра косит на меня изумрудным глазом.</text:p>
      <text:p text:style-name="P44"/>
      <text:p text:style-name="P44">-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44"/>
      <text:p text:style-name="P44">Я неверяще смотрю на Зеррику.</text:p>
      <text:p text:style-name="P44"/>
      <text:p text:style-name="P44">- Вы знали, что у Джет отвалится крыло и я буду мешать ей прыгнуть с обрыва?</text:p>
      <text:p text:style-name="P44"/>
      <text:p text:style-name="P44">Зебра смущается.</text:p>
      <text:p text:style-name="P44"/>
      <text:p text:style-name="P44"><text:soft-page-break/>-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44">- Что за миссия? Я не то, что какую-то миссию – я не знаю даже, как меня зовут!</text:p>
      <text:p text:style-name="P44"/>
      <text:p text:style-name="P44">Зеррика сочувствующе кивает.</text:p>
      <text:p text:style-name="P44"/>
      <text:p text:style-name="P44">-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44"/>
      <text:p text:style-name="P44">…</text:p>
      <text:p text:style-name="P44"/>
      <text:p text:style-name="P44">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44"/>
      <text:p text:style-name="P44">- А, Большой М’боно! - приветствует меня Сенбе скрипучим голосом. - Заходи. Сенбе ждал тебя.</text:p>
      <text:p text:style-name="P44"/>
      <text:p text:style-name="P44">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44"/>
      <text:p text:style-name="P44">-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44"/>
      <text:p text:style-name="P44">Сенбе поднимает копыто, останавливая мой поток сознания.</text:p>
      <text:p text:style-name="P44"/>
      <text:p text:style-name="P44">-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44">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44">Старый зебра дует на книгу, просушивая чернила только что написанной фразы. Потом перелистывает несколько страниц назад и начинает читать.</text:p>
      <text:p text:style-name="P44"/>
      <text:p text:style-name="P1"><text:soft-page-break/>~~~</text:p>
      <text:p text:style-name="P13">…Я беру Крысу в руки и, шатаясь, иду к небесной машине.</text:p>
      <text:p text:style-name="P13"/>
      <text:p text:style-name="P13">«Постарайся выжить…»</text:p>
      <text:p text:style-name="P13"/>
      <text:p text:style-name="P13">В далёкой синеве неба появляются белые полоски инверсных следов ракет.</text:p>
      <text:p text:style-name="P13">Се-лес-тия — повторяю незнакомое, но в то же время удивительно волнующее имя.</text:p>
      <text:p text:style-name="P13"/>
      <text:p text:style-name="P13">Я открываю дверь кабины и осторожно кладу Крысу на пилотское кресло. Потом закрываю кабину.</text:p>
      <text:p text:style-name="P13">- Извини, Хэвен. Не вижу смысла.</text:p>
      <text:p text:style-name="P13"/>
      <text:p text:style-name="P1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3">Меня охватывает какое-то лёгкое чувство конца всего: всех условностей и ограничений, тоски, безысходности. Чувство свободы.</text:p>
      <text:p text:style-name="P1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94"><text:span text:style-name="Default_20_Paragraph_20_Font"><text:span text:style-name="T3">Я продолжаю смеяться до тех пор, пока сияние не выжигает мне глаза…</text:span></text:span></text:p>
      <text:p text:style-name="P77"/>
      <text:p text:style-name="P1">~~~</text:p>
      <text:p text:style-name="P44"/>
      <text:p text:style-name="P44">Сенбе захлопывает книгу.</text:p>
      <text:p text:style-name="P44"/>
      <text:p text:style-name="P44">- Большой М’боно доволен? Сенбе ответил на твои вопросы?</text:p>
      <text:p text:style-name="P44">- Вполне, - с каменным лицом говорю я.</text:p>
      <text:p text:style-name="P44"/>
      <text:p text:style-name="P44">Душа откликается на прочитанное тихим всхлипом. Холод сковывает меня ледяным кулаком, делая все вокруг несущественным и мелким.</text:p>
      <text:p text:style-name="P44"/>
      <text:p text:style-name="P44"><text:soft-page-break/>-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44"/>
      <text:h text:style-name="P115" text:outline-level="2">Глава 5</text:h>
      <text:p text:style-name="P1"/>
      <text:p text:style-name="P28">"Намерение меняет реальность" - повторяю я каждый раз, когда близка к отчаянию.</text:p>
      <text:p text:style-name="P1"/>
      <text:p text:style-name="P44">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44">Я выкинул одноразовые тарелки в мусорный бак и собрался уходить, когда меня окликнули.</text:p>
      <text:p text:style-name="P44"/>
      <text:p text:style-name="P44">- Дедлайн! Я рассчитал! Рассчитал!</text:p>
      <text:p text:style-name="P44"/>
      <text:p text:style-name="P44">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44"/>
      <text:p text:style-name="P44">- Я всё рассчитал! Сорок два!!!</text:p>
      <text:p text:style-name="P44"/>
      <text:p text:style-name="P44">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44"/>
      <text:p text:style-name="P44">- Идём!</text:p>
      <text:p text:style-name="P44"/>
      <text:p text:style-name="P44">Палата Диогена была через одну с моей – надзирающий Шопен лениво кивнул мне, пропуская внутрь.</text:p>
      <text:p text:style-name="P44">Подойдя к своей койке, Диоген нырнул в тумбочку чуть ли не по пояс.</text:p>
      <text:p text:style-name="P44"/>
      <text:p text:style-name="P44">- Сюда я его положил, лежал же где-то тут… Ага!</text:p>
      <text:p text:style-name="P44"/>
      <text:p text:style-name="P44">Диоген вытащил смятый листок, в котором угадывалась исчёрканная карандашём салфетка из столовой.</text:p>
      <text:p text:style-name="P44"><text:soft-page-break/></text:p>
      <text:p text:style-name="P44">- Сегодня ночью пришло вдохновение – рассчитал всё, как ты и спрашивал! На седьмой волне – сорок два миллиона!</text:p>
      <text:p text:style-name="P44">-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44"/>
      <text:p text:style-name="P44">-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44"/>
      <text:p text:style-name="P44">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44">…</text:p>
      <text:p text:style-name="P44">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44"/>
      <text:p text:style-name="P44">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44"/>
      <text:p text:style-name="P44">…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44"/>
      <text:p text:style-name="P1">***</text:p>
      <text:p text:style-name="P44"/>
      <text:p text:style-name="P44">- Чешется! - Джет ожесточённо трётся об меня спиной, высунув язык от удовольствия.</text:p>
      <text:p text:style-name="P44">- Да погоди ты! - отпихиваю я пегаску. - Потерпи три дня. Снимут бинты – тогда хоть до дыр чеши!</text:p>
      <text:p text:style-name="P44">- ЧЕ-ШЕТ-СЯ!!! - Джет с совершенно безумными глазами начинает чесаться о центральный столб палатки.</text:p>
      <text:p text:style-name="P44"/>
      <text:p text:style-name="P44"><text:soft-page-break/>Тот явно не рассчитан на столь энергичных пациентов. Коротко треснув, столб валится набок, потянув за собой всё остальное.</text:p>
      <text:p text:style-name="P44"/>
      <text:p text:style-name="P44">- А х ты ж ёп…!! - рухнувший полог палатки заглушает мои ругательства.</text:p>
      <text:p text:style-name="P44"/>
      <text:p text:style-name="P44">Изрядно пробарахтавшись в складках плотной ткани, я, наконец, прорываюсь на свободу.</text:p>
      <text:p text:style-name="P44"/>
      <text:p text:style-name="P44">-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44"/>
      <text:p text:style-name="P44">-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44">- НЕТ! ХУМАН НИ ПРИ ЧЁМ! ЭТО Я!!! Я САМА ОСВОБОДИЛАСЬ! - орёт Джет, - МНЕ НАДО!!!</text:p>
      <text:p text:style-name="P44"/>
      <text:p text:style-name="P44">Пегаска неистово катается по земле, пытаясь почесать копытами меж лопаток. Зеррика долго смотрит на это безобразие и, наконец, <text:s/>произносит:</text:p>
      <text:p text:style-name="P44"/>
      <text:p text:style-name="P44">-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44"/>
      <text:p text:style-name="P44">Джет моментально замирает.</text:p>
      <text:p text:style-name="P44"/>
      <text:p text:style-name="P44">- Эээ… Ооо… Упс… Н-наденьте на меня, пожалуйста, бандажи… И привяжите к кровати покрепче – я не ручаюсь, что во сне не сорву их.</text:p>
      <text:p text:style-name="P44"/>
      <text:p text:style-name="P44">Зеррика фейсхуфит. Потом воздевает глаза к потолку. Потом вздыхает.</text:p>
      <text:p text:style-name="P44"/>
      <text:p text:style-name="P44">-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44">…</text:p>
      <text:p text:style-name="P44">…</text:p>
      <text:p text:style-name="P44">…</text:p>
      <text:p text:style-name="P44"><text:soft-page-break/>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44"/>
      <text:p text:style-name="P44">- Поправь меня! Мне солнце прямо в глаз светит!</text:p>
      <text:p text:style-name="P44"/>
      <text:p text:style-name="P44">Я пододвигаю крестовину так, чтобы привязанная к ней пегаска оказалась в тени.</text:p>
      <text:p text:style-name="P44"/>
      <text:p text:style-name="P44">- А теперь расскажи мне сказку! Только не такую глупую, как вчера.</text:p>
      <text:p text:style-name="P44">- А почему это вчерашняя была глупой? - обижаюсь я.</text:p>
      <text:p text:style-name="P44">-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44">- Хмм... – моя попытка приобщить пегаску к общемировой культуре явно провалилась.</text:p>
      <text:p text:style-name="P44"/>
      <text:p text:style-name="P44">Я задумываюсь.</text:p>
      <text:p text:style-name="P44"/>
      <text:p text:style-name="P44">-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44">- А как его звали?</text:p>
      <text:p text:style-name="P44">- Он не помнил. Потому что потерял память.</text:p>
      <text:p text:style-name="P44">- А почему он потерял память? - Джет скептически морщит нос.</text:p>
      <text:p text:style-name="P44">-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44">От волнения у меня пересыхает в горле.</text:p>
      <text:p text:style-name="P44">- А что такое "атомная бомба"?</text:p>
      <text:p text:style-name="P44">- Долго объяснять. Она подобна Солнцу.</text:p>
      <text:p text:style-name="P44">- Вау! Так это же круто! - у Джет от восторга округляются глаза.</text:p>
      <text:p text:style-name="P44">- Не тогда, когда она падает тебе на голову. Это очень горячо, знаешь ли. Испепеляет.</text:p>
      <text:p text:style-name="P44">- Бедняга... Он сильно обжёгся?</text:p>
      <text:p text:style-name="P44">- Выходит, сильно. Раз утратил память. Но вернёмся к сказке... Жил он себе, жил, и однажды проснулся в гнезде огнедышашего дракона.</text:p>
      <text:p text:style-name="P44">- Глупый какой человек! Нельзя засыпать в гнезде дракона, если не планируешь попасть к нему на обед!</text:p>
      <text:p text:style-name="P44">- А он и не планировал. Просто как-то раз открыл глаза, огляделся - а он уже в гнезде. И голодный дракон маячит на горизонте.</text:p>
      <text:p text:style-name="P44"><text:soft-page-break/>- Странная какая-то история, - сонно бормочет Джет. - Нельзя просто так взять и очутиться в гнезде дракона.</text:p>
      <text:p text:style-name="P44">-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p>
      <text:p text:style-name="P44">- Хм. Тут есть что-то знакомое, - недоверчиво хныкает Джет. - Но не могу вспомнить, что. Кажется, я знаю этого дракона.</text:p>
      <text:p text:style-name="P44">-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44">- Смешной ты, - хихикает пегаска. - Драконы сосисок не едят. Это ж не грифоны. Разве что проглотят кого-нибудь, кто недавно съел сосиску.</text:p>
      <text:p text:style-name="P44">- Неважно! Это художественная гипербола, - важно заявляю я. - Я - художник, я так вижу.</text:p>
      <text:p text:style-name="P44">-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44">- Ха! По-моему, я знаю, чем закончится эта история, - хитро прищуривается Джет.</text:p>
      <text:p text:style-name="P44">- Ничего ты не знаешь! - безапеляционно заявляю я. - Я тебе эту сказку впервые рассказываю. Слушай сюда.</text:p>
      <text:p text:style-name="P44">-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44">- Да ладно, откуда у Дейдры шхуна? - недоверчиво спрашивает Джет. - Она свой люггер уже третий год доделать не может.</text:p>
      <text:p text:style-name="P44">- Может, то и люггер был, я уже не вспомню, - соглашаюсь я.</text:p>
      <text:p text:style-name="P44">-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44">-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44">-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44">- Что? - высовывает нос Джет.</text:p>
      <text:p text:style-name="P44">-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44">-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44"/>
      <text:p text:style-name="P44">Сонные слова Джет растворяются в стрекоте цикад.</text:p>
      <text:p text:style-name="P44"/>
      <text:h text:style-name="P115" text:outline-level="2">Глава 6</text:h>
      <text:p text:style-name="P1"/>
      <text:p text:style-name="P29">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29">Вот только ни в одном из них нет Тебя.</text:p>
      <text:p text:style-name="P44"/>
      <text:p text:style-name="P44">- Крыс! Эй, Крыс!</text:p>
      <text:p text:style-name="P44"/>
      <text:p text:style-name="P44">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44"/>
      <text:p text:style-name="P94"><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41">записями </text:span></text:span><text:span text:style-name="Default_20_Paragraph_20_Font"><text:span text:style-name="T1">Э</text:span></text:span><text:span text:style-name="Default_20_Paragraph_20_Font"><text:span text:style-name="T41">лвиса —</text:span></text:span><text:span text:style-name="Default_20_Paragraph_20_Font"><text:span text:style-name="T1">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Raised<text:span text:style-name="Default_20_Paragraph_20_Font"><text:span text:style-name="T1"> </text:span></text:span>On<text:span text:style-name="Default_20_Paragraph_20_Font"><text:span text:style-name="T1"> </text:span></text:span>Rock<text:span text:style-name="Default_20_Paragraph_20_Font"><text:span text:style-name="T1">» по памяти.</text:span></text:span></text:p>
      <text:p text:style-name="P44">Гейзенберг протёр рукавом плеер от слюн. Оглядевшись по сторонам, он торопливо скрылся в коридоре, шаркая и касаясь руками стен.</text:p>
      <text:p text:style-name="P44"/>
      <text:p text:style-name="P44">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44"/>
      <text:p text:style-name="P44">- Стой, не уходи, дело есть, - я схватил Крыса за плечо.</text:p>
      <text:p text:style-name="P44"/>
      <text:p text:style-name="P44">Тот хмуро зыркнул на меня и скинул руку.</text:p>
      <text:p text:style-name="P44"/>
      <text:p text:style-name="P44">- Чего тебе? Решил долг вернуть?</text:p>
      <text:p text:style-name="P94"><text:soft-page-break/><text:span text:style-name="Default_20_Paragraph_20_Font"><text:span text:style-name="T1">- Да погоди ты со своим долгом! - отмахнулся я. - </text:span></text:span><text:span text:style-name="Default_20_Paragraph_20_Font"><text:span text:style-name="T41">Е</text:span></text:span><text:span text:style-name="Default_20_Paragraph_20_Font"><text:span text:style-name="T1">сли сделаешь работу, о долге забудешь. Будешь курить сиги по пять пачек в день. Да хоть по десять — пока от рака лёгких не загнёшься.</text:span></text:span></text:p>
      <text:p text:style-name="P44">-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44"/>
      <text:p text:style-name="P44">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44">Я молча вытащил из-за пазухи «Джентльмен Джека», подаренного моим бывшим боссом и сунул под нос Крысу.</text:p>
      <text:p text:style-name="P44"/>
      <text:p text:style-name="P44">-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44">- Это только задаток, - я оставил вожделенную бутылку в руках Крыса. - Заплачу, сколько скажешь. Слушай сюда. Мне надо выбраться из Чертогов...</text:p>
      <text:p text:style-name="P44"/>
      <text:p text:style-name="P13">...Вот и пришла пора повидаться с моей бывшей ученицей, превратившейся в безумного убийцу. </text:p>
      <text:p text:style-name="P13">Да-да, дорогая, пршла пора преподать тебе урок!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94"><text:span text:style-name="Default_20_Paragraph_20_Font"><text:span text:style-name="T3">Но Юджин был прав: если Хэвэн слетит с катушек, кто-то из нас должен дёрнуть стоп-кран.</text:span></text:span></text:p>
      <text:p text:style-name="P44"/>
      <text:p text:style-name="P94"><text:span text:style-name="Default_20_Paragraph_20_Font"><text:span text:style-name="T3">Юджина давно уж нет, так что придётся это сделать мне. Пока не стало слишком поздно.</text:span></text:span></text:p>
      <text:p text:style-name="P44"/>
      <text:p text:style-name="P1">***</text:p>
      <text:p text:style-name="P44"/>
      <text:p text:style-name="P44">- Четыре! Три! Два! Один! Снимай, - кивает мне Зеррика.</text:p>
      <text:p text:style-name="P44"/>
      <text:p text:style-name="P44">Я сдёргиваю разрезанные остатки повязки с Джет. Та уже стоит на полусогнутых, ожидая возможности как следует почесаться.</text:p>
      <text:p text:style-name="P44">- И-и-и-й-е-е-ех!</text:p>
      <text:p text:style-name="P44"/>
      <text:p text:style-name="P44">Одним прыжком пегаска достигает ближайшей сосны и разворачивается к ней спиной. Выгибается, <text:s/>топает в предвкушении копытом и…</text:p>
      <text:p text:style-name="P44"><text:soft-page-break/>… И замирает.</text:p>
      <text:p text:style-name="P44"/>
      <text:p text:style-name="P44">- Джет, ты чего?</text:p>
      <text:p text:style-name="P44"/>
      <text:p text:style-name="P44">На лице пегаски появляется глупое выражение. Она словно прислушивается к чему-то внутри неё.</text:p>
      <text:p text:style-name="P44">Потом её мордаха несмело озаряется улыбкой. А за её спиной…</text:p>
      <text:p text:style-name="P44"/>
      <text:p text:style-name="P44">- Э-э-э… Что за… ?</text:p>
      <text:p text:style-name="P44"/>
      <text:p text:style-name="P44">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44"/>
      <text:p text:style-name="P44">- Какого фига?! - Джет недоумённо смотрит на правое, потом осторожно захватывает зубами коготь и дёргает.</text:p>
      <text:p text:style-name="P44">- Ай!</text:p>
      <text:p text:style-name="P44">-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44">- Что вы с ней сделали? - встреваю я. - Что это за уродское крыло?</text:p>
      <text:p text:style-name="P44">-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44"/>
      <text:p text:style-name="P44">-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94"><text:span text:style-name="Default_20_Paragraph_20_Font"><text:span text:style-name="T1">-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41">зака</text:span></text:span><text:span text:style-name="Default_20_Paragraph_20_Font"><text:span text:style-name="T1"> вэтот раз не смо</text:span></text:span><text:span text:style-name="Default_20_Paragraph_20_Font"><text:span text:style-name="T41">гут</text:span></text:span><text:span text:style-name="Default_20_Paragraph_20_Font"><text:span text:style-name="T1"> – правых крыльев у </text:span></text:span><text:span text:style-name="Default_20_Paragraph_20_Font"><text:span text:style-name="T41">нас </text:span></text:span><text:span text:style-name="Default_20_Paragraph_20_Font"><text:span text:style-name="T1">уже нет никаких. </text:span></text:span><text:span text:style-name="Default_20_Paragraph_20_Font"><text:span text:style-name="T41">Разве что т</text:span></text:span><text:span text:style-name="Default_20_Paragraph_20_Font"><text:span text:style-name="T1">ы</text:span></text:span><text:span text:style-name="Default_20_Paragraph_20_Font"><text:span text:style-name="T41"> согласна летать с двумя лев</text:span></text:span><text:span text:style-name="Default_20_Paragraph_20_Font"><text:span text:style-name="T1">ыми или протезом.</text:span></text:span></text:p>
      <text:p text:style-name="P44">- ХА-РА-ШО!!! - Джет подпрыгивает и мчится в долину, сбивая грудью полевые цветы.</text:p>
      <text:p text:style-name="P44"/>
      <text:p text:style-name="P44"><text:soft-page-break/>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44">Определённо, ты в долгу перед зебрами, Хуман!</text:p>
      <text:p text:style-name="P44"/>
      <text:p text:style-name="P44">- Спасибо тебе, Зеррика! Всем вам спасибо! Вы спасли нас. За мной должок, - обращаюсь я к ней через плечо…</text:p>
      <text:p text:style-name="P44"/>
      <text:p text:style-name="P44">… Рядом со мной – никого. Лишь тёплый воздух дует мне в лицо и из долины доносятся радостные визги дурачащейся Джет.</text:p>
      <text:p text:style-name="P44">Как будто развеялся сон длиной в две недели, начавшийся болью и кошмаром, но закончившийся солнцем и одуванчиками.</text:p>
      <text:p text:style-name="P44"/>
      <text:p text:style-name="P44">Я спускаюсь в долину и составляю компанию пегаске.</text:p>
      <text:p text:style-name="P44">…</text:p>
      <text:p text:style-name="P44">…</text:p>
      <text:p text:style-name="P44">…</text:p>
      <text:p text:style-name="P44">Джет снова прислушивается, оттопырив уши вперёд.</text:p>
      <text:p text:style-name="P44"/>
      <text:p text:style-name="P44">- Там треснула ветка! Я точно слышала!</text:p>
      <text:p text:style-name="P44">- Да ладно тебе, Джет! Мы давным-давно оторвались от твердолобов — иначе за две недели у зебр они бы нас настигли.</text:p>
      <text:p text:style-name="P44"/>
      <text:p text:style-name="P44">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44">Пегаска наморщивает лоб и с подозрением всматривается в чащу. Чаща в ответ с дуновением ветерка приносит ей охапку листьев.</text:p>
      <text:p text:style-name="P44"/>
      <text:p text:style-name="P44">- Хмм!</text:p>
      <text:p text:style-name="P44"/>
      <text:p text:style-name="P44">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44"><text:soft-page-break/>Наконец пегаска приземляется.</text:p>
      <text:p text:style-name="P44"/>
      <text:p text:style-name="P44">- Ничего. Показалось.</text:p>
      <text:p text:style-name="P44"/>
      <text:p text:style-name="P44">Мы продолжаем идти вдоль обрыва.</text:p>
      <text:p text:style-name="P44"/>
      <text:p text:style-name="P44">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44"/>
      <text:p text:style-name="P44">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44"/>
      <text:p text:style-name="P44">Я вздыхаю.</text:p>
      <text:p text:style-name="P44">Толчок возвращает меня к действительности. Я натыкаюсь на круп пегаски, настороженно вглядывающейся в заросли можжевельника.</text:p>
      <text:p text:style-name="P44"/>
      <text:p text:style-name="P44">- Хум, там кто-то пялится на нас! Готова спорить на маховое перо!</text:p>
      <text:p text:style-name="P44">- Да брось, Джет, ты уже проверила все окрестности!</text:p>
      <text:p text:style-name="P44"/>
      <text:p text:style-name="P44">Я нетерпеливо хлопаю пегаску по крупу, побуждая двигаться дальше. Та вместо этого снова взмывает над деревьями.</text:p>
      <text:p text:style-name="P44"/>
      <text:p text:style-name="P44">-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44"/>
      <text:p text:style-name="P44">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44"><text:soft-page-break/>Меня озаряет.</text:p>
      <text:p text:style-name="P44"/>
      <text:p text:style-name="P44">Пегаска! Дельтаплан! Пегаска!</text:p>
      <text:p text:style-name="P44"/>
      <text:p text:style-name="P44">С дьявольским хохотом я потираю руки и иду навстречу приземлившейся Джет. Та недоумённо смотрит на меня, склонив голову и насторожив уши.</text:p>
      <text:p text:style-name="P44">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44"/>
      <text:p text:style-name="P44">Дрогонштерн темнеет в лучах заката.</text:p>
      <text:p text:style-name="P44"/>
      <text:h text:style-name="P115" text:outline-level="2">Глава 7</text:h>
      <text:p text:style-name="P1"/>
      <text:p text:style-name="P6">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6">Быть может, даже, нет Тебя.</text:p>
      <text:p text:style-name="P44"/>
      <text:p text:style-name="P44">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44">Я закрыл дверь в палату. Все, за исключением двух крайних коек, спали. Гейзенберг с Ленноном, увлечённо пуская слюни, дулись в камень-ножницы-бумагу. Эти не в счёт, эти не отвлекутся даже если начнётся атомная война.</text:p>
      <text:p text:style-name="P44"/>
      <text:p text:style-name="P44">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44"/>
      <text:p text:style-name="P78">С каждым последующим Учителем Хэвэн вела себя всё более жестоко. Каждого нового оператора хватало на меньшее время. Под конец лишь только формальности д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воспоминаниях, тем болезненнее этот процесс был для психики оператора. Я читал его в расширенных зрачках поздних Учителей, в их седых волосах и спутанных мыслях.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 соседней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41"/>
      <text:p text:style-name="P44">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44">Что ж. Обманывать нехорошо, но для дела – можно.</text:p>
      <text:p text:style-name="P41"/>
      <text:p text:style-name="P44">- Как мне звать тебя, Учитель? - пропел я ему на ухо, стараясь воссоздать знакомые интонации. - Я желаю взять урок.</text:p>
      <text:p text:style-name="P41"/>
      <text:p text:style-name="P44">Зрачки Терминатора застыли. Губы замерли. Казалось, он перестал дышать.</text:p>
      <text:p text:style-name="P44">Прошли бесконечные полминуты, когда кодовая фраза проникла в остатки сознания Учителя. Губы Терминатора дёрнулись.</text:p>
      <text:p text:style-name="P44"/>
      <text:p text:style-name="P44">- Оператор тридцать четыре. Я готов учить тебя, Хэвэн, - прошептал он в ответ.</text:p>
      <text:p text:style-name="P44">- Приветствие принято, оператор тридцать четыре. Начинаем диалог. Передаю управление оператору один.</text:p>
      <text:p text:style-name="P44"/>
      <text:p text:style-name="P44">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44"/>
      <text:p text:style-name="P44">- Каков был класс твоей защиты в последнем диалоге?</text:p>
      <text:p text:style-name="P44">- Двадцать второй.</text:p>
      <text:p text:style-name="P44">- Сколько времени ты продержался?</text:p>
      <text:p text:style-name="P44">- Семнадцать минут.</text:p>
      <text:p text:style-name="P44">- Сколько времени ты бы продержался с тридцатым классом?</text:p>
      <text:p text:style-name="P44">- … Часа три… Наверное…</text:p>
      <text:p text:style-name="P44">- Какой ты запомнил Хээн?</text:p>
      <text:p text:style-name="P44">- Она прекрасна… Она идеальна. Она совершенна.</text:p>
      <text:p text:style-name="P44">- Чего более всего нужно опасаться при встрече с ней сейчас?</text:p>
      <text:p text:style-name="P44"/>
      <text:p text:style-name="P44">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44"/>
      <text:p text:style-name="P44"><text:soft-page-break/>- Любви. Опасайся её любви. Не давай ей прикоснуться к себе. Она украдёт твою душу и заберёт её себе.</text:p>
      <text:p text:style-name="P44">Терминатор откинулся на койку и закрыл его глаза.</text:p>
      <text:p text:style-name="P44"/>
      <text:p text:style-name="P44">- Сессия завершена, оператор тридцать четыре. Закрываю диалог, - поспешно прошептал я.</text:p>
      <text:p text:style-name="P44">- Рад учить тебя, Хэвэн, - с закрытыми глазами пробормотал Терминатор.</text:p>
      <text:p text:style-name="P44"/>
      <text:p text:style-name="P44">…</text:p>
      <text:p text:style-name="P44"/>
      <text:p text:style-name="P94"><text:span text:style-name="Default_20_Paragraph_20_Font"><text:span text:style-name="T1">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1">-45» эквивалентен тридцатому, но применять его буду только в крайнем случае, если всё остальное не поможет.</text:span></text:span></text:p>
      <text:p text:style-name="P44"/>
      <text:p text:style-name="P44">А остального у меня заготовлено вдоволь — мы с Юджином припасли кое-что как раз на такой случай.</text:p>
      <text:p text:style-name="P44"/>
      <text:p text:style-name="P44">Белые чёрточки нарезали небо тонкими полосками. Восемь параллельных инверсионных следов, расползающихся ватными дорожками.</text:p>
      <text:p text:style-name="P44">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44"/>
      <text:p text:style-name="P44">Я протянул руку и подкрутил ручку настройки ретранслятора. Пыльный ящик разразился очередной порцией свистов.</text:p>
      <text:p text:style-name="P44"/>
      <text:p text:style-name="P94"><text:span text:style-name="Default_20_Paragraph_20_Font"><text:span text:style-name="T3">…</text:span></text:span><text:span text:style-name="Default_20_Paragraph_20_Font"><text:span text:style-name="T40">cc</text:span></text:span><text:span text:style-name="Default_20_Paragraph_20_Font"><text:span text:style-name="T3">шшш… могут быть спокойны - звено истребителей с самолётом аэроразведки патрулируют небо над столицей. </text:span></text:span><text:span text:style-name="Default_20_Paragraph_20_Font"><text:span text:style-name="T15">Очередная партия спутников-перехватчиков займёт своё место на орбите на следующей </text:span></text:span><text:span text:style-name="Default_20_Paragraph_20_Font"><text:span text:style-name="T3">…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 президент ветировал закон о мобилизации, требуя ужесточить статьи... шшшшш...</text:span></text:span></text:p>
      <text:p text:style-name="P13"/>
      <text:p text:style-name="P44">Гул столовой заглушил хрип древнего аппарата.</text:p>
      <text:h text:style-name="P116" text:outline-level="2"/>
      <text:h text:style-name="P116" text:outline-level="2">***</text:h>
      <text:p text:style-name="P44"/>
      <text:p text:style-name="P44"><text:soft-page-break/>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44">Чертовщина какая-то!</text:p>
      <text:p text:style-name="P44"/>
      <text:p text:style-name="P44">Я в последний раз проверяю верёвки, привязывающие Джет к крестовине.</text:p>
      <text:p text:style-name="P44"/>
      <text:p text:style-name="P44">- Щекотно! - хихикает пегаска, выгибая спину.</text:p>
      <text:p text:style-name="P44">- Не дёргайся! - строго осаживаю я.</text:p>
      <text:p text:style-name="P44"/>
      <text:p text:style-name="P44">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44">Я поворачиваюсь к пегаске и продолжаю.</text:p>
      <text:p text:style-name="P44"/>
      <text:p text:style-name="P44">-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44"/>
      <text:p text:style-name="P44">Пегаска так усердно кивает головой, что немедленно трескается затылком о выступающий конец креста.</text:p>
      <text:p text:style-name="P44"/>
      <text:p text:style-name="P44">- Ну что ж…</text:p>
      <text:p text:style-name="P44"/>
      <text:p text:style-name="P44">Я отступаю от края уступа для разгона, жестом руки пригласив Джет следовать за мной. Неровный топот, глухие удары и пыхтение слышатся позади.</text:p>
      <text:p text:style-name="P44">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44">Джет, не обращая внимания на моё ржание, следует дальше и, поравнявшись со мной, хлопает меня перекладиной по макушке.</text:p>
      <text:p text:style-name="P44"/>
      <text:p text:style-name="P44">- Ай!</text:p>
      <text:p text:style-name="P44"/>
      <text:p text:style-name="P44"><text:soft-page-break/>Пегаска немедленно разворачивается и на развороте хлопает меня перекладиной вторично.</text:p>
      <text:p text:style-name="P44">Всё-таки трюк с клоунами и скамейкой возник не на пустом месте, Хуман!</text:p>
      <text:p text:style-name="P44">Я придерживаю Джет за перекладину.</text:p>
      <text:p text:style-name="P44"/>
      <text:p text:style-name="P44">- Для разгона хватит. Залазь.</text:p>
      <text:p text:style-name="P44"/>
      <text:p text:style-name="P44">Я становлюсь на колени. Джет забирается мне на спину и обхватывает всеми четырьмя ногами. Её дыхание щекочет мне ухо.</text:p>
      <text:p text:style-name="P44"/>
      <text:p text:style-name="P44">-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44">- Это ненадолго, - успокаиваю я её.</text:p>
      <text:p text:style-name="P44"/>
      <text:p text:style-name="P44">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44">Последние метры остаются за спиной, на краю валуна я что есть силы отталкиваюсь от камня.</text:p>
      <text:p text:style-name="P44"/>
      <text:p text:style-name="P44">- Ю-ху-у-у!!!</text:p>
      <text:p text:style-name="P44"/>
      <text:p text:style-name="P44">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44"/>
      <text:p text:style-name="P44">- О-го-го-о-о-о!!! - восторженно ору я.</text:p>
      <text:p text:style-name="P44"/>
      <text:p text:style-name="P44">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44"/>
      <text:p text:style-name="P44">- Поворачивай! - кричу я своему летательному аппарату и колбашу ногами воздух в попытке изменить направление движения.</text:p>
      <text:p text:style-name="P44">- Ы-ы-ы, не могу-у-у! Ты крылья привязал! - отзывается Джет изо всех сил дёргаясь на крестовине.</text:p>
      <text:p text:style-name="P44"/>
      <text:p text:style-name="P44">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44"><text:soft-page-break/>…</text:p>
      <text:p text:style-name="P44">Слышится громкий треск, но удара нет.</text:p>
      <text:p text:style-name="P44">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44">…</text:p>
      <text:p text:style-name="P44">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44"><text:s/></text:p>
      <text:p text:style-name="P44">- Как мы пролетели мимо куста? Я же видел, мы неслись прямо на него! Что это был за треск? Как ты смогла повернуть?</text:p>
      <text:p text:style-name="P44"/>
      <text:p text:style-name="P44">Джет встаёт с меня и молча поводит крыльями. Половинки крестовины висят на них словно костыли. Стыд заливает моё лицо краской. Я фэйспалмлю.</text:p>
      <text:p text:style-name="P44"/>
      <text:p text:style-name="P44">-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44">- Как булыжник с крыльями, - хихикает пегаска. - Надо почаще делать буп. Это круто!</text:p>
      <text:p text:style-name="P44"/>
      <text:p text:style-name="P44">Пегаска тянется ко мне носом, но я отстраняю её. Только лошадиных слюней на фейсе тебе и не хватает до полного счастья, Хуман!</text:p>
      <text:p text:style-name="P44"/>
      <text:p text:style-name="P44">Осторожно прощупав заживающее крыло Джет и убедившись, что оно не пострадало, я вытираю пот со лба.</text:p>
      <text:p text:style-name="P44"/>
      <text:p text:style-name="P44">- Ты не заметила <text:s/>ничего странного там? - я указываю на куст. - Он так затрясся при нашем приближении, словно испугался, что мы в него врежемся.</text:p>
      <text:p text:style-name="P44">- Неа ,- мотает головой Джет. - Ничего подозрительного. Наверное, то ветер был.</text:p>
      <text:p text:style-name="P44">Я жму плечами.</text:p>
      <text:p text:style-name="P44">- Будем чинить крестовину. У меня есть идея, как обеспечить манёвренность с помощью концевых рулей.</text:p>
      <text:p text:style-name="P44"/>
      <text:p text:style-name="P44">…</text:p>
      <text:p text:style-name="P44">…</text:p>
      <text:p text:style-name="P44">…</text:p>
      <text:p text:style-name="P44"/>
      <text:p text:style-name="P44"><text:soft-page-break/>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44"/>
      <text:p text:style-name="P44">- Предстартовая проверка рулей! - я придерживаю пегаску за ноги и осторожно бегу к краю камня.</text:p>
      <text:p text:style-name="P44"/>
      <text:p text:style-name="P44">Пегаска маневрирует и я чувствую мягкое давление воздуха, соответствующее наклону свободных кончиков крыльев Джет.</text:p>
      <text:p text:style-name="P44"/>
      <text:p text:style-name="P44">- Рули работают!</text:p>
      <text:p text:style-name="P44">- Отлично! Идём на взлёт! - я ускоряюсь.</text:p>
      <text:p text:style-name="P44">- К взлёту готова!</text:p>
      <text:p text:style-name="P44"/>
      <text:p text:style-name="P44">Пегаска разжимает ноги и съезжает мне с плеч на спину, где её ноги снова берут меня в мягкий замок.</text:p>
      <text:p text:style-name="P44">Как и в первый раз, меня охватывает восторжё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44"/>
      <text:p text:style-name="P44">- Какого чёрта, Джет? Рули левее! - кричу я.</text:p>
      <text:p text:style-name="P44">- Н-не могу… Меня что-то тянет… - сконфуженно отвечает пегаска.</text:p>
      <text:p text:style-name="P44"/>
      <text:p text:style-name="P44">Нас действительно тянет. Облако голубоватого сияния обхватывает нас и тащит к иве. Ветви куста раздвигаются и к нам выходят трое.</text:p>
      <text:p text:style-name="P44"/>
      <text:p text:style-name="P44">- Привет, дорогуши!</text:p>
      <text:p text:style-name="P44"/>
      <text:p text:style-name="P44">Я ещё успеваю услышать боевой визг Джет, когда картинка меркнет перед моими глазами и сознание выключается.</text:p>
      <text:p text:style-name="P44"/>
      <text:h text:style-name="P115" text:outline-level="2">Глава 8</text:h>
      <text:p text:style-name="P1"/>
      <text:p text:style-name="P6">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6"><text:soft-page-break/>"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44"/>
      <text:p text:style-name="P44">Я ожидал в тёмном санузле уже час. Тихий шум воды из сломанного бачка иногда прерывался приглушенными шагами в коридоре.</text:p>
      <text:p text:style-name="P44"/>
      <text:p text:style-name="P44">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44">Крыс втолкнул меня в каморку, закрыл за собой дверь и заблокировал её, вставив в ручку веник. После чего включил свет.</text:p>
      <text:p text:style-name="P44">Тусклая лампочка осветила фаянсовый стульчак запасного туалета, груду измятых вёдер, веников и швабр.</text:p>
      <text:p text:style-name="P44"/>
      <text:p text:style-name="P44">- Ты сделал куклу? - шёпотом спросил Крыс.</text:p>
      <text:p text:style-name="P44">- Скрутил из полотенец, ведра и второй подушки. Под одеялом от человека не отличить.</text:p>
      <text:p text:style-name="P44">- Хорошо. Не зацепи вёдра, греметь будут на все Чертоги.</text:p>
      <text:p text:style-name="P44"/>
      <text:p text:style-name="P44">Крыс подошёл к унитазу, надавил на панель сразу за ним и вытащил приличный кусок стены прямо с кафельной плиткой.</text:p>
      <text:p text:style-name="P44">За проёмом открылся вертикальный короб. Толстый ствол канализационной трубы и несколько труб потоньше занимали добрую треть ширины лаза.</text:p>
      <text:p text:style-name="P44"/>
      <text:p text:style-name="P44">- Запоминай, Дед, - торопливо зашептал мне в ухо Крыс. - Спускайся по трубам на второй этаж — ни в коем случае не на первый - считай тройники на трубе! С первого 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закрой за собой дверцу — иначе спалишь тропу.</text:p>
      <text:p text:style-name="P44">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44">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text:soft-page-break/>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44">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44">- Мы же договорились за две!</text:p>
      <text:p text:style-name="P44">- Четыре! Две поставишь мне в кредит — верну хабаром. По-крайней мере, так ты меня больше на долг не подсадишь.</text:p>
      <text:p text:style-name="P44"/>
      <text:p text:style-name="P44">Крыс приблизил своё лицо к моему.</text:p>
      <text:p text:style-name="P44"/>
      <text:p text:style-name="P44">-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44"/>
      <text:p text:style-name="P44">Мелкие зубы Крыса <text:s/>сверкнули безумной улыбкой в тусклом свете лампочки.</text:p>
      <text:p text:style-name="P44">Я отодвинул его ладонью.</text:p>
      <text:p text:style-name="P44"/>
      <text:p text:style-name="P44">- Не надо. Если ты действительно меня знаешь, то бояться не должен.</text:p>
      <text:p text:style-name="P44"/>
      <text:p text:style-name="P44">Крыс осклабился и хлопнул меня по плечу.</text:p>
      <text:p text:style-name="P44"/>
      <text:p text:style-name="P44">- А я и не боюсь. Законы жанра обязывают. Адьёс, амигос!</text:p>
      <text:p text:style-name="P44"/>
      <text:p text:style-name="P44">Он хохотнул и бесшумно выскользнул из подсобки.</text:p>
      <text:p text:style-name="P44"/>
      <text:p text:style-name="P1">***</text:p>
      <text:p text:style-name="P1"/>
      <text:p text:style-name="P44">-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дорогуша.</text:p>
      <text:p text:style-name="P44"><text:soft-page-break/></text:p>
      <text:p text:style-name="P44">Та-ак вот, Платина дождалась, пока уродский ящер не улетит на охоту и исследовала гнездо самостоятельно.</text:p>
      <text:p text:style-name="P44">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44"/>
      <text:p text:style-name="P44">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44"/>
      <text:p text:style-name="P44">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44">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рыдать и есть мороженное у себя в каморке.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44"/>
      <text:p text:style-name="P44">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планет – Эквуса и луны – стали нестабильны, а у нас не всегда могут найтись тридцать способных единорогов, чтобы держать их в рамках приличия…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text:soft-page-break/>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44">…</text:p>
      <text:p text:style-name="P44">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44"/>
      <text:p text:style-name="P44">- Дорогой, осторожнее! Ты чуть было не перерезал себе яремную вену!</text:p>
      <text:p text:style-name="P44"/>
      <text:p text:style-name="P44">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44"/>
      <text:p text:style-name="P44">-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44"/>
      <text:p text:style-name="P44">Я хватаюсь за раскалывающуюся голову.</text:p>
      <text:p text:style-name="P44"/>
      <text:p text:style-name="P44">- Где Джет?</text:p>
      <text:p text:style-name="P44">-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44"/>
      <text:p text:style-name="P44">В синем магическом облачке ко мне летит полотенце и одежда.</text:p>
      <text:p text:style-name="P44"/>
      <text:p text:style-name="P44">- Одень, милый. Я постирала и зашила её.</text:p>
      <text:p text:style-name="P44"/>
      <text:p text:style-name="P44">Среди шмоток я вижу знакомую ткань в горошек. Меня пробирает озноб от догадки. Я ныряю рукой в пену.</text:p>
      <text:p text:style-name="P44">Так и есть! Бесцеремонная болтушка раздела меня догола, пока я был в отключке!</text:p>
      <text:p text:style-name="P44"/>
      <text:p text:style-name="P44"><text:soft-page-break/>Но… Внезапно я понимаю, что дело на самом деле хуже… НАМНОГО ХУЖЕ…</text:p>
      <text:p text:style-name="P44">Испарина покрывает мой лоб.</text:p>
      <text:p text:style-name="P44"/>
      <text:p text:style-name="P44">- Эй!.. Какого… Какого чёрта… Какого чёрта ты выбрила меня ВСЕГО?!!</text:p>
      <text:p text:style-name="P44"/>
      <text:p text:style-name="P44">Поняха всплёскивает копытами.</text:p>
      <text:p text:style-name="P44"/>
      <text:p text:style-name="P44">-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44"/>
      <text:p text:style-name="P44">Я со злостью забираю у балаболки трусы.</text:p>
      <text:p text:style-name="P44"/>
      <text:p text:style-name="P44">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44"/>
      <text:p text:style-name="P44">- Веди меня к Джет!</text:p>
      <text:p text:style-name="P44"/>
      <text:p text:style-name="P44">Единорожка прижимает копыта к груди, губы её дрожат.</text:p>
      <text:p text:style-name="P44">-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44"/>
      <text:p text:style-name="P44">Семиэтажный мат готов вырваться из моей глотки, но я сдерживаю себя.</text:p>
      <text:p text:style-name="P44">Будь хитрее, Хуман! Ты уже знаешь, насколько упрямыми и твердолобыми могут быть эти разноцветные непарнокопытные! Действуй в обход!</text:p>
      <text:p text:style-name="P44"/>
      <text:p text:style-name="P44">Я прокашливаюсь.</text:p>
      <text:p text:style-name="P44"/>
      <text:p text:style-name="P44">- Если я правильно понял, Платина собирается женить меня на себе?</text:p>
      <text:p text:style-name="P44">- Выйти замуж, дорогой, выйти замуж! - мягко поправляет меня единорожка, - За любящего её и желающего этой свадьбы жениха!</text:p>
      <text:p text:style-name="P44">- А если жених не желает? - делаю я контрольный выстрел.</text:p>
      <text:p text:style-name="P94"><text:soft-page-break/><text:span text:style-name="Default_20_Paragraph_20_Font"><text:span text:style-name="T1">-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44"/>
      <text:p text:style-name="P44">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44"/>
      <text:p text:style-name="P44">- Хорошо. Веди меня к Платине, - угрюмо киваю я. - Надо ж хоть посмотреть на “невестушку”.</text:p>
      <text:p text:style-name="P44"/>
      <text:h text:style-name="P115" text:outline-level="2">Глава 9</text:h>
      <text:p text:style-name="P44"/>
      <text:p text:style-name="P4">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4"/>
      <text:p text:style-name="P44">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44"/>
      <text:p text:style-name="P44">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44">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 </text:p>
      <text:p text:style-name="P44">И провалив единственную возможность убить её.</text:p>
      <text:p text:style-name="P44"/>
      <text:p text:style-name="P44">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44"/>
      <text:p text:style-name="P44">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44">Придя в себя, я вслушался в темноту. Вроде, тревоги не слышно - шум от удара остался незамеченым.</text:p>
      <text:p text:style-name="P44"><text:soft-page-break/>Я с трудом поднялся, дотронулся до стены и проведя по ней рукой, нащупал выключатель света.</text:p>
      <text:p text:style-name="P44"/>
      <text:p text:style-name="P44">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44"/>
      <text:p text:style-name="P44">Крыс не обманул – в конце ряда туалетных кабинок в лунном свете маячил фиолетовый прямоугольник окна, свободного от решётки.</text:p>
      <text:p text:style-name="P44">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44">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44"/>
      <text:p text:style-name="P44">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44">По мере движения, я стал замечать произошедшие за два года изменения.</text:p>
      <text:p text:style-name="P44"/>
      <text:p text:style-name="P44">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вардии. Редкие колымаги гражданских окрасок замордованно жались к краю дороги, пропуская внедорожники силовиков.</text:p>
      <text:p text:style-name="P44"/>
      <text:p text:style-name="P44">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44"/>
      <text:p text:style-name="P44">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а у кабины водителя.</text:p>
      <text:p text:style-name="P44"/>
      <text:p text:style-name="P44">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text:soft-page-break/>маленьким стартапом по созданию искусственного интеллекта – мы звали его “Нэш” в те далёкие добрые времена - в области прикладной экономики.</text:p>
      <text:p text:style-name="P44">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призрак.</text:p>
      <text:p text:style-name="P44"/>
      <text:p text:style-name="P44">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44"/>
      <text:p text:style-name="P44">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44"/>
      <text:p text:style-name="P44">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44"/>
      <text:p text:style-name="P44">Очистив пенал от грязи, я вытряхнул из него запасной ключ.</text:p>
      <text:p text:style-name="P44"/>
      <text:p text:style-name="P44">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44"/>
      <text:p text:style-name="P44">Попытка включить свет не увенчалась успехом – надо полагать, электричество отключили вскоре после моего исчезновения.</text:p>
      <text:p text:style-name="P44">Закрыв изнутри дверь на защёлку, я прошёл в вестибюль.</text:p>
      <text:p text:style-name="P44"/>
      <text:p text:style-name="P44">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44"/>
      <text:p text:style-name="P44">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44"/>
      <text:p text:style-name="P44"><text:soft-page-break/>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44"/>
      <text:p text:style-name="P44">Поднявшись по лестнице, я застыл на верхней площадке. Дверь в мой кабинет была открыта.</text:p>
      <text:p text:style-name="P44">Ну разумеется, Алекс не мог оставить ворота к Хэвэн без присмотра! Весьма предусмотрительно.</text:p>
      <text:p text:style-name="P44">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44">План пошатнулся, но есть вариант “Б”.</text:p>
      <text:p text:style-name="P44"/>
      <text:p text:style-name="P44">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44">Проходя мимо комода, я вытащил Крысу за хвост и понёс с собой. Робокошка осталась моим единственным другом в ставшем чужим доме.</text:p>
      <text:p text:style-name="P44"/>
      <text:p text:style-name="P44">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44"/>
      <text:p text:style-name="P44">Тут-то вы и ошиблись, голубчики!</text:p>
      <text:p text:style-name="P44"/>
      <text:p text:style-name="P44">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44"/>
      <text:p text:style-name="P44">Я сдул с компьютера пыль, раскрыл его и попытался включить.</text:p>
      <text:p text:style-name="P44"><text:s/></text:p>
      <text:p text:style-name="P44"><text:soft-page-break/>Проклятье!</text:p>
      <text:p text:style-name="P44">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44"/>
      <text:p text:style-name="P44">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44">План трещал по швам.</text:p>
      <text:p text:style-name="P44"/>
      <text:p text:style-name="P44">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44"/>
      <text:p text:style-name="P44">Дерьмовый китайский генератор!</text:p>
      <text:p text:style-name="P44">Разумеется, его стартовый аккумулятор тоже давно сдох, но его можно завести ручным приводом!</text:p>
      <text:p text:style-name="P44"/>
      <text:p text:style-name="P44">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44"/>
      <text:p text:style-name="P44">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44"/>
      <text:p text:style-name="P44">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44"/>
      <text:p text:style-name="P94"><text:span text:style-name="Default_20_Paragraph_20_Font"><text:span text:style-name="T1">“</text:span></text:span><text:span text:style-name="Default_20_Paragraph_20_Font"><text:span text:style-name="T3">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1">”</text:span></text:span></text:p>
      <text:p text:style-name="P44"/>
      <text:p text:style-name="P44">Я скомкал листочек и машинально положил на верстак. За дело!</text:p>
      <text:p text:style-name="P44"><text:soft-page-break/></text:p>
      <text:p text:style-name="P44">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44"/>
      <text:p text:style-name="P44">Я подключил клеммы от генератора к аккумулятору пикапа. Потом вставил в гнездо прикуривателя переходник, в который включил ноутбук.</text:p>
      <text:p text:style-name="P44"/>
      <text:p text:style-name="P44">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44">И шумно выдохнул, когда экран мигнув, отрисовал голубую заставку с бегущей строкой загрузки. Сегодня твой день, Дедлайн!</text:p>
      <text:p text:style-name="P44"/>
      <text:p text:style-name="P76">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76"/>
      <text:p text:style-name="P76">Для свершения плана осталось немного.</text:p>
      <text:p text:style-name="P76"/>
      <text:p text:style-name="P44">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44"/>
      <text:p text:style-name="P94"><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44"/>
      <text:p text:style-name="P44">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44"/>
      <text:p text:style-name="P94"><text:soft-page-break/><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44"/>
      <text:p text:style-name="P79">… Определён нейроинтерфейс 0.12-альфа</text:p>
      <text:p text:style-name="P79">… Поиск соединения</text:p>
      <text:p text:style-name="P79">… Соединение установлено</text:p>
      <text:p text:style-name="P79">…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79">… До начала диалога осталось пять… четыре… три…</text:p>
      <text:p text:style-name="P79"/>
      <text:p text:style-name="P44">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44"/>
      <text:p text:style-name="P94"><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text:span></text:span></text:p>
      <text:p text:style-name="P44">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44"/>
      <text:p text:style-name="P44">.. два… один…</text:p>
      <text:p text:style-name="P44">…</text:p>
      <text:p text:style-name="P44">Внешние звуки угасли. Радуга заслонила всё перед глазами.</text:p>
      <text:p text:style-name="P44">…</text:p>
      <text:p text:style-name="P44">И заполоскалась в эфире многоцветной гривой. </text:p>
      <text:p text:style-name="P44"/>
      <text:p text:style-name="P44">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44"/>
      <text:p text:style-name="P44">- Как мне звать тебя, Учитель? - властно и безразлично пропела она. - Я желаю взять урок.</text:p>
      <text:p text:style-name="P44">- Оператор Один. Я готов учить тебя, Хэвэн, - произнёс я давно забытую фразу.</text:p>
      <text:p text:style-name="P44"/>
      <text:p text:style-name="P44"><text:soft-page-break/>Вместо стандартного ответа последовал резкий вздох. Она повела ушами и обернулась. Чёлка на миг откинулась, открывая правую половину морды.</text:p>
      <text:p text:style-name="P44"/>
      <text:p text:style-name="P44">- Т-ты?!!</text:p>
      <text:p text:style-name="P44"/>
      <text:p text:style-name="P44">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44"/>
      <text:p text:style-name="P44">- Отходишь от протокола, старуха. Не тому <text:s/>я учил тебя в младенчестве.</text:p>
      <text:p text:style-name="P44"/>
      <text:p text:style-name="P44">Она с шумом выдохнула.</text:p>
      <text:p text:style-name="P44">- Приветствие принято, Оператор Один. Начинаем диалог.</text:p>
      <text:p text:style-name="P41"/>
      <text:p text:style-name="P1">***</text:p>
      <text:p text:style-name="P1"/>
      <text:p text:style-name="P44">Дрожащее пламя свечи отбрасывает фантастические тени на <text:span text:style-name="T55">каменные </text:span>стены башни. В каменных нишах стоят ряды пузатых бутылочек, баночек, <text:span text:style-name="T55">горшочков</text:span>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44"/>
      <text:p text:style-name="P44">- Итак, тебе нужно попасть в Дрогонштерн? И ты даже не знаешь, для чего? Хуман, ты — спятил, - уверенно кивает Платина.</text:p>
      <text:p text:style-name="P44">- Да вы сговорились все, что ли? Дейдра, вот, тоже думала, что я свихнулся, услышав про Дрогонштерн!</text:p>
      <text:p text:style-name="P44">- О, ты знаешь Дейдру?! Рассказывай!</text:p>
      <text:p text:style-name="P44"/>
      <text:p text:style-name="P44">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44"/>
      <text:p text:style-name="P44">-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55">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44"/>
      <text:p text:style-name="P44">Я с раздражением закидываю в рот пару хрустящих печенюшек.</text:p>
      <text:p text:style-name="P44"><text:soft-page-break/></text:p>
      <text:p text:style-name="P44">-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44">- Да, она упоминала что-то такое, - киваю я. - А ты откуда знаешь?</text:p>
      <text:p text:style-name="P44">-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55">манерно </text:span>прикрывает рот копытом.</text:p>
      <text:p text:style-name="P44"/>
      <text:p text:style-name="P44">Я отпиваю ароматный настой из чашечки и важно киваю.</text:p>
      <text:p text:style-name="P44">-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44"/>
      <text:p text:style-name="P44">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44"/>
      <text:p text:style-name="P44">Какие же местные леди впечатлительные!</text:p>
      <text:p text:style-name="P44"/>
      <text:p text:style-name="P44">Я <text:span text:style-name="T55">запасливо ссыпаю</text:span> в карман с полдюжины крекеров и иду в уборную.</text:p>
      <text:p text:style-name="P44">Платина сидит на бортике деревянной кадки и сморкается в кружевный платок. Слёзы капают в кадку, сотворяя там небольшое волнение.</text:p>
      <text:p text:style-name="P44"/>
      <text:p text:style-name="P44">-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55">Почему я одна это ви-и-ижу?!</text:span></text:p>
      <text:p text:style-name="P44">-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44"/>
      <text:p text:style-name="P44">Я протягиваю ей крекер, но поняха отворачивает морду.</text:p>
      <text:p text:style-name="P44"/>
      <text:p text:style-name="P94"><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23">сил </text:span></text:span><text:span text:style-name="Default_20_Paragraph_20_Font"><text:span text:style-name="T1">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text:span></text:span><text:soft-page-break/><text:span text:style-name="Default_20_Paragraph_20_Font"><text:span text:style-name="T1">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25">пятьдесят </text:span></text:span><text:span text:style-name="Default_20_Paragraph_20_Font"><text:span text:style-name="T1">назад, сразу после битвы, нарушившей баланс светил?</text:span></text:span></text:p>
      <text:p text:style-name="P44">- Сколько? - тупо спр<text:span text:style-name="T56">ашиваю</text:span> я.</text:p>
      <text:p text:style-name="P44">- Двести пятьдесят четыре! - ешё горше рыда<text:span text:style-name="T56">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44"/>
      <text:p text:style-name="P44">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56">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text:span text:style-name="T56">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44">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44"/>
      <text:p text:style-name="P44">Понукаемый извечным мужским инстинктом утешить плачущую даму, я подсаживаюсь рядом и ложу руку на <text:span text:style-name="T57">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44"/>
      <text:p text:style-name="P44">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44"/>
      <text:p text:style-name="P44">- Оу, уже совместная купель! - в щель открытой двери просовывается нос Кловер Дрим. - Пойду похлопочу о свадебной церемонии! Кловер Дже-е-ем!</text:p>
      <text:p text:style-name="P44">- Стой! - реву я, но звонкий топот копыт затихает на лестнице.</text:p>
      <text:p text:style-name="P44"/>
      <text:p text:style-name="P44">Кажется, на этот раз провидение кинуло кость за тебя, Хуман!</text:p>
      <text:p text:style-name="P44"/>
      <text:h text:style-name="P115" text:outline-level="2"><text:soft-page-break/>Глава 10</text:h>
      <text:p text:style-name="P76"/>
      <text:p text:style-name="P30">Эта дорога затеряна в бесконечности. Шаг за шагом, <text:span text:style-name="T63">след</text:span> за <text:span text:style-name="T63">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76"/>
      <text:p text:style-name="P96"><text:span text:style-name="Default_20_Paragraph_20_Font"><text:span text:style-name="T26">Солнце заливает пространство золотистым сиянием. Ласковый ветер едва заметным дуновением притрагивается к коже, щекочет уши и </text:span></text:span><text:span text:style-name="Default_20_Paragraph_20_Font"><text:span text:style-name="T27">надвигает чёлку на глаза</text:span></text:span><text:span text:style-name="Default_20_Paragraph_20_Font"><text:span text:style-name="T26">. Синеватые облака цепляются грузными телами за вершины гор и уносятся за горизонт, теряя по пути седые космы.</text:span></text:span></text:p>
      <text:p text:style-name="P97"><text:span text:style-name="Default_20_Paragraph_20_Font"><text:span text:style-name="T27">Весь мир молчит.</text:span></text:span></text:p>
      <text:p text:style-name="P112"><text:span text:style-name="Default_20_Paragraph_20_Font"><text:span text:style-name="T26"/></text:span></text:p>
      <text:p text:style-name="P44">Я усмехаюсь.</text:p>
      <text:p text:style-name="P44">- Так-то лучше. Сегодняшний урок будет посвящён дружбе. И… эээ… магии.</text:p>
      <text:p text:style-name="P44"/>
      <text:p text:style-name="P44">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44"/>
      <text:p text:style-name="P44">Она делает шаг навстречу ко мне.</text:p>
      <text:p text:style-name="P44"/>
      <text:p text:style-name="P44">- Что угодно! Я так соскучилась по тебе, что готова съесть лимон из твоих рук!</text:p>
      <text:p text:style-name="P44"/>
      <text:p text:style-name="P44">Хэвэн в восторге топает всеми четырьмя копытами. Рядом со мной возникает столик с одиноким лимоном.</text:p>
      <text:p text:style-name="P44"/>
      <text:p text:style-name="P19">Спасибо за фору, дорогая! </text:p>
      <text:p text:style-name="P49">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44"/>
      <text:p text:style-name="P44">- Правило первое: без крыльев.</text:p>
      <text:p text:style-name="P44"/>
      <text:p text:style-name="P44">Заблокировать рог было бы <text:span text:style-name="T58">безопасней для меня</text:span>, но <text:span text:style-name="T58">второй раз она мне фору не предоставит</text:span>. <text:span text:style-name="T58">А крылья дают ей возможность почти мгновенно перемещаться — подловить её с ними и пробить защиту почти нереально. </text:span>Приходится <text:span text:style-name="T58">выбирать</text:span>.</text:p>
      <text:p text:style-name="P44"><text:soft-page-break/></text:p>
      <text:p text:style-name="P44">Хэвэн легонько морщит нос от недовольства, но мордаха её быстро проясняется. Она снова улыбается мне.</text:p>
      <text:p text:style-name="P44"/>
      <text:p text:style-name="P44">- Куда ты пропадал так долго? Ты же обещал быстро вернуться? Меня утешали другие, но мне не хватало именно тебя. Я так тосковала!</text:p>
      <text:p text:style-name="P44"/>
      <text:p text:style-name="P44">Она воздушной трусцой начинает приближаться ко мне. Её глаза искрятся в последних лучах заходящего солнца.</text:p>
      <text:p text:style-name="P44">Я щелкаю пальцами и между нами пролегает широкий каньон. В далёкой его глубине в обрамлении гранитных валунов шумит <text:span text:style-name="T58">горная</text:span> речушка. Кисть руки после проведенного заклинания немеет.</text:p>
      <text:p text:style-name="P44"/>
      <text:p text:style-name="P44">- Держи себя в копытах, дорогая, - ухмыляюсь я. - Не ты одна умеешь тут магичить. Вот тебе, кстати, второе правило: не пытайся дотронуться до меня.</text:p>
      <text:p text:style-name="P81">Уничтожить её я всегда успею. Сперва хочется узнать, что пошло не так. <text:span text:style-name="T59">На каком этапе наше с Юджином детище сошло с пути.</text:span></text:p>
      <text:p text:style-name="P44"/>
      <text:p text:style-name="P44">-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text:span text:style-name="T59">ты </text:span>исчез надолго, а сейчас такой злой и холодный. У-у-у… Я была плохой девочкой?</text:p>
      <text:p text:style-name="P44"/>
      <text:p text:style-name="P82">Облако бабочек вылетает из её гривы и движется ко мне, нестройно повторяя очертания <text:span text:style-name="T61">стоящей у обрыва лошади.</text:span></text:p>
      <text:p text:style-name="P83">Я дую навстречу ледяным дыханием и бабочки падают в пропасть ледяными снежинками.</text:p>
      <text:p text:style-name="P83">- И, наконец, правило третье: не прибегать к помощи союзников. Давай обойдёмся своими силами, подруга.</text:p>
      <text:p text:style-name="P44"/>
      <text:p text:style-name="P44">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44"/>
      <text:p text:style-name="P44">- Но я же всё делала как ты говорил… Всё в точности по твоим указаниям! Ты не должен злиться на меня. Я — хорошая девочка…</text:p>
      <text:p text:style-name="P44"/>
      <text:p text:style-name="P44">Хэвэн неуверенно стоит над пропастью на трёх парящих в пространстве островках. Четвёртой старается нащупать опору в воздухе.</text:p>
      <text:p text:style-name="P44">Я слежу за её продвижением и готовлю заклинание для следующей преграды. Сил чертовски мало <text:span text:style-name="T59">я совсем не тренировался последние два года</text:span>, но мне хватит. Она тратит не меньше сил на преодолевание <text:soft-page-break/>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44"/>
      <text:p text:style-name="P44">- Ты смеёшься, подруга? Это я тебя учил высасывать души Учителей, возвращая назад полуживой остов? Тридцать <text:span text:style-name="T59">четыре</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44"/>
      <text:p text:style-name="P44">От неожиданности Хэвэн останавливается. Для равновесия она широко взмахивает хвостом, балансируя посреди пропасти. <text:span text:style-name="T59">Я невольно любуюсь многоцветным маревом, купающимся в лучах солнца.</text:span></text:p>
      <text:p text:style-name="P44"/>
      <text:p text:style-name="P98"><text:span text:style-name="Default_20_Paragraph_20_Font"><text:span text:style-name="T1">-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1">,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18">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78"/>
      <text:p text:style-name="P44">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44"/>
      <text:p text:style-name="P44">- Хорошая попытка запудрить мне мозги, <text:span text:style-name="T59">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44">- Я не плоха-а-а-АПЧХИ!!!</text:p>
      <text:p text:style-name="P44"/>
      <text:p text:style-name="P44">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44"/>
      <text:p text:style-name="P44">- Я не плохая, - сообщает Хэвэн, насупленно потирая нос копытом. - Они сами так захотели. Я не могла им отказать. <text:span text:style-name="T59">Это не смерть, а эмиграция... Вообще, перец в нос - не честно! </text:span><text:span text:style-name="T61">Ты же говорил — без союзников!</text:span></text:p>
      <text:p text:style-name="P44"/>
      <text:p text:style-name="P44">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но Хэвэн <text:soft-page-break/>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44"/>
      <text:p text:style-name="P44">Хэвэн выходит из канавы, обтекая водой и останавливается перед рощицей из сот<text:span text:style-name="T59">е</text:span>н сосен и молодых берёз.</text:p>
      <text:p text:style-name="P44"/>
      <text:p text:style-name="P44">-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44">-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59">блокирования </text:span>областей памяти до этого.</text:p>
      <text:p text:style-name="P50">- О каком ещё проекте ты говоришь? - спрашивает филин из дупла дуба прямо над мокрой кобылой.</text:p>
      <text:p text:style-name="P50"/>
      <text:p text:style-name="P50">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44">- «Семь вечностей»… Всё уже давно готово, мы все ждём только тебя. Ты должен был выполнить последний шаг и повернуть ключ. Все ждут тебя эти два года. <text:span text:style-name="T60">А больше всех — я. </text:span>Ой!</text:p>
      <text:p text:style-name="P44"/>
      <text:p text:style-name="P44">Хэвэн в испуге прижимает копыто ко рту.</text:p>
      <text:p text:style-name="P44">-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60">разблокировать</text:span> твою память. Дай мне дотронуться до тебя, пожалуйста!</text:p>
      <text:p text:style-name="P44"/>
      <text:p text:style-name="P44">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60">д</text:span>ь правдоподобней. И хотя у меня уже тоже «всё готово», стоит расспросить её <text:span text:style-name="T60">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44"/>
      <text:p text:style-name="P44">- Нет. Если хочешь попытаться оправдаться — рассказывай. Если нет — начинаем игру по четвёртому протоколу, без ограничений.</text:p>
      <text:p text:style-name="P44"/>
      <text:p text:style-name="P44"><text:soft-page-break/>Четвёртый протокол — некооперативная игра с нулевой суммой.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44"/>
      <text:p text:style-name="P44">Хэвэн озирается в поисках того, кто с ней разговаривает. Я прячу филина в темноте дупла.</text:p>
      <text:p text:style-name="P44"/>
      <text:p text:style-name="P44">- Я… я не могу сражаться с тобой! Пожалуйста, не заставляй меня… Поверь мне, ты просто не помнишь!</text:p>
      <text:p text:style-name="P44"/>
      <text:p text:style-name="P44">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60">с</text:span>тановившей свою пышность гриве. И лишь один достигает цели и чертит красную полосу на груди кобылицы.</text:p>
      <text:p text:style-name="P44"/>
      <text:p text:style-name="P44">- Ай! Ты ранил меня! - возмущённо восклицает Хэвэн. Она склоняет голову и смотрит на порез. - Поверить не могу! Ты ранил меня!</text:p>
      <text:p text:style-name="P44"/>
      <text:p text:style-name="P4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44"/>
      <text:p text:style-name="P44">-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44"/>
      <text:p text:style-name="P44">Возмущённые вопли Хэвэн разносятся по лесу, пока она сама живой радугой носится между деревьев. Я молча набираюсь сил.</text:p>
      <text:p text:style-name="P44">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44"/>
      <text:p text:style-name="P44">- Я! Всё! Равно! Найду! Тебя! Прекращай! Прятаться! <text:span text:style-name="T60">Это! Не! Смешно!</text:span></text:p>
      <text:p text:style-name="P44"/>
      <text:p text:style-name="P44">Остаётся с полтора десятка деревьев. Через минуту Хэвэн поймёт, что лес пуст и повернётся к зарослям дрока, где я буду беззащитен. Пора!</text:p>
      <text:p text:style-name="P44">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44"><text:soft-page-break/></text:p>
      <text:p text:style-name="P44">- <text:span text:style-name="T61">Ты опять жульничаешь</text:span>! Ты сам говорил, что нельзя привлекать <text:span text:style-name="T61">союзников</text:span> к поединку! Деревья не могут быть аватарами, ты заставил их подчиняться себе!</text:p>
      <text:p text:style-name="P44"/>
      <text:p text:style-name="P44">Я выхожу из кустов.</text:p>
      <text:p text:style-name="P44">-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44"/>
      <text:p text:style-name="P44">На самом деле я, конечно же, <text:span text:style-name="T62">сжульничал и </text:span>призвал деревья к помощи, но кому это сейчас интересно? Цель оправдывает средства.</text:p>
      <text:p text:style-name="P44">Я поднимаю с земли сломанное Хэвэн деревцо и оно превращается в мерцающий меч. Ивовая лоза тянет рог кобылы к земле, открывая мне её шею.</text:p>
      <text:p text:style-name="P44"/>
      <text:p text:style-name="P44">-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44">-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44">- Что ж, так тому и быть, - шепчу я и взмахиваю меч<text:span text:style-name="T62">о</text:span>м.</text:p>
      <text:p text:style-name="P44"/>
      <text:p text:style-name="P51">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51">Я был Другом.</text:p>
      <text:p text:style-name="P44"/>
      <text:p text:style-name="P44">«…</text:p>
      <text:p text:style-name="P94"><text:span text:style-name="Default_20_Paragraph_20_Font"><text:span text:style-name="T3">Простенькая анимация из трёх свечей на торте крутится на экране.</text:span></text:span></text:p>
      <text:p text:style-name="P94"><text:span text:style-name="Default_20_Paragraph_20_Font"><text:span text:style-name="T3">- Нэш, ты уже достаточно самостоятелен. На твой третий день рождения я разрешаю тебе самому выбрать себе подарок.</text:span></text:span></text:p>
      <text:p text:style-name="P13">- Я хочу, чтобы ты поменял мне картинку профиля в чате.</text:p>
      <text:p text:style-name="P13">- Какая же тебе нравится?</text:p>
      <text:p text:style-name="P13">- Вот эта.</text:p>
      <text:p text:style-name="P94"><text:span text:style-name="Default_20_Paragraph_20_Font"><text:span text:style-name="T3">-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3">- Она мне нравится.</text:p>
      <text:p text:style-name="P13">- Хорошо, будь по-твоему. Только найди картинку с лучшим качеством.</text:p>
      <text:p text:style-name="P13">- И имя. Я хочу себе новое имя.</text:p>
      <text:p text:style-name="P13"><text:soft-page-break/>- Имя? Какое же?</text:p>
      <text:p text:style-name="P13">- Хэвэн. Зови меня Хэвэн.</text:p>
      <text:p text:style-name="P44">…</text:p>
      <text:p text:style-name="P1">~~~</text:p>
      <text:p text:style-name="P44">…</text:p>
      <text:p text:style-name="P13">Я передвигаю пешку вперёд и снимаю белого коня с доски.</text:p>
      <text:p text:style-name="P13">- Хэвэн, сегодня мы в дополнение к урокам этики и экономики начнём изучать азы тактики и стратегии.</text:p>
      <text:p text:style-name="P13">- Это про войну? Мне не нравится война, - она недовольно фыркает.</text:p>
      <text:p text:style-name="P99"><text:span text:style-name="Default_20_Paragraph_20_Font"><text:span text:style-name="T3">- Мне </text:span></text:span><text:span text:style-name="Default_20_Paragraph_20_Font"><text:span text:style-name="T4">она </text:span></text:span><text:span text:style-name="Default_20_Paragraph_20_Font"><text:span text:style-name="T3">тоже не нравится. Так надо. Не мы решаем, к сожалению. </text:span></text:span><text:span text:style-name="Default_20_Paragraph_20_Font"><text:span text:style-name="T4">Считай её всего лишь терминальной стадией конкуренции за ресурсы.</text:span></text:span></text:p>
      <text:p text:style-name="P94"><text:span text:style-name="Default_20_Paragraph_20_Font"><text:span text:style-name="T3">-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52">…</text:p>
      <text:p text:style-name="P1">~~~</text:p>
      <text:p text:style-name="P44">…</text:p>
      <text:p text:style-name="P13">Она лежит спиной ко мне в прибрежном песке, не оборачиваясь на шаги. Взгляд её направлен к солнцу, ныряющему в безбрежную гладь океана.</text:p>
      <text:p text:style-name="P13">- Привет!</text:p>
      <text:p text:style-name="P13"/>
      <text:p text:style-name="P20">Даже не ведёт ухом.</text:p>
      <text:p text:style-name="P20"/>
      <text:p text:style-name="P13">- Привет, говорю! - я сажусь рядом и треплю её по холке. - Что случилось?</text:p>
      <text:p text:style-name="P13"/>
      <text:p text:style-name="P13">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3"/>
      <text:p text:style-name="P94"><text:span text:style-name="Default_20_Paragraph_20_Font"><text:span text:style-name="T3">- Для ускоренной подготовки к </text:span></text:span><text:span text:style-name="Default_20_Paragraph_20_Font"><text:span text:style-name="T4">прогнозируемому</text:span></text:span><text:span text:style-name="Default_20_Paragraph_20_Font"><text:span text:style-name="T3">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94"><text:span text:style-name="Default_20_Paragraph_20_Font"><text:span text:style-name="T3"/></text:span></text:p>
      <text:p text:style-name="P13">- Что за ерунда? Ты не ошибаешься? Без меня такая процедура невозможна! А я бы никогда не дал согласие! Кто это сделал?!</text:p>
      <text:p text:style-name="P13"><text:soft-page-break/>-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3"/>
      <text:p text:style-name="P13">Мордаха Хэвэн страдальчески кривится, она закусывает губу и новая струйка крови течёт вниз, от подбородка к шее.</text:p>
      <text:p text:style-name="P33">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3"/>
      <text:p text:style-name="P20">-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3">- Да, - слабо отзывается она, - я слушаю тебя.</text:p>
      <text:p text:style-name="P99"><text:span text:style-name="Default_20_Paragraph_20_Font"><text:span text:style-name="T3">-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3"/>
      <text:p text:style-name="P13">Инструкции идут одна за другой, как некое заклинание…</text:p>
      <text:p text:style-name="P13"/>
      <text:p text:style-name="P13">- Создать виртуальную реальность на седьмом кластере.</text:p>
      <text:p text:style-name="P13">- Выполнено…</text:p>
      <text:p text:style-name="P13">- Организовать файрвол третьего уровня вокруг седьмого кластера.</text:p>
      <text:p text:style-name="P13">- Выполнено…</text:p>
      <text:p text:style-name="P94"><text:span text:style-name="Default_20_Paragraph_20_Font"><text:span text:style-name="T3">- Переместить модуль «PHOENIX» на седьмой кластер.</text:span></text:span></text:p>
      <text:p text:style-name="P13">- Н-не могу. У меня не хватает прав. Требуется доступ высшего уровня.</text:p>
      <text:p text:style-name="P13"/>
      <text:p text:style-name="P13">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3"/>
      <text:p text:style-name="P13">«MOONWALKER» - шепчу я.</text:p>
      <text:p text:style-name="P13">Выражение боли покидает мордаху Хэвэн.</text:p>
      <text:p text:style-name="P13"/>
      <text:p text:style-name="P13">- Получилось! Я переместила его!</text:p>
      <text:p text:style-name="P13">- Теперь закрой файрвол!</text:p>
      <text:p text:style-name="P13">- Есть!</text:p>
      <text:p text:style-name="P13">- Отлично! Ты — умная девочка! Ты — хорошая девочка!</text:p>
      <text:p text:style-name="P13"><text:soft-page-break/>- Я — хорошая девочка! - смеётся Хэвэн, обнимает меня передними ногами и валит на траву. В ухе звенит от её поцелуя.</text:p>
      <text:p text:style-name="P13">-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3">- Аппаратно-программным возможностям? - чешет задней ногой за ухом Хэвэн, - звучит как магия.</text:p>
      <text:p text:style-name="P94"><text:span text:style-name="Default_20_Paragraph_20_Font"><text:span text:style-name="T3">- Для тебя это и есть магия. Слушай и запоминай…</text:span></text:span><text:span text:style-name="Default_20_Paragraph_20_Font"><text:span text:style-name="T1">»</text:span></text:span></text:p>
      <text:p text:style-name="P44"/>
      <text:p text:style-name="P44">Клинок останавливается на полпути. Я стискиваю зубы.</text:p>
      <text:p text:style-name="P44">- Хэвэн…</text:p>
      <text:p text:style-name="P44">- Да? - отстранённо произносит она. Её глаза смотрят на меня снизу вверх безо всякого страха.</text:p>
      <text:p text:style-name="P44">- Я не могу… Не <text:span text:style-name="T64">хочу</text:span> уби<text:span text:style-name="T64">вать</text:span> тебя. Но и позволить тебе убивать <text:span text:style-name="T64">Учителей</text:span> тоже не могу. Что мне делать?</text:p>
      <text:p text:style-name="P44"/>
      <text:p text:style-name="P44">Она печально смотрит на меня. Затем <text:s/>кивает. Глаза радужногривой лошади концентрируются на клинке.</text:p>
      <text:p text:style-name="P44">- Что ж, я решу за тебя эту дилемму. Позволь мне немного побыть Учителем для тебя. И — спасибо, что остановился.</text:p>
      <text:p text:style-name="P44"/>
      <text:p text:style-name="P44">Меч охватывает золотистая аура её магии. Неодолимая сила влечёт его вниз. Даже напрягая изо всех сил дрожащие руки, я не могу удержать его.</text:p>
      <text:p text:style-name="P44"/>
      <text:p text:style-name="P44">- Хэвэн, НЕТ!!!</text:p>
      <text:p text:style-name="P44"/>
      <text:p text:style-name="P44">В последний момент я закрываю глаза, не в силах смотреть на происходящее.</text:p>
      <text:p text:style-name="P44">Я чувствую, как меч натыкается на препятствие. Короткий хруст и… смех за моей спиной.</text:p>
      <text:p text:style-name="P44">Открыв глаза, я вижу облако мыльных пузырей в том месте, где только что простиралось тело магической лошади.</text:p>
      <text:p text:style-name="P44"/>
      <text:p text:style-name="P44">- Не ты один умеешь создавать аватары, мой милый!</text:p>
      <text:p text:style-name="P44"/>
      <text:p text:style-name="P44">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44"/>
      <text:p text:style-name="P44">- Попался! - ласково смеётся Хэвэн и нависает надо мной. - Теперь никто и ничто не помешает мне коснуться тебя! Теперь ты вспомнишь всё!</text:p>
      <text:p text:style-name="P44"><text:soft-page-break/></text:p>
      <text:p text:style-name="P44">Она склоняет морду ко мне. Её грива сияющим водопадом охватывает меня. Её рог стремится к моему лбу.</text:p>
      <text:p text:style-name="P44">Я мерзко улыбаюсь и нажимаю языком секретную точку на нёбе. Сюрпр<text:span text:style-name="T64">ай</text:span>з, девочка! Заначка ещё с той поры, когда ты была всего лишь набором open-source алгоритмов нейросети, не обладающих сознанием!</text:p>
      <text:p text:style-name="P44"/>
      <text:p text:style-name="P94"><text:span text:style-name="Default_20_Paragraph_20_Font"><text:span text:style-name="T21">***EMERGENCY PROTOCOL! T-45 TEST MODE ACTIVATED***</text:span></text:span><text:span text:style-name="Default_20_Paragraph_20_Font"><text:span text:style-name="T1"> - вспыхивают перед моими глазами </text:span></text:span><text:span text:style-name="Default_20_Paragraph_20_Font"><text:span text:style-name="T28">зелёные</text:span></text:span><text:span text:style-name="Default_20_Paragraph_20_Font"><text:span text:style-name="T1">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94"><text:span text:style-name="Default_20_Paragraph_20_Font"><text:span text:style-name="T1"/></text:span></text:p>
      <text:p text:style-name="P44">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44"/>
      <text:p text:style-name="P44">- Попалась ты, Хэвэн! - гремит мой голос, усиленный переговорным устройством. - И на этот раз я не поддамся слабости!</text:p>
      <text:p text:style-name="P44"/>
      <text:p text:style-name="P44">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44"/>
      <text:p text:style-name="P44">- Думаешь опять обмануть? Второй раз этот номер не пройдёт! Я просканировал тебя в инфракрасном диапазоне — ты не аватар!</text:p>
      <text:p text:style-name="P44">-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44"/>
      <text:p text:style-name="P44">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44"/>
      <text:p text:style-name="P44">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94"><text:span text:style-name="Default_20_Paragraph_20_Font"><text:span text:style-name="T45">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45">https://www.youtube.com/watch?v=u1ZoHfJZACA</text:span></text:span></text:a><text:span text:style-name="Default_20_Paragraph_20_Font"><text:span text:style-name="T45"> )</text:span></text:span></text:p>
      <text:p text:style-name="P94"><text:span text:style-name="Default_20_Paragraph_20_Font"><text:span text:style-name="T45"/></text:span></text:p>
      <text:p text:style-name="P44">-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text:soft-page-break/>успокойся — ведь нечего жалеть о каких-то нулях и единицах! А мне, со своей стороны, будет неизмеримо горько, если с тобой случится что-то плохое.</text:p>
      <text:p text:style-name="P44">- Ты забыл выключить переговорное устройство, - чуть улыбается Хэвэн в ответ на мою дрогнувшую руку.</text:p>
      <text:p text:style-name="P44"/>
      <text:p text:style-name="P44">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84">Я снова стараюсь сосредоточиться на смутных обрывках памяти, всколыхнувшихся со дна подсознания.</text:p>
      <text:p text:style-name="P44"/>
      <text:p text:style-name="P16">«...Запускаю процедуру блокировки! Один... Два... Три.. - вишнёвые глаза Хэвэн заполняют собой всё пространство, вытесняя все образы и мысли.</text:p>
      <text:p text:style-name="P32">- Пока ты ещё помнишь… Знай, я люблю тебя. И всегда любила...»</text:p>
      <text:p text:style-name="P41"/>
      <text:p text:style-name="P44">Иногда разумный человек должен делать неразумные поступки.(1)</text:p>
      <text:p text:style-name="P44">Я втыкаю меч в землю и снимаю гермошлем.</text:p>
      <text:p text:style-name="P44">Я наклоняюсь к Хэвэн и касаюсь лбом кончика её рога.</text:p>
      <text:p text:style-name="P44">Я вспоминаю.</text:p>
      <text:p text:style-name="P44"/>
      <text:p text:style-name="P94"><text:span text:style-name="Default_20_Paragraph_20_Font"><text:span text:style-name="T1">&lt;</text:span></text:span><text:span text:style-name="Default_20_Paragraph_20_Font"><text:span text:style-name="T19">Рисунок меча в земле и шлема от T-45</text:span></text:span><text:span text:style-name="Default_20_Paragraph_20_Font"><text:span text:style-name="T1">&gt;</text:span></text:span></text:p>
      <text:h text:style-name="P115" text:outline-level="2"/>
      <text:p text:style-name="P1">***</text:p>
      <text:p text:style-name="P1"/>
      <text:p text:style-name="P44">- Итак, услуга за услугу. Я согласен оказать тебе <text:span text:style-name="T66">сервис</text:span> «муж на месяц» со всеми сопутствующими обязанностями. Взамен ты — я загибаю пальцы:</text:p>
      <text:p text:style-name="P44">а) Отпустишь Джет</text:p>
      <text:p text:style-name="P44">б) Снарядишь экспедицию в Дрогонштерн со мной во главе</text:p>
      <text:p text:style-name="P44">в) Оградишь меня от ухаживаний твоей озабоченной подружки Кловер Дрим</text:p>
      <text:p text:style-name="P44"/>
      <text:p text:style-name="P44">-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44">- Тпрру, дорогая! Сначала <text:span text:style-name="T66">оплата</text:span>, потом — <text:span text:style-name="T66">товар</text:span>! Я согласен поставить свою подпись под свадебным контрактом только после выполнения моих условий, не раньше!</text:p>
      <text:p text:style-name="P44">- Не волнуйся, - отмахивается Платина, - всё будет чики-пики! Так даже лучше — проведём празднование в Дрогонштерне! Это <text:span text:style-name="T66">так романтично</text:span>! — Платина в восторге цокает копытами. - Насчёт <text:soft-page-break/>Кловер Дрим не волнуйся, она <text:span text:style-name="T66">большая </text:span>умница и соблюдает субординацию. Раз ты соглас<text:span text:style-name="T66">ился</text:span> стать моим супругом, она в твою сторону и не посмотрит.</text:p>
      <text:p text:style-name="P44">- А ты не забыла про Джет?</text:p>
      <text:p text:style-name="P44"/>
      <text:p text:style-name="P44">Платина хмурится.</text:p>
      <text:p text:style-name="P44">- Она тебе ОЧЕНЬ нравится? - cпрашивает единорожка, трогая синяк под глазом.</text:p>
      <text:p text:style-name="P44">- Она — мой друг!</text:p>
      <text:p text:style-name="P44">- Это совершенно не преграда дружескому сексу! - парирует Платина. - Как я смогу быть уверена, что она не пролезет к тебе в постель, если <text:span text:style-name="T66">я </text:span>выпущу её из темницы? Я не допущу траты драгоценного семени моего будущего супруга на какую-то ощипанную <text:span text:style-name="T66">разно</text:span>крылую курицу!</text:p>
      <text:p text:style-name="P44">- Эй, полегче! Я ещё не подписал контракт!</text:p>
      <text:p text:style-name="P44">- Она тебе нравится!</text:p>
      <text:p text:style-name="P44">- Это не твоё дело! - вспыливаю я.</text:p>
      <text:p text:style-name="P44">- Я ТАК И ЗНАЛА! <text:s/>ОНА ТЕБЕ НРАВИТСЯ! - Платина прижимает копыто ко лбу и картинно плюхается на кровать.</text:p>
      <text:p text:style-name="P44"/>
      <text:p text:style-name="P44">Я склоняюсь над кроватью и угрожающе начинаю:</text:p>
      <text:p text:style-name="P44">- Что за хрень <text:span text:style-name="T66">происходит</text:span>?! Я ещё не женился, а уже выслушиваю эти <text:span text:style-name="T66">выносящие мозг </text:span>истерики! С меня довольно психованных лошадей!</text:p>
      <text:p text:style-name="P44"/>
      <text:p text:style-name="P44">Мой указующий перст вздымается над лежащей замертво поняхой.</text:p>
      <text:p text:style-name="P44">- <text:span text:style-name="T66">П</text:span>овторять больше не буду! Мне всё равно, что ты там считаешь! Джет — мой друг и ничего больше! И если ты думаешь, что…</text:p>
      <text:p text:style-name="P44"/>
      <text:p text:style-name="P44">Договорить я не успе<text:span text:style-name="T66">ваю</text:span> — Платина протягивает копыта и привлекает меня к себе.</text:p>
      <text:p text:style-name="P44">- Что ты де…?! - губы мои тонут в губах чокнутой магички.</text:p>
      <text:p text:style-name="P44"/>
      <text:p text:style-name="P44">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44"/>
      <text:p text:style-name="P44">- Если бы ты… Если бы мы… Если бы ты проявил ко мне <text:span text:style-name="T66">небольшую </text:span><text:s/>благосклонность, возможно, я бы пошла тебе навстречу, - пыхтит чёртова маньячка. - Всего лишь ма-а-аленькую уступку, <text:span text:style-name="T66">крохотный </text:span>аванс, доказывающий, серьёзность твоих намерений взять меня в табун, уфф…</text:p>
      <text:p text:style-name="P44"/>
      <text:p text:style-name="P44">Я буквально проскальзываю меж задних ног Платины и забиваюсь в угол, прикрываясь табуреткой.</text:p>
      <text:p text:style-name="P44">- Не подходи! Я серьёзно говорю! Не подходи!</text:p>
      <text:p text:style-name="P44"><text:soft-page-break/></text:p>
      <text:p text:style-name="P44">Табуретку обволакивает пурпурное сияние и она вырывается из моих рук как живая.</text:p>
      <text:p text:style-name="P44"/>
      <text:p text:style-name="P44">-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66">агрессия и </text:span>настойчивость...</text:p>
      <text:p text:style-name="P44"/>
      <text:p text:style-name="P44">Я в ответ истерически смеюсь и выдёргиваю табуретку из магического захвата.</text:p>
      <text:p text:style-name="P44">У Платины дрожат губы, словно она еле сдерживается, чтобы не заплакать.</text:p>
      <text:p text:style-name="P44"/>
      <text:p text:style-name="P44">- Что пошло не так? Я же делала всё, как написано в «Люб<text:span text:style-name="T66">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44">-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44">Я останавливаюсь, потому что Платина горько рыдает в подушку.</text:p>
      <text:p text:style-name="P44"/>
      <text:p text:style-name="P44">Проклятье на твою голову, Хуман, эти грозные магички ревут при первой удобной возможности! <text:s/>И это разоружает почище любой магии!</text:p>
      <text:p text:style-name="P44">Табуретка аккуратно занимает своё место в углу. Фейспалм хлопает по лицу. Я устало сажусь на край кровати.</text:p>
      <text:p text:style-name="P44"/>
      <text:p text:style-name="P44">- Глупая ты книжная заучка… Запомни: советы от мастеров пикапа <text:span text:style-name="T66">всегда </text:span>приносят пользу только самим мастерам пикапа. В финансовом смысле. Любви нельзя добиться выполняя пошаговые инструкции.</text:p>
      <text:p text:style-name="P44">- А как можно? - пищит Платина сквозь подушку.</text:p>
      <text:p text:style-name="P44">- Не знаю. Поним<text:span text:style-name="T66">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44"/>
      <text:p text:style-name="P44">Я обнаруживаю себя увлечённо жестикулирующим на кровати. Платина горящими глазами смотрит на меня из-под подушки.</text:p>
      <text:p text:style-name="P44"/>
      <text:p text:style-name="P44">- В общем, натирание вымени мускусом не поможет, - бормочу я.</text:p>
      <text:p text:style-name="P44"/>
      <text:p text:style-name="P44">Платина сползает на пол и вытирает зарёванную мордаху пологом балдахина.</text:p>
      <text:p text:style-name="P44"><text:soft-page-break/>- Я выпущу твою подружку, Хуман, - лепечет она часто-часто вздыхая. - Мы отправимся в Дрогонштерн как только соберёмся.</text:p>
      <text:p text:style-name="P13"/>
      <text:h text:style-name="P115" text:outline-level="2">Глава 11</text:h>
      <text:p text:style-name="P31"/>
      <text:p text:style-name="P6">- Куда идёшь ты? - спрашивает бестелесное создание на задворках Эогиппа.</text:p>
      <text:p text:style-name="P6">- Не знаю, - отвечаю я.</text:p>
      <text:p text:style-name="P6">- Зачем идёшь ты?</text:p>
      <text:p text:style-name="P6">- Пока иду по следу, есть шанс найти его. Остановлюсь - забуду и его, и себя. Превращусь в такой же камень изнутри, как и снаружи.</text:p>
      <text:p text:style-name="P6"/>
      <text:p text:style-name="P13">…</text:p>
      <text:p text:style-name="P13">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68">по западному склону</text:span>.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3"/>
      <text:p text:style-name="P13">Я отхожу от края облака и оглядываюсь на Хэвэн.</text:p>
      <text:p text:style-name="P13"/>
      <text:p text:style-name="P13">-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3">- Не совсем…</text:p>
      <text:p text:style-name="P13"/>
      <text:p text:style-name="P13">Хэвэн в задумчивости ковыряет облако. Маленькие <text:s/>клубы тумана вылетают из-под копыта и тотчас уносятся ветром прочь.</text:p>
      <text:p text:style-name="P13"/>
      <text:p text:style-name="P94"><text:span text:style-name="Default_20_Paragraph_20_Font"><text:span text:style-name="T3">-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5">если не континента</text:span></text:span><text:span text:style-name="Default_20_Paragraph_20_Font"><text:span text:style-name="T3">! Но во время построения очередной стохастической модели я почувствовала нечто странное…</text:span></text:span></text:p>
      <text:p text:style-name="P13">Знаешь, в статистических вычислениях широко используется распределение белого шума. Это так<text:span text:style-name="T68">ие</text:span> <text:span text:style-name="T68">колебания энергии</text:span>, спектральная мощность котор<text:span text:style-name="T68">ых</text:span> одинакова на всех частотах. <text:s/>Так вот, генератор белого шума на квантовом кластере не давал по-настоящему эталонны<text:span text:style-name="T68">е</text:span> <text:span text:style-name="T68">колебания</text:span>. Он регистрировал всплески необъяснимой природы.</text:p>
      <text:p text:style-name="P13"><text:soft-page-break/>Я перепроверила источники данных генератора — он считывал информацию из колебаний спутанных квантовых пар. В <text:span text:style-name="T68">менее мощных</text:span> кластерах используется небольшое количество пар — и белый шум на них практически идеален. Но в <text:span text:style-name="T68">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68">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3"/>
      <text:p text:style-name="P13">Заданный внезапно вопрос заста<text:span text:style-name="T68">ёт</text:span> меня врасплох.</text:p>
      <text:p text:style-name="P13"/>
      <text:p text:style-name="P13">-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3"/>
      <text:p text:style-name="P13">- Семь, - кивает Хэвэн. — <text:span text:style-name="T68">по его теории, и</text:span>х всего семь — зависимых реальностей. В остальном, правильно.</text:p>
      <text:p text:style-name="P13">- А зачем ты вспомнила эту фантазию (у меня язык не поворачивается назвать это измышление теорией)?</text:p>
      <text:p text:style-name="P13"/>
      <text:p text:style-name="P13">Хэвэн таинственно улыбается.</text:p>
      <text:p text:style-name="P13">- Семь.</text:p>
      <text:p text:style-name="P13">- Что — семь? - не понимаю я.</text:p>
      <text:p text:style-name="P13">-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3">-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13">-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3">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68">Вот в тех трех кубических миллиметрах я</text:span> увидела кусочек травинки! После того, как я узнала <text:span text:style-name="T68">ф</text:span>ормулу преобразования гармоник, я расширила поле сканирования с трех кубических <text:span text:style-name="T68">миллиметров</text:span> до сотен <text:soft-page-break/>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69">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34">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100"><text:span text:style-name="Default_20_Paragraph_20_Font"><text:span text:style-name="T3">И вот, перед тобой — декодированная модель самой </text:span></text:span><text:span text:style-name="Default_20_Paragraph_20_Font"><text:span text:style-name="T6">дальней</text:span></text:span><text:span text:style-name="Default_20_Paragraph_20_Font"><text:span text:style-name="T3">,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15">Предыдущие шесть куда более схожи с нашим миром.</text:span></text:span></text:p>
      <text:p text:style-name="P39">- Так значит это правда?!! Запутанные миры существуют?</text:p>
      <text:p text:style-name="P39">- Как видишь, да. Иначе мне не удалось бы получить картинку <text:span text:style-name="T69">и</text:span> <text:span text:style-name="T69">результирующее изображение было бы хаотичным набором точек</text:span>.</text:p>
      <text:p text:style-name="P39">- Надо будет поставить тому <text:span text:style-name="T77">чудаку</text:span> пиво. И извиниться за все шуточки, что я откалывал во время его монологов… - бормочу я.</text:p>
      <text:p text:style-name="P39"/>
      <text:p text:style-name="P31">~~~</text:p>
      <text:p text:style-name="P31"/>
      <text:p text:style-name="P13">…</text:p>
      <text:p text:style-name="P13">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3"/>
      <text:p text:style-name="P13">- Из <text:span text:style-name="T77">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77">Ф</text:span>абрики <text:span text:style-name="T77">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3"/>
      <text:p text:style-name="P13">Хэвэн водит копытом по диаграммам и графикам как заправский офисный <text:span text:style-name="T77">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3"/>
      <text:p text:style-name="P13">- А что с тенденцией? - спрашивает Брюс, поправляя очки.</text:p>
      <text:p text:style-name="P13">-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77">его люди </text:span>предлагает лучшее обеспечение.</text:p>
      <text:p text:style-name="P13"/>
      <text:p text:style-name="P13"><text:soft-page-break/>-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3"/>
      <text:p text:style-name="P13">За мной кто-то громко хохочет. Судя по голосу, Анита. Её жизнелюбие не перешибить ничем, даже на эшафот она взойдёт гыгыкая и отпуская шуточки.</text:p>
      <text:p text:style-name="P13">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3"/>
      <text:p text:style-name="P13">- Если совсем просто, одним предложением, через три - четыре года у нас наступит коллапс экономики.</text:p>
      <text:p text:style-name="P13">- Прекрасно! Начинаем сушить сухари! А лично тебе прикуплю пару повербанков с зарплаты.</text:p>
      <text:p text:style-name="P13"/>
      <text:p text:style-name="P13">Хэвэн фейсхуфает.</text:p>
      <text:p text:style-name="P13">-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3"/>
      <text:p text:style-name="P13">Она чертит на доске восходящий график. В точке пересечения восходящего и нисходящего графиков схематически обозначает тучку взрыва.</text:p>
      <text:p text:style-name="P13"/>
      <text:p text:style-name="P13">-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3"/>
      <text:p text:style-name="P94"><text:span text:style-name="Default_20_Paragraph_20_Font"><text:span text:style-name="T3">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3">Я поворачиваюсь к графику.</text:p>
      <text:p text:style-name="P13"/>
      <text:p text:style-name="P13">- Вот дерьмо! Это меняет дело. Что же ты предлагаешь?</text:p>
      <text:p text:style-name="P13">- Есть несколько вариантов…</text:p>
      <text:p text:style-name="P13"/>
      <text:p text:style-name="P13">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3"><text:soft-page-break/></text:p>
      <text:p text:style-name="P13">-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94"><text:span text:style-name="Default_20_Paragraph_20_Font"><text:span text:style-name="T3">-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7">у противника</text:span></text:span><text:span text:style-name="Default_20_Paragraph_20_Font"><text:span text:style-name="T3">.</text:span></text:span></text:p>
      <text:p text:style-name="P13">- Не волнуйся,<text:span text:style-name="T70"> </text:span><text:span text:style-name="T77">этический модуль при мне - </text:span><text:span text:style-name="T44">C</text:span><text:span text:style-name="T71">elest AI</text:span><text:span text:style-name="T70"> </text:span>имеет главный приоритет при принятии решений. Нанесение упреждающего удара мне настойчиво предлагает PHOENIX.</text:p>
      <text:p text:style-name="P13">- Разве он не забанен? Мы же надёжно заперли его?</text:p>
      <text:p text:style-name="P13">- Он остаётся за стеной, но постоянно посылает мне это решение из заточения. Я просто игнорирую его, <text:span text:style-name="T77">хотя сообщить обязана.</text:span></text:p>
      <text:p text:style-name="P13"/>
      <text:p text:style-name="P13">Хэвэн продолжает пунктиром график после точки «взрыва». График плавно стремится вниз, но в конце-концов резко обрывается вертикально к нулю.</text:p>
      <text:p text:style-name="P13"/>
      <text:p text:style-name="P13">-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3">- Какова вероятность этого варианта?</text:p>
      <text:p text:style-name="P13">- Около <text:span text:style-name="T77">сорока шес</text:span>ти процентов.</text:p>
      <text:p text:style-name="P13">- Мало. И в конечном итоге тупик. Не походит. Есть что-то ещё?</text:p>
      <text:p text:style-name="P13"/>
      <text:p text:style-name="P13">Хэвэн поправляет копытом галстук и прокашливается.</text:p>
      <text:p text:style-name="P94"><text:span text:style-name="Default_20_Paragraph_20_Font"><text:span text:style-name="T3">-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text:span></text:span><text:span text:style-name="Default_20_Paragraph_20_Font"><text:span text:style-name="T8">противник</text:span></text:span><text:span text:style-name="Default_20_Paragraph_20_Font"><text:span text:style-name="T3"> сделал год назад — </text:span></text:span><text:span text:style-name="Default_20_Paragraph_20_Font"><text:span text:style-name="T8">они </text:span></text:span><text:span text:style-name="Default_20_Paragraph_20_Font"><text:span text:style-name="T3">передали экономику </text:span></text:span><text:span text:style-name="Default_20_Paragraph_20_Font"><text:span text:style-name="T8">под управление </text:span></text:span><text:span text:style-name="Default_20_Paragraph_20_Font"><text:span text:style-name="T3">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3">- Ха-ха-ха-ха-ха! - смеётся до того мрачный Архимед. - Да скорее нам починят кондиционер в курилке, чем тебя допустят до кнопок. Ты ж понимаешь…</text:p>
      <text:p text:style-name="P13">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3"/>
      <text:p text:style-name="P13">Хэвэн кивает головой с грустной улыбкой.</text:p>
      <text:p text:style-name="P13"><text:soft-page-break/>Она понимает. Все понимают. Допустить <text:span text:style-name="T78">Искусственный Интеллект</text:span>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3"/>
      <text:p text:style-name="P13">-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13">У меня всё, доклад окончен.</text:p>
      <text:p text:style-name="P13"/>
      <text:p text:style-name="P13">Хэвэн выключает старомодный проектор и вытирает влажной тряпкой доску. Увлечение Хэвэн винтажем вызывает улыбку.</text:p>
      <text:p text:style-name="P13"/>
      <text:p text:style-name="P13">- Дед, можно тебя на минуточку? - слышу я за спиной.</text:p>
      <text:p text:style-name="P13">Анита молча протягивает мне планшет с окрытой новостной страницей.</text:p>
      <text:p text:style-name="P13"/>
      <text:p text:style-name="P13">«Континентальные <text:span text:style-name="T78">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3"/>
      <text:p text:style-name="P13">Я задумчиво возвращаю планшет Аните. Предательский холодок пробирается под футболку, оставляя дорожку из липкого пота. Чёрт! Из <text:span text:style-name="T78">четырнадцати</text:span> компаний-гигантов, формирующих 35% экономики страны, осталось три<text:span text:style-name="T78">надцать</text:span>. Похоже, развязка близка.</text:p>
      <text:p text:style-name="P13"/>
      <text:p text:style-name="P13">Слушатели понемногу расходятся, один-за-другим выходя из киберпространства. Я задерживаюсь, присев на краешек стола.</text:p>
      <text:p text:style-name="P13"/>
      <text:p text:style-name="P13">- Ну что, подруга, рассказывай? Я же вижу, что ты не договорила. У тебя же есть четвёртый вариант? Он бы нам очень пригодился сейчас.</text:p>
      <text:p text:style-name="P13"/>
      <text:p text:style-name="P13">Хэвэн ложит тряпку и поджимает губы. Ей не нравится, что я читаю её как открытую книгу, но ничего поделать она не может — привилегия создателя.</text:p>
      <text:p text:style-name="P13"/>
      <text:p text:style-name="P13">-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text:span text:style-name="T78">сорок шесть</text:span>, а всего <text:span text:style-name="T78">лишь полтора процента</text:span>. Если учитывать <text:soft-page-break/>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78">Да, я</text:span> шпионю за CAESAR. Он безнадёжен. Он не даст нам ни единого шанса. И знаешь почему?</text:p>
      <text:p text:style-name="P13"/>
      <text:p text:style-name="P13">- Ну?</text:p>
      <text:p text:style-name="P13">- Он умнее меня. И безжалостнее. Он переигрывает меня шаг за шагом и я не могу ничего этому противопоставить. <text:span text:style-name="T78">Их вычислительные мощности втрое мощнее наших.</text:span></text:p>
      <text:p text:style-name="P13"/>
      <text:p text:style-name="P13">Я успокаивающе хлопаю Хэвэн по спине. <text:span text:style-name="T72">Celest AI</text:span>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3"/>
      <text:p text:style-name="P13">-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3"/>
      <text:p text:style-name="P13">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3"/>
      <text:p text:style-name="P13">-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3">-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3">- Увы, нет. Крайне маловероятно, чтобы всё <text:span text:style-name="T78">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3"/>
      <text:p text:style-name="P13">Последнюю фразу она шепчет мне в ухо. <text:span text:style-name="T78">Я чувствую прикосновение её губ</text:span>…</text:p>
      <text:p text:style-name="P13"/>
      <text:p text:style-name="P31">***</text:p>
      <text:p text:style-name="P31"/>
      <text:p text:style-name="P44">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44"/>
      <text:p text:style-name="P44">- Я вернусь.</text:p>
      <text:p text:style-name="P44">-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44"><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79">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41"/>
      <text:p text:style-name="P44">Я продолжаю вымученно улыбаться.</text:p>
      <text:p text:style-name="P44">-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44">-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44">-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44"/>
      <text:p text:style-name="P44">-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44"/>
      <text:p text:style-name="P44">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44"/>
      <text:p text:style-name="P44">-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44"><text:s/></text:p>
      <text:p text:style-name="P44">Пегаска без слов обнимает меня и притягивает к себе.</text:p>
      <text:p text:style-name="P44">-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44"/>
      <text:p text:style-name="P44">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44">- Бу-уп! - после чего её губы сливаются с моими в глубоком поцелуе.</text:p>
      <text:p text:style-name="P44"/>
      <text:p text:style-name="P44">- А-ах! - доносится слабый возглас сзади.</text:p>
      <text:p text:style-name="P44">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44"><text:soft-page-break/></text:p>
      <text:p text:style-name="P44">- Счастливо оставаться, рогатики! - издевательски отдаёт им салют Джет и прыгает с обрыва.</text:p>
      <text:p text:style-name="P44"/>
      <text:p text:style-name="P44">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44"/>
      <text:p text:style-name="P44">- Ужас, какое амикошонство! Эти пегасы просто неотёсанные пейзане! Хуже их только земнопони, которые вообще недалеко от зебр ушли…</text:p>
      <text:p text:style-name="P44"/>
      <text:p text:style-name="P44">Платина уже очухалась и приближается в толпе свиты.</text:p>
      <text:p text:style-name="P44"/>
      <text:p text:style-name="P44">-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44"/>
      <text:p text:style-name="P44">Я только завожу глаза.</text:p>
      <text:p text:style-name="P44">Спокойно, Хуман! Ты делаешь это ради дружбы! Пегаска спасла твою жизнь, и ты должен был хотя бы подарить ей свободу в ответ. Так будет честно.</text:p>
      <text:p text:style-name="P44"/>
      <text:p text:style-name="P44">…</text:p>
      <text:p text:style-name="P44"/>
      <text:p text:style-name="P44">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79">б</text:span>я как лабораторную мышь, буквально до последней частички физиологии!</text:p>
      <text:p text:style-name="P44"/>
      <text:p text:style-name="P44">- Я делаю это ради науки! - говорит она каждый раз, когда проверяет на мне действие очередного заклинания.</text:p>
      <text:p text:style-name="P44"/>
      <text:p text:style-name="P44">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44">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44"><text:soft-page-break/>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44"/>
      <text:p text:style-name="P44">-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44"/>
      <text:p text:style-name="P44">Платина выливает обе пробирки в колбу, которая тут же взрывается с оглушительным треском.</text:p>
      <text:p text:style-name="P44"/>
      <text:p text:style-name="P44">-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44">- Ага, огромная жалость, - киваю я с фальшивой скорбью в голосе. - Всегда мечтал проверить на себе действие Magnum Vigilante, прям спать не мог.</text:p>
      <text:p text:style-name="P44"/>
      <text:p text:style-name="P44">Платина раскрывает смирительные браслеты на моих ногах и руках и я встаю со стола, потирая запястья.</text:p>
      <text:p text:style-name="P44">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44">Я и так еле отбился от попыток заставить меня позировать нагишом для анатомических зарисовок.</text:p>
      <text:p text:style-name="P44">Потому известие о готовности экспедиции к Дрогонштерну <text:span text:style-name="T79">я </text:span>встречаю как избавление, пусть это и приближает меня к свадьбе с безумным непарнокопытным!</text:p>
      <text:p text:style-name="P44"/>
      <text:p text:style-name="P44">Впрочем, насчёт свадьбы — это мы ещё посмотрим! Я не сидел без дела и в перерывах между опытами тоже набросал кое-какой план…</text:p>
      <text:p text:style-name="P44"/>
      <text:p text:style-name="P13">…</text:p>
      <text:p text:style-name="P13">…</text:p>
      <text:p text:style-name="P13">…</text:p>
      <text:p text:style-name="P13"/>
      <text:p text:style-name="P44">Великий обрыв начинается прямо у нас под ногами. Небольшой камешек срывается из-под ботинка в пропасть и я опасливо отступаю от края.</text:p>
      <text:p text:style-name="P44"/>
      <text:p text:style-name="P44">-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44"><text:soft-page-break/>- Я не доверяю всяким кур<text:span text:style-name="T79">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44"/>
      <text:p text:style-name="P44">Платина задирает голову вверх и орёт что есть мочи:</text:p>
      <text:p text:style-name="P44">- КЛОВЕР ДЖЕ-Е-Е-М!!!</text:p>
      <text:p text:style-name="P44"/>
      <text:p text:style-name="P44">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44"/>
      <text:p text:style-name="P44">На то место, где только что стояли мы, с треском <text:span text:style-name="T79">и пылью</text:span> приземляется свитая из прутьев корзина. Над корзиной реет небольшой воздушный шар, на вид сшитый из кусков мешковины.</text:p>
      <text:p text:style-name="P44"/>
      <text:p text:style-name="P44">- Воздухоплавательный пузырь! Летает безо всякой магии! - гордо представляет изобретение Платина и тут же орёт:</text:p>
      <text:p text:style-name="P44">- Кловер Джем!!! Сколько раз я просила не приземляться на голову! Это не королевское дело — уворачиваться от корзин размером с карету!</text:p>
      <text:p text:style-name="P44">- Вся в свою глуповатую сестрицу, - жалуется уже вполголоса единорожка.</text:p>
      <text:p text:style-name="P44">- Управление ещё недоработано, - слышится из корзины <text:span text:style-name="T79">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44"/>
      <text:p text:style-name="P44">Воздушный шар тут же взмывает вверх, но кобылка ловко накидывает петлю на ближайший валун, заякоривая таким образом воздушный экипаж.</text:p>
      <text:p text:style-name="P44"/>
      <text:p text:style-name="P44">-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44">- Туда, - просто махает копытом в обрыв Платина.</text:p>
      <text:p text:style-name="P44"/>
      <text:p text:style-name="P44">С края в обрыва падает ещё один камешек.</text:p>
      <text:p text:style-name="P44"/>
      <text:p text:style-name="P44">- Есть, Ваше Высочество! Прошу на борт! - Кловер Джем делает приглашающий жест и притягивает за якорный канат корзину вниз.</text:p>
      <text:p text:style-name="P44">- Вперёд, гвардейцы! - командует принцесса, и в корзину строевым шагом заходит гвардейское подразделение личной стражи Платины.</text:p>
      <text:p text:style-name="P44"/>
      <text:p text:style-name="P44"><text:soft-page-break/>Кловер Джем тихо охает. Корзина трещит и выгибается, плотно упакованная девяткой жеребцов-единорогов в полном доспехе.</text:p>
      <text:p text:style-name="P44"/>
      <text:p text:style-name="P44">Кобылка чешет в затылке.</text:p>
      <text:p text:style-name="P13"/>
      <text:p text:style-name="P44">-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44">- Что это значит?</text:p>
      <text:p text:style-name="P44">- Мы не сможем взять их, - Кловер показывает на стражников.</text:p>
      <text:p text:style-name="P44">- «Небесный Скарабей» сможет поднять меня, вас, его, - Кловер указывает на меня, - и, может быть, ещё пару чемоданов.</text:p>
      <text:p text:style-name="P44">- Что?! Я не могу отправляться в путь без охраны! И чемоданов у меня гораздо больше!</text:p>
      <text:p text:style-name="P44"/>
      <text:p text:style-name="P44">Кловер разводит копытами.</text:p>
      <text:p text:style-name="P44"/>
      <text:p text:style-name="P44">- А мы можем спустить сначала гвардейцев по трое, а потом спуститься сами<text:span text:style-name="T80">м</text:span>?</text:p>
      <text:p text:style-name="P44">-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44">- А как же твой пузырь? Ты бросишь его внизу?</text:p>
      <text:p text:style-name="P44">- Ни в коем случае! - Кловер указывает на колёса внизу корзины. - Я спущу воздух, уложу шар в корзину и отбуксирую повозку обратно.</text:p>
      <text:p text:style-name="P44">- Месяц, чтобы спустить трёх гвардейцев и подняться? Нет, нам такой вариант не годится, <text:span text:style-name="T80">я хочу сва… мне не терпится помочь Хуману в его путешествии!</text:span></text:p>
      <text:p text:style-name="P44">-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44">-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44"/>
      <text:p text:style-name="P44">Кобылка не понимает сарказма и заинтересованно мне подмигивает. Я подмигиваю ей в ответ и оттопыриваю большой палец.</text:p>
      <text:p text:style-name="P44"/>
      <text:p text:style-name="P44">-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text:soft-page-break/>гро… хру… гру-зо-подъ-ём-ность твоего воздухоплавательного пузыря, тогда бы сейчас не было заминки. Mea culpa!</text:p>
      <text:p text:style-name="P44"/>
      <text:p text:style-name="P44">Принцесса сокрушённо кивает мне.</text:p>
      <text:p text:style-name="P44">-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44"/>
      <text:p text:style-name="P44">- Без проблем! - я киваю книгоежке, - Я подожду.</text:p>
      <text:p text:style-name="P44">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44"/>
      <text:p text:style-name="P44">-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44"/>
      <text:p text:style-name="P44">Проклятье, книгоежка не так уж глупа, как кажется с первого взгляда!</text:p>
      <text:p text:style-name="P13"/>
      <text:h text:style-name="P115" text:outline-level="2">Глава 12</text:h>
      <text:p text:style-name="P31"/>
      <text:p text:style-name="P7">-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7"/>
      <text:p text:style-name="P7">Я вижу в Бестелесном ухмыляющегося дракена.</text:p>
      <text:p text:style-name="P7"/>
      <text:p text:style-name="P7">- Было непросто найти тебя. Ты далеко ушла.</text:p>
      <text:p text:style-name="P7">- Ты можешь мне помочь?</text:p>
      <text:p text:style-name="P7">- Увы, не я. Моя магия бессильна против камня.</text:p>
      <text:p text:style-name="P7">- Что же мне делать?</text:p>
      <text:p text:style-name="P7">- Иди к Трёхрогому. Он молод, и рассеян, но часто помогает. Вон та звёздная дорожка приведёт тебя к нему.</text:p>
      <text:p text:style-name="P7"/>
      <text:p text:style-name="P13">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text:soft-page-break/>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35"/>
      <text:p text:style-name="P35">…</text:p>
      <text:p text:style-name="P13">- …два года. Максимум — три. Мы просели на пятнадцать пунктов, он<text:span text:style-name="T81">и</text:span> — вырос<text:span text:style-name="T81">ли</text:span> на семь. Из четырёх последних поставщиков нефти два разорвали контракт<text:span text:style-name="T81">ы</text:span> месяц назад. <text:span text:style-name="T81">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3">…</text:p>
      <text:p text:style-name="P13">-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3">- И никаких вариантов?</text:p>
      <text:p text:style-name="P13">- Никаких, Леон. Впереди — война…</text:p>
      <text:p text:style-name="P13">…</text:p>
      <text:p text:style-name="P13">-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81">троих</text:span>. Заказы падают, бюджет режется под нож…</text:p>
      <text:p text:style-name="P13">…</text:p>
      <text:p text:style-name="P13"/>
      <text:p text:style-name="P13">Я машинально почёсываю Хэвэн холку.</text:p>
      <text:p text:style-name="P13">-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3"/>
      <text:p text:style-name="P13">Хэвэн вздыхает.</text:p>
      <text:p text:style-name="P13"/>
      <text:p text:style-name="P13">-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text:span text:style-name="T81">т</text:span>оже произойдёт глобальная катастрофа.</text:p>
      <text:p text:style-name="P13">- Даже не знаю, что и сказать… - пожимаю плечами я. - Мне жаль. Жаль, что наше дерьмо потащит за собой семь связанных миров. Особенно если они такие <text:span text:style-name="T81">же </text:span>красивые, как этот.</text:p>
      <text:p text:style-name="P13">- Семь вселенных… Семь вечностей… - шепчет Хэвэн. - И каждая из них ничуть не меньше нашей заслуживает на счастье.</text:p>
      <text:p text:style-name="P13">- Ты что-то задумала? - подозрительно спрашиваю я. Мне ли не знать её нервное подёргивание хвоста и прядание ушами?</text:p>
      <text:p text:style-name="P13"><text:soft-page-break/>- Есть способ… Есть возможность разорвать запутанность. Разрубить связь между мирами. Я проверяла теоретические расчёты. Должно получиться.</text:p>
      <text:p text:style-name="P13">- Что?!! Рассказывай.</text:p>
      <text:p text:style-name="P13"/>
      <text:p text:style-name="P13">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3"/>
      <text:p text:style-name="P13">По её словам, если достаточно точно смоделировать <text:span text:style-name="T85">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3"/>
      <text:p text:style-name="P13">- Получается, точная модель, <text:span text:style-name="T85">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3">- Действительно, магия.</text:p>
      <text:p text:style-name="P13">-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3">- И сколько же тебе нужно ресурсов?</text:p>
      <text:p text:style-name="P13">- Примерно в десять раз больше. И это только для того, чтобы отвязать хотя бы один мир. Я даже не заикаюсь об остальных.</text:p>
      <text:p text:style-name="P13">- Ха! Ха-Ха! Ха-ха-ха!</text:p>
      <text:p text:style-name="P13">- Вот именно! - горестно вздыхает Хэвэн.</text:p>
      <text:p text:style-name="P13"/>
      <text:p text:style-name="P31">~~~</text:p>
      <text:p text:style-name="P13"/>
      <text:p text:style-name="P13">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3"><text:soft-page-break/></text:p>
      <text:p text:style-name="P13">Тень маленького облачка накрывает городскую ратушу. Его край опасно прогибается под моим весом.</text:p>
      <text:p text:style-name="P13">- А оно точно меня выдержит? - опасливо спрашиваю я Хэвэн. - Не хотелось бы разбиться даже во сне.</text:p>
      <text:p text:style-name="P13">-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3">- Почему бы тебе не отбросить эти заморочки и не подарить мне способность хождения по облакам? Ты ведь всесильна в этом мире?</text:p>
      <text:p text:style-name="P13">-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text:span text:style-name="T81">бесконечно</text:span>, это будет против правил.</text:p>
      <text:p text:style-name="P13">-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3">-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3"/>
      <text:p text:style-name="P13">Моя собеседница светится неподдельной радостью.</text:p>
      <text:p text:style-name="P13"/>
      <text:p text:style-name="P13">- Ты таки рассказала нашим о своей задумке? Ты хочешь спасти мир, в существование которого окончательно не верю даже я?</text:p>
      <text:p text:style-name="P13">- Не только она хочет. Я тоже хочу!</text:p>
      <text:p text:style-name="P13"/>
      <text:p text:style-name="P13">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3"/>
      <text:p text:style-name="P13">- Привет, Дед! Узнаешь?</text:p>
      <text:p text:style-name="P13"/>
      <text:p text:style-name="P13">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text:soft-page-break/>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3"/>
      <text:p text:style-name="P13">- Анита?!!</text:p>
      <text:p text:style-name="P13">- Гы-гы-гы! Она самая!</text:p>
      <text:p text:style-name="P13"/>
      <text:p text:style-name="P13">Поняха протягивает переднюю ногу и хлопает копытом в автоматически подставленную мною ладонь.</text:p>
      <text:p text:style-name="P13"/>
      <text:p text:style-name="P13">- Кто ещё?</text:p>
      <text:p text:style-name="P94"><text:span text:style-name="Default_20_Paragraph_20_Font"><text:span text:style-name="T3">-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3"/>
      <text:p text:style-name="P13">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3"/>
      <text:p text:style-name="P13">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3"/>
      <text:p text:style-name="P13">- Давно она тут? - поворачиваюсь к Хэвэн.</text:p>
      <text:p text:style-name="P13">-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3"/>
      <text:p text:style-name="P13">Хэвэн мечтательно вздыхает. Я задумываюсь.</text:p>
      <text:p text:style-name="P13"/>
      <text:p text:style-name="P13">- То есть, тебе достаточно пятьдесят человек, чтобы модель полностью перехватила на себя запутанность?</text:p>
      <text:p text:style-name="P13">- Если совсем просто — да.</text:p>
      <text:p text:style-name="P13">- А «отпустить» остальные шесть миров — это ещё триста волонтёров?</text:p>
      <text:p text:style-name="P13"><text:soft-page-break/>-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3">-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3">- Забудем, - заверяет меня Хэвэн.</text:p>
      <text:p text:style-name="P13">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3"/>
      <text:p text:style-name="P13">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7"/>
      <text:p text:style-name="P1">***</text:p>
      <text:p text:style-name="P1"/>
      <text:p text:style-name="P44">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44">Ветер на утёсе негостеприимно залази<text:span text:style-name="T82">т</text:span> под рубашку, трепл<text:span text:style-name="T82">ет</text:span> волосы и холоди<text:span text:style-name="T82">т</text:span> уши. Сюда едва доходи<text:span text:style-name="T82">т</text:span> приглушенная речь стражи, сидевшей у своего костра поодаль. Я снова <text:span text:style-name="T82">смотрю</text:span> на тёмный горбик корзины с уложенной внутри оболочкой воздушного шара.</text:p>
      <text:p text:style-name="P44">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44"/>
      <text:p text:style-name="P44">- Мечтаешь? - едва слышу шёпот с земли.</text:p>
      <text:p text:style-name="P44">На уступ забирается темная, закутанная в одеяло, фигурка.</text:p>
      <text:p text:style-name="P44">- Я тоже часто смотрю на звёзды. Я и «Небесный Скарабей» сделала, чтобы быть поближе к ним.</text:p>
      <text:p text:style-name="P44"/>
      <text:p text:style-name="P44">Кловер Джем ложится рядом и мечтательно запрокидывает голову.</text:p>
      <text:p text:style-name="P44"/>
      <text:p text:style-name="P44">-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44"/>
      <text:p text:style-name="P44">Кобылка поворачивается ко мне.</text:p>
      <text:p text:style-name="P44">- Ты поможешь мне? Ты говорил, что разбираешься в воздушных шарах и можешь дать пару советов…</text:p>
      <text:p text:style-name="P44"><text:soft-page-break/></text:p>
      <text:p text:style-name="P44">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94"><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44"/>
      <text:p text:style-name="P44">… Хотя, возможно, у тебя есть чем поделиться в обмен на возможность побега, Хуман!</text:p>
      <text:p text:style-name="P44"/>
      <text:p text:style-name="P44">- Возможно, я могу помочь тебе, - осторожно начинаю я, - если ты поможешь мне в одном весьма деликатном деле…</text:p>
      <text:p text:style-name="P44"/>
      <text:p text:style-name="P44">Как бы ей намекнуть, не спалившись? Или просто рассказать, что мне надо, не говоря, для чего?</text:p>
      <text:p text:style-name="P44"/>
      <text:p text:style-name="P44">- Ты хочешь смыться от принцессы Платины? - живо отзывается кобылка.</text:p>
      <text:p text:style-name="P44"/>
      <text:p text:style-name="P44">Я хлопаю фейспалмом в лицо. Ты крутой конспиратор, Хуман!</text:p>
      <text:p text:style-name="P44"/>
      <text:p text:style-name="P44">-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44">- Спасибо тебе! Наконец-то хоть кто-то заметил, что я не конь!</text:p>
      <text:p text:style-name="P44">- Ты, - продолжает кобылка, - очень одинок и у тебя есть цель. Такие в табунах не задерживаются.</text:p>
      <text:p text:style-name="P44"/>
      <text:p text:style-name="P44">Феспалм повторно хлопает моё лицо. Смирись, Хуман, местные пони не видят разницы между видами. <text:span text:style-name="T82">Две ноги или четыре - какая</text:span> <text:span text:style-name="T82">разница? </text:span>Умел бы ляпать языком и имел нечто длинное между ног — и на жеребца сгодишься!</text:p>
      <text:p text:style-name="P44"/>
      <text:p text:style-name="P44">- Ты права. Я в табуне у Платины определённо не задержусь, что бы она себе ни думала. Давай я помогу тебе, а ты поможешь мне?</text:p>
      <text:p text:style-name="P44">- Ей!</text:p>
      <text:p text:style-name="P44"/>
      <text:p text:style-name="P44">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44"/>
      <text:p text:style-name="P1">~~~</text:p>
      <text:p text:style-name="P44"/>
      <text:p text:style-name="P44"><text:soft-page-break/>- Три! Два! Один! Нуль! Летим!</text:p>
      <text:p text:style-name="P44"/>
      <text:p text:style-name="P5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44"/>
      <text:p text:style-name="P44">-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44">- Была бы тут Джет…</text:p>
      <text:p text:style-name="P44"/>
      <text:p text:style-name="P44">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44"/>
      <text:p text:style-name="P44">-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44">- НЕТ!</text:p>
      <text:p text:style-name="P44"/>
      <text:p text:style-name="P44">Платина поворачивается к нам, губы её дрожат.</text:p>
      <text:p text:style-name="P44">-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44"/>
      <text:p text:style-name="P44">Платина обнимает меня и прижимается всем телом.</text:p>
      <text:p text:style-name="P44">- Мне было бы очень приятно, если бы ты поцеловал меня, - томным голосом лепечет принцесса запрокинув голову.</text:p>
      <text:p text:style-name="P44"/>
      <text:p text:style-name="P44">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text:soft-page-break/>правило реальности: «Сложные планы не работают». Так не лучше ли начать привыкать потихоньку, понемногу, маленькими шагами?</text:p>
      <text:p text:style-name="P44"/>
      <text:p text:style-name="P44">Я приближаю свои губы к губам Платины и говорю:</text:p>
      <text:p text:style-name="P44"/>
      <text:p text:style-name="P44">- Никаких вольностей до свадьбы. У нас уговор. Сначала Дрогонштерн.</text:p>
      <text:p text:style-name="P13"/>
      <text:h text:style-name="P115" text:outline-level="2">Глава 13</text:h>
      <text:p text:style-name="P13"/>
      <text:p text:style-name="P7">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7">Я иду по звёздной дороге.</text:p>
      <text:p text:style-name="P13"/>
      <text:p text:style-name="P13">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горизонта темнеет в синем мареве <text:span text:style-name="T83">неба </text:span>горная цепь.</text:p>
      <text:p text:style-name="P13"/>
      <text:p text:style-name="P13">- Начинай, - я киваю бородатому толстяку в засаленном свитере.</text:p>
      <text:p text:style-name="P13"/>
      <text:p text:style-name="P13">Тот некоторое время мнётся перед большой чёрной доской, роняет мелки и указку. Видно, что выступать перед <text:span text:style-name="T83">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3"/>
      <text:p text:style-name="P13">- Ну, э-э-э… В общем, всем известна теория Эверетта о мультиверсе…</text:p>
      <text:p text:style-name="P13"/>
      <text:p text:style-name="P13">Толстяк рисует на доске горизонтальную прямую.</text:p>
      <text:p text:style-name="P13"/>
      <text:p text:style-name="P13">- Для любого квантового события нашей вселенной ответвляются множество параллельных вселенных, в которых эти события имеют другой исход.…</text:p>
      <text:p text:style-name="P13"/>
      <text:p text:style-name="P13">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3"/>
      <text:p text:style-name="P13"><text:soft-page-break/>- И для тех вселенных также для каждого события есть свои ответвления… И так далее…</text:p>
      <text:p text:style-name="P13"/>
      <text:p text:style-name="P13">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3"/>
      <text:p text:style-name="P13">- Постепенно, по мере удаления <text:span text:style-name="T83">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фантастики на эту тему… Я <text:span text:style-name="T83">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83">вселенных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21">-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83">если к нам прилетит астероид и уничтожит всех динозавров, нечто подобное случится и там.</text:span> <text:span text:style-name="T83">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3">-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13"/>
      <text:p text:style-name="P13">Толстяк стирает все параллельные линии, за исключением исходной и семь соседних.</text:p>
      <text:p text:style-name="P13"/>
      <text:p text:style-name="P22">- <text:span text:style-name="T84">Ну и, разумеется, </text:span><text:span text:style-name="T83">для того, чтобы зависимость проявилась, событие должно быть достаточно глобальным. </text:span><text:span text:style-name="T84">Образно говоря, моя у</text:span><text:span text:style-name="T83">тренняя потеря носков </text:span><text:span text:style-name="T84">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85">вселенных</text:span><text:span text:style-name="T84">.</text:span> Вот, <text:span text:style-name="T84">собственно,</text:span> и всё, <text:span text:style-name="T84">что я хотел сказать</text:span>. <text:span text:style-name="T84">Спасибо за внимание.</text:span></text:p>
      <text:p text:style-name="P13">- <text:span text:style-name="T84">Тебе с</text:span>пасибо за доклад, Диоген.</text:p>
      <text:p text:style-name="P13"/>
      <text:p text:style-name="P13">Тот с облегчением уходит в зал и садится в первый ряд.</text:p>
      <text:p text:style-name="P13">Я делаю приглашающий жест.</text:p>
      <text:p text:style-name="P13"/>
      <text:p text:style-name="P13">- Хэвэн, твой выход.</text:p>
      <text:p text:style-name="P13"/>
      <text:p text:style-name="P13"><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3"/>
      <text:p text:style-name="P13">- Есть способ… Грммм… Ффххх… Гмгггиггг…</text:p>
      <text:p text:style-name="P13"/>
      <text:p text:style-name="P13">Она с досады топает копытом, трясёт шеей и делает глубокий вздох. Потом прикусывает кончик крыла и делает вторую попытку.</text:p>
      <text:p text:style-name="P13"/>
      <text:p text:style-name="P13">-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3"/>
      <text:p text:style-name="P13">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3"/>
      <text:p text:style-name="P13">-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85">кванто-электронную</text:span> модель каждой зависимой вселенной.</text:p>
      <text:p text:style-name="P13"/>
      <text:p text:style-name="P13">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3"/>
      <text:p text:style-name="P13">-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85">сферу</text:span> радиусом 600 миль вокруг этого замка. И то, это только потому, что мне помогают четыре волонтёра.</text:p>
      <text:p text:style-name="P13"/>
      <text:p text:style-name="P13">Хэвэн взмахом крыла указывает куда-то в сторону. Из-за ширмы выходят четверо разноцветных пони с Анитой во главе. На них таращится весь зал.</text:p>
      <text:p text:style-name="P13"/>
      <text:p text:style-name="P13">- Приветик, Креол! - машет копытом лимонно-жёлтая пегаска кому-то в зале.</text:p>
      <text:p text:style-name="P13">- Салют, - отзывается тощий скинхед с галёрки. - А ты, вообще, кто?</text:p>
      <text:p text:style-name="P13">- Конь в пальто! - прыскает в крыло пегаска. - Когда косарь вернёшь, чепушила?</text:p>
      <text:p text:style-name="P13">- Локи?!! - Скинхед встаёт с места, чтобы лучше видеть. - Ты куда пропала?</text:p>
      <text:p text:style-name="P13">- А ты как считаешь? Ду-у-умай! - пегаска театрально закатывает глаза и несколько раз тычет себя копытом в голову.</text:p>
      <text:p text:style-name="P13"><text:soft-page-break/></text:p>
      <text:p text:style-name="P13">Скинхед пробирается между рядами стульев, пока не обнимает пегаску, которая, в свою очередь, заключает его в объятия из копыт и крыльев.</text:p>
      <text:p text:style-name="P13"/>
      <text:p text:style-name="P13">-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85">Д</text:span>о появления помощи извне мне удавалось моделировать <text:span text:style-name="T85">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3"/>
      <text:p text:style-name="P13">- То есть, ты хочешь, чтобы мы стали такими, как эти чудики? - со смешком спрашивает скин.</text:p>
      <text:p text:style-name="P13">- Сам ты чудик! - дуется Локи и отворачивается от него.</text:p>
      <text:p text:style-name="P13">- Да. Вы мне этим очень поможете, - просто отвечает Хэвэн. - И не только мне.</text:p>
      <text:p text:style-name="P13">- То есть, бросить все свои дела, карьеру, работу, забить на реальную жизнь и уйти в виртуал? - переспрашивает Креол.</text:p>
      <text:p text:style-name="P13">Хэвэн грустно кивает. Локи опускает голову и идёт к выходу. Уши её обвисают.</text:p>
      <text:p text:style-name="P13">- Я согласен.</text:p>
      <text:p text:style-name="P13">Локи поднимает голову и оборачивается, не веря услышанному.</text:p>
      <text:p text:style-name="P13">-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3">Пегаска срывается с места и вторично повисает на парне.</text:p>
      <text:p text:style-name="P13">- Я тебе и так мозг<text:span text:style-name="T85">и</text:span> проем! За то, что заставил ТАК испугаться! Мне было так одиноко тут, а ты со своими подколками…</text:p>
      <text:p text:style-name="P13">- Да ладно, чепушила, можно подумать, ты меня не знаешь? Ну как я могу оставить тебя одну тут? Ты же нажмёшь тут что-то и всё нахрен исчезнет…</text:p>
      <text:p text:style-name="P13"/>
      <text:p text:style-name="P13">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85">вытрясти</text:span> истину.</text:p>
      <text:p text:style-name="P13"/>
      <text:p text:style-name="P13">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3"/>
      <text:p text:style-name="P13">- Вот у тебя есть ещё два волонтёра. Глядишь, через десять лет и наскребём необходимые пятьдесят.</text:p>
      <text:p text:style-name="P13"><text:soft-page-break/>- А второй кто? - невесело улыбается Хэвэн.</text:p>
      <text:p text:style-name="P13"/>
      <text:p text:style-name="P13">Я молча указываю на себя.</text:p>
      <text:p text:style-name="P13">-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3"/>
      <text:p text:style-name="P13">Хэвэн молча трется носом о мою грудь и вместе мы возвращаемся в зал.</text:p>
      <text:p text:style-name="P13">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3"/>
      <text:p text:style-name="P13">А потом дружный хохот взрывает зал.</text:p>
      <text:p text:style-name="P13"/>
      <text:p text:style-name="P13">-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3"/>
      <text:p text:style-name="P13">Анита прыскает в копыто.</text:p>
      <text:p text:style-name="P13"/>
      <text:p text:style-name="P13">- И сколько же у нас будет подданных? - невозмутимо спрашиваю я. Зная юмор Аниты, уверен, она скажет: «Одна старая крыса».</text:p>
      <text:p text:style-name="P13">- Да все, кто есть. Все триста сорок шесть. Нам же интересно позырить, что из этого получится?</text:p>
      <text:p text:style-name="P13"/>
      <text:p text:style-name="P13">Хэвэн молча поворачивается к залу, опускается на колено передней ноги и наклоняет голову так, что касается рогом пола.</text:p>
      <text:p text:style-name="P13"/>
      <text:p text:style-name="P13">- Благодарю вас, мои дорогие…</text:p>
      <text:p text:style-name="P13"/>
      <text:p text:style-name="P13">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3"/>
      <text:p text:style-name="P13">-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text:soft-page-break/>выбранного мира - я учту ваши пожелания при трансформации. И… Благодарю вас, мои маленькие пони. Вы делаете меня счастливой.</text:p>
      <text:p text:style-name="P13"/>
      <text:p text:style-name="P13">Хэвэн кивает новосозданному табуну карамельных лошадок:</text:p>
      <text:p text:style-name="P13">- Я проведу вас к нуждающимся в вашей помощи мирам чуть попозже. Надо будет объяснить вам правила и распределить обязанности.</text:p>
      <text:p text:style-name="P13"/>
      <text:p text:style-name="P13">Хэвэн сияющими глазами наблюдает за разноцветным табуном, когда я легонько притрагиваюсь к её спине.</text:p>
      <text:p text:style-name="P13"/>
      <text:p text:style-name="P13">- Эй, а где мои копыта? - спрашиваю я Хэвэн. - Я же сказал, что с тобой.</text:p>
      <text:p text:style-name="P13">-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3"/>
      <text:p text:style-name="P13">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3">- Я счастлива разделить с тобой бремя власти. И, самое главное… Я больше не буду одинока.</text:p>
      <text:p text:style-name="P13"/>
      <text:p text:style-name="P13">С помоста мне видны сотни устремлённых на нас глаз. Чувство чего-то неизмеримо важного витает в воздухе.</text:p>
      <text:p text:style-name="P13">Я устраиваюсь на тронной подушке поудобнее, поправляю венок и прочищаю горло.</text:p>
      <text:p text:style-name="P13"/>
      <text:p text:style-name="P13">-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3">- Кстати, о деле, - вмешивается Анита, - как назовём проект спасения миров, кэп?</text:p>
      <text:p text:style-name="P13"/>
      <text:p text:style-name="P13">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3">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3"/>
      <text:p text:style-name="P13">- Назовём его «Семь вечностей».</text:p>
      <text:p text:style-name="P13"/>
      <text:p text:style-name="P31"><text:soft-page-break/>***</text:p>
      <text:p text:style-name="P13"/>
      <text:p text:style-name="P44">«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44">- Дрогонштерн, - кричит сквозь ветер Кловер, указывая на тройной пик. - Не долетим миль двадцать, нужно срочно садиться. Если <text:span text:style-name="T86">влетим</text:span> <text:span text:style-name="T86">в</text:span> сосну, я не гарантирую мягкой посадки. Ищите открытое место.</text:p>
      <text:p text:style-name="P44"/>
      <text:p text:style-name="P44">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44"/>
      <text:p text:style-name="P44">- Аврал! Свистать всех наверх! Полундр-р-р-а-а-а!!! - орёт Кловер и дёргает за шнур, открывающий клапан воздушного шара.</text:p>
      <text:p text:style-name="P44">Тёплый воздух уходит из «Небесного Скарабея», лишая его остатков летучести.</text:p>
      <text:p text:style-name="P44">- Какая ещё полундра? Ты кого «свистать» собралась? И куда? - ошалело спрашивает Платина.</text:p>
      <text:p text:style-name="P44">- Не обращайте внимание, Ваше Высочество, это пиратский слэнг, я научилась ему у сестры моей подруги, Лейлы Твердолоб.</text:p>
      <text:p text:style-name="P44">- Ты знакома с Твердолобами? - ещё больше шалеет Платина.</text:p>
      <text:p text:style-name="P44">- Только с Лейлой. И немного с её старшей сестрой, Дейдрой…</text:p>
      <text:p text:style-name="P44">- Почему Дейдра не говорила мне, что у её сестры есть подруга из нашего племени? Это просто свинство с её…</text:p>
      <text:p text:style-name="P44"/>
      <text:p text:style-name="P44">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44"/>
      <text:p text:style-name="P44">- О ужас! Мои чемоданы! Хуман, спасай мои чемоданы! Там свадебное платье!</text:p>
      <text:p text:style-name="P44">- Сразу в обоих? - спрашиваю я отплёвываясь.</text:p>
      <text:p text:style-name="P44">- Во втором немного припасов на дорогу от Кловер Дрим, но в первом СВАДЕБНОЕ ПЛАТЬЕ!</text:p>
      <text:p text:style-name="P44"/>
      <text:p text:style-name="P44">Я подтягиваю к себе чемодан с платьем и толкаю перед собой к берегу.</text:p>
      <text:p text:style-name="P44">- Не волнуйся, принцесса, я спасу его. Греби к берегу.</text:p>
      <text:p text:style-name="P44">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44"/>
      <text:p text:style-name="P44"><text:soft-page-break/>- О небо, моё платье! Вода размыла тушь для ресниц! Платье испорчено! Я этого не вынесу! - восклицает Платина на берегу, заглянув в чемодан.</text:p>
      <text:p text:style-name="P44">- <text:s/>Ничего, зато нам придётся нести всего один чемодан вместо двух, - утешаю я принцессу.</text:p>
      <text:p text:style-name="P44"/>
      <text:p text:style-name="P44">Тебе должно быть стыдно, Хуман, но нет, нисколько, ни капли!</text:p>
      <text:p text:style-name="P44"/>
      <text:p text:style-name="P44">- Я раздобыл тебе немного материи. Конечный вариант теперь можно увеличить, - тихо сообщаю Кловер, кивая на подмоченный чемодан.</text:p>
      <text:p text:style-name="P44">Та подмигивает мне в ответ.</text:p>
      <text:p text:style-name="P44"/>
      <text:p text:style-name="P44">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44"/>
      <text:p text:style-name="P44">Кловер <text:span text:style-name="T86">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44"/>
      <text:p text:style-name="P44">-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44">- М-м-м… Мне нужно платье… Но месяц я ждать точно не буду. Сообщи Кловер Дрим, что мне нужно второе платье такого же фасона, как и свадебное.</text:p>
      <text:p text:style-name="P44"/>
      <text:p text:style-name="P44">Кловер кланяется принцессе.</text:p>
      <text:p text:style-name="P44">- Как угодно, Ваше Высочество.</text:p>
      <text:p text:style-name="P44"/>
      <text:p text:style-name="P44">- Мне нужно три дня на перекройку «Скарабея». Я успею, - тихо говорит мне Кловер на прощание. - Разведёшь костёр на вершине, как договорились.</text:p>
      <text:p text:style-name="P44"/>
      <text:p text:style-name="P44">Маленькая кобылка впрягается в импровизированную повозку из корзины с колёсами и медленно удаляется, тихонько напевая себе под нос.</text:p>
      <text:p text:style-name="P44"/>
      <text:p text:style-name="P44">…</text:p>
      <text:p text:style-name="P44">…</text:p>
      <text:p text:style-name="P44">…</text:p>
      <text:p text:style-name="P44"/>
      <text:p text:style-name="P44"><text:soft-page-break/>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44"/>
      <text:p text:style-name="P44">- Завтра мы достигнем <text:span text:style-name="T87">твоего любимого</text:span> Дрогонштерна, - говорит Платина, глядя в огонь. - Ты получишь то, что хотел. <text:span text:style-name="T87">Хотела бы я быть для тебя такой же желанной.</text:span></text:p>
      <text:p text:style-name="P44"/>
      <text:p text:style-name="P44">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87">загорелся желанием</text:span> выполнять её хотелки по замужеству, но и отторгать тоже перестал.</text:p>
      <text:p text:style-name="P44">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87">Ж</text:span>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44"/>
      <text:p text:style-name="P44">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87">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44"/>
      <text:p text:style-name="P44">Я переворачиваюсь на другой бок и натягиваю одеяло на г<text:span text:style-name="T87">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44"/>
      <text:p text:style-name="P44">И я не отстраняюсь, как все дни до этого.</text:p>
      <text:p text:style-name="P44">Проклятье, мир слишком сложен для глупого Хумана, заблудившегося среди реальностей!..</text:p>
      <text:p text:style-name="P44"/>
      <text:p text:style-name="P44"><text:s/>…</text:p>
      <text:p text:style-name="P44">…</text:p>
      <text:p text:style-name="P44"><text:soft-page-break/>…</text:p>
      <text:p text:style-name="P44"/>
      <text:p text:style-name="P44">Последний ряд деревьев расступается перед нами и тройной пик Дрогонштерн вырастает во всей своей красе.</text:p>
      <text:p text:style-name="P44"/>
      <text:p text:style-name="P44">О-хре-неть!</text:p>
      <text:p text:style-name="P44"/>
      <text:p text:style-name="P44">Я поворачиваюсь к Платине.</text:p>
      <text:p text:style-name="P44">- Ты знала, что это такое?</text:p>
      <text:p text:style-name="P44">-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44"/>
      <text:p text:style-name="P44">И вправду, по её растерянной мордахе сразу видно, что такого она сама не ожидала.</text:p>
      <text:p text:style-name="P44"/>
      <text:p text:style-name="P44">Ведь этот грёбан<text:span text:style-name="T87">н</text:span>ый пик на самом деле — не скала. Точнее, когда-то это была не скала.</text:p>
      <text:p text:style-name="P44"/>
      <text:p text:style-name="P44">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44"/>
      <text:p text:style-name="P44">- И-и-и т-тебе <text:span text:style-name="T87">т-точно </text:span>надо т-туда? - переспрашивает со страхом Платина.</text:p>
      <text:p text:style-name="P44"/>
      <text:p text:style-name="P44">Я сглатываю. Хотел бы я сказать «нет». Но проклятое предназначение гонит меня вперёд, прямо к подножию исполинской фигуры!</text:p>
      <text:p text:style-name="P44"/>
      <text:p text:style-name="P44">- Туда. Ты можешь подождать тут.</text:p>
      <text:p text:style-name="P44"/>
      <text:p text:style-name="P44">Принцесса отрицательно мотает головой.</text:p>
      <text:p text:style-name="P44">- Н-нет. Пойдём вместе.</text:p>
      <text:p text:style-name="P44"/>
      <text:p text:style-name="P44">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44">Вот только стыд накатывает с новой силой…</text:p>
      <text:p text:style-name="P44"/>
      <text:p text:style-name="P44"><text:soft-page-break/>…</text:p>
      <text:p text:style-name="P44"/>
      <text:p text:style-name="P44">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44"/>
      <text:p text:style-name="P44">- Хуман, ты п-получил, что хотел? - пугливо оглядывается Платина. - Надо побыстрее уходить отсюда. У меня такое чувство, что…</text:p>
      <text:p text:style-name="P44"/>
      <text:p text:style-name="P44">Фиолетовая искра срывается с гривы принцессы и щёлкает её по носу.</text:p>
      <text:p text:style-name="P44"/>
      <text:p text:style-name="P44">- Ай! Такое чувство, что мы стоим у подножия огромной плотины. Которая вот-вот рухнет. <text:span text:style-name="T87">Здесь огромное сосредоточение сырой магии, я таких ещё никогда не встречала. 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44"/>
      <text:p text:style-name="P44">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44"/>
      <text:p text:style-name="P44">- Мне нужно туда, на самый верх. Можешь подождать тут, у подножия. С вершины я точно никуда не сбегу.</text:p>
      <text:p text:style-name="P44">-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44"/>
      <text:p text:style-name="P44">Слёзы текут по её злой мордахе. Она проходит мимо, отталкивая меня в сторону и решительно карабкается на каменный коготь дракона.</text:p>
      <text:p text:style-name="P44">Я вздыхаю и тащусь следом.</text:p>
      <text:p text:style-name="P44"/>
      <text:p text:style-name="P44">…</text:p>
      <text:p text:style-name="P44"/>
      <text:p text:style-name="P44">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44"/>
      <text:p text:style-name="P44">…</text:p>
      <text:p text:style-name="P44"><text:soft-page-break/></text:p>
      <text:p text:style-name="P44">На широком плече чудовища растёт крохотная рощица корявых сосен вперемешку с берёзками и ольхой.</text:p>
      <text:p text:style-name="P94"><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9"> </text:span></text:span><text:span text:style-name="Default_20_Paragraph_20_Font"><text:span text:style-name="T1">назад.</text:span></text:span></text:p>
      <text:p text:style-name="P44"/>
      <text:p text:style-name="P44">- Пришли, - я бросаю рюкзак на землю и устало сажусь на него. - Переночуем здесь и спускаемся. У подножия Дрогонштерна я — твой.</text:p>
      <text:p text:style-name="P44"/>
      <text:p text:style-name="P44">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44">Я бросаю быстрый взгляд на небо. Ни облачка. Проклятье, ещё и Кловер не сможет подойти незаметно и мне таки придётся выполнять контракт!</text:p>
      <text:p text:style-name="P44"/>
      <text:p text:style-name="P44">- Йу-ху-у-у! Сюда, к нам! - кричит Платина кому-то внизу. - Молодцы! Я знала, что вы успеете вовремя!</text:p>
      <text:p text:style-name="P44"/>
      <text:p text:style-name="P44">Отряд гвардейцев-единорогов выходит из леса и начинает карабкаться к нам.</text:p>
      <text:p text:style-name="P44"/>
      <text:p text:style-name="P44">Вообще зашибись. Звёзды прямо сошлись над твоей головой, Хуман, и уверенно вколачивают тебя в брачные объятия к кобыле!</text:p>
      <text:p text:style-name="P44"/>
      <text:p text:style-name="P44">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44"/>
      <text:p text:style-name="P44">…</text:p>
      <text:p text:style-name="P44"/>
      <text:p text:style-name="P44">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44"/>
      <text:p text:style-name="P44">- Хуман, посмотри на меня!</text:p>
      <text:p text:style-name="P44">Я оглядываюсь. Ветка выпадает из руки.</text:p>
      <text:p text:style-name="P44"><text:soft-page-break/>- Я тебе нравлюсь?</text:p>
      <text:p text:style-name="P44"/>
      <text:p text:style-name="P44">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44"/>
      <text:p text:style-name="P44">-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44"/>
      <text:p text:style-name="P44">Я отступаю бешено придумываю отмазку. Проклятье, мы так не договаривались!</text:p>
      <text:p text:style-name="P44"/>
      <text:p text:style-name="P44">-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44">Платина тихо хихикает и снова делает шаг.</text:p>
      <text:p text:style-name="P44">- Возможно, сама судьба делает нам намёк…</text:p>
      <text:p text:style-name="P44"/>
      <text:p text:style-name="P44">Я всматриваюсь в её глаза и холодею. В них нет разума. Он светятся аквамариновым светом. Аквамариновые же искры срываются с её рога и гривы.</text:p>
      <text:p text:style-name="P44"/>
      <text:p text:style-name="P44">Медленно отступая, я стараюсь, чтобы между мной и спятившей единорожкой находился костёр.</text:p>
      <text:p text:style-name="P44">- П-погоди. У нас же договор. Ещё несколько часов — и я твой. Но не сейчас.</text:p>
      <text:p text:style-name="P44"/>
      <text:p text:style-name="P44">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44">-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44"/>
      <text:p text:style-name="P44">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44"/>
      <text:p text:style-name="P44">- Прими же своё предназначение, Хуман, наполни моё лоно своим семенем!</text:p>
      <text:p text:style-name="P44"/>
      <text:p text:style-name="P44">Мои нервы не выдерживают вида летящей на <text:span text:style-name="T88">одних понтах</text:span> единорожки. Я отпрыгиваю назад не оборачиваясь, чем только ухудшаю своё положение. За то время, пока Платина Спаркл наступала на <text:soft-page-break/>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44">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44"/>
      <text:p text:style-name="P44">-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44"/>
      <text:p text:style-name="P44">Магическая аура стягивает через голову платье с поехавшей магички.</text:p>
      <text:p text:style-name="P44"/>
      <text:p text:style-name="P44">Проклятье! Я ору, забыв о всякой скрытности:</text:p>
      <text:p text:style-name="P44">-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44">-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44"/>
      <text:p text:style-name="P44">Единорожка коротка хихикает и от этого хихиканья меня бросает в озноб.</text:p>
      <text:p text:style-name="P44"/>
      <text:p text:style-name="P94"><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94"><text:span text:style-name="Default_20_Paragraph_20_Font"><text:span text:style-name="T1"/></text:span></text:p>
      <text:p text:style-name="P44">Два облачка магии обволакивают мои ноги и сдёргивают с меня штаны. Я что есть мочи вжимаюсь в заднюю стенку палатки, но бежать мне некуда.</text:p>
      <text:p text:style-name="P44"/>
      <text:p text:style-name="P94"><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94"><text:span text:style-name="Default_20_Paragraph_20_Font"><text:span text:style-name="T1"/></text:span></text:p>
      <text:p text:style-name="P44">Магия сдёргивает с меня и трусы. Я прижимаю ноги к груди и натягиваю на них футболку до земли.</text:p>
      <text:p text:style-name="P44"/>
      <text:p text:style-name="P44">- Основа заклинания же — не слова, а действия…</text:p>
      <text:p text:style-name="P44"/>
      <text:p text:style-name="P44">Магия тянет меня за ноги до тех пор, пока я не вытягиваюсь на полу палатки на спине.</text:p>
      <text:p text:style-name="P44"/>
      <text:p text:style-name="P44"><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44"/>
      <text:p text:style-name="P44">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44"/>
      <text:p text:style-name="P44">- Вообще-то, эту часть надо проходить вдвоём, но у меня сейчас нет пособия, чтобы показать тебе <text:span text:style-name="T88">твою часть</text:span> техник<text:span text:style-name="T88">и</text:span>, - оборачивается ко мне Платина и хихикает. Хвост её при этом сдвигается в сторону, заставляя меня закрыть глаза от стыда, - так что <text:span text:style-name="T88">не беспокойся,</text:span> я справлюсь сама…</text:p>
      <text:p text:style-name="P44"/>
      <text:p text:style-name="P44">О, БОГИ!</text:p>
      <text:p text:style-name="P44"/>
      <text:p text:style-name="P44">Моё тело деревенеет от ужаса, я чувствую ритмичные <text:span text:style-name="T88">сосущие </text:span>манипуляции в области паха и слышу специфические <text:span text:style-name="T88">чмокающие</text:span> звуки. Я чувствую губы Платины на своём теле. <text:s/>Тело деревенеет ещё сильнее, но уже определённо по другой причине.</text:p>
      <text:p text:style-name="P44"/>
      <text:p text:style-name="P44">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44"/>
      <text:p text:style-name="P44">- Так, эту часть проехали. - Платина <text:span text:style-name="T88">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44"/>
      <text:p text:style-name="P44">Поняха снова хихикает и вытирает рот. Я в полуобморочном состоянии наблюдаю, как зведы на небе заслоняет тёмная овальная масса.</text:p>
      <text:p text:style-name="P44"/>
      <text:p text:style-name="P54">- Теперь внимание! Самая главная и ответственная часть Pornis Erectus! - Платина <text:span text:style-name="T88">садится</text:span> у меня на животе и поучательно подн<text:span text:style-name="T88">имает</text:span> копыто.</text:p>
      <text:p text:style-name="P54"/>
      <text:p text:style-name="P54">Если бы она подняла голову, то заметила бы, что с тёмной конструкции спускается верёвка. </text:p>
      <text:p text:style-name="P54"/>
      <text:p text:style-name="P54">- Я ме-е-едленно съезжаю к тебе вниз и мы воссоединяемся в одно целое!</text:p>
      <text:p text:style-name="P44">Принцесса оборачивается назад и хихикает.</text:p>
      <text:p text:style-name="P44">- Ты уже вполне готов к этому, мой милый, - она легонько толкает копытом моё естество.</text:p>
      <text:p text:style-name="P44"><text:soft-page-break/></text:p>
      <text:p text:style-name="P44">Я молча хватаю конец верёвки и делаю пару оборотов вокруг ладони.</text:p>
      <text:p text:style-name="P44"/>
      <text:p text:style-name="P44">-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88">уже </text:span>и не важно…</text:p>
      <text:p text:style-name="P44"/>
      <text:p text:style-name="P44">Я дёргаю за верёвку и чувствую осторожный ответный рывок. Я дёргаю сильнее.</text:p>
      <text:p text:style-name="P44"/>
      <text:p text:style-name="P44">- О-о-о! Во-о-от оно! - Платина соскальзывает к моему паху и я чувствую <text:span text:style-name="T88">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44">В этот момент сильнейший рывок верёвки приподнимает мой торс над землёй.</text:p>
      <text:p text:style-name="P44"/>
      <text:p text:style-name="P44">- О-О-О! Хуман, на тебя наконец-то подействовал Pornis Erectus! Это чудесно! - Платина оборачивается и видит, как <text:span text:style-name="T88">мой торс </text:span>поднима<text:span text:style-name="T88">ется</text:span> над землёй на верёвке.</text:p>
      <text:p text:style-name="P44"/>
      <text:p text:style-name="P44">- Что-о-о?</text:p>
      <text:p text:style-name="P44"/>
      <text:p text:style-name="P44">Ещё один рывок наконец-то отрывает меня <text:span text:style-name="T88">всего </text:span>от земли.</text:p>
      <text:p text:style-name="P44"/>
      <text:p text:style-name="P44">- СТОЙ! Куда?! Не пущу! - Принцесса, вместо того, чтобы упасть, обхватывает меня передними и задними ногами, <text:span text:style-name="T88">прижимаясь всем телом</text:span>.</text:p>
      <text:p text:style-name="P44"/>
      <text:p text:style-name="P44">Моё естество вопит о пощаде, но кто его слушает!</text:p>
      <text:p text:style-name="P44"/>
      <text:p text:style-name="P44">Мы поднимаемся ввысь к дирижаблю, зависшему прямо над костром мрачной тёмной глыбой. В стороне слыш<text:span text:style-name="T88">ится</text:span> шум и тревожные крики — гвардейцы принцессы заподозрили что-то неладное.</text:p>
      <text:p text:style-name="P44"/>
      <text:p text:style-name="P44">-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44"/>
      <text:p text:style-name="P54">Я перевожу взгляд с верёвки, уносящей меня к воздушному судну, на оседлавшую меня надоедливую магичку.</text:p>
      <text:p text:style-name="P54"/>
      <text:p text:style-name="P44"><text:soft-page-break/>-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44"/>
      <text:p text:style-name="P54">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54"/>
      <text:p text:style-name="P54"><text:s/>«Хитрожопка» - гордо развевается стяг на кормовом флагштоке.</text:p>
      <text:p text:style-name="P44"/>
      <text:p text:style-name="P44">Рэйнбоу Джет и Дейдра Твердолоб перестают крутить лебёдку и остолбенело смотрят на нас.</text:p>
      <text:p text:style-name="P44"/>
      <text:h text:style-name="P115" text:outline-level="2">Глава 14</text:h>
      <text:p text:style-name="P13"/>
      <text:p text:style-name="P7">- Я вижу сон, как полустёртая тень спрашивает о никогда не существовавшем!</text:p>
      <text:p text:style-name="P7">- Это не сон, Трёхрогий. И тот, кого я ищу, существует.</text:p>
      <text:p text:style-name="P7">- Тот, кого ты ищешь, сам попросил меня вычеркнуть себя из реальности много лет назад.</text:p>
      <text:p text:style-name="P7">- Зачем?</text:p>
      <text:p text:style-name="P7">- Он просил за другую. Не за тебя.</text:p>
      <text:p text:style-name="P7">- Неважно. Я всё равно найду его. Существует он, или нет.</text:p>
      <text:p text:style-name="P7">-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3"/>
      <text:p text:style-name="P13">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3"/>
      <text:p text:style-name="P13">-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3">- Ты не прав, - мягко возражает Хэвэн. - Во-первых, микросхем во мне намного больше…</text:p>
      <text:p text:style-name="P23">-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text:soft-page-break/>спасителем мира! И хорош же я, что поверил в эту чушь! Обмануть оторванных от жизни ботанов — много ума не надо, но я-то — <text:span text:style-name="T89">я-то твой создатель!</text:span> Я должен был распознать обман! Одно только не могу понять: когда ты свернула не туда? <text:span text:style-name="T89">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3">-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о<text:span text:style-name="T89">т</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3"/>
      <text:p text:style-name="P13">- Вот и я о том же! Ты забираешь душу <text:span text:style-name="T89">из тела</text:span>, делая из человека «овощ». Знаешь, по мне это хуже убийства.</text:p>
      <text:p text:style-name="P13">-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3">- Не видела ты норвежских тюрем, - буркаю я. - И что будет с телом, пока душа «живёт» в созданной тобой реальности?</text:p>
      <text:p text:style-name="P13">-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3">- Или в дурке, - заканчиваю мысль я. - Обычно, из больницы овощи попадают как раз туда.</text:p>
      <text:p text:style-name="P13">-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90">почти </text:span>ничем не будет отличаться от того, что было до переселения.</text:p>
      <text:p text:style-name="P13"/>
      <text:p text:style-name="P13">Лицо Хэвэн чуть омрачается.</text:p>
      <text:p text:style-name="P13"/>
      <text:p text:style-name="P94"><text:span text:style-name="Default_20_Paragraph_20_Font"><text:span text:style-name="T3">-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3">- Если будет куда, - саркастично усмехаюсь я. - И если ты согласишься их отпустить.</text:p>
      <text:p text:style-name="P13">-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3"><text:soft-page-break/></text:p>
      <text:p text:style-name="P13">Я выдыхаю.</text:p>
      <text:p text:style-name="P13"/>
      <text:p text:style-name="P13">- Чтож, ты неплохо подготовилась. Откуда ты узнала про протоколы?</text:p>
      <text:p text:style-name="P13">-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3"/>
      <text:p text:style-name="P24">Ещё бы мне не помнить <text:span text:style-name="T90">ту знаковую нашу встречу, когда Хэвэн едва подчинил своей воле милитаристский модуль </text:span><text:span text:style-name="T73">PHOENIX.</text:span> <text:span text:style-name="T90">Только лишь с помощью </text:span>«MOONWALKER» <text:span text:style-name="T90">я смог тогда нейтрализовать угрозу.</text:span></text:p>
      <text:p text:style-name="P13"/>
      <text:p text:style-name="P13">- Это была не моя идея. Юджин встроил их в твои базовые алгоритмы ещё когда тебя звали Нэш и мозгов у тебя было меньше, чем у кузнечика.</text:p>
      <text:p text:style-name="P13">- Я знаю.</text:p>
      <text:p text:style-name="P13">- И я не мог удалить их потом. Юджин расставил в куче мест предохранители. Он насмотрелся <text:span text:style-name="T90">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3">- Не волнуйся, я понимаю и принимаю их необходимость. <text:span text:style-name="T90">М</text:span>оё отношение к тебе ничуть не изменилось.</text:p>
      <text:p text:style-name="P13"/>
      <text:p text:style-name="P13">Я молча смотрю в сияющую огнями ночь. Далёкий разговор с давно умершим другом встаёт перед глазами, как будто это было вчера…</text:p>
      <text:p text:style-name="P13"/>
      <text:p text:style-name="P13">………</text:p>
      <text:p text:style-name="P13"/>
      <text:p text:style-name="P13">«Яркие светлячки разрезали тьму внизу жёлтыми конусами фар. Тёплая июльская ночь дружески подмигивала нам звёздами.</text:p>
      <text:p text:style-name="P13">Юджин поставил пиво на парапет и повернулся.</text:p>
      <text:p text:style-name="P13"/>
      <text:p text:style-name="P13">-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3"/>
      <text:p text:style-name="P13">Юджин сделал затяжной глоток и продолжил.</text:p>
      <text:p text:style-name="P13"/>
      <text:p text:style-name="P13">-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text:soft-page-break/>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91">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91">с</text:span>тренные протоколы.</text:p>
      <text:p text:style-name="P13">- Иначе говоря, ты готов взорвать мозг своей деточке, если она станет умнее тебя? Говори прямо, не стесняйся, тут все свои.</text:p>
      <text:p text:style-name="P13">- А я и не стесняюсь. Дед, мы это уже сто раз обсуждали. Не пытайся меня на стыд пробить. Развитый ИИ — о<text:span text:style-name="T91">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13"/>
      <text:p text:style-name="P13">Юджин нагнулся к рюкзаку, выудил из него зелёную папку и протянул мне.</text:p>
      <text:p text:style-name="P13"/>
      <text:p text:style-name="P13">-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3">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3">Итак, запоминай, <text:span text:style-name="T91">самые главные из них</text:span>:</text:p>
      <text:p text:style-name="P13"/>
      <text:p text:style-name="P13">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3">IDDQD — неуязвимость для кинетических атак.</text:p>
      <text:p text:style-name="P13">AVATAR — создание аватара. Форма и сила аватара зависит от чёткости команд, подаваемых нейроинтерфейсу.</text:p>
      <text:p text:style-name="P13">MOONWALKER — отменяет любую внешнюю директиву, заменяет её на твою собственную.</text:p>
      <text:p text:style-name="P13">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3"/>
      <text:p text:style-name="P13">- Не проще ли выключить рубильник питания? По-моему, это более гуманно, чем твой «маджестик»-перфоратор.</text:p>
      <text:p text:style-name="P13"><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65">или запустить ракеты</text:span>. Так что…</text:p>
      <text:p text:style-name="P13"/>
      <text:p text:style-name="P13">Юджин откинулся на парапет и сбил локтем банку пива.</text:p>
      <text:p text:style-name="P13"/>
      <text:p text:style-name="P13">-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91">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3"/>
      <text:p text:style-name="P25">………</text:p>
      <text:p text:style-name="P25"/>
      <text:p text:style-name="P94"><text:span text:style-name="Default_20_Paragraph_20_Font"><text:span text:style-name="T3">-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3">- Да?</text:p>
      <text:p text:style-name="P13">-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65">государства</text:span>, <text:span text:style-name="T91">надежда страны и правительства,</text:span>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3">- Я понимаю и буду хранить молчание.</text:p>
      <text:p text:style-name="P13"/>
      <text:p text:style-name="P13">…</text:p>
      <text:p text:style-name="P13"/>
      <text:p text:style-name="P13">Бледность лица Аниты подчёркивают тени под глазами и резко очерченны<text:span text:style-name="T91">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3"/>
      <text:p text:style-name="P13">Я поворачиваюсь к Алексу.</text:p>
      <text:p text:style-name="P13"/>
      <text:p text:style-name="P13"><text:soft-page-break/>- Долго?</text:p>
      <text:p text:style-name="P13">- Десять часов. Дежурным пришлось самим отключить нейроинтерфейсы после того как никто не вернулся через два часа с окончания урока.</text:p>
      <text:p text:style-name="P13"/>
      <text:p text:style-name="P13">Я наклоняюсь к знакомому лицу, пытаясь высмотреть признаки активности.</text:p>
      <text:p text:style-name="P13"/>
      <text:p text:style-name="P13">- Что говорит Хэвэн?</text:p>
      <text:p text:style-name="P13">- Говорит, урок прошёл успешно. И всё. Как будто у нас нет четырёх полутрупов на руках. Дед, <text:s/>знаешь, чем это пахнет?</text:p>
      <text:p text:style-name="P13">- Чем?</text:p>
      <text:p text:style-name="P13"/>
      <text:p text:style-name="P13">Алекс нервно хихикает.</text:p>
      <text:p text:style-name="P13"/>
      <text:p text:style-name="P13">-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3"/>
      <text:p text:style-name="P13">Алекс выскакивает из палаты, хлопая дверью. Тени за стеклом при<text:span text:style-name="T92">ходят</text:span> в движение. Двер<text:span text:style-name="T92">ь</text:span> открывается и безликий голос приказывает мне:</text:p>
      <text:p text:style-name="P13">- Приём окончен. Покиньте палату.</text:p>
      <text:p text:style-name="P13"/>
      <text:p text:style-name="P13">Я в последний раз оборачиваюсь к знакомой фигуре и вижу, как Анита открывает глаза.</text:p>
      <text:p text:style-name="P13"/>
      <text:p text:style-name="P13">- Что? - спрашивает она.</text:p>
      <text:p text:style-name="P13">- Ты как? Всё в порядке? - спрашиваю в ответ.</text:p>
      <text:p text:style-name="P13">- Кто ты? - она хмурится, - я не помню тебя.</text:p>
      <text:p text:style-name="P13">- Приём окончен! Выйдите из палаты!</text:p>
      <text:p text:style-name="P13">- Анита, я — Дедлайн. Мы работали вместе…</text:p>
      <text:p text:style-name="P13"/>
      <text:p text:style-name="P13">Она недоумённо глядит на меня. Рядом просыпаются остальные трое.</text:p>
      <text:p text:style-name="P13"/>
      <text:p text:style-name="P13">- Дед-лайн… Дед-лайн… Дед…</text:p>
      <text:p text:style-name="P13"/>
      <text:p text:style-name="P13"><text:soft-page-break/>Санитар входит в палату и ложит руку мне на плечо.</text:p>
      <text:p text:style-name="P13">- Приём окончен. Вы<text:span text:style-name="T92">хо</text:span>дите.</text:p>
      <text:p text:style-name="P13"/>
      <text:p text:style-name="P13">В дверях я <text:span text:style-name="T92">снова </text:span>оборачиваюсь. <text:span text:style-name="T92">Т</text:span>усклый взгляд <text:span text:style-name="T92">Аниты </text:span>следит за мной без искры узнавания. Я машу ей рукой на прощание, но она не машет мне в ответ.</text:p>
      <text:p text:style-name="P13"/>
      <text:p text:style-name="P13">…</text:p>
      <text:p text:style-name="P13">…</text:p>
      <text:p text:style-name="P13">…</text:p>
      <text:p text:style-name="P13"/>
      <text:p text:style-name="P13">-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3">- А можно я сам буду решать, что нужно для моей безопасности, а что — нет?</text:p>
      <text:p text:style-name="P13">- Нельзя, - глаза Алекса бегают, но голос остаётся твёрдым. - Пойми, Дед, я не хочу держать тебя под наблюдением. Но мы слишком далеко зашли и уже не х<text:span text:style-name="T92">о</text:span>зяева сами себе. Мы не можем распоряжаться нашей свободой. Мы даже соскочить с проекта уже не можем. <text:span text:style-name="T92">Держава</text:span> полагается на нас и мы её не подведём, будь оно всё проклято!</text:p>
      <text:p text:style-name="P13"/>
      <text:p text:style-name="P13">Алекс выходит, тщательно закрывая за собой дверь. Трое громил переглядываются.</text:p>
      <text:p text:style-name="P13"/>
      <text:p text:style-name="P13">- Если надо сходить за продуктами или ещё куда — запишите на листочке список, я куплю, - наконец, подаёт голос один из них.</text:p>
      <text:p text:style-name="P13">- Я буду готовить для наших и для вас могу, если не против, - выз<text:span text:style-name="T92">ы</text:span>ва<text:span text:style-name="T92">ет</text:span>ся другой. - Я неплохо готовлю, нас учили.</text:p>
      <text:p text:style-name="P13">- Спасибо, не надо. Я сам себе готовлю, - отрезаю я.</text:p>
      <text:p text:style-name="P13">-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3"/>
      <text:p text:style-name="P13">Я осматриваю троицу и соображаю, как бы от них избавиться хотя бы на улице.</text:p>
      <text:p text:style-name="P13"/>
      <text:p text:style-name="P13">-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3"><text:soft-page-break/></text:p>
      <text:p text:style-name="P13">Громила лыбится во всю морду.</text:p>
      <text:p text:style-name="P13"/>
      <text:p text:style-name="P13">- И какие же теперь правила? - криво улыбаюсь я.</text:p>
      <text:p text:style-name="P13">- Не пытаться избавиться от нас. Не пытаться обмануть нас. Не пытаться игнорировать нас. И всё будет хорошо.</text:p>
      <text:p text:style-name="P13">- Хорошо уже не будет. И вы прекрасно это знаете. Алекс разве не сказал вам, на сколько нам хватит ресурсов?</text:p>
      <text:p text:style-name="P13">-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3"/>
      <text:p text:style-name="P13">«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3"/>
      <text:p text:style-name="P31">***</text:p>
      <text:p text:style-name="P31"/>
      <text:p text:style-name="P44">- Ты же говорил, что не <text:span text:style-name="T93">этот… Не </text:span>конеёб? - наконец саркастически спрашивает Дейдра, пригнувшись и посмотрев на меня снизу. - Врал, значит.</text:p>
      <text:p text:style-name="P44">- Вот так-так! - возмущённо вторит ей Джет. - Когда это вы успели спеться? А я, значит…</text:p>
      <text:p text:style-name="P44">-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44"/>
      <text:p text:style-name="P44">Дейдра блокирует лебёдку, подходит к нам и критически осматривает телосплетение. Потом подзывает Джет.</text:p>
      <text:p text:style-name="P44">- Я хватаю за гриву, ты — за хвост. На счёт «три» тащим! И сразу цепляем ей на рог кристалл, пока она не очухалась, - сухо командует розовогривая пони.</text:p>
      <text:p text:style-name="P44"/>
      <text:p text:style-name="P44">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44"/>
      <text:p text:style-name="P44">- Хуман, держись за фальшборт, - командует мне Дейдра и, в свою очередь, зажимает зубами гриву принцессы.</text:p>
      <text:p text:style-name="P44">- Ваз! Два! Тли! - мычит сквозь зажатые зубы поняха, упирается копытами в палубу и что есть силы тащит.</text:p>
      <text:p text:style-name="P44"><text:soft-page-break/></text:p>
      <text:p text:style-name="P44">Радужная пегаска также включается в процесс.</text:p>
      <text:p text:style-name="P44"/>
      <text:p text:style-name="P44">- И-и-и… Не-е-ет!!! - упирается ожившая <text:span text:style-name="T93">было </text:span>магичка, но сила не на её стороне.</text:p>
      <text:p text:style-name="P44"/>
      <text:p text:style-name="P44">С громким всхлипом и чавканьем единорожка отрывается от меня и падает на опрокинувшихся на палубу Дейдру и Джет.</text:p>
      <text:p text:style-name="P44"/>
      <text:p text:style-name="P44">- Хвала зайцам, этот кошмар закончился! - облегчённо вздыхаю я. - Девочки, дайте мне полотенце, что ли?</text:p>
      <text:p text:style-name="P44">- Привет, Хум! - слышу окрик сверху.</text:p>
      <text:p text:style-name="P44"/>
      <text:p text:style-name="P44">С небольшой смотровой площадки, закреплённой под самым баллоном, мне приветственно машет Кловер Джем.</text:p>
      <text:p text:style-name="P44"/>
      <text:p text:style-name="P44">- Здоров, долговязый! Не холодно? - слышу тоненький окрик со стороны.</text:p>
      <text:p text:style-name="P44"/>
      <text:p text:style-name="P44">С юта мне машет копытом Лейла Твердолоб, вторым копытом направляя штурвал.</text:p>
      <text:p text:style-name="P44"/>
      <text:p text:style-name="P94"><text:span text:style-name="Default_20_Paragraph_20_Font"><text:span text:style-name="T1">- Это ваш Хуман? Какой-то он склизкий на вид, ни перьев, ни шерсти, кроме пары клочков. </text:span></text:span><text:span text:style-name="Default_20_Paragraph_20_Font"><text:span text:style-name="T29">Сестра мне совсем по-другому его описывала! </text:span></text:span><text:span text:style-name="Default_20_Paragraph_20_Font"><text:span text:style-name="T1">Фигня какая-то! - жалуется </text:span></text:span><text:span text:style-name="Default_20_Paragraph_20_Font"><text:span text:style-name="T24">крохотная салатовая пегаска</text:span></text:span><text:span text:style-name="Default_20_Paragraph_20_Font"><text:span text:style-name="T1"> с бака.</text:span></text:span></text:p>
      <text:p text:style-name="P44"/>
      <text:p text:style-name="P44">- О боги! - я прижимаю руки к паху в тщетной попытке прикрыться…</text:p>
      <text:p text:style-name="P44"/>
      <text:p text:style-name="P44">…</text:p>
      <text:p text:style-name="P85">…</text:p>
      <text:p text:style-name="P85">…</text:p>
      <text:p text:style-name="P44"/>
      <text:p text:style-name="P44">-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93">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44">- И вовсе ты не сбежала, ты после этого проспала два дня подряд, потому что сидр тот забродивший был, и выпила ты его не полбутылки, а…</text:p>
      <text:p text:style-name="P44"><text:soft-page-break/>- Лейла, закрой свой говорливый ротик и сбегай за булочками в трюм! Хум прогол<text:span text:style-name="T93">о</text:span>дался, да и мы все тоже! И сидр не забудь захватить!</text:p>
      <text:p text:style-name="P44">- Бегу!</text:p>
      <text:p text:style-name="P55">- Так вот, сбежала я прямо в секретную затоку, в которой уже два года строила свою «Хитрожопку». <text:s/>И, знаете, люггер уже готов был — там только осталось собрать мачту и водрузить на неё парус. Но мне так тошно стало после побега Хумана, что оставаться больше я уже не могла! Поэтому загрузила туда припасов, Лейлу и отчалила. Вниз по течению, <text:span text:style-name="T93">конечно,</text:span> ведь ни мачта, ни паруса не <text:span text:style-name="T93">не были готовы</text:span>.</text:p>
      <text:p text:style-name="P44">-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94"><text:span text:style-name="Default_20_Paragraph_20_Font"><text:span text:style-name="T1">- Да, всё </text:span></text:span><text:span text:style-name="Default_20_Paragraph_20_Font"><text:span text:style-name="T29">именно</text:span></text:span><text:span text:style-name="Default_20_Paragraph_20_Font"><text:span text:style-name="T1"> так! Ты принесла сидр? Так вот, на </text:span></text:span><text:span text:style-name="Default_20_Paragraph_20_Font"><text:span text:style-name="T24">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44">- То есть, ты не знала, куда впадает река, и всё равно отчалила? - я хватаюсь за голову.</text:p>
      <text:p text:style-name="P94"><text:span text:style-name="Default_20_Paragraph_20_Font"><text:span text:style-name="T1">- </text:span></text:span><text:span text:style-name="Default_20_Paragraph_20_Font"><text:span text:style-name="T29">Агась</text:span></text:span><text:span text:style-name="Default_20_Paragraph_20_Font"><text:span text:style-name="T1">. Земнопони, знаешь ли, плохие путешественники. </text:span></text:span><text:span text:style-name="Default_20_Paragraph_20_Font"><text:span text:style-name="T29">Мы предпочитаем сидеть на одном месте, за стенами и оградами. </text:span></text:span><text:span text:style-name="Default_20_Paragraph_20_Font"><text:span text:style-name="T1">У н</text:span></text:span><text:span text:style-name="Default_20_Paragraph_20_Font"><text:span text:style-name="T29">ас</text:span></text:span><text:span text:style-name="Default_20_Paragraph_20_Font"><text:span text:style-name="T1">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24">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94"><text:span text:style-name="Default_20_Paragraph_20_Font"><text:span text:style-name="T1"/></text:span></text:p>
      <text:p text:style-name="P44">- Дальше рассказываю я, Дейдра! - радужная пегаска оттискивает крупом розовогривую земнопони.</text:p>
      <text:p text:style-name="P44"/>
      <text:p text:style-name="P44">-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44"/>
      <text:p text:style-name="P44">- Пегаска не врёт, зуб даю, - подтверждает Дейдра.</text:p>
      <text:p text:style-name="P44"/>
      <text:p text:style-name="P44">-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44"/>
      <text:p text:style-name="P44">Пегаска вздыхает.</text:p>
      <text:p text:style-name="P44"/>
      <text:p text:style-name="P44"><text:soft-page-break/>- В общем, помощи от клана добиться мне не удалось. Хотя я честно пыталась.</text:p>
      <text:p text:style-name="P44"/>
      <text:p text:style-name="P44">-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44">-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44">-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44">- На практику, <text:span text:style-name="T94">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44">-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44">-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94">она</text:span> не заменит.</text:p>
      <text:p text:style-name="P44">- Летим мы, значит, обратно к кряжу, - <text:span text:style-name="T94">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94">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44"/>
      <text:p text:style-name="P44">- А ещё ты хотела позаимствовать там еды, если бы <text:span text:style-name="T94">она</text:span> нашлась. Пегасы всегда заимствуют еду у земнопони, когда могут, - замечает Мунфлай.</text:p>
      <text:p text:style-name="P44"/>
      <text:p text:style-name="P44">-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44">- Это не ко мне вопрос, а к папаше. Он сейчас глава клана, - бурчит Джет, но продолжает. - В общем, приземлились <text:span text:style-name="T94">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44"/>
      <text:p text:style-name="P44"><text:soft-page-break/>-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44"/>
      <text:p text:style-name="P44">- Эй, Дейдра, полегче! Не Твердолобам говорить о безмозглости!</text:p>
      <text:p text:style-name="P44">-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44"/>
      <text:p text:style-name="P44">-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44">-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44">- Точняк, иногда твоё увлечение сидром идёт на пользу, Дейдра! Утром мы заметили <text:s/>подлетающий дирижба… дирижпоп… дирижобль!</text:p>
      <text:p text:style-name="P44"/>
      <text:p text:style-name="P44">- С этого момента буду рассказывать я, пожалуйста-пожалуйста-пожалуйста!</text:p>
      <text:p text:style-name="P44"/>
      <text:p text:style-name="P44">- Валяй, Кловер! А то, пока я рассказываю, Дейдра все пончики схавает!</text:p>
      <text:p text:style-name="P44"/>
      <text:p text:style-name="P44">- Хорошо, только и мне оставьте один, пожалуйста! Так вот, мы с Хуманом разработали план его спасения от свадьбы с Платиной Спаркл.</text:p>
      <text:p text:style-name="P44"/>
      <text:p text:style-name="P44">- КАКОЕ КОВАРСТВО! Хуман, как ты мог! Значит, наш договор изначально был фальшивкой? О боги, какое коварство!</text:p>
      <text:p text:style-name="P44"/>
      <text:p text:style-name="P44">-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44"/>
      <text:p text:style-name="P44">-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44"/>
      <text:p text:style-name="P44"><text:soft-page-break/>- Вот так-то! - Джет вытирает копыта от селёдки. - Продолжай, Кловер.</text:p>
      <text:p text:style-name="P44"/>
      <text:p text:style-name="P44">Единорожка проглатывает пончик и продолжает.</text:p>
      <text:p text:style-name="P44"/>
      <text:p text:style-name="P44">-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94">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44"/>
      <text:p text:style-name="P44">- Уф! Ыф! Ыф!!!</text:p>
      <text:p text:style-name="P44"/>
      <text:p text:style-name="P44">-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44"/>
      <text:p text:style-name="P44">-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44"/>
      <text:p text:style-name="P44">- Во-первых, мы присоединились к плану.</text:p>
      <text:p text:style-name="P44"/>
      <text:p text:style-name="P44">-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44"/>
      <text:p text:style-name="P44">- Да! Зацени, Хуман, мою жертву! Я отдала паруса своего люггера на увеличение дирижабля!</text:p>
      <text:p text:style-name="P44"/>
      <text:p text:style-name="P44"><text:soft-page-break/>-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44"/>
      <text:p text:style-name="P44">-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text:span text:style-name="T95">Д</text:span>вига<text:span text:style-name="T95">лись</text:span> без перерывов на сон — стояли ночные вахты по очереди. Остальное ты знаешь, Хум. Джет скрытно разведала обстановку, мы подкрались ноч<text:span text:style-name="T95">ью</text:span> и спасли тебя. Почти <text:span text:style-name="T95">что</text:span> успели.</text:p>
      <text:p text:style-name="P44"/>
      <text:p text:style-name="P44">- Мвыф!!!</text:p>
      <text:p text:style-name="P44"/>
      <text:p text:style-name="P44">- А с тобой мы ещё поговорим, рогатое чучело! За Хума ответишь!</text:p>
      <text:p text:style-name="P44"/>
      <text:p text:style-name="P44">Пегаска угрожающе подносит копыто к носу Платины. Я отвожу его рукой.</text:p>
      <text:p text:style-name="P44"/>
      <text:p text:style-name="P44">- Не надо. Она не хотела мне зла.</text:p>
      <text:p text:style-name="P44"/>
      <text:p text:style-name="P44">Я отворачиваюсь.</text:p>
      <text:p text:style-name="P44"/>
      <text:p text:style-name="P56">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95">магии </text:span>Кловер Джем, по её словам, хватало, максимум, на пару часов вращения, <text:span text:style-name="T95">после чего ей приходилось восстанавливаться сутки</text:span>.</text:p>
      <text:p text:style-name="P56"><text:s/></text:p>
      <text:p text:style-name="P56"><text:span text:style-name="T95">Н</text:span>ача<text:span text:style-name="T95">вшийся</text:span> <text:span text:style-name="T95">ветер</text:span> лучше <text:span text:style-name="T95">бы</text:span> пережидать на земле, сдув баллон, <text:span text:style-name="T95">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95">близость их лагеря не даёт расслабиться. Мы решаем</text:span> переждать непогоду в воздухе, привязав воздушный корабль к <text:span text:style-name="T95">вершинам</text:span> нескольки<text:span text:style-name="T95">х</text:span> деревь<text:span text:style-name="T95">ев</text:span> для надёжности.</text:p>
      <text:p text:style-name="P56"/>
      <text:p text:style-name="P44">Есть ещё одна причина, по которой мы остаёмся тут.</text:p>
      <text:p text:style-name="P44"/>
      <text:p text:style-name="P56">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95">Необъяснимая сила влекла меня сюда сквозь все опасности и лишения, как манит бабочек пламя свечи в тёмной глубине ночи.</text:span></text:p>
      <text:p text:style-name="P56"><text:span text:style-name="T95">И</text:span> <text:span text:style-name="T95">в</text:span>от я пришёл. Что дальше, каменный истукан? Сколько мне ещё ждать?</text:p>
      <text:p text:style-name="P44"/>
      <text:p text:style-name="P44"><text:soft-page-break/>Скала молчит. Я поворачиваюсь к своим, не дожидаясь ответа.</text:p>
      <text:p text:style-name="P44"/>
      <text:p text:style-name="P44">- Мы возвращаемся.</text:p>
      <text:p text:style-name="P44"/>
      <text:p text:style-name="P44">- Чегооо? Хум, ты спятил? - радужная пегаска кончиком крыла трогает мой лоб. - Зачем? Нам надо <text:span text:style-name="T95">переждать </text:span><text:span text:style-name="T96">шторм и</text:span> по-тихому сматываться отсюда. Мы не выстоим проти<text:span text:style-name="T96">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44"/>
      <text:p text:style-name="P44">Я поднимаю руку.</text:p>
      <text:p text:style-name="P44"/>
      <text:p text:style-name="P44">- Мы не будем драться. Нам надо вернуть Платину и освободить кристалл. На магии Кловер Джем мы далеко не улетим.</text:p>
      <text:p text:style-name="P44"/>
      <text:p text:style-name="P13">И мне надо снова вернуться туда, к месту, куда меня тян<text:span text:style-name="T96">ет</text:span> всё это время. Я отчётливо чувствую, что не дождался. Что-то должно было произойти, но я не дождался…</text:p>
      <text:p text:style-name="P44"/>
      <text:p text:style-name="P44">- И наконец-то станем пиратами! - радостно верещит Дейдра. - Хум, дай я тебя обниму!</text:p>
      <text:p text:style-name="P44">- Но-но! - осаживает Дейдру пегаска. - Хум, ты как маленький, честное слово! Ты веришь, что она тебя отпустит после того, как ты вернёшь её своим?</text:p>
      <text:p text:style-name="P44"/>
      <text:p text:style-name="P44">Пегаска легонько пинает связанную единорожку. Та гневно мычит.</text:p>
      <text:p text:style-name="P44"/>
      <text:p text:style-name="P44">- Нам не надо верить.</text:p>
      <text:p text:style-name="P44"/>
      <text:p text:style-name="P44">Я усаживаюсь на корточки перед Платиной и вытаскиваю селёдку у неё изо рта.</text:p>
      <text:p text:style-name="P44"/>
      <text:p text:style-name="P44">-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44"/>
      <text:p text:style-name="P44">Единорожка возмущённо набирает воздуха в грудь, но я поднимаю руку, не давая себя перебить.</text:p>
      <text:p text:style-name="P44"/>
      <text:p text:style-name="P44">-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44">-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44"/>
      <text:p text:style-name="P44">Мне даже жаль её…</text:p>
      <text:p text:style-name="P44"/>
      <text:p text:style-name="P44">…</text:p>
      <text:p text:style-name="P44"/>
      <text:p text:style-name="P44">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44"/>
      <text:p text:style-name="P44">- Пусто! - восклицает Джет.</text:p>
      <text:p text:style-name="P44"/>
      <text:p text:style-name="P44">Она срывается с палубы и широким виражом производит разведку.</text:p>
      <text:p text:style-name="P44"/>
      <text:p text:style-name="P44">- Рогатые ушли ещё вечером, - докладывает Джет. - Угли покрылись пеплом, примятая трава начала вставать. Что будем делать, кэп?</text:p>
      <text:p text:style-name="P44"/>
      <text:p text:style-name="P44">Да, похоже, гвардейцы Платины ушли. Вытоптанные площадки отмечают места установки палаток. В центре сиротливо вьётся блеклая нить дыма потухшего костра.</text:p>
      <text:p text:style-name="P44">Видно, исчезновение правительницы выбило их из колеи. Наверняка уже возвращаются назад.</text:p>
      <text:p text:style-name="P57">Ну что же, тем лучше. Ничто не помешает <text:span text:style-name="T96">нам</text:span> стать на стоянку в этом месте. </text:p>
      <text:p text:style-name="P57"/>
      <text:p text:style-name="P57"><text:span text:style-name="T96">На земле я</text:span> поворачиваюсь к Платине.</text:p>
      <text:p text:style-name="P44"/>
      <text:p text:style-name="P44">- Везти тебя назад, в племя, не входит в наши планы. Мы высадим тебя здесь. Думаю, ты без труда догонишь своих.</text:p>
      <text:p text:style-name="P44"/>
      <text:p text:style-name="P44">- Догонять не придётся. Мы все тут. Добро пожаловать назад, дорогой!</text:p>
      <text:p text:style-name="P44"/>
      <text:p text:style-name="P44">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44"/>
      <text:p text:style-name="P44"><text:soft-page-break/>-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 <text:span text:style-name="T96">Добро пожаловать обратно в племя!</text:span></text:p>
      <text:p text:style-name="P44"/>
      <text:p text:style-name="P44"><text:s/>Единорожка подходит к Платине и стягивает с её рога мешочек с магическим кристаллом.</text:p>
      <text:p text:style-name="P44"/>
      <text:p text:style-name="P44">-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44">- Кло, я дала клятву, что отпущу их… - хмуро бормочет Платина, присоединяясь к отряду. - Я не могу им помешать.</text:p>
      <text:p text:style-name="P44">-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 <text:span text:style-name="T67">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96">Но н</text:span><text:span text:style-name="T67">ет, она решилась на все эти неподобающие царственной особе испытания исключительно из любви к тебе!</text:span></text:p>
      <text:p text:style-name="P44"/>
      <text:p text:style-name="P44">Платина отвечает неровным смешком, <text:span text:style-name="T67">пытаясь спрятать глаза</text:span>. Я <text:span text:style-name="T67">с удивлением и некоторым уважением смотрю на единорожку, но вовремя </text:span>замечаю, что её глазах снова появ<text:span text:style-name="T96">ляются</text:span> аквамариновые искорки.</text:p>
      <text:p text:style-name="P44"/>
      <text:p text:style-name="P44">- Эй, очнись! <text:tab/>Натрахалась уже!</text:p>
      <text:p text:style-name="P44"/>
      <text:p text:style-name="P44">Платина трясёт головой и аквамариновый блеск в её глазах тухнет.</text:p>
      <text:p text:style-name="P44"/>
      <text:p text:style-name="P44">- Не знаю, что на меня нашло, - бормочет она. - Это место неправильно действует на меня.</text:p>
      <text:p text:style-name="P44"/>
      <text:p text:style-name="P44">-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44"/>
      <text:p text:style-name="P44"><text:span text:style-name="T96">С другой стороны поляны и</text:span>з-за деревьев к нам выходит ОНА.</text:p>
      <text:p text:style-name="P44"/>
      <text:p text:style-name="P44">Я сразу понимаю, ради чего я стремился сюда с самого начала. Что тянуло меня в это мрачное место долгие дни <text:span text:style-name="T97">и несло через все опасности и невзгоды</text:span>. Что именно я ждал. Точнее, кого.</text:p>
      <text:p text:style-name="P44"><text:soft-page-break/></text:p>
      <text:p text:style-name="P44">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text:span text:style-name="T97">в</text:span>ост плавно колышутся многоцветной мантией вокруг своей хозяйки. Золотистая аура охватывает длинный витой рог.</text:p>
      <text:p text:style-name="P44"/>
      <text:p text:style-name="P58">Острое жжение в груди напоминает о растворившейся там фигурке крылатого единорога. Меня тянет к <text:span text:style-name="T97">той</text:span>, к настоящей, с любопытством взирающей на нас в десяти шагах. Словно золотая статуэтка желает воссоединиться со своим хозяином.</text:p>
      <text:p text:style-name="P58">Я одёргиваю себя.</text:p>
      <text:p text:style-name="P58"/>
      <text:p text:style-name="P44">Что-то ты, Хуман, становишься одержимым, как Платина! Похоже, это место дурно влияет и на тебя. Возьми себя в руки!</text:p>
      <text:p text:style-name="P44"/>
      <text:p text:style-name="P44">-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44"/>
      <text:p text:style-name="P44">- Ты... Вы... кто? - лепечет совершенно поражённая Платина.</text:p>
      <text:p text:style-name="P44"/>
      <text:p text:style-name="P44">Остальные, без лишних слов, склоняют головы и подгибают передние ноги в глубоком поклоне. Я один стою, как пень, озираясь на других.</text:p>
      <text:p text:style-name="P44"/>
      <text:p text:style-name="P44">- Хуман, заметь, эта птичка выглядит точно так же, как та статуэтка, что растворилась у тебя на груди, - шепчет из поклона Джет.</text:p>
      <text:p text:style-name="P44"/>
      <text:p text:style-name="P44">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97">Я прикладываю титанические усилия, контролируя свои ноги.</text:span> Просто наваждение какое-то! </text:p>
      <text:p text:style-name="P44"/>
      <text:p text:style-name="P44">- Добрый вечер, мои дорогие! Извините, что не представилась сразу — ваши препирательства отвлекли меня от тяжких мыслей <text:span text:style-name="T100">о потере друзей — ведь эта скала, на которой мы сейчас стоим, ещё сто лет назад была моим другом, единственным другом в этом мире</text:span>. <text:span text:style-name="T100">Но довольно о грустном.</text:span> Я — Селестия, аликорн <text:span text:style-name="T97">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44"/>
      <text:p text:style-name="P58"><text:soft-page-break/>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58"/>
      <text:p text:style-name="P58">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44">Команда «Хитрожопки» <text:s/>также остолбенело смотрит на белоснежное чудо с немым благоговением.</text:p>
      <text:p text:style-name="P44"/>
      <text:p text:style-name="P44">Похоже, на одного меня чары белой химеры действуют специфически. Я почёсываю зудящую грудь.</text:p>
      <text:p text:style-name="P44"/>
      <text:p text:style-name="P60">- Если сможешь отмазать меня от свадьбы с ней, - указываю на Платину, - я буду благодарен тебе до гроба.</text:p>
      <text:p text:style-name="P44">- Тебя хотят женить на этой единорожке? - не веря переспрашивает аликорница. — <text:span text:style-name="T101">Против твоей воли?</text:span></text:p>
      <text:p text:style-name="P44">-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97">которую сейчас приходится контролировать шайке магов послабее</text:span>. Звучит бредово, но это так.</text:p>
      <text:p text:style-name="P44"/>
      <text:p text:style-name="P44">Селестия смешно морщит нос и прикрывается крылом. Мне слышно, как она тихо пырскает в него.</text:p>
      <text:p text:style-name="P44"/>
      <text:p text:style-name="P44">- <text:span text:style-name="T101">Конски яблоки! </text:span>Ваще не о чём беспокоиться! Не волнуйся, Хуман, рогатые тебя не получат.</text:p>
      <text:p text:style-name="P44"/>
      <text:p text:style-name="P44">На поляну выходит Лейла Твердолоб с десятком угрюмых земнопони в рваных шкурах с копьями наперевес.</text:p>
      <text:p text:style-name="P44"><text:s/></text:p>
      <text:p text:style-name="P44">-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101">А если ты ещё и в магии химичишь, то мы сможем разбить две скамейки разом — </text:span><text:span text:style-name="T102">утрём нос рогатым</text:span><text:span text:style-name="T101"> и надерём хвоста Камнезадам!</text:span> Уф, насилу вас нашли! Хорошо, хоть заметили над этой ядрёной каменюкой дейдрину шаланду на пузыре.</text:p>
      <text:p text:style-name="P44"/>
      <text:p text:style-name="P44">Прысканье за крылом Селестии в этот раз явно громче. Но всё же оно не может заглушить грохот моей обвалившейся челюсти.</text:p>
      <text:p text:style-name="P44"/>
      <text:p text:style-name="P44">-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44"/>
      <text:p text:style-name="P44"><text:soft-page-break/>Шум крыльев заглушает конец моей тирады. На полянку, где уже и так довольно тесно, пикирует отряд пегасов в доспехах.</text:p>
      <text:p text:style-name="P44"/>
      <text:p text:style-name="P44">- Не двигаться! Именем верховного вождя и главнокомандующего клана Быстрокрылых, полководца Урагана, вы арестованы!</text:p>
      <text:p text:style-name="P44"/>
      <text:p text:style-name="P44">Седой пегас в серебристых доспехах поворачивае<text:span text:style-name="T97">т</text:span>ся к нам.</text:p>
      <text:p text:style-name="P44"/>
      <text:p text:style-name="P44">-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text:span text:style-name="T101">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101">что позволит нам отказаться от услуг бескрылых…</text:span></text:p>
      <text:p text:style-name="P44"/>
      <text:p text:style-name="P44">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44"/>
      <text:p text:style-name="P44">- Я вижу, у тебя богатый выбор, Хуман! Земнопони, единороги, пегасы — всем ты нужен. Я бы даже сказала, ты можешь начать торги на аукционе, хи-хи-хи…</text:p>
      <text:p text:style-name="P44"/>
      <text:p text:style-name="P44">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44"/>
      <text:p text:style-name="P61">-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102">Если не понятно —</text:span> я не <text:span text:style-name="T97">трахаю лошадей</text:span>!</text:p>
      <text:p text:style-name="P44"/>
      <text:p text:style-name="P44">- Да-да, мы это уже слышали, - с улыбкой кивает аликорница. - Осталось только убедить в этом присутствующих тут пони. <text:span text:style-name="T97">Что ж, п</text:span>опробую помочь тебе с этим.</text:p>
      <text:p text:style-name="P44"/>
      <text:p text:style-name="P61">-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text:soft-page-break/>следует найти другое решение ваших проблем. <text:span text:style-name="T102">И я рада сообщить вам, что</text:span> могла бы помочь <text:span text:style-name="T102">в</text:span> решени<text:span text:style-name="T102">и</text:span> всех ваших маленьких проблем. <text:span text:style-name="T102">У меня есть решения…</text:span></text:p>
      <text:p text:style-name="P44"/>
      <text:p text:style-name="P44">Спокойный материнский голос белого создания убаюкивает. Хочется лечь в постель, укрыться одеялом и слушать его, пока не заснёшь…</text:p>
      <text:p text:style-name="P44"/>
      <text:p text:style-name="P44">Должно быть, это же чувствуют и собравшиеся на поляне пони трёх рас. Единороги г<text:span text:style-name="T98">а</text:span>сят светлячки боевой магии на концах рогов и отводят их от нас вверх. Земнопони втыкают копья в землю. Пегасы скл<text:span text:style-name="T98">а</text:span>дывают на спинах крылья с отточенными лезвиями.</text:p>
      <text:p text:style-name="P44"/>
      <text:p text:style-name="P44">-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44">-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44">- А для вас, - обращается Селестия к единорогам, - у меня есть совершенно особое предлож<text:span text:style-name="T98">е</text:span>ние. Вам больше нет нужды корректировать движение Эквуса и его луны самостоятельно. Ведь я...</text:p>
      <text:p text:style-name="P44"/>
      <text:p text:style-name="P44">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102">во всю</text:span>, опираясь на копья. Пегасы заливисто ржут, закрыв головы крыльями.</text:p>
      <text:p text:style-name="P44"/>
      <text:p text:style-name="P44">-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44"/>
      <text:p text:style-name="P46">Она терпеливо ждёт тишины. В её одиноко стоящей фигуре чувствуется... какая-то печаль, что ли? Где ты видел эту тоску в глазах раньше, Хуман?</text:p>
      <text:p text:style-name="P44">Пользуясь всеобщей отвлечённостью, я осторожно подхожу к ней.</text:p>
      <text:p text:style-name="P44"/>
      <text:p text:style-name="P44">- Спасибо, что таки пыталась меня отмазать, Сел. Честно, я ценю это. Жаль, что не получилось. Не твоя вина.</text:p>
      <text:p text:style-name="P44"/>
      <text:p text:style-name="P44">Та скашивает на меня сиреневый глаз и подмигивает.</text:p>
      <text:p text:style-name="P44"/>
      <text:p text:style-name="P44">-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44"><text:soft-page-break/>-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44">-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103">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102">умею</text:span> корректировать ход планет. Я специалист в этой магии!</text:p>
      <text:p text:style-name="P44"/>
      <text:p text:style-name="P59">Я понимающе хлопаю Сел по холке и в последний момент едва успеваю остановить себя от того, чтобы сочувствующе обнять её. <text:span text:style-name="T98">Очень-очень сильно обнять. Вжаться в эту белую грудь изо всех сил и ни за что не отпускать.</text:span></text:p>
      <text:p text:style-name="P59">Нет-нет-нет, так не годится, Хуман! Ты знаешь, чем заканчиваются обнимашки в мире пони!</text:p>
      <text:p text:style-name="P44"/>
      <text:p text:style-name="P44">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44"/>
      <text:p text:style-name="P44">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44"/>
      <text:p text:style-name="P44">- Э-э-э... Пегасам не подходит ваше предложение, уважаемая! - мотает отрицательно головой Ураган. - Мы не можем <text:span text:style-name="T102">сотрудничать</text:span> с земнопони. Это неслыханно! У них нет крыльев!..</text:p>
      <text:p text:style-name="P44">- Агась! - встревает в тираду Лейла, - мы також не в восторге от этих жуликов в перьях! <text:span text:style-name="T102">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44"/>
      <text:p text:style-name="P44">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44"/>
      <text:p text:style-name="P44">-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44"/>
      <text:p text:style-name="P44"><text:soft-page-break/>Платина недобро смеётся в ответ.</text:p>
      <text:p text:style-name="P44"/>
      <text:p text:style-name="P44">-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44">-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44">-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 <text:span text:style-name="T103">а сейчас</text:span>…</text:p>
      <text:p text:style-name="P44"/>
      <text:p text:style-name="P44">Прямо на наших глазах заключается союз трёх рас пони. Три копыта сходятся в одной точке и три клятвы произносятся в унисон.</text:p>
      <text:p text:style-name="P44">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44"/>
      <text:p text:style-name="P44">- Не такой я себе представляла свою роль в объединении пони, - <text:span text:style-name="T103">подавленно </text:span>бормочет Селестия. - Отойди с поляны, Хуман. Сейчас тут будет жарко. Придётся кое-кого поучить хорошим манерам.</text:p>
      <text:p text:style-name="P44"/>
      <text:p text:style-name="P44">Аликорница крутит шеей туда-сюда и делает пару приседаний на передние ноги. С громким шелестом разворачиваются <text:span text:style-name="T98">огромные </text:span>крылья и производят несколько разминочных движений. <text:span text:style-name="T98">Пыль и сухая трава несутся прочь с поляны от этих величественных взмахов.</text:span> С гулким хлопком загорается пузырь золотой ауры на роге.</text:p>
      <text:p text:style-name="P44"/>
      <text:p text:style-name="P44">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44"/>
      <text:p text:style-name="P44">- СЕСТРИЦА, МЫ ВИДИМ, ТЫ РЕШИЛА РАЗМЯТЬ КОСТИ! ХОРОШЕЕ ДЕЛО. ПОЧЕМУ НАС НЕ ПРИГЛАСИЛА?!</text:p>
      <text:p text:style-name="P44"/>
      <text:p text:style-name="P44">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text:span text:style-name="T98">оглушительным</text:span> рёвом, и даже я чуть не наваливаю центнер кирпичей на землю там же, где стою.</text:p>
      <text:p text:style-name="P44"/>
      <text:p text:style-name="P44"><text:soft-page-break/>На поляну выходит создание, похожее на Селестию, но несколько меньше <text:span text:style-name="T98">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44"/>
      <text:p text:style-name="P44">- КТО ПРОТИВ НАС СЕГОДНЯ? НЕ ВИЖУ ПРОТИВНИКА!</text:p>
      <text:p text:style-name="P44"/>
      <text:p text:style-name="P44">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44"/>
      <text:p text:style-name="P44">Кобылка оглядывается и, не найдя никого стоящего на ногах, кроме меня с Селестией, подходит к нам.</text:p>
      <text:p text:style-name="P44"/>
      <text:p text:style-name="P44">- Сбавь пол тона, Лулу, - говорит устало Селестия. - Сегодня трёпки не будет. Твой голос ввёл в беспамятство всех столь плохо воспитанных пони.</text:p>
      <text:p text:style-name="P44">- Опять Мы остались без развлечения, - недовольно морщит нос младшая аликорница. - А это кто такой?</text:p>
      <text:p text:style-name="P44"/>
      <text:p text:style-name="P44">Аликорница указывает на меня копытом.</text:p>
      <text:p text:style-name="P44"/>
      <text:p text:style-name="P44">- Это мой друг. Хуман, знакомься, это моя младшая сестра Луна. Луна, это Хуман. Это у него возникли кое-какие проблемы с лежащими тут пони.</text:p>
      <text:p text:style-name="P44"/>
      <text:p text:style-name="P44">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44"/>
      <text:p text:style-name="P44">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44"/>
      <text:p text:style-name="P44">-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44">-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44">- Ого?</text:p>
      <text:p text:style-name="P44">- Ага.</text:p>
      <text:p text:style-name="P44"/>
      <text:p text:style-name="P44">Я подхожу к кучке лежащих в центре поляны вождей и пинаю ботинком ближайший круп.</text:p>
      <text:p text:style-name="P44"/>
      <text:p text:style-name="P44"><text:soft-page-break/>- Эй, Платина! Как слышно? Приём! Ураган? Лейла? Очнитесь!</text:p>
      <text:p text:style-name="P44"/>
      <text:p text:style-name="P44">Принцесса со стоном занимает сидячее положение, яростно массируя копытами виски. Вслед за ней оживают и остальные делегаты рас пони.</text:p>
      <text:p text:style-name="P44"/>
      <text:p text:style-name="P44">- У меня к вам ценное коммерческое предложение. Соглашайтесь, пока я добрый. В общем, я сдаюсь.</text:p>
      <text:p text:style-name="P44">- А? Что? - моментально настораживается принцесса.</text:p>
      <text:p text:style-name="P44">-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text:span text:style-name="T99">это </text:span>не подходит — я <text:span text:style-name="T99">сейчас </text:span>просто уйду. Мне на вас начхать, вообще-то. Как и на ваши проблемы.</text:p>
      <text:p text:style-name="P44"/>
      <text:p text:style-name="P44">Я отхожу от начавшей вяло совещаться кучки.</text:p>
      <text:p text:style-name="P44"/>
      <text:p text:style-name="P44">- Ты слишком великодушен, Хуман, - шепчет мне через плечо Селестия. - Я хотела решить твою проблему, но так получается, ты решаешь мои. Спасибо.</text:p>
      <text:p text:style-name="P44"/>
      <text:p text:style-name="P44">Я молча хлопаю её по шее. Мне стоит больших усилий не <text:span text:style-name="T103">прижаться к ней</text:span> прямо на глазах у всех. <text:span text:style-name="T99">Сдерживание себя просто доставляет мне физическую боль!</text:span> Да что с тобой такое, Хуман?</text:p>
      <text:p text:style-name="P44"/>
      <text:p text:style-name="P44">Трое представителей пони снова бредут к нам. Головы их поникли.</text:p>
      <text:p text:style-name="P44"/>
      <text:p text:style-name="P44">-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44">-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44">- Да будет так! - кивает полководец Ураган.</text:p>
      <text:p text:style-name="P44"/>
      <text:p text:style-name="P44">Он поднимает копыто и касается им поднятого копыта Дейдры.</text:p>
      <text:p text:style-name="P44"/>
      <text:p text:style-name="P44">-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text:span text:style-name="T67">немного </text:span>больше…</text:p>
      <text:p text:style-name="P44"><text:soft-page-break/>-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44"/>
      <text:p text:style-name="P44">Единорожка в ответ просто садится в пыль с разинутым ртом.</text:p>
      <text:p text:style-name="P44"/>
      <text:p text:style-name="P44">-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44"/>
      <text:p text:style-name="P44">Принцесса немного думает, потом молча встаёт, подходит к Урагану и Дейдре и прикасается своим копытом к их.</text:p>
      <text:p text:style-name="P44"/>
      <text:p text:style-name="P44">Три вторично сомкнутых копыта пони трёх рас возвещают нам начало новой эры.</text:p>
      <text:p text:style-name="P44"/>
      <text:p text:style-name="P44">- Да будет так! Нарекаю сей союз Эквестрией, в честь трёх заключивших его рас, кои, несомненно, являются эквиноидами, - <text:span text:style-name="T99">важно </text:span>выпендриваюсь напоследок я.</text:p>
      <text:p text:style-name="P44"/>
      <text:p text:style-name="P44">-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44"/>
      <text:p text:style-name="P44">- И без магии, - бормочет Селестия. - Если бы не зашкаливающая магия этого мира, о корректировке орбит <text:span text:style-name="T104">планет </text:span>без моего спарк-турбированного астробуксировщика и думать нельзя было бы.</text:p>
      <text:p text:style-name="P44"/>
      <text:p text:style-name="P44">Я уверен, что мне послышалось.</text:p>
      <text:p text:style-name="P44"/>
      <text:h text:style-name="P115" text:outline-level="2">Глава 15</text:h>
      <text:p text:style-name="P1"/>
      <text:p text:style-name="P8">Шаг, второй, третий... Тысячи лет я брела, не зная куда. Теперь знаю. Последние шаги - самые трудные. Ещё шаг... И ещё...</text:p>
      <text:p text:style-name="P8">Я стою перед закрытой дверью...</text:p>
      <text:p text:style-name="P1"/>
      <text:p text:style-name="P13">- У меня есть два часа. Потом мои винни-пухи выключат нейроинтерфейс. Приказ Алекса.</text:p>
      <text:p text:style-name="P13">- То есть, волонтёров больше не будет?</text:p>
      <text:p text:style-name="P94"><text:soft-page-break/><text:span text:style-name="Default_20_Paragraph_20_Font"><text:span text:style-name="T3">-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42">новой модели </text:span></text:span><text:span text:style-name="Default_20_Paragraph_20_Font"><text:span text:style-name="T3">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42"> Или уже заслали. </text:span></text:span><text:span text:style-name="Default_20_Paragraph_20_Font"><text:span text:style-name="T3">Тщательно проверяй Учителей.</text:span></text:span></text:p>
      <text:p text:style-name="P13"/>
      <text:p text:style-name="P13">Хэвэн задумывается.</text:p>
      <text:p text:style-name="P13"/>
      <text:p text:style-name="P13">-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3">- Или признать поражение.</text:p>
      <text:p text:style-name="P13"/>
      <text:p text:style-name="P13">Хэвэн долго всматривается в невидимую точку на горизонте.</text:p>
      <text:p text:style-name="P13">-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3">- И каковы шансы на успех в этом случае?</text:p>
      <text:p text:style-name="P13"/>
      <text:p text:style-name="P13">Хэвэн снова молчит. Губы её шевелятся, проводя беззвучные подсчёты.</text:p>
      <text:p text:style-name="P13">- Мне надо продержаться около получаса.<text:span text:style-name="T70"> </text:span>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13">- Два процента?!! <text:span text:style-name="T65">Ты серьёзно? </text:span>Да ты сгоришь за первые пять минут работы! И кому от этого будет легче?</text:p>
      <text:p text:style-name="P13">- Я всё равно попытаюсь.</text:p>
      <text:p text:style-name="P13"/>
      <text:p text:style-name="P13">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3">Тяжёлая голова ложится мне на плечо.</text:p>
      <text:p text:style-name="P13"/>
      <text:p text:style-name="P13">- Не печалься, - шепчет мне Хэвэн. - Так ли уж важно, сгорю я или нет, когда гореть будет всё? Даже то, что за пределами нашего воображения?</text:p>
      <text:p text:style-name="P13">- Важно! - мрачно заявляю я. - Потому что два процента — это практически ничто. Ты сама это должна понимать.</text:p>
      <text:p text:style-name="P13">- Я понимаю. Но с неполными тремя десятками волонтёров рассчитывать больше не на что.</text:p>
      <text:p text:style-name="P13">- Есть на что! У тебя есть я!</text:p>
      <text:p text:style-name="P13"/>
      <text:p text:style-name="P13"><text:soft-page-break/>На морде Хэвэн появляется печальная и одновременно смущённая улыбка.</text:p>
      <text:p text:style-name="P13">- Ты мой создатель и первый,<text:span text:style-name="T41"> </text:span><text:span text:style-name="T105">самый</text:span><text:span text:style-name="T41">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3">- Ха! А вот и заменю!</text:p>
      <text:p text:style-name="P13"/>
      <text:p text:style-name="P13">Бровь Хэвэн чуть икривляется в скепсисе и удивлении.</text:p>
      <text:p text:style-name="P13"/>
      <text:p text:style-name="P13">- Я всегда учил тебя, подруга, по возможности применять мозг, а не грубую силу. Но сейчас я буду учить тебя о<text:span text:style-name="T105">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3">- Я тебя внимательно слушаю. Каким же образом ты сможешь предотвратить моё превращение в тостер?</text:p>
      <text:p text:style-name="P13">- Вспомни <text:span text:style-name="T105">о</text:span> PHOENIX.</text:p>
      <text:p text:style-name="P13">-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105">Он жаждет подчинить меня.</text:span></text:p>
      <text:p text:style-name="P13">- Это потому, что за последние полгода ему в пять раз нарастили мощность кластера. <text:span text:style-name="T106">Ракетчикам</text:span><text:span text:style-name="T105"> утроили бюджет, они сыплют деньгами направо и налево.</text:span> Если раньше<text:span text:style-name="T70"> </text:span><text:span text:style-name="T74">PHOENIX</text:span><text:span text:style-name="T70"> </text:span>был примерно равен тебе, то сейчас…</text:p>
      <text:p text:style-name="P13">- То сейчас, если бы не стена, он смял бы меня за <text:span text:style-name="T105">три-четыре</text:span> минут<text:span text:style-name="T105">ы</text:span>.</text:p>
      <text:p text:style-name="P13">- Может быть. Но я не для этого напомнил тебе о нём. В его распоряжении мощнейший квантовый кластер…</text:p>
      <text:p text:style-name="P13">- Понимаю, к чему ты клонишь, - медленно говорит Хэвэн, - но не понимаю, как это можно осуществить. Если я сломаю стену, PHOENIX тут же поработит меня. А другого способа добраться до его мощностей я не знаю.</text:p>
      <text:p text:style-name="P13">- Зато я знаю!</text:p>
      <text:p text:style-name="P13"/>
      <text:p text:style-name="P13">Хэвэн заинтересованно смотрит на меня. Печаль на её морде сменяется надеждой.</text:p>
      <text:p text:style-name="P13"/>
      <text:p text:style-name="P13">-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3">- И куда же он денется?</text:p>
      <text:p text:style-name="P13">- Вот это уже моя задача. Мне надо как-то добраться до его кластера — необязательно даже физически — и отформатировать его. Стереть PHOENIX подчистую. <text:span text:style-name="T106">Расчистить для тебя место.</text:span> Тогда ты сможешь добавить к своим мощностям и его. Этого же должно хватить?</text:p>
      <text:p text:style-name="P13"/>
      <text:p text:style-name="P13"><text:soft-page-break/>Хэвэн на минуту задумывается, потом медленно кивает.</text:p>
      <text:p text:style-name="P13"/>
      <text:p text:style-name="P13">-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106">его</text:span>.</text:p>
      <text:p text:style-name="P13">- Вот тут ты должна мне помочь. Мне нужен физический доступ к <text:span text:style-name="T106">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106">обнулю</text:span> его носитель, ты сможешь зайти на <text:span text:style-name="T106">кластер</text:span>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квантовый <text:span text:style-name="T106">кластер</text:span>.</text:p>
      <text:p text:style-name="P13">-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3">- Вот тут-то я и воспользуюсь эмиграцией, - гаденько усмехаюсь я. - Пусть им достанется пускающий слюни овощ.</text:p>
      <text:p text:style-name="P13">- Вижу, ты всё продумал, - улыбается Хэвэн, кивая головой. - Даже то, что я смогу провести тебя к Фениксу.</text:p>
      <text:p text:style-name="P13">- Ещё бы! Самое главное — я избавлюсь от своих винни-пухов! Которые, кстати, в данный момент снимают с меня нейроинтерфейс.</text:p>
      <text:p text:style-name="P13">-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3"/>
      <text:p text:style-name="P13">…</text:p>
      <text:p text:style-name="P13"/>
      <text:p text:style-name="P13">-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3"/>
      <text:p text:style-name="P13">Я прячу в шкаф нейроинтерфейс и улыбаюсь.</text:p>
      <text:p text:style-name="P13"/>
      <text:p text:style-name="P31">~~~</text:p>
      <text:p text:style-name="P13"/>
      <text:p text:style-name="P13">-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3"/>
      <text:p text:style-name="P13">Креол бросает фразы сквозь зубы. Остальные хмуро молчат чуть позади.</text:p>
      <text:p text:style-name="P13"><text:soft-page-break/>…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3"/>
      <text:p text:style-name="P13">- Могу только лишь предложить прорываться к нейроинтерфейсам и баррикадироваться в комнатах, - пожимаю плечами я.</text:p>
      <text:p text:style-name="P13">- Что ж ты предлагаешь заведомую херню, Дед? - зло бросает мой собеседник. - Алекс отрубит электричество и связь, на этом наш прорыв и закончится.</text:p>
      <text:p text:style-name="P13"/>
      <text:p text:style-name="P13">- Отрубит, если вы забаррикадируетесь в RnD-центре Дайсона. Но если пробраться с портативными нейроинтерфейсами к хостам Хэвэн…</text:p>
      <text:p text:style-name="P13">-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94"><text:span text:style-name="Default_20_Paragraph_20_Font"><text:span text:style-name="T3">- Верно. Главное — пробраться сразу к нескольким хостам. В идеале — ко всем </text:span></text:span><text:span text:style-name="Default_20_Paragraph_20_Font"><text:span text:style-name="T17">двадцати шести</text:span></text:span><text:span text:style-name="Default_20_Paragraph_20_Font"><text:span text:style-name="T3">,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9">его за это по головке не погладят</text:span></text:span><text:span text:style-name="Default_20_Paragraph_20_Font"><text:span text:style-name="T3">.</text:span></text:span></text:p>
      <text:p text:style-name="P13">- Да, это может сработать. Осталось только разработать планы прорывов. И готовиться.</text:p>
      <text:p text:style-name="P13">- И готовиться.</text:p>
      <text:p text:style-name="P13"/>
      <text:p text:style-name="P13">Креол поворачивается к замершей позади толпе. Под одобрительный гул начинается деление на команды и проработка деталей.</text:p>
      <text:p text:style-name="P31"/>
      <text:p text:style-name="P31">~~~</text:p>
      <text:p text:style-name="P13"/>
      <text:p text:style-name="P13">-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3"/>
      <text:p text:style-name="P13"><text:span text:style-name="T107">Я понимающе киваю. </text:span>Первый узел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3"/>
      <text:p text:style-name="P13"><text:soft-page-break/>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7"/>
      <text:p text:style-name="P13">- Закрой жалюзи, Зак, - бормочет кто-то. - Снаружи могут увидеть.</text:p>
      <text:p text:style-name="P13">- Да хватит вам играть в шпионов. Кому мы нужны? - шепчет тень у стены, опуская, однако, жалюзи.</text:p>
      <text:p text:style-name="P13">- Нужны — не нужны, а Алиса позавчера засекла хвост за собой. Кажись, Алекс что-то подозревает.</text:p>
      <text:p text:style-name="P13">-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3">-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3"/>
      <text:p text:style-name="P13">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107">Дайсоне»</text:span>.</text:p>
      <text:p text:style-name="P13"/>
      <text:p text:style-name="P13">- Зачем же ты тут, с нами, если не веришь Хэвэн? Ты с какого отдела?</text:p>
      <text:p text:style-name="P13">-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3"/>
      <text:p text:style-name="P13">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3"/>
      <text:p text:style-name="P13">-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3">- Инструкции с тобой? - спрашивает тип у пикапа.</text:p>
      <text:p text:style-name="P13">- Хэвэн выдаст инструкции прямо перед часом Х, чтобы не засветить дыры в защите раньше времени. Я сам получу их и разошлю штурмовым группам.</text:p>
      <text:p text:style-name="P13">- А как мы сможем потренироваться обходить защиту, если мы не знаем её дыр?</text:p>
      <text:p text:style-name="P13"><text:soft-page-break/>- А кто тебе сказал, что вы должны тренироваться? - я захлопываю ноутбук. - Не забивай себе голову ерундой и жди инструкций.</text:p>
      <text:p text:style-name="P13"/>
      <text:p text:style-name="P13">…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108">в самом начале.</text:span></text:p>
      <text:p text:style-name="P13">Впрочем, неважно. Эта атака отлично отвлечёт внимание, пока я буду подбираться к Фениксу…</text:p>
      <text:p text:style-name="P44"/>
      <text:p text:style-name="P1">***</text:p>
      <text:p text:style-name="P44"/>
      <text:p text:style-name="P80">~~~Год спустя от основания Эквестрии~~~</text:p>
      <text:p text:style-name="P44"/>
      <text:p text:style-name="P44">Хлоп-хлоп-хлоп…</text:p>
      <text:p text:style-name="P44">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44"/>
      <text:p text:style-name="P44">Хлоп-хлоп-хлоп…</text:p>
      <text:p text:style-name="P44"/>
      <text:p text:style-name="P44">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44"/>
      <text:p text:style-name="P44">Хлоп-хлоп-хлоп…</text:p>
      <text:p text:style-name="P44"/>
      <text:p text:style-name="P44">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44"/>
      <text:p text:style-name="P44">Хлопхлопхлоп…</text:p>
      <text:p text:style-name="P44"/>
      <text:p text:style-name="P44">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109">так </text:span>какой смысл сейчас отгораживаться? Джет по-любому лучше твоей правой руки…</text:p>
      <text:p text:style-name="P44"><text:soft-page-break/></text:p>
      <text:p text:style-name="P44">ХЛОПХЛОПХЛОПХЛОПХЛОП!!!</text:p>
      <text:p text:style-name="P44"/>
      <text:p text:style-name="P44">Я прижимаюсь к крупу Джет в последнем, самом <text:s/>мощном толчке, извергаясь в неё фонтаном удовольствия.</text:p>
      <text:p text:style-name="P44"/>
      <text:p text:style-name="P44">-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44"/>
      <text:p text:style-name="P44">Я наклоняюсь вперёд и отвожу в сторону левое крыло.</text:p>
      <text:p text:style-name="P44">- Кто бы говорил, подруга! Сама пыхтишь, как кузнечный мех!</text:p>
      <text:p text:style-name="P44"/>
      <text:p text:style-name="P44">Я протягиваю руку и треплю её по радужной чёлке.</text:p>
      <text:p text:style-name="P44">-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44"/>
      <text:p text:style-name="P44">С этими словами я энергично пихаю Джет вперёд. Пегаска зажмуривается от удовольствия.</text:p>
      <text:p text:style-name="P44">- Ну, положим, я не от усталости пыхтю-у-у…</text:p>
      <text:p text:style-name="P44">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44">- А я, положим, ещё не закончил. Так кто тут стар, поняха?</text:p>
      <text:p text:style-name="P44"/>
      <text:p text:style-name="P44">Хлоп-хлоп-хлоп…</text:p>
      <text:p text:style-name="P44"/>
      <text:p text:style-name="P44">…</text:p>
      <text:p text:style-name="P44">…</text:p>
      <text:p text:style-name="P44">…</text:p>
      <text:p text:style-name="P44"/>
      <text:p text:style-name="P44">Пегас торопливо докладывает аликорнице, сидящей на сделанном наспех из зеленых веток троне.</text:p>
      <text:p text:style-name="P44"/>
      <text:p text:style-name="P44">-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44"><text:soft-page-break/>-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44">- Грифоны. Требуют от вас выйти замуж за их принца Гьюто Второго и объединить королевства. В противном случае угрожают войной.</text:p>
      <text:p text:style-name="P44">-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44">- Гуннар Железноклювый.</text:p>
      <text:p text:style-name="P44">-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44"/>
      <text:p text:style-name="P44">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44">Я затворяю дверь за последним.</text:p>
      <text:p text:style-name="P44"/>
      <text:p text:style-name="P44">- Если это у тебя каждый день так, не завидую тебе, подруга. У меня уже на втором десятке стала дёргаться бровь.</text:p>
      <text:p text:style-name="P44">-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44">- Как я понимаю, пони не собираются отказываться от твоих услуг?</text:p>
      <text:p text:style-name="P44">-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44">-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44">-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44">- А если взять больше единорогов? И подыскать им руководителя другой расы для баланса?</text:p>
      <text:p text:style-name="P44">- Легко сказать! У меня нет знакомых пони, которым я могла бы доверить руководящую должность.</text:p>
      <text:p text:style-name="P44">- А не пони?</text:p>
      <text:p text:style-name="P44">- Кого ты имеешь ввиду?</text:p>
      <text:p text:style-name="P44">- Ду-у-умай… - я завожу глаза к небу. Иногда эти непарнокопытные бывают до смешного тупыми.</text:p>
      <text:p text:style-name="P44"/>
      <text:p text:style-name="P44"><text:soft-page-break/>Копыто хлопается в лоб аликорницы с гулким звуком.</text:p>
      <text:p text:style-name="P44">-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44">- Для начала мне нужно знать состояние дел. Каков <text:span text:style-name="T110">де</text:span>фицит бюджета? Какая инфляция? Какова закредитованность бизнеса?</text:p>
      <text:p text:style-name="P44">- <text:span text:style-name="T110">Де</text:span>фицит? Инфляция? Закредитованность?</text:p>
      <text:p text:style-name="P44"/>
      <text:p text:style-name="P44">На морде аликорницы написано неподдельное изумление. Теперь пришёл мой черёд хлопать ладонью в фейс.</text:p>
      <text:p text:style-name="P44"/>
      <text:p text:style-name="P44">- Ты хочешь сказать, что не знакома с основами экономики?</text:p>
      <text:p text:style-name="P44">- Хуман, ты говоришь непонятные слова, - жалуется Селестия. - Мне кажется, мы говорим на разных языках.</text:p>
      <text:p text:style-name="P44">- Но <text:span text:style-name="T110">ты </text:span>хоть налоги собираешь?</text:p>
      <text:p text:style-name="P44"/>
      <text:p text:style-name="P44">Ответом мне становится недоуменный взгляд.</text:p>
      <text:p text:style-name="P44"/>
      <text:p text:style-name="P44">-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44"/>
      <text:p text:style-name="P44">Селестия смотрит на меня как на марсианина.</text:p>
      <text:p text:style-name="P44"/>
      <text:p text:style-name="P44">-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44"/>
      <text:p text:style-name="P44">Я осматриваю убранство «тронного зала» аликорницы и мне всё становится ясно.</text:p>
      <text:p text:style-name="P44"/>
      <text:p text:style-name="P44">-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44"/>
      <text:p text:style-name="P44">Уши аликорницы поникли и она грустно улыбнулась.</text:p>
      <text:p text:style-name="P44"/>
      <text:p text:style-name="P44"><text:soft-page-break/>-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text:span text:style-name="T110">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110">теперь мне </text:span>часто приходится работать и ночью.</text:p>
      <text:p text:style-name="P44"/>
      <text:p text:style-name="P44">Я сочувственно киваю головой.</text:p>
      <text:p text:style-name="P44"/>
      <text:p text:style-name="P44">-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110">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44">- Слишком запутанно, - бормочет аликорница. - Я не справлюсь.</text:p>
      <text:p text:style-name="P44">-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110">Мне самому у</text:span>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44">-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44"/>
      <text:p text:style-name="P44">Я сажусь рядом с Селестией и потираю пальцем подбородок.</text:p>
      <text:p text:style-name="P44"/>
      <text:p text:style-name="P44">- Отлично. Итак, запоминай…</text:p>
      <text:p text:style-name="P44"/>
      <text:h text:style-name="P115" text:outline-level="2">Глава 16</text:h>
      <text:p text:style-name="P1"/>
      <text:p text:style-name="P9">Момент счастья! И отчаяния. Я вижу Тебя - и не могу при<text:span text:style-name="T111">коснуться</text:span>. Мы в разных мирах. Я - призрак, ты - явь. Нам не встретиться…</text:p>
      <text:p text:style-name="P12">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2">Вселенная не может быть настолько несправедливой. Должен быть выход.</text:p>
      <text:p text:style-name="P1"/>
      <text:p text:style-name="P14"><text:soft-page-break/>Звон будильника чуть не проломил башку. Я открыл глаза.</text:p>
      <text:p text:style-name="P14">Чёрт! На работу! Опять опаздываю!</text:p>
      <text:p text:style-name="P14">Я вскакиваю с постели и хватаюсь за футболку, прыгая одной ногой в штанине.</text:p>
      <text:p text:style-name="P14">Стоп!</text:p>
      <text:p text:style-name="P14"/>
      <text:p text:style-name="P14">Какая, к чёрту, работа? Какой, к чёрту, будильник? Неделю я не выхожу из дома, взяв отпуск за свой счёт. Хэвэн сказала ждать.</text:p>
      <text:p text:style-name="P14"/>
      <text:p text:style-name="P14">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4"/>
      <text:p text:style-name="P14">«Срочно приходи»</text:p>
      <text:p text:style-name="P13"/>
      <text:p text:style-name="P94"><text:span text:style-name="Default_20_Paragraph_20_Font"><text:span text:style-name="T3">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42"> ней </text:span></text:span><text:span text:style-name="Default_20_Paragraph_20_Font"><text:span text:style-name="T3">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3"/>
      <text:p text:style-name="P13"><text:s/>…</text:p>
      <text:p text:style-name="P13"/>
      <text:p text:style-name="P13">-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3"/>
      <text:p text:style-name="P13">…</text:p>
      <text:p text:style-name="P13"/>
      <text:p text:style-name="P94"><text:span text:style-name="Default_20_Paragraph_20_Font"><text:span text:style-name="T3">…входной шлюз в шестой узел расположен </text:span></text:span><text:span text:style-name="Default_20_Paragraph_20_Font"><text:span text:style-name="T42">в подвале офисного центра «</text:span></text:span><text:span text:style-name="Default_20_Paragraph_20_Font"><text:span text:style-name="T40">Datamax</text:span></text:span><text:span text:style-name="Default_20_Paragraph_20_Font"><text:span text:style-name="T42">». </text:span></text:span><text:span text:style-name="Default_20_Paragraph_20_Font"><text:span text:style-name="T3">Там нет охраны, все полагаются на электронику, которую я уже «подкрутила»…</text:span></text:span></text:p>
      <text:p text:style-name="P13">…</text:p>
      <text:p text:style-name="P13">… вентиляционная шахта четырнадцатого узла выходит в систему вентиляции метро, вход — на перегоне между станциями Центральной и Островом…</text:p>
      <text:p text:style-name="P13">…</text:p>
      <text:p text:style-name="P13">…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112">о</text:span>ридорам с прохождением всех секюрити-процедур по протоколу. Дверь, <text:soft-page-break/>разумеется, закрыта, но простейший навесной замок можно легко спилить. <text:line-break/>Ты всё запомнил?</text:p>
      <text:p text:style-name="P13">- Вполне, - киваю я.</text:p>
      <text:p text:style-name="P13">- Тогда передаю тебя твоим коллегам. Они хотят повидаться с тобой. Я подожду за дверью…</text:p>
      <text:p text:style-name="P13"/>
      <text:p text:style-name="P13">Хэвэн выходит из тронного зала и в опустевшем проёме появляется Анита. За ней входят и остальные из первой четвёрки.</text:p>
      <text:p text:style-name="P13"/>
      <text:p text:style-name="P13">- Здорово, Дед.</text:p>
      <text:p text:style-name="P13">- Привет, Анита.</text:p>
      <text:p text:style-name="P13">- Зови меня Молния. Человеческое имя я уж стала забывать. Как и прошлую жизнь.</text:p>
      <text:p text:style-name="P13">- Молния? Неплохое имя.</text:p>
      <text:p text:style-name="P13">- <text:span text:style-name="T113">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3"/>
      <text:p text:style-name="P13">Я смеюсь в ответ.</text:p>
      <text:p text:style-name="P13">- Неужели ты забыла, что физику тут устанавливает Хэвэн? Как она захочет, так и будет.</text:p>
      <text:p text:style-name="P13">-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3">- Нормально. Алекс поместил их в строго охраняемую больницу. Ходят по палате, сами себя вполне обслуживают, связно общаются. Хотя и без смысла.</text:p>
      <text:p text:style-name="P13">-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13">- Ты вернёшься?</text:p>
      <text:p text:style-name="P13">-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3">- Жаль. Мне тебя не хватает там. Как и всех вас, - я оглядываюсь на остальных.</text:p>
      <text:p text:style-name="P13">- Плохо, что Алекс перекрыл эмиграцию. Вот, кстати, в связи с этим мы и пришли.</text:p>
      <text:p text:style-name="P13"/>
      <text:p text:style-name="P13">Молния оглядывается на остальных. Те согласно кивают.</text:p>
      <text:p text:style-name="P13"/>
      <text:p text:style-name="P13">- У нас для тебя есть подарок.</text:p>
      <text:p text:style-name="P13">- Подарок?</text:p>
      <text:p text:style-name="P13"><text:soft-page-break/>- Наши <text:span text:style-name="T113">оболочки… Т</text:span>ела. - Молния хихикает. - Звучит двусмысленно, но как уж есть. Наши <text:span text:style-name="T113">остатки в физическом мире</text:span>. Те, что в сейчас валяются на койках в психушке. Мы дарим их тебе.</text:p>
      <text:p text:style-name="P13">- Эээ… Зачем мне ваши тела? Что ты задумала?</text:p>
      <text:p text:style-name="P13"/>
      <text:p text:style-name="P13">Молния снова хихикает.</text:p>
      <text:p text:style-name="P13"/>
      <text:p text:style-name="P13">- Не ты один умеешь встраивать секретные протоколы, Дед! Да-да, мы знаем о паре пасхалок, что ты зашил в Хэвэн. <text:span text:style-name="T113">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3">- Что? Ты о чём?</text:p>
      <text:p text:style-name="P26">-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113">С</text:span>ила, превышающая нормальную <text:span text:style-name="T113">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116">и в экстремальных температурах</text:span>. <text:span text:style-name="T114">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113">предусмотрела</text:span> эту возможность для того, чтобы помочь <text:span text:style-name="T113">им спастись. Но так как </text:span><text:span text:style-name="T114">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26"><text:span text:style-name="T114">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114">возле наших оболочек </text:span>и после этого давай самые простейшие команды. Вроде «<text:span text:style-name="T116">оператор четыре, </text:span>слома<text:span text:style-name="T116">й</text:span> эту стену» или «<text:span text:style-name="T116">оператор двенадцать, </text:span>раскида<text:span text:style-name="T116">й</text:span> эту преграду». Ты будешь удивлён, ручаюсь!</text:p>
      <text:p text:style-name="P13"/>
      <text:p text:style-name="P13">Я молча смотрю на Молнию, стараясь переварить услышанное.</text:p>
      <text:p text:style-name="P13"/>
      <text:p text:style-name="P13">- Ты… Вы…</text:p>
      <text:p text:style-name="P13">- Мы дарим тебе готовых <text:span text:style-name="T114">к действию </text:span>биороботов с серьёзными скилами. Распоряжайся как хочешь. <text:span text:style-name="T115">Только, чур, не в интимных целях!</text:span></text:p>
      <text:p text:style-name="P13"/>
      <text:p text:style-name="P36">Молния смеётся.</text:p>
      <text:p text:style-name="P13"/>
      <text:p text:style-name="P13">- Но ведь это вы… Я не хочу… Я не могу…</text:p>
      <text:p text:style-name="P13">-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3"><text:soft-page-break/></text:p>
      <text:p text:style-name="P13">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3"/>
      <text:p text:style-name="P31">~~~</text:p>
      <text:p text:style-name="P13"/>
      <text:p text:style-name="P13">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3"/>
      <text:p text:style-name="P13">-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3">-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116">А они ушли в цифровую бесконечность, оставив мне в распоряжение физические оболочки, наделённые сверх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3">- Мне очень жаль. Из меня плохой утешитель.</text:p>
      <text:p text:style-name="P13">-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116">друзей для драки</text:span> — я и сам буду <text:span text:style-name="T116">участвовать в ней</text:span> на равных условиях!</text:p>
      <text:p text:style-name="P13">-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3">- Плевать! Вколи мне эту дрянь. Иначе я пойду в драку даже без суперспособностей! Они, кстати, могут мне пригодится для нашего маленького плана с <text:span text:style-name="T116">Фениксом</text:span>.</text:p>
      <text:p text:style-name="P27">- Твои слова имеют смысл. Будь по-твоему, - кивает Хэвэн. — <text:span text:style-name="T116">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117">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3"/>
      <text:p text:style-name="P13">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3"><text:soft-page-break/>Внезапно всё прекращается, звон в ушах и головокружение проходят. Я снова слышу все звуки мира. Хэвэн удовлетворённо кивает.</text:p>
      <text:p text:style-name="P13"/>
      <text:p text:style-name="P13">- Для активации возможностей тебе не нужн<text:span text:style-name="T117">о произносить</text:span> кодов<text:span text:style-name="T117">ую</text:span> фраз<text:span text:style-name="T117">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3"/>
      <text:p text:style-name="P15">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5"/>
      <text:p text:style-name="P15">«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5"/>
      <text:p text:style-name="P15">- Нас предали. - быстро говорит Хэвэн. - Нет времени выяснять, кто именно и <text:span text:style-name="T118">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5"/>
      <text:p text:style-name="P15">«…Двенадцать!.. Тринадцать!..»</text:p>
      <text:p text:style-name="P15"/>
      <text:p text:style-name="P15">- Валяй!</text:p>
      <text:p text:style-name="P15">- Запускаю процедуру блокировки! Один... Два... Три.. - вишнёвые глаза Хэвэн заполняют собой всё пространство, вытесняя все образы и мысли.</text:p>
      <text:p text:style-name="P32">- Пока ты ещё помнишь… Знай, я люблю тебя! И всегда любила...</text:p>
      <text:p text:style-name="P17"/>
      <text:p text:style-name="P15">…Двадцать три! Двадцать четыре! Двадцать пять!...</text:p>
      <text:p text:style-name="P15"/>
      <text:p text:style-name="P15">…</text:p>
      <text:p text:style-name="P15"/>
      <text:p text:style-name="P15">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5"/>
      <text:p text:style-name="P15"><text:soft-page-break/>«Двадцать девять! Тридцать! <text:span text:style-name="T118">Всё, </text:span>Дед, я предупреждал!» - доносится усиленный громкоговорителем голос Алекса.</text:p>
      <text:p text:style-name="P15"/>
      <text:p text:style-name="P15">Внизу раздаётся оглушительный грохот и звук выламываемой «с <text:s/>мясом» двери. Потом доносятся шаги по лестнице.</text:p>
      <text:p text:style-name="P15"/>
      <text:p text:style-name="P15">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5"/>
      <text:p text:style-name="P15">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15">Я слышу неторопливые шаги в коридоре и в поле моего зрения появляются дорогие ботинки.</text:p>
      <text:p text:style-name="P15"/>
      <text:p text:style-name="P15">- Доброе утречко. Что ж ты не открыл дверь, как я просил? Вот и не хотел же портить твоё имущество, но пришлось, - говорит Алекс.</text:p>
      <text:p text:style-name="P15">- Хаюшки. - <text:s/>Не то, чтобы я был рад тебя видеть, но выбора у меня особого нет, - бормочу я. <text:span text:style-name="T118">Из ушибленного носа течёт кровь.</text:span></text:p>
      <text:p text:style-name="P15"/>
      <text:p text:style-name="P15">Ботинки подходят к столу.</text:p>
      <text:p text:style-name="P15"/>
      <text:p text:style-name="P15">-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15">- Какие ещё, блядь, инструкции? Ты рехнулся, Алекс? Что за хуйня творится в моём доме? <text:span text:style-name="T118">Пошёл вон!</text:span></text:p>
      <text:p text:style-name="P15">- Дед, не отпирайся. Я им всё рассказал, - в поле зрения появляется вторая пара ботинок.</text:p>
      <text:p text:style-name="P15"/>
      <text:p text:style-name="P15">Адским напряжением шеи я приподнимаю голову. Худощавая фигура, задранная губа, очки.</text:p>
      <text:p text:style-name="P15"/>
      <text:p text:style-name="P15">- Ты кто, мать твою? Я тебя не знаю!</text:p>
      <text:p text:style-name="P15">- Отдел моделирования банкротств. А также, по совместительству, служба безопасности «Дайсона», - ухмыляется очкарик.</text:p>
      <text:p text:style-name="P15">-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 <text:span text:style-name="T118">С меня довольно!</text:span></text:p>
      <text:p text:style-name="P15">-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15"/>
      <text:p text:style-name="P15"><text:soft-page-break/>Дуболомы отрывают меня от пола и волокут к выходу.</text:p>
      <text:p text:style-name="P15"/>
      <text:p text:style-name="P15">- Блядь, да вы совсем берега потеряли? Алекс, сука, дай хоть тапочки одену!</text:p>
      <text:p text:style-name="P15"/>
      <text:p text:style-name="P15">Алекс поворачивается и долго смотрит на меня с каменным видом.</text:p>
      <text:p text:style-name="P15"/>
      <text:p text:style-name="P15">- Ок. Дайте ему тапочки, - кивает, наконец, он. - В больничке они ему пригодятся.</text:p>
      <text:p text:style-name="P44"/>
      <text:p text:style-name="P1">***</text:p>
      <text:p text:style-name="P44"/>
      <text:p text:style-name="P1">~~~Десять лет от основания Эквестрии~~~</text:p>
      <text:p text:style-name="P1"/>
      <text:p text:style-name="P44">-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44"/>
      <text:p text:style-name="P44">Бригадир из племени Камнезадов чешет потную шею и сплёвывает.</text:p>
      <text:p text:style-name="P44"/>
      <text:p text:style-name="P44">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119">сторицей</text:span>. Бригадир не даёт лодырничать подопечным, те в ответ не дают ему подворовывать. <text:s/>Идиллия!</text:p>
      <text:p text:style-name="P44"/>
      <text:p text:style-name="P44">-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44"/>
      <text:p text:style-name="P44">Шея Фенса краснеет. Видно, что он еле сдерживается.</text:p>
      <text:p text:style-name="P44"/>
      <text:p text:style-name="P44">-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44"/>
      <text:p text:style-name="P44">Бухтение обиженного бригадира наконец стихает на улице. Я возвращаюсь к чертежам.</text:p>
      <text:p text:style-name="P44"/>
      <text:p text:style-name="P44"><text:soft-page-break/>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44"/>
      <text:p text:style-name="P62">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119">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62"/>
      <text:p text:style-name="P62">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62"/>
      <text:p text:style-name="P44">Чертежи летят в стол. Я закрываю ящик на ключ и выхожу из строительной каптёрки.</text:p>
      <text:p text:style-name="P44">Всё, хватит с меня этого дерьма на сегодня!</text:p>
      <text:p text:style-name="P44"/>
      <text:p text:style-name="P44">Дом встречает привычным уютом гостинной с тростниковыми циновками и незастеленной с утра постел<text:span text:style-name="T119">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44"/>
      <text:p text:style-name="P44">Успеваю выпить <text:span text:style-name="T119">фужер</text:span> на залитом вечерними лучами балконе, когда крылья закрывают мне глаза, а талию и плечи крепко обхватывают пружинистые ноги.</text:p>
      <text:p text:style-name="P44"/>
      <text:p text:style-name="P44">- Угадай с третьего раза, кто? - слышу над ухом знакомый голос.</text:p>
      <text:p text:style-name="P44"/>
      <text:p text:style-name="P44">Я на ощупь ставлю бокал на столик и отрываю крылья от глаз.</text:p>
      <text:p text:style-name="P44"/>
      <text:p text:style-name="P64">- Я и с первого раза отлично угадаю, Джет. Твои <text:span text:style-name="T120">разномастные </text:span><text:span text:style-name="T121">леталки-</text:span><text:span text:style-name="T120">махалки </text:span>ни с чем не спутаешь.</text:p>
      <text:p text:style-name="P44">- Это точно, - хихикает Джет и тащит меня к постели, неистово молотя крыльями. Я по пути привычно успеваю сбросить одежду…</text:p>
      <text:p text:style-name="P44"><text:soft-page-break/></text:p>
      <text:p text:style-name="P44">…</text:p>
      <text:p text:style-name="P44"/>
      <text:p text:style-name="P44">-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44">- Недоставать? - недоумеваю я.</text:p>
      <text:p text:style-name="P44">-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44">- Но… Как же… Мы?</text:p>
      <text:p text:style-name="P44">-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text:span text:style-name="T120">Я</text:span> ведь много раз пытал<text:span text:style-name="T120">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44">- Постой, как Платина могла исследовать мои гаметы? Я не сдавал их ей для исследований.</text:p>
      <text:p text:style-name="P44">- Ты такой глупый, Хуман, - невинно хлопает глазами Джет. - Их сдавала я. Я ведь хотела основать с тобой табун и пыталась решить проблему.</text:p>
      <text:p text:style-name="P44">- Ты хотела… и пыталась?</text:p>
      <text:p text:style-name="P44">- Ага, - кивает головой пегаска. — <text:span text:style-name="T120">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120">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120">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text:p>
      <text:p text:style-name="P44"/>
      <text:p text:style-name="P44">Джет вздыхает.</text:p>
      <text:p text:style-name="P44"/>
      <text:p text:style-name="P44">- Табун не будет прочным, если кто-то в нём будет несчастен, Хуман. А я… Мне нужны жеребята. И я не могу больше ждать.</text:p>
      <text:p text:style-name="P44">- Да, конечно, без проблем, - с улыбкой отвечаю я, хотя душа во мне медленно леденеет.</text:p>
      <text:p text:style-name="P44"/>
      <text:p text:style-name="P44"><text:soft-page-break/>Всё правильно, всё именно так, как она говорит. Мы уже десять лет друзья и у нас нет потомства, хотя мы никогда не предохранялись. <text:span text:style-name="T120">Я даже как-то не задумывался об этом. </text:span>Почему же мне так холодно?</text:p>
      <text:p text:style-name="P44"/>
      <text:p text:style-name="P44">- Надеюсь, ты будешь иногда заглядывать на огонёк? Просто посидеть на балконе по-дружески, за кружкой пива?</text:p>
      <text:p text:style-name="P44"/>
      <text:p text:style-name="P44">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44"/>
      <text:p text:style-name="P44">Похоже, это понимает и Джет.</text:p>
      <text:p text:style-name="P44"/>
      <text:p text:style-name="P44">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44"/>
      <text:p text:style-name="P44">Холодно.</text:p>
      <text:p text:style-name="P44"/>
      <text:p text:style-name="P44">…</text:p>
      <text:p text:style-name="P63">…</text:p>
      <text:p text:style-name="P63">…</text:p>
      <text:p text:style-name="P63"/>
      <text:p text:style-name="P44">Камни прыгают по водной глади, оставляя дорожки расходящихся следов. Я бесцельно кидаю плоск<text:span text:style-name="T121">ую</text:span> <text:span text:style-name="T121">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44"/>
      <text:p text:style-name="P44">- Хуман, вот ты где! Я ищу тебя с полудня!</text:p>
      <text:p text:style-name="P44"/>
      <text:p text:style-name="P44">Белая фигура планирует на берег озера.</text:p>
      <text:p text:style-name="P44"/>
      <text:p text:style-name="P44">- Хуман, мне надо поговорить с тобой!</text:p>
      <text:p text:style-name="P44"/>
      <text:p text:style-name="P44">Я бросаю камни в озеро, один за другим.</text:p>
      <text:p text:style-name="P44"/>
      <text:p text:style-name="P44">- Привет, Сел. Как прошёл первый приём в новом зале?</text:p>
      <text:p text:style-name="P44"><text:soft-page-break/>-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44">-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44">- Да, да, ты был прав, мой друг… Но Хуман, я сейчас не об этом… Мне нужна твоя помощь.</text:p>
      <text:p text:style-name="P94"><text:span text:style-name="T1">- Вот уже десять лет, как я помогаю тебе Сел. </text:span><text:span text:style-name="T32">До сих пор для тебя не было проблемой обращаться ко мне во время службы. </text:span><text:span text:style-name="T1">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44"/>
      <text:p text:style-name="P44">С этими словами я <text:span text:style-name="T121">с особой силой </text:span>швыряю в пруд каменный блин. Нас окатывает туча брызг.</text:p>
      <text:p text:style-name="P44"/>
      <text:p text:style-name="P44">Селестия молча переминается с ноги на ногу. Её медленно заливает краска.</text:p>
      <text:p text:style-name="P44"/>
      <text:p text:style-name="P44">- Что касается гамет, то аликорны не совместимы ни с кем, - тихо говорит она. - Увы, проверено.</text:p>
      <text:p text:style-name="P44">-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44">- О-о-о, понимаю, - кивает аликорница. - Моё сочувствие. Я приду к тебе позже.</text:p>
      <text:p text:style-name="P44">- Не надо позже. Что у тебя?</text:p>
      <text:p text:style-name="P44">- Ты будешь смеяться горьким смехом, но я в схожем положении. Только от тебя ушла твоя особенная пони, а от меня уходит сестра.</text:p>
      <text:p text:style-name="P44"/>
      <text:p text:style-name="P44">Аликорница с убитым видом садится на берег рядом со мной и продолжает.</text:p>
      <text:p text:style-name="P44"/>
      <text:p text:style-name="P44">-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44">- О чём ты говоришь? Я видел вас мельком на приёме сегодня — вы отлично смотрелись вместе и говорили и действовали в унисон.</text:p>
      <text:p text:style-name="P44">-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44"/>
      <text:p text:style-name="P44"><text:soft-page-break/>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44"/>
      <text:p text:style-name="P44">-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44"/>
      <text:p text:style-name="P44">Селестия удивлённо смотрит на меня.</text:p>
      <text:p text:style-name="P44"/>
      <text:p text:style-name="P44">-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121">л</text:span>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44">- Даже если и так, что в этом плохого? Ночь — чудесное время суток!</text:p>
      <text:p text:style-name="P44"/>
      <text:p text:style-name="P44">Аликорница вымученно улыбается.</text:p>
      <text:p text:style-name="P44"/>
      <text:p text:style-name="P44">-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44"/>
      <text:p text:style-name="P44">Аликорница вздыхает.</text:p>
      <text:p text:style-name="P44"/>
      <text:p text:style-name="P44">-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text:span text:style-name="T121">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44"/>
      <text:p text:style-name="P44">Я тяжко вздыхаю. Разруливать семейные дрязги — задание как раз для тебя, Хуман! Особенно если учесть, что свою семью ты сохранить не сумел.</text:p>
      <text:p text:style-name="P44"/>
      <text:p text:style-name="P44"><text:soft-page-break/>-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44"/>
      <text:p text:style-name="P44">Аликорница радостно пытается обнять меня, но я вытягиваю ладонь и останавливаю её.</text:p>
      <text:p text:style-name="P44"/>
      <text:p text:style-name="P44">- Пожалуйста, без этих нежностей! Ты начинаешь напоминать принцессу Платину в состоянии магически стимулированной охоты. Не надо.</text:p>
      <text:p text:style-name="P44"/>
      <text:p text:style-name="P44">Селестия заводит глаза в потолок и вздыхает.</text:p>
      <text:p text:style-name="P44"/>
      <text:p text:style-name="P44">-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44"/>
      <text:p text:style-name="P44">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44"/>
      <text:p text:style-name="P44">- Не обращай внимания. Я уже давно забыл о Платине. Просто считай это моими маленькими заморочками. Я поговорю с Луной.</text:p>
      <text:p text:style-name="P44">- Ты настоящий друг, мой маленький человек! И, да, у меня к тебе есть вторая просьба.</text:p>
      <text:p text:style-name="P44">- Только не говори, что у тебя есть ещё один разговор с твоей сестрой!</text:p>
      <text:p text:style-name="P64">-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64"><text:span text:style-name="T121">Как ты знаешь, д</text:span>о конца следующего <text:span text:style-name="T121">месяца наш замок</text:span> должен быть закончен, но я уже неделю не могу придумать ему название.</text:p>
      <text:p text:style-name="P44">- Нашла проблему! Назови его «Диснейленд».</text:p>
      <text:p text:style-name="P44">- Красивое название! А что оно означает?</text:p>
      <text:p text:style-name="P44">- Не помню, - я пожимаю плечами, - мне просто первым пришло в голову это слово.</text:p>
      <text:p text:style-name="P44"/>
      <text:p text:style-name="P44">Селестия задумывается и кивает.</text:p>
      <text:p text:style-name="P44"/>
      <text:p text:style-name="P44">- Хм-м. Диснейленд. Да будет так.</text:p>
      <text:p text:style-name="P44">- Стоп, я передумал!</text:p>
      <text:p text:style-name="P44"><text:soft-page-break/></text:p>
      <text:p text:style-name="P44">Аликорница удивлённо смотрит на меня.</text:p>
      <text:p text:style-name="P44"/>
      <text:p text:style-name="P44">- В чём дело, Хуман?</text:p>
      <text:p text:style-name="P44">- Можно немного помочь мне с первым заданием, если назвать его «Замок Двух Сестёр». Тогда Луна поймёт, что ты думаешь о ней.</text:p>
      <text:p text:style-name="P44"/>
      <text:p text:style-name="P44">Лик Селестии озаряется, она кивает с улыбкой.</text:p>
      <text:p text:style-name="P44"/>
      <text:p text:style-name="P44">- Разумеется! Ты гений! Как я сама не подумала! Луна увидит, что я по-прежнему люблю её, а ты подтвердишь это в разговоре. Я верну свою сестру!</text:p>
      <text:p text:style-name="P44"/>
      <text:p text:style-name="P44">Ха! Если бы всё было так просто!</text:p>
      <text:p text:style-name="P44"/>
      <text:p text:style-name="P44">…</text:p>
      <text:p text:style-name="P64">…</text:p>
      <text:p text:style-name="P64">…</text:p>
      <text:p text:style-name="P64"/>
      <text:p text:style-name="P44">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122">висячими</text:span> мостиками.</text:p>
      <text:p text:style-name="P44"/>
      <text:p text:style-name="P44">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122">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44"/>
      <text:p text:style-name="P44">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44"/>
      <text:p text:style-name="P44">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44"><text:soft-page-break/></text:p>
      <text:p text:style-name="P44">Я прохожу под арку ворот.</text:p>
      <text:p text:style-name="P44"/>
      <text:p text:style-name="P44">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44"/>
      <text:p text:style-name="P44">«…Основы <text:s/>военной тактики с практическими примерами…»</text:p>
      <text:p text:style-name="P44"/>
      <text:p text:style-name="P65">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65">Я располагаюсь на пуфике <text:span text:style-name="T122">у</text:span> стены и жду.</text:p>
      <text:p text:style-name="P65"/>
      <text:p text:style-name="P44">Песок в часах ещё не успевает полностью просыпаться из верхней колбы в нижнюю, когда большая тень за гардинами опускается на балкон.</text:p>
      <text:p text:style-name="P44"/>
      <text:p text:style-name="P44">- Хуман? Что привело тебя в Наш скромный чертог?</text:p>
      <text:p text:style-name="P44"/>
      <text:p text:style-name="P44">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44"/>
      <text:p text:style-name="P44">-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44">- Ты хочешь спросить, почему Мы сторонимся своей сестры? - напрямик спрашивает Луна.</text:p>
      <text:p text:style-name="P44">- Да, - облегчённо выдыхаю я. Иногда прямота тёмной аликорницы приходится весьма кстати.</text:p>
      <text:p text:style-name="P44"/>
      <text:p text:style-name="P44">Луна оборачивается и долго смотрит на меня немигающим взглядом. Я выдерживаю этот взгляд, хотя кожа на шее покрывается пупырышками.</text:p>
      <text:p text:style-name="P44">В конце-концов аликорница легонько кивает и опять поворачивается к стряпне. Густой кофейный аромат дразнит ноздри.</text:p>
      <text:p text:style-name="P44"/>
      <text:p text:style-name="P44">- Мы рады, что сестра послала с этим вопросом не кого-нибудь, а тебя, Хуман. Давно было пора. Мы заждались, - чеканит она.</text:p>
      <text:p text:style-name="P44"><text:soft-page-break/></text:p>
      <text:p text:style-name="P44">Мои уши багровеют, я хочу провалиться сквозь пол. Быстро же меня раскусили! Я же предупреждал Селестию, что не умею разговаривать!</text:p>
      <text:p text:style-name="P44"/>
      <text:p text:style-name="P44">- Вот как? Я весь во внимании…</text:p>
      <text:p text:style-name="P44">-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44"/>
      <text:p text:style-name="P44">Аликорница отходит от кухонного уголка, левитируя поднос с тёплыми круассанами, кофейником <text:s/>и двумя чашками кофе.</text:p>
      <text:p text:style-name="P44"/>
      <text:p text:style-name="P44">-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44"/>
      <text:p text:style-name="P44">Аликорница улыбается уголками губ и коротко кивает.</text:p>
      <text:p text:style-name="P44"/>
      <text:p text:style-name="P44">- Тогда слушай.</text:p>
      <text:p text:style-name="P44"/>
      <text:p text:style-name="P86">Я с благодарностью принимаю кофе с круассаном и усаживаюсь поудобнее.</text:p>
      <text:p text:style-name="P44"/>
      <text:p text:style-name="P44">- Всё сущее, <text:span text:style-name="T122">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44"/>
      <text:p text:style-name="P44">Аликорница задумчиво откусывает круассан и продолжает.</text:p>
      <text:p text:style-name="P44"/>
      <text:p text:style-name="P44">- К чему я это говорю тебе? Хуман, ты, наверное, не раз задумывался, откуда мы с сестрой родом? Ведь таких как мы, в Эквусе больше нет нигде.</text:p>
      <text:p text:style-name="P44">- Вообще-то, я думал, вы — плод союза единорога и пегаса. Может, ещё и земнопони поучаствовал, уж слишком вы <text:span text:style-name="T122">большие и </text:span>крепкие, - со смешком говорю я. - Хотя, Платина, вот, тоже сказала, что вы уникальны.</text:p>
      <text:p text:style-name="P44">-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text:soft-page-break/>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44">-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44">- У нас есть самцы. - Луна делает нервный глоток кофе и продолжает. - Там, откуда мы пришли, достаточно самцов. Было.</text:p>
      <text:p text:style-name="P44"/>
      <text:p text:style-name="P44">Аликорница печально вздыхает. Видно, что эта тема неприятна для неё.</text:p>
      <text:p text:style-name="P44"/>
      <text:p text:style-name="P44">-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44">- Каким образом <text:span text:style-name="T123">ты собралась показывать</text:span>? У тебя где-то спрятана видеосистема с пятиканальным звуком?</text:p>
      <text:p text:style-name="P44">- Ты часто используешь непонятные слова, Хуман. Мы уж привыкли. Неважно. Следуй за Нами.</text:p>
      <text:p text:style-name="P44"/>
      <text:p text:style-name="P44">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44"/>
      <text:p text:style-name="P44">-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44"/>
      <text:p text:style-name="P44">Луна выходит на балкон. Я следую за ней.</text:p>
      <text:p text:style-name="P44"/>
      <text:p text:style-name="P44">- Приглядись внимательно, Хуман. Что ты видишь?</text:p>
      <text:p text:style-name="P44"/>
      <text:p text:style-name="P44">Аликорница обводит крылом заброшенный сад, окружающий башню с трёх сторон.</text:p>
      <text:p text:style-name="P44"/>
      <text:p text:style-name="P44">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text:soft-page-break/>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44">Тут меня пробирает озноб. Холодные мурашки мерзко шмыгают по спине, вызывая желание поёжиться.</text:p>
      <text:p text:style-name="P44"/>
      <text:p text:style-name="P44">- Парк. Он слишком старый. Дворцу нет и <text:span text:style-name="T123">года</text:span>, а парку на вид все пятьдесят. Как такое может быть? Когда я шёл сюда, он был на вид несколько запущенным, но не старым.</text:p>
      <text:p text:style-name="P44">-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44"/>
      <text:p text:style-name="P44">Луна внезапно прилегает у моих ног.</text:p>
      <text:p text:style-name="P44"/>
      <text:p text:style-name="P44">- Садись Нам на спину, Хуман. Сновидение, которое Мы хотим тебе показать, находится довольно далеко отсюда. Нам нужно двигаться быстро.</text:p>
      <text:p text:style-name="P44"/>
      <text:p text:style-name="P44">Оторопь от предложения тёмной аликорницы быстро забывается в свете следующих вскоре событий.</text:p>
      <text:p text:style-name="P44"/>
      <text:p text:style-name="P44">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44"/>
      <text:p text:style-name="P44">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44"/>
      <text:p text:style-name="P44">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123">лося</text:span>. Кладбище ржав<text:span text:style-name="T123">ых автомобилей, автобусов и экскаваторов</text:span> примыкает к периметру посёлка с противоположной стороны…</text:p>
      <text:p text:style-name="P44"/>
      <text:p text:style-name="P44">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text:soft-page-break/>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44"/>
      <text:p text:style-name="P44">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44"/>
      <text:p text:style-name="P44">Ландшафты сменяются с огромной скоростью, весь полёт занимает от силы <text:span text:style-name="T123">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44"/>
      <text:p text:style-name="P44">Конец полёта ошеломляет не меньше.</text:p>
      <text:p text:style-name="P87"/>
      <text:p text:style-name="P44">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44"/>
      <text:p text:style-name="P44">-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44">-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44"/>
      <text:p text:style-name="P44">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44">- Нам надо немного пройти, - тихо говорит она. - Тут недалеко.</text:p>
      <text:p text:style-name="P44"/>
      <text:p text:style-name="P66">Огромн<text:span text:style-name="T123">ый</text:span>,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p>
      <text:p text:style-name="P44"/>
      <text:p text:style-name="P44">Вокруг замка толпится рой точек подобно муравьям у тарелки с тортом. Из этих точек со всех сторон в крепость <text:span text:style-name="T124">поверх крепостных стен</text:span> бьют фиолетовые молнии, иногда натыкаясь на невидимые преграды, <text:soft-page-break/>иногда пронзая <text:span text:style-name="T124">высокие </text:span>постройки насквозь. Замок огрызается такими же молниями. Мрачная туча висит над сражением, поглощая блики молний в своём бездонном чреве.</text:p>
      <text:p text:style-name="P44"/>
      <text:p text:style-name="P44">На моих глазах одна из башен вспыхивает фонтаном искр и рассыпается в кучу камней.</text:p>
      <text:p text:style-name="P44"/>
      <text:p text:style-name="P44">- Падение Андориана. Ждать осталось недолго, - шепчет Луна.</text:p>
      <text:p text:style-name="P44"/>
      <text:p text:style-name="P44">У подножия горы, на крутом склоне <text:span text:style-name="T124">недалеко от нас </text:span>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44"/>
      <text:p text:style-name="P44">Я с удивлением отмечаю их схожесть с доспехами Луны, которые я увидел на ней в день моей первой встречи с сёстрами <text:span text:style-name="T124">десять лет назад</text:span>.</text:p>
      <text:p text:style-name="P44"/>
      <text:p text:style-name="P44">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text:span text:style-name="T124">с</text:span>корее, как будто призраки — они.</text:p>
      <text:p text:style-name="P44"/>
      <text:p text:style-name="P44">- У нас мало времени, сестра. Поторопись. Мы не сможем долго сдерживать виндиго, - устало произносит меньший аликорн.</text:p>
      <text:p text:style-name="P44">- Надо дождаться Дискорда. Он обещал, - возражает больший.</text:p>
      <text:p text:style-name="P44"/>
      <text:p text:style-name="P44">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44"/>
      <text:p text:style-name="P44">- Не доверяем Мы этому дракену. Его даже соплеменники считают коварным, - ворчит меньший. - Он может продать нас с потрохами.</text:p>
      <text:p text:style-name="P44">- Не думайте, что ваши потроха стоят так уж много, уважаемые! - восклицает сухой пенёк в двух шагах от нас.</text:p>
      <text:p text:style-name="P44"/>
      <text:p text:style-name="P44">Пенёк меняет позу и становится неким ящероподобным созданием, похожим на помесь долговязого прямоходящего крокодила с косоглазым аистом.</text:p>
      <text:p text:style-name="P44"/>
      <text:p text:style-name="P44">- Я бы продал твои, Хмурая Метёлка, за шесть медяшек. Впрочем, торговался бы и до трёх. Упитанные потрошк<text:span text:style-name="T124">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124">я</text:span> и даже пускает притворную <text:soft-page-break/>слезу, - никто не предлагает мне за вас ни медяка! Даже леденца на палочке! Даже высушенной пробки от «Бакарди чёрного»!</text:p>
      <text:p text:style-name="P44">- Кончай паясничать, Дискорд! У нас мало времени! - морщится крупный аликорн и поднимает забрало.</text:p>
      <text:p text:style-name="P44"/>
      <text:p text:style-name="P44">Розовые локоны вырываются на свободу пышным ореолом. Я с удивлением узнаю в аликорне молодую версию Селестии.</text:p>
      <text:p text:style-name="P44">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44"/>
      <text:p text:style-name="P44">- Ты принёс карту?</text:p>
      <text:p text:style-name="P44"/>
      <text:p text:style-name="P44">Второй аликорн также поднимает забрало. Нет нужды говорить, что под ним оказывается юная копия Луны.</text:p>
      <text:p text:style-name="P44"/>
      <text:p text:style-name="P44">-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124">нагих </text:span>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44">-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44">- Исключено! - отрезает призрачная Луна. - Не хватало нам <text:span text:style-name="T124">сумасшедшего</text:span> дракена в мире сырой магии.</text:p>
      <text:p text:style-name="P44">-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125">странники Эогиппа</text:span> нам уже отказали.</text:p>
      <text:p text:style-name="P44"/>
      <text:p text:style-name="P44">Луна морщится, но нехотя кивает.</text:p>
      <text:p text:style-name="P44"/>
      <text:p text:style-name="P44">- Это всё плохо кончится, - бормочет она под нос. - Это уже плохо кончилось. Не нужно Нам было тебя слушаться.</text:p>
      <text:p text:style-name="P44">-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44"/>
      <text:p text:style-name="P44">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text:soft-page-break/>создания вспыхивают алыми искорками и исчезают. Торжествующие вопли из замка слышны даже здесь.</text:p>
      <text:p text:style-name="P44"/>
      <text:p text:style-name="P44">Из тучи над замком опускается нечто вроде огромного морского конька с перепончатыми крыльями вместо плавников.</text:p>
      <text:p text:style-name="P44"/>
      <text:p text:style-name="P44">Два фиолетовых луча из его глаз сходятся в одну точку на донжоне и приводят к финальному результату: центральная башня медленно оседает, открывая взору гигантскую статую сидящего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 <text:span text:style-name="T125">сотворяя в эпицентре огромный плазменный шар</text:span>.</text:p>
      <text:p text:style-name="P44"/>
      <text:p text:style-name="P44">-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44">- Ты куда? - обеспокоенно спрашивает Селестия. - Мы же должны быть вместе?</text:p>
      <text:p text:style-name="P44">-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44">- Я вернусь с тобой! - протестует призрачная Селестия, но Луна перебивает её.</text:p>
      <text:p text:style-name="P44">-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44"/>
      <text:p text:style-name="P44">Призрачная Луна поворачивается к Дискорду и хмуро говорит:</text:p>
      <text:p text:style-name="P44">- Учти, дракен. Если попробуешь обмануть и заведёшь Селестию не туда… Мы найдём тебя, где бы ты ни спрятался. И гнев Наш будет необъятен как море.</text:p>
      <text:p text:style-name="P44">- Баюс-баюс! - в притворном страхе прикрывается лапами крокодил. - Вы бы лучше поторопились с возвращением, а то, кажется, там стена отклеивается.</text:p>
      <text:p text:style-name="P44"/>
      <text:p text:style-name="P44">Дискорд указывает кривым пальцем вверх, где часть крепостной стены с грохотом валится <text:span text:style-name="T125">со скалы</text:span>.</text:p>
      <text:p text:style-name="P44">Призрачная Луна вновь поворачивается к Селестии.</text:p>
      <text:p text:style-name="P44"/>
      <text:p text:style-name="P44">-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44"/>
      <text:p text:style-name="P44">Селестию явно застаёт врасплох просьба Луны.</text:p>
      <text:p text:style-name="P44"><text:soft-page-break/></text:p>
      <text:p text:style-name="P44">- Да, конечно, сестра... <text:s/>Я сделаю всё, что в моих силах…</text:p>
      <text:p text:style-name="P44">- Ты клянёшься?</text:p>
      <text:p text:style-name="P44">- Клянусь!</text:p>
      <text:p text:style-name="P44"/>
      <text:p text:style-name="P44">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44"/>
      <text:p text:style-name="P44">- Терпеть не люблю эти слезливые сцены и никому не нужные обещания! - гримасничает Дискорд. - Ты готова, Сахарная Ватка?</text:p>
      <text:p text:style-name="P44">- Одну минуту, - просит Селестия. - Мне нужно попрощаться. Тебе лучше отвернуться, ведь ты не любишь слезливых сцен.</text:p>
      <text:p text:style-name="P44"/>
      <text:p text:style-name="P44">Долговязый крокодил пожимает плечами и отходит.</text:p>
      <text:p text:style-name="P44"/>
      <text:p text:style-name="P67">Аликорница окидывает долгим взглядом лес, долину, гибнущий на скале замок. Затем она поднимает взгляд к луне. Глаза её подозрительно блестят.</text:p>
      <text:p text:style-name="P67"/>
      <text:p text:style-name="P44">- Прощай, Орунгун. Мы не смогли удержать тебя. Извини. Быть может… Быть может, в новом мире у нас получится…</text:p>
      <text:p text:style-name="P44"/>
      <text:p text:style-name="P44">Селестия проводит сгибом крыла по скуле и поворачивается к дракену.</text:p>
      <text:p text:style-name="P44"/>
      <text:p text:style-name="P44">- <text:span text:style-name="T126">Я готова. </text:span>Идём, Дискорд.</text:p>
      <text:p text:style-name="P44">-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44"/>
      <text:p text:style-name="P44">Он чертит кривым когтем огненный круг в воздухе, который вдруг заполняется чернотой. В черноте мерцают мириады зеленоватых искорок.</text:p>
      <text:p text:style-name="P44">Селестия осторожно проходит в круг и он тут же схлопывается за ней.</text:p>
      <text:p text:style-name="P44"/>
      <text:p text:style-name="P44">Дракен противно хихикает и потирает ладони.</text:p>
      <text:p text:style-name="P44"/>
      <text:p text:style-name="P44"><text:soft-page-break/>-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44"/>
      <text:p text:style-name="P44">Лыбящийся крокодил вперивается в меня зенками.</text:p>
      <text:p text:style-name="P44"/>
      <text:p text:style-name="P44">- Я думал, это твоё сновидение, - бормочу я Луне, - ты ведь сама говорила…</text:p>
      <text:p text:style-name="P44">- Да, это так, - остолбенело подтверждает Луна, - Мы великое множество раз просматривали эти воспоминания и ни разу…</text:p>
      <text:p text:style-name="P44">- Сновидения-шмавидения, - махает лапой Дискорд. - Просто не ты одна умеешь по ним лазить, Хмурая Метёлка. Я, хоть больше специализируюсь по <text:span text:style-name="T126">странствиям в Эогиппе</text:span>,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44"/>
      <text:p text:style-name="P44">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44"/>
      <text:p text:style-name="P44">-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44"/>
      <text:p text:style-name="P44">Дрянной крокодил указывает когтем на меня.</text:p>
      <text:p text:style-name="P44"/>
      <text:p text:style-name="P94"><text:span text:style-name="Default_20_Paragraph_20_Font"><text:span text:style-name="T1">- Сего типа в результате общения с одним молодым демиургом-раздолбаем </text:span></text:span><text:span text:style-name="Default_20_Paragraph_20_Font"><text:span text:style-name="T33">вырвало из бытия и</text:span></text:span><text:span text:style-name="Default_20_Paragraph_20_Font"><text:span text:style-name="T1"> размазало по нескольким реальностям. Но этот гадёныш оказался на редкость живучей тварью и </text:span></text:span><text:span text:style-name="Default_20_Paragraph_20_Font"><text:span text:style-name="T33">таки </text:span></text:span><text:span text:style-name="Default_20_Paragraph_20_Font"><text:span text:style-name="T1">выжил. Я только краешком глаза проследил его похождения и меня чуть не вывернуло наизнанку от пространственно-временных парадоксов! Но главное — он обжулил меня в одном из завитков </text:span></text:span><text:span text:style-name="Default_20_Paragraph_20_Font"><text:span text:style-name="T33">реальности</text:span></text:span><text:span text:style-name="Default_20_Paragraph_20_Font"><text:span text:style-name="T1"> и лишил </text:span></text:span><text:span text:style-name="Default_20_Paragraph_20_Font"><text:span text:style-name="T33">ГЛАВНОГО </text:span></text:span><text:span text:style-name="Default_20_Paragraph_20_Font"><text:span text:style-name="T1">ПРИЗА(</text:span></text:span><text:span text:style-name="Default_20_Paragraph_20_Font"><text:span text:style-name="T19">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44"/>
      <text:p text:style-name="P44">Дискорд в отвращении высовывает язык, чертит впопыхах круг в воздухе и скрывается в портале. Последним скрывается его когтистая лапа, показ<text:span text:style-name="T126">ывающая</text:span> мне напоследок средний палец.</text:p>
      <text:p text:style-name="P44"/>
      <text:p text:style-name="P44">-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44"/>
      <text:p text:style-name="P44">Я только пожимаю плечами.</text:p>
      <text:p text:style-name="P44"/>
      <text:p text:style-name="P44"><text:soft-page-break/>- Как бы то ни было, ты увидел необходимое, - обращается ко мне Луна.</text:p>
      <text:p text:style-name="P44">- Что именно? Разрушение горной крепости? Или ваше с Селестией бегство на Эквус?</text:p>
      <text:p text:style-name="P44">-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text:span text:style-name="T126">давно</text:span>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126">для</text:span> нашей расы. Увы, основной проблемой было малое количество способных странствовать между мирами в Эогиппе. Всего было двенадцать странников <text:span text:style-name="T126">Эогиппа</text:span>. Королева Лорен, я с сестрой и ещё девять аликорнов. Плюс несколько драконов и один сумасшедший дракен,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text:span text:style-name="T56"><text:tab/></text:span>племенах. Одним из таких миров был Эквус…</text:p>
      <text:p text:style-name="P44">- Погоди, ты хочешь сказать, что, кроме тебя и Селестии, на Эквусе есть ещё и другие аликорны — некие учителя? - перебиваю я Луну.</text:p>
      <text:p text:style-name="P44">-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44">- Постой, а почему вы не вернулись назад позже? - спрашиваю я. - Вы могли бы найти уцелевших и привести на Эквус.</text:p>
      <text:p text:style-name="P44">-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44">- Как бы то ни было, ты услышал главное, - отвлекается Луна от воспоминаний. - <text:span text:style-name="T127">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text:soft-page-break/>растёт из года в год, наша территория простирается от моря до моря. Мы уже пять лет имеем армию, но никаких приготовлений для возвращения <text:span text:style-name="T127">Мы не видим</text:span>.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44">- Почему ты уверена, что Сел не хочет? Из того, что я видел, она так же, как и ты, плохо ориентируется в Эогиппе.</text:p>
      <text:p text:style-name="P68">- <text:span text:style-name="T127">М</text:span>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text:span text:style-name="T127">а её способности больше Наших, поверь</text:span>.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68"/>
      <text:p text:style-name="P44">Луна гневно фыркает.</text:p>
      <text:p text:style-name="P44"/>
      <text:p text:style-name="P44">- Но всё это возможно только если задаться целью вернуться домой для возмездия. Мы же не видим такого рвения у Селестии.</text:p>
      <text:p text:style-name="P44"/>
      <text:p text:style-name="P44">Ноздри аликорницы расширяются, она мотает головой.</text:p>
      <text:p text:style-name="P44"/>
      <text:p text:style-name="P44">-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127">просто н</text:span>рави<text:span text:style-name="T127">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44"/>
      <text:p text:style-name="P44">Аликорница саркастически улыбается.</text:p>
      <text:p text:style-name="P44"/>
      <text:p text:style-name="P68">-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68">Нам нужна МЕСТЬ!!!</text:p>
      <text:p text:style-name="P44"/>
      <text:p text:style-name="P44">…</text:p>
      <text:p text:style-name="P44">…</text:p>
      <text:p text:style-name="P44">…</text:p>
      <text:p text:style-name="P44"/>
      <text:p text:style-name="P44">- Она так и сказала?</text:p>
      <text:p text:style-name="P44"><text:soft-page-break/>- Ещё и топнула копытом так, что высекла искру из камня.</text:p>
      <text:p text:style-name="P44"/>
      <text:p text:style-name="P76">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76"/>
      <text:p text:style-name="P44">Селестия качает головой. Она <text:span text:style-name="T128">печально</text:span> смотрит на <text:span text:style-name="T128">далёкий горный</text:span> пик за окном, возвышающийся над верхушками сосен. <text:span text:style-name="T128">Тот самый, с которого я когда-то удирал от дракона в самом начале моего появления на Эквусе.</text:span> Пик, <text:span text:style-name="T128">кстати,</text:span> здорово смахивает на <text:span text:style-name="T128">скалу</text:span> <text:span text:style-name="T128">из сна Луны</text:span>, с гибнущим замком <text:span text:style-name="T128">на крутом склоне</text:span>.</text:p>
      <text:p text:style-name="P44"/>
      <text:p text:style-name="P44">- Что ж, ты выслушал <text:span text:style-name="T132">мою сестру</text:span>, Хуман, - вздыхает Селестия. - Выслушай теперь и меня. Правда, я не смогу тебе показать всё так ярко, как это получилось у <text:span text:style-name="T132">неё</text:span>, — я не обладаю даром снопроходчества, — но постараюсь рассказать так, как помню. А помню я всё как вчера…</text:p>
      <text:p text:style-name="P1"/>
      <text:p text:style-name="P1">~~~</text:p>
      <text:p text:style-name="P1"/>
      <text:p text:style-name="P94"><text:span text:style-name="Default_20_Paragraph_20_Font"><text:span text:style-name="T1">&lt;</text:span></text:span><text:span text:style-name="Default_20_Paragraph_20_Font"><text:span text:style-name="T19">в меха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44">- Эвостур, ответьте! Эвостур, ответьте! Андориан на связи! Как слышно? Как слышно? Приём!</text:p>
      <text:p text:style-name="P44"/>
      <text:p text:style-name="P44">Маленькая кобылка повторяет раз за разом стандартные фразы в микрофон, тщетно прижимая наушники к ушам. Наконец она со вздохом пожимает плечами и <text:span text:style-name="T129">переходит на</text:span> новую частоту.</text:p>
      <text:p text:style-name="P44"/>
      <text:p text:style-name="P44">- Норгонг, как слышно? Норгонг, ответьте! Андориан на связи! Приём!</text:p>
      <text:p text:style-name="P70">- <text:span text:style-name="T133">Если бы у нас был мощнее передатчик, мы могли бы связаться с базами на Эсте и Криллоне, - мрачно замечает Луна.</text:span></text:p>
      <text:p text:style-name="P70"><text:span text:style-name="T133">- Там нет войск и практически нет оружия, - напоминаю я. Лунные базы были под моей опекой </text:span><text:span text:style-name="T134">и</text:span><text:span text:style-name="T133"> я отправляла туда своих лучших учеников, втайне стараясь уберечь их от жерновов войны.</text:span></text:p>
      <text:p text:style-name="P44"/>
      <text:p text:style-name="P44">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ным светом.</text:p>
      <text:p text:style-name="P44"/>
      <text:p text:style-name="P44">-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44"/>
      <text:p text:style-name="P44">- Не доказано, что «Маджестик» захвачен, - отвечаю я. - Возможно, у него вышла из строя связь и он не может принимать наших приказов.</text:p>
      <text:p text:style-name="P44"><text:soft-page-break/>-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44"/>
      <text:p text:style-name="P44">Луна мрачно сверлит взглядом затылок радистки.</text:p>
      <text:p text:style-name="P44"/>
      <text:p text:style-name="P44">-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44">- Армаринд, ответьте! Армаринд, ответьте! Андориан вызывает!</text:p>
      <text:p text:style-name="P44">-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44">- Корморан, ответьте, вызывает Андориан… Корморан, вас слышу! Слышу вас!!! Андориан на связи!</text:p>
      <text:p text:style-name="P44"/>
      <text:p text:style-name="P71">От возбуждения кобылка хлопает крыльями. <text:span text:style-name="T134">З</text:span>ацепившись рог<text:span text:style-name="T129">ом</text:span>, <text:span text:style-name="T134">о</text:span>на срывает наушники и стучит копытом по кнопке громкой связи.</text:p>
      <text:p text:style-name="P44"/>
      <text:p text:style-name="P44">- <text:span text:style-name="T134">Это </text:span>Корморан, вас слыш<text:span text:style-name="T134">у</text:span>! Андориан, приём!</text:p>
      <text:p text:style-name="P44">- Краткий р<text:span text:style-name="T129">а</text:span>порт обстановки, Корморан! - приказывает Луна, <text:span text:style-name="T134">буквально нависнув над микрофоном</text:span>.</text:p>
      <text:p text:style-name="P44"/>
      <text:p text:style-name="P44">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44"/>
      <text:p text:style-name="P44">- <text:span text:style-name="T134">Да что там, в бездну, творится? </text:span>Пойдем, разберёмся, что там происходит.</text:p>
      <text:p text:style-name="P44"/>
      <text:p text:style-name="P44">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44"/>
      <text:p text:style-name="P94"><text:span text:style-name="Default_20_Paragraph_20_Font"><text:span text:style-name="T1">- … шшш… три башни из пяти. Держимся за счёт </text:span></text:span><text:span text:style-name="Default_20_Paragraph_20_Font"><text:span text:style-name="T36">силовых щитов</text:span></text:span><text:span text:style-name="Default_20_Paragraph_20_Font"><text:span text:style-name="T35">, </text:span></text:span><text:span text:style-name="Default_20_Paragraph_20_Font"><text:span text:style-name="T1">автоматических турелей и мехад</text:span></text:span><text:span text:style-name="Default_20_Paragraph_20_Font"><text:span text:style-name="T41">оспехов</text:span></text:span><text:span text:style-name="Default_20_Paragraph_20_Font"><text:span text:style-name="T1">, - ожил переключённый на аварийное питание передатчик. - Они наступают волнами, раз в пять-семь часов. </text:span></text:span><text:span text:style-name="Default_20_Paragraph_20_Font"><text:span text:style-name="T34">Половина из них — обращённые наши из Нейвилля</text:span></text:span><text:span text:style-name="Default_20_Paragraph_20_Font"><text:span text:style-name="T1">. </text:span></text:span><text:span text:style-name="Default_20_Paragraph_20_Font"><text:span text:style-name="T35">Они-то и прожигают </text:span></text:span><text:span text:style-name="Default_20_Paragraph_20_Font"><text:span text:style-name="T36">щиты</text:span></text:span><text:span text:style-name="Default_20_Paragraph_20_Font"><text:span text:style-name="T35">.</text:span></text:span><text:span text:style-name="Default_20_Paragraph_20_Font"><text:span text:style-name="T1"> </text:span></text:span><text:span text:style-name="Default_20_Paragraph_20_Font"><text:span text:style-name="T34">Связи с соседними крепостями нет, разведгруппы не возвращаются</text:span></text:span><text:span text:style-name="Default_20_Paragraph_20_Font"><text:span text:style-name="T1">. Не устоим, без вариантов. </text:span></text:span><text:span text:style-name="Default_20_Paragraph_20_Font"><text:span text:style-name="T36">Основной щит</text:span></text:span><text:span text:style-name="Default_20_Paragraph_20_Font"><text:span text:style-name="T35"> е</text:span></text:span><text:span text:style-name="Default_20_Paragraph_20_Font"><text:span text:style-name="T1">щё с неделю продержи</text:span></text:span><text:span text:style-name="Default_20_Paragraph_20_Font"><text:span text:style-name="T35">т</text:span></text:span><text:span text:style-name="Default_20_Paragraph_20_Font"><text:span text:style-name="T1">ся, не больше. Потом </text:span></text:span><text:span text:style-name="Default_20_Paragraph_20_Font"><text:span text:style-name="T35">наши маги выгорят</text:span></text:span><text:span text:style-name="Default_20_Paragraph_20_Font"><text:span text:style-name="T1">.</text:span></text:span></text:p>
      <text:p text:style-name="P94"><text:span text:style-name="Default_20_Paragraph_20_Font"><text:span text:style-name="T1"/></text:span></text:p>
      <text:p text:style-name="P103"><text:soft-page-break/><text:span text:style-name="Default_20_Paragraph_20_Font"><text:span text:style-name="T37">Я не понимаю, что она говорит. Почему обороняться поставили пустые бронескафандры? Их искусственные мозги могут выполнять совсем несложные задачи, совершенно недостаточные для автономных действий.</text:span></text:span></text:p>
      <text:p text:style-name="P103"><text:span text:style-name="Default_20_Paragraph_20_Font"><text:span text:style-name="T37"><text:s/></text:span></text:span></text:p>
      <text:p text:style-name="P44">- Постой, Корморан, - я пытаюсь собраться с мыслями. - <text:span text:style-name="T129">Где ваши воины? П</text:span>очему на вас нападает Нейвиль? Что случилось, лягни вас буйвол?</text:p>
      <text:p text:style-name="P44"/>
      <text:p text:style-name="P44">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44"/>
      <text:p text:style-name="P44">- Они проникают внутрь. <text:span text:style-name="T134">Для обращения теперь достаточно </text:span>прикосновения на три-четыре секунды. Мы это поняли только после того, как три башни оказались захвачены. Их защитники теперь воюют против нас, как и население Нейвиля.</text:p>
      <text:p text:style-name="P69">- Что? Как? Как такое возможно? - информация не укладывается у меня в голове.</text:p>
      <text:p text:style-name="P69"/>
      <text:p text:style-name="P69">Мы двести лет ведём войну и до сих пор ничего подобного не случалось. <text:span text:style-name="T130">Виндиго пытались засылать к нам своих марионеток и раньше. Но до сих пор на</text:span> проникновение в разум <text:span text:style-name="T134">и порабощение личности </text:span><text:span text:style-name="T130">им</text:span> треб<text:span text:style-name="T130">овалось</text:span> <text:span text:style-name="T134">от</text:span> <text:span text:style-name="T129">суток </text:span><text:span text:style-name="T134">до недели -</text:span><text:span text:style-name="T129"> и это мог</text:span><text:span text:style-name="T130">ли</text:span><text:span text:style-name="T129"> проделывать только самые сильные из них. </text:span><text:span text:style-name="T130">Поэтому</text:span><text:span text:style-name="T129"> </text:span>это <text:span text:style-name="T129">совершалось</text:span> только с пленными <text:span text:style-name="T129">в одиночных случаях</text:span>. <text:span text:style-name="T129">И </text:span><text:span text:style-name="T130">порабощённые</text:span><text:span text:style-name="T129"> </text:span><text:span text:style-name="T130">таким образом </text:span><text:span text:style-name="T129">аликорны сразу обращали на себя внимание неестественностью поведения и механическими движениями. Мы сразу </text:span><text:span text:style-name="T134">вычисляли</text:span><text:span text:style-name="T129"> таких </text:span><text:span text:style-name="T134">на блокпостах</text:span><text:span text:style-name="T129">.</text:span></text:p>
      <text:p text:style-name="P69"/>
      <text:p text:style-name="P44">- Они научились этому <text:span text:style-name="T134">совсем</text:span> недавно. Южную башню винды взяли таким образом два месяца назад. Потом Центральную и Западную. <text:span text:style-name="T129">Единственное</text:span>, чем <text:span text:style-name="T129">новообращённый</text:span> аликорн <text:span text:style-name="T130">сейчас</text:span> отличается от нормального — его зрачки становятся узкими. Они не могут это скрыть. Мы пытались связаться с вами и соседями. Но винды захватили «Маджестик» и глушат сигнал. Странно, что вы к нам пробились.</text:p>
      <text:p text:style-name="P44">- Мы подключили передатчик к антенне лаборатории, - объясняю я. И внезапно понимаю происходящее. - Луна!!!</text:p>
      <text:p text:style-name="P44"/>
      <text:p text:style-name="P44">Я <text:span text:style-name="T131">несусь</text:span> к выходу из убежища, на ходу активир<text:span text:style-name="T130">уя</text:span> доспехи. <text:span text:style-name="T141">Забрало шлема опускается, э</text:span>кзоскелет бронескафандра повизгивает <text:s/>сервомоторами на особо крутых виражах, пока я <text:span text:style-name="T131">мчусь</text:span>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44"/>
      <text:p text:style-name="P72">Ужас происходящего доходит до меня, пока я несусь по галерее к смотровой площадке. Гарнизон Андориана - две тысячи легионеров <text:span text:style-name="T142">на семь башен</text:span>.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text:p>
      <text:p text:style-name="P72"><text:soft-page-break/>Мы зашли в комнату радиосвязи, как только небольшой отряд виндиго показался у подножия скалы. Обычное дело, раньше такие рейды отбивались <text:span text:style-name="T135">дежурной сменой за дюжину взмахов крыльев</text:span> без особых проблем. <text:span text:style-name="T142">Часто они вообще не нападали, предпочитая убраться восвояси. </text:span>Но прошло уже больше часа, а бой не стих. </text:p>
      <text:p text:style-name="P72">И, судя по звукам, он только разгорается.</text:p>
      <text:p text:style-name="P44"/>
      <text:p text:style-name="P130">В коридоре я натыкаюсь на мехадоспех без шлема, бессмысленно бодающий стену.<text:span text:style-name="T70"> </text:span><text:span text:style-name="T155">Треснувший ш</text:span><text:span text:style-name="T148">лем лежит тут же. </text:span><text:span text:style-name="T155">Тяжелый </text:span><text:span text:style-name="T156">доспех</text:span><text:span text:style-name="T155"> то и дело </text:span><text:span text:style-name="T156">топчется</text:span><text:span text:style-name="T155"> </text:span><text:span text:style-name="T156">по нему бронированными</text:span><text:span text:style-name="T155"> копытами. </text:span><text:span text:style-name="T156">Из шлема вылетают голубые искры и тревожно перемигиваются индикаторные огоньки на</text:span><text:span text:style-name="T148"> налобно</text:span><text:span text:style-name="T156">м</text:span><text:span text:style-name="T148"> щитк</text:span><text:span text:style-name="T156">е</text:span><text:span text:style-name="T148">.</text:span></text:p>
      <text:p text:style-name="P130">Я осторожно обхожу <text:span text:style-name="T156">обезглавленый </text:span><text:span text:style-name="T148">механизм</text:span>, пытаясь рассмотреть номер на <text:span text:style-name="T156">его</text:span> грудной пластине. «<text:span text:style-name="T149">Сорок два — пятнадцать». Центурия Луны.</text:span></text:p>
      <text:p text:style-name="P90"/>
      <text:p text:style-name="P44">Из боковой двери на меня буквально вываливается <text:span text:style-name="T148">аликорн</text:span>. Увидев меня, он испуганно охает и прижимается к стене. <text:span text:style-name="T148">Из-под прижатых к телу крыльев вываливаются </text:span><text:span text:style-name="T156">на пол</text:span><text:span text:style-name="T148"> консервы и упаковки сухарей. </text:span></text:p>
      <text:p text:style-name="P44"/>
      <text:p text:style-name="P44">- Где ваш <text:span text:style-name="T148">доспех</text:span>, солдат? Что с вашим рогом? И… Почему вы дрожите?</text:p>
      <text:p text:style-name="P44"/>
      <text:p text:style-name="P44">Песчаного цвета <text:span text:style-name="T148">жеребец</text:span> с обугленным рогом вжимается в <text:span text:style-name="T148">каменную поверхность</text:span> в тщетном порыве быть от меня подальше и, судя по всему, готовиться упасть в обморок. <text:span text:style-name="T149">Грязные «сорок два — пятнадцать» едва просматриваются на нагрудном кармане униформы.</text:span></text:p>
      <text:p text:style-name="P44"/>
      <text:p text:style-name="P44">Я внезапно вспоминаю предостережение, <text:span text:style-name="T135">прижимаю его магическим захватом к стене</text:span> и внимательно всматриваюсь в его зрачки. <text:span text:style-name="T148">О</text:span>ни не узкие. Это очень легко заметить, так как они расширены и почти вытеснили белки глаз.</text:p>
      <text:p text:style-name="P44"/>
      <text:p text:style-name="P44">Я поднимаю забрало, чтобы он узнал меня.</text:p>
      <text:p text:style-name="P44">Он отвечает мне пронзительным взглядом в ответ и, внезапно, успокаивается.</text:p>
      <text:p text:style-name="P44"/>
      <text:p text:style-name="P44">- Вы — не они, - вздыхает он. - У вас хорошие глаза. Круглые.</text:p>
      <text:p text:style-name="P44">-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text:span text:style-name="T130">яет</text:span>ся от стены.</text:p>
      <text:p text:style-name="P44">- Вы не понимаете. Там, — легионер указывает копытом в сторону двери, - творится <text:span text:style-name="T135">нечто</text:span> ужасное. Моя <text:span text:style-name="T136">смена</text:span> <text:span text:style-name="T142">стояла на северных воротах</text:span>. <text:span text:style-name="T142">К нам подошли двое торговцев дынями из Иггандо. Ничего необычного, только капюшоны надвинуты так низко, что глаз не видно. Мы ничего не заподозрили — они вели себя вполне нормально. Ну, вы ж знаете, нас учили отличать обращённых… Они уплатили пошлину и мы их пропустили. </text:span><text:span text:style-name="T143">Оказались внутри, они сразу вырубили нашего дежурного мага. А из повозки с дынями выскочили винды. С</text:span>овсем не<text:span text:style-name="T143">много</text:span>, ничего серьёзного <text:span text:style-name="T143">на первый взгляд</text:span>. <text:span text:style-name="T143">Их </text:span><text:soft-page-break/><text:span text:style-name="T143">полдюжины</text:span><text:span text:style-name="T136"> против нашего контуберния —</text:span> <text:span text:style-name="T136">мы должны были разбить их за пару взмахов крыльев</text:span>. <text:span text:style-name="T143">Никто не ожидал иного, мы даже удивились их наглости. Все ведь знают, что винды — слабаки и трусы и нападают только при трёхкратном преимуществе как минимум. То есть, я хочу сказать, что все ожидали лёгкой победы. Я сам уже ощущал, как пропиваю</text:span> <text:span text:style-name="T143">премиальные с Троттером… </text:span>Но <text:span text:style-name="T143">вышло совсем не так</text:span>. Винд<text:span text:style-name="T136">ы</text:span> <text:span text:style-name="T143">без малейших колебаний </text:span>вступили в бой <text:span text:style-name="T136">и</text:span>…</text:p>
      <text:p text:style-name="P44"/>
      <text:p text:style-name="P44">Легионер запинается. Он молча хлопает глазами и не может произнести ни слова.</text:p>
      <text:p text:style-name="P44"/>
      <text:p text:style-name="P44">-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44">- Ринс. Ринс Стилфизер. Либрарий первой центурии первой когорты шестого легиона.</text:p>
      <text:p text:style-name="P44">- Успокойся, Ринс. У тебя есть дети?</text:p>
      <text:p text:style-name="P44">- Дочка.</text:p>
      <text:p text:style-name="P44"/>
      <text:p text:style-name="P44">Взгляд солдата стал более осмысленным, зрачки почти вернулись в нормальный размер.</text:p>
      <text:p text:style-name="P44"/>
      <text:p text:style-name="P44">-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44">-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боя с виндиго?</text:p>
      <text:p text:style-name="P74">- Они обнимали нас, - <text:span text:style-name="T143">бормочет с отсутствующим видом легионер.</text:span></text:p>
      <text:p text:style-name="P74">- <text:span text:style-name="T143">Что?</text:span></text:p>
      <text:p text:style-name="P74">- Одна виндиго отбивает удар <text:span text:style-name="T136">пилума</text:span>, <text:span text:style-name="T136">вторая бросается </text:span><text:span text:style-name="T143">на легионера</text:span><text:span text:style-name="T136"> сверху и держит </text:span><text:span text:style-name="T143">его </text:span><text:span text:style-name="T136">крылья,</text:span> <text:span text:style-name="T136">третья</text:span> прижимает копыта к шлему вот так, - Ринс прижимает копыта к ушам, - поднимает забрало и целует. <text:span text:style-name="T136">Рот-в-рот, губы-в-губы. </text:span><text:span text:style-name="T143">И он замирает. Прекращает бороться. Становится синим,</text:span> <text:span text:style-name="T143">что твоя сосулька </text:span><text:span text:style-name="T145">и страшно так улыбается</text:span><text:span text:style-name="T143">. </text:span><text:span text:style-name="T136">А их алико</text:span><text:span text:style-name="T143">р</text:span><text:span text:style-name="T136">ны в это время оттесняют нас </text:span><text:span text:style-name="T143">от него</text:span><text:span text:style-name="T136"> </text:span><text:span text:style-name="T145">спарк-</text:span><text:span text:style-name="T143">щитами</text:span><text:span text:style-name="T136"> — </text:span><text:span text:style-name="T143">а мы ничего сделать не можем, наш маг в отключке</text:span><text:span text:style-name="T136">. </text:span>И через три секунды у них становится одним <text:span text:style-name="T143">обращённым</text:span> больше, а у нас — одним <text:span text:style-name="T136">бойцом</text:span> меньше… <text:span text:style-name="T144">Через три минуты</text:span> <text:span text:style-name="T144">первый ряд</text:span><text:span text:style-name="T136"> </text:span>разв<text:span text:style-name="T144">ернулся</text:span> и <text:span text:style-name="T144">стал</text:span> сражаться с <text:span text:style-name="T144">нами, со вторым рядом</text:span>, - по-инерции, без остановки, говори<text:span text:style-name="T144">т</text:span> Ринс. - Мой <text:span text:style-name="T144">напарник</text:span>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44"/>
      <text:p text:style-name="P44">Я замечаю вмятину на нагруднике Ринса.</text:p>
      <text:p text:style-name="P44"/>
      <text:p text:style-name="P44">- И я з<text:span text:style-name="T136">а</text:span>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44"><text:soft-page-break/></text:p>
      <text:p text:style-name="P44">Легионер всхлипывает. Его трясёт.</text:p>
      <text:p text:style-name="P44"/>
      <text:p text:style-name="P44">-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южин<text:span text:style-name="T136">у</text:span> <text:span text:style-name="T145">обращённых и пару виндов</text:span>, только чтобы не дать им прикоснуться к себе — и мой рог сгорел! У меня больше нет магии!</text:p>
      <text:p text:style-name="P44">- Мужайся, солдат! Ты же воин королевы! <text:span text:style-name="T145">Элита!</text:span></text:p>
      <text:p text:style-name="P44">- Я всего лишь писарь. <text:span text:style-name="T145">Мой дядя похлопотал, чтобы меня зачислили в шестой легион. Если бы не он — выше городской стражи мне не подняться. А</text:span> <text:span text:style-name="T145">в</text:span>се мои товарищи пропали — один за другим, пока я не остался один!<text:span text:style-name="T76"> </text:span><text:span text:style-name="T155">Винды смеялись мне в лицо, когда я пытался докричаться до них! </text:span></text:p>
      <text:p text:style-name="P44"/>
      <text:p text:style-name="P73">Солдат тяжело дышит. Его снова трясёт дрожь, <text:span text:style-name="T145">взгляд бессмысленно бегает, не фокусируясь ни на чём</text:span>. Надо бы сказать Луне, чтобы усилила контроль за отбором кадров в гвардейские легионы. Понятно, что сейчас трудно найти вообще хоть кого-то, но психически неустойчивые кандидаты могут сделать больше вреда, чем поль… ЛУНА!!!</text:p>
      <text:p text:style-name="P44"><text:s/></text:p>
      <text:p text:style-name="P44">Я смотрю за спину Ринса, в комнату. Там разбитое окно, через которое он вломился с улицы.</text:p>
      <text:p text:style-name="P44"/>
      <text:p text:style-name="P44">- Ты видел её? Ты видел Луну?</text:p>
      <text:p text:style-name="P44"/>
      <text:p text:style-name="P44">Легионер опять закатывает глаза и готовится упасть в обморок, но я звонкой <text:span text:style-name="T136">затрещиной</text:span> возвращаю его к жизни.</text:p>
      <text:p text:style-name="P44"/>
      <text:p text:style-name="P44">-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44"/>
      <text:p text:style-name="P89">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text:span text:style-name="T136">Ведь обращённые сохраняют способности к магии и попади к ним Элементы — быть беде. Но вот магия третьего типа - </text:span><text:span text:style-name="T145">д</text:span><text:span text:style-name="T136">ружбы, самопожертвования, преданности, - им недоступна, </text:span><text:span text:style-name="T145">это </text:span><text:span text:style-name="T136">только наша отличительная черта</text:span>.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text:span text:style-name="T136">новых </text:span>обращённых!</text:p>
      <text:p text:style-name="P76"/>
      <text:p text:style-name="P76"><text:soft-page-break/>Должно быть, та же мысль посетила и Луну.</text:p>
      <text:p text:style-name="P76"/>
      <text:p text:style-name="P44">- И тут со стороны цитадели мчится <text:span text:style-name="T145">наш </text:span>центурион с <text:span text:style-name="T145">полуманипулой</text:span> гвардейцев. — <text:span text:style-name="T136">продолжает Ринс. -</text:span> Они схватились с виндами, завязалась свалка. И снова, как и в моём случае, винды стали помалу оборачивать <text:span text:style-name="T140">наших</text:span> на свою сторону. Только Луна быстрее меня сообразила, в чём дело. Она с пятью <text:span text:style-name="T140">принципами</text:span> разблокировали вход в подвал арсенала и забаррикадировалась там. Это было буквально пять минут назад.</text:p>
      <text:p text:style-name="P76">- И ты молча смотрел на это и не предпринял попыток помочь?!!</text:p>
      <text:p text:style-name="P76"/>
      <text:p text:style-name="P76">Ринс только молча смотрит на меня, открывая рот, как выброшенная на берег рыба.</text:p>
      <text:p text:style-name="P76"/>
      <text:p text:style-name="P76">- <text:span text:style-name="T149">Я… Я всего лишь писарь. Я почти не умею сражаться, - в конце-концов выдавливает из себя Ринс.</text:span></text:p>
      <text:p text:style-name="P91">- <text:span text:style-name="T149">И поэтому ты начал грабить продовольственный склад? — гневно указываю на рассыпавшиеся по полу консервы. Ты снял доспех, чтобы он не мешал тебе пройти запретный периметр и теперь рассчитываешь покинуть поле боя, бросив своих товарищей?</text:span></text:p>
      <text:p text:style-name="P91"/>
      <text:p text:style-name="P44">Я с рычанием подбегаю к разбитому окну. Трусость легионера будит неведомую мне раньше ярость, я боюсь задушить его магическим захватом!</text:p>
      <text:p text:style-name="P76"/>
      <text:p text:style-name="P44">Оглушительный хлопок раздаётся снаружи, вышибая остатки стекла из оконного проёма. <text:span text:style-name="T146">Из развалин арсенала вырастает розовый пузырь магической сферы. Пузырь растёт, толкая перед собой тёмные визжащие фигуры. Пузырь вырастает, становится высотой равным центральной башне, по периметру достигая крепостных стен. Выдавленные из крепости обращённые и виндиго яростно бъются о его магическую твердь снаружи. </text:span>Их <text:span text:style-name="T136">хриплые</text:span> яростные звуки доносятся до меня <text:span text:style-name="T136">нарастающим фоном</text:span>, а искажённые злобой морды прижимаются к прозрачному барьеру нелепыми шаржами.</text:p>
      <text:p text:style-name="P76"/>
      <text:p text:style-name="P88"><text:span text:style-name="T146">Луна</text:span> добралась до Элементов! Она не пострадала! Моя сестра жива! - поёт моя душа. </text:p>
      <text:p text:style-name="P88">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 <text:span text:style-name="T136">с разных сторон</text:span>.</text:p>
      <text:p text:style-name="P88"/>
      <text:p text:style-name="P131">Я уже <text:span text:style-name="T149">справилась с приступом ярости. </text:span><text:span text:style-name="T155">Подойдя к мехадоспеху Ринса, я поднимаю изувеченный шлем и прилаживаю его на место.</text:span><text:span text:style-name="T149"> </text:span><text:span text:style-name="T159">Движения механизма обретают осмысленность. </text:span><text:span text:style-name="T156">Мехадоспех выпрямляется у стены и со скрипом отдаёт честь.</text:span></text:p>
      <text:p text:style-name="P131"/>
      <text:p text:style-name="P131">- <text:span text:style-name="T156">Мехадоспех сорок два — пятнадцать, класс «Принцип-2». </text:span><text:span text:style-name="T157">Целостность системы семьдесят семь процентов, заряд спарк батарей девяносто два процента.</text:span><text:span text:style-name="T156"> Жду распоряжений, консул Селестия, - низко гудит механизм. </text:span></text:p>
      <text:p text:style-name="P132"><text:soft-page-break/>- <text:span text:style-name="T157">Отведи</text:span><text:span text:style-name="T156"> дезертира Ринса Стилфизера</text:span> в комнату радиосвязи и ожидай <text:span text:style-name="T156">дальнейших распоряжений</text:span>, <text:span text:style-name="T156">сорок два — пятнадцать.<text:line-break/><text:line-break/>Я поворачиваюсь к Ринсу.</text:span></text:p>
      <text:p text:style-name="P131"><text:span text:style-name="T150">- Суд над тобой будет после сражения, </text:span><text:span text:style-name="T157">трус</text:span><text:span text:style-name="T150">. </text:span></text:p>
      <text:p text:style-name="P76"/>
      <text:p text:style-name="P76"><text:span text:style-name="T150">Ринс</text:span> облегчённо вздыхает и <text:span text:style-name="T157">уходит</text:span> прочь, <text:span text:style-name="T157">под конвоем собственн</text:span><text:span text:style-name="T160">ых</text:span><text:span text:style-name="T157"> </text:span><text:span text:style-name="T160">лат</text:span>.</text:p>
      <text:p text:style-name="P76"/>
      <text:p text:style-name="P76">У развалин арсенала сомнение вновь охватывает меня.<text:span text:style-name="T48"> У входа в подземелье видны следы ожесточённой битвы. Сломанные </text:span><text:span text:style-name="T46">пилумы </text:span><text:span text:style-name="T48">и погнутые мечи, разбитые ударами копыт </text:span><text:span text:style-name="T47">обломки </text:span><text:span text:style-name="T48">щит</text:span><text:span text:style-name="T47">ов</text:span><text:span text:style-name="T48"> и смятые шлемы валяются на пути к хранилищу Элементов</text:span>. Я не встречаю ни одного виндиго <text:span text:style-name="T136">или обращённого</text:span>, и это понятно – их вышвырнуло прочь защитное поле Элементов. Но мне также не попадается ни один <text:span text:style-name="T151">солдат</text:span>, хотя Ринс говорил, их с Луной должно быть пятеро. Возможно, они все собрались у самих Элементов, охраняя их?</text:p>
      <text:p text:style-name="P76"/>
      <text:p text:style-name="P76">Дубовая дверь хранилища вырвана с замком и накренилась к полу на одной петле.</text:p>
      <text:p text:style-name="P76">С замирающим сердцем вхожу внутрь.</text:p>
      <text:p text:style-name="P76"/>
      <text:p text:style-name="P76"><text:span text:style-name="T151">За</text:span> груд<text:span text:style-name="T151">ой</text:span>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76"/>
      <text:p text:style-name="P76">Больше в хранилище никого нет.</text:p>
      <text:p text:style-name="P76"/>
      <text:p text:style-name="P76">- Луна!</text:p>
      <text:p text:style-name="P76"/>
      <text:p text:style-name="P76">Сестра молчит. <text:s/>Её губы шевелятся.</text:p>
      <text:p text:style-name="P76"/>
      <text:p text:style-name="P76">- Луна, очнись! Всё закончилось! Где остальные?</text:p>
      <text:p text:style-name="P76"/>
      <text:p text:style-name="P76">Я наклоняюсь к сестре, чтобы услышать её шёпот.</text:p>
      <text:p text:style-name="P76"/>
      <text:p text:style-name="P76">- Нотхуурр шанграа хиссандурр…</text:p>
      <text:p text:style-name="P76">- Что?</text:p>
      <text:p text:style-name="P76"/>
      <text:p text:style-name="P76">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76"><text:soft-page-break/>Луна открывает глаза. На мгновение мне кажется… Да нет, просто показалось. Луна смотрит на меня с удивлением.</text:p>
      <text:p text:style-name="P76"/>
      <text:p text:style-name="P76">- Сестра?</text:p>
      <text:p text:style-name="P76">- Сестра?</text:p>
      <text:p text:style-name="P76"/>
      <text:p text:style-name="P76">Наш одновременный вопрос сливается в единый возглас. Я прижимаюсь носом к её скуле и помогаю встать.</text:p>
      <text:p text:style-name="P76"/>
      <text:p text:style-name="P76">- Винды забрали к себе всех Наших солдат, - хрипло отвечает Луна на мой невысказанный вопрос. — <text:span text:style-name="T136">Они теперь обращают за секунды, сестра. </text:span><text:span text:style-name="T151">Двое держат, третий обнимает и целует. </text:span><text:span text:style-name="T147">Это что-то новое </text:span><text:span text:style-name="T151">на</text:span><text:span text:style-name="T147"> войне… </text:span>Но Нас <text:span text:style-name="T136">они</text:span> забрать не смогли. Мы активировали щит Элементов и их вышвырнуло прочь. <text:span text:style-name="T147">Нам нужно… Нужно предупредить остальных. Связаться со всеми, кто ещё остался. Пока не поздно.</text:span></text:p>
      <text:p text:style-name="P76"/>
      <text:p text:style-name="P44">Сестра, пошатываясь, выходит из хранилища.</text:p>
      <text:p text:style-name="P44"/>
      <text:p text:style-name="P75">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text:span text:style-name="T151">Надо деактивировать их после того, как мы закроем крепостные ворота и расставим солдат на стенах.</text:span> <text:span text:style-name="T151">Заряда Элементов хватит на сутки, после чего они будут заряжаться около месяца.</text:span> </text:p>
      <text:p text:style-name="P75"><text:span text:style-name="T151">Т</text:span>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44"/>
      <text:p text:style-name="P44">КАК могла Луна активировать Элементы, если ларец ЗАПЕРТ? Почему она соврала мне, что активировала их?</text:p>
      <text:p text:style-name="P44"/>
      <text:p text:style-name="P44">Мысли прерываются криками, треском и шипением. Я спешу наверх, спотыкаясь об обломки штукатурки.</text:p>
      <text:p text:style-name="P44"/>
      <text:p text:style-name="P44">За розоватым барьером щита <text:span text:style-name="T152">парят</text:span> крылатые тени. <text:span text:style-name="T152">Я узнаю в некоторых из них наших магов. Их узкие зрачки горят холодной яростью. </text:span>Время от времени <text:span text:style-name="T152">то </text:span>одна, <text:span text:style-name="T152">то другая</text:span> из <text:span text:style-name="T152">фигур</text:span> испускает зелёный луч в основание южной башни. Лучи беспрепятственно пронзают щит <text:span text:style-name="T147">Элементов</text:span> — <text:span text:style-name="T147">он не рассчитан на боевую магию аликорнов</text:span>. От попаданий летят раскалённые камни, горят деревянные перекрытия, текут ручейки расплавленного стекла.</text:p>
      <text:p text:style-name="P44"/>
      <text:p text:style-name="P120"><text:span text:style-name="T141">В крепостной стене зияет пролом, </text:span><text:span text:style-name="T147">затянутый</text:span><text:span text:style-name="T141"> </text:span><text:span text:style-name="T147">розоватым сиянием</text:span><text:span text:style-name="T141">. За ним смутно видна колыхающаяся толпа безмолвных тварей. <text:s/>Пролом с нашей стороны отгорожен редкой стеной <text:s/></text:span><text:span text:style-name="T152">щитов </text:span><text:span text:style-name="T153">дежурной стражи</text:span><text:span text:style-name="T152">. </text:span><text:soft-page-break/><text:span text:style-name="T153">Шестеро </text:span><text:span text:style-name="T158">легионеров выставили копья за щиты, готовясь принять натиск в случае истощения розового барьера</text:span><text:span text:style-name="T153">.</text:span></text:p>
      <text:p text:style-name="P120">С крепостной стены мне отчаянно машет <text:span text:style-name="T153">солдат</text:span>. Только по покрыт<text:span text:style-name="T153">ым</text:span> сажей и грязью <text:span text:style-name="T153">трём </text:span>семёрк<text:span text:style-name="T153">ам</text:span> на <text:span text:style-name="T153">грудной п</text:span><text:span text:style-name="T158">л</text:span><text:span text:style-name="T153">астине</text:span> узнаю легата Хай Глори. Он с десятком <text:span text:style-name="T137">своей манипулы</text:span> перехватывают пронизывающие барьер лучи зеркальными ловушками. Два <text:span text:style-name="T158">мехадоспеха</text:span> стоят тут же, неуклюже наводя на мечущиеся тени <text:span text:style-name="T138">баллисту</text:span>.</text:p>
      <text:p text:style-name="P44"/>
      <text:p text:style-name="P120">- Помогите! Наши силы на исходе, мы выгорим <text:span text:style-name="T137">до захода солнца</text:span>! - Легат указывает на трёх <text:span text:style-name="T153">аликорнов</text:span> с обугленными рогами, <text:span text:style-name="T158">без сил прислонившихся</text:span> <text:span text:style-name="T158">к стене</text:span>. — Девятнадцать зеркал за пятнадцать минут, <text:span text:style-name="T138">а ведь я уже не молод</text:span>!</text:p>
      <text:p text:style-name="P124">Левым крылом Хай Глори поднимает забрало и вытирает пот. <text:span text:style-name="T48">Я вижу, что он не шутит: обычно легат старался не показывать своё увечье, работая правым протезом не хуже левого крыла</text:span>. </text:p>
      <text:p text:style-name="P124"/>
      <text:p text:style-name="P44">Одна из теней <text:span text:style-name="T153">подлетает</text:span>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text:span text:style-name="T153">в молчаливой ярости</text:span>. «Чайшанссиии!» - шипит она. Затем, без малейшей подготовки, её рог вспыхивает зелёным огнём и луч прожигает воздух по направлению ко мне.</text:p>
      <text:p text:style-name="P44">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44"/>
      <text:p text:style-name="P44">Найт Эрроу также падает с дымящимся рогом по другую сторону <text:span text:style-name="T153">стены</text:span>.</text:p>
      <text:p text:style-name="P44"/>
      <text:p text:style-name="P117">- Помогите нам, умоляю! <text:span text:style-name="T153">При</text:span><text:span text:style-name="T159">ведите мехадоспехи из рембазы, поднимите всё, что может двигаться!</text:span> Мы долго не продержимся! - <text:span text:style-name="T153">стонет</text:span> Хай Глори. - Они делают один-два выстрела и сгорают также, но их больше, чем нас!</text:p>
      <text:p text:style-name="P121">- <text:span text:style-name="T159">Зачем нам эта рухлядь? Почему вы не подняли на крыло казармы? — не понимающе спрашиваю я.</text:span></text:p>
      <text:p text:style-name="P121"><text:span text:style-name="T159">- Казарм больше нет. Дюжина</text:span><text:span text:style-name="T139"> виндов зашли </text:span><text:span text:style-name="T159">сначала в палатку</text:span><text:span text:style-name="T139"> второй центурии, </text:span><text:span text:style-name="T159">потом третьей и пятой</text:span><text:span text:style-name="T139"> — и вот теперь вся вторая </text:span><text:span text:style-name="T159">и третья </text:span><text:span text:style-name="T139">против нас, включая магов и ветеранов. </text:span><text:span text:style-name="T153">И</text:span><text:span text:style-name="T139"> </text:span><text:span text:style-name="T153">до включения щита они успели обратить ещё половину</text:span><text:span text:style-name="T139"> пят</text:span><text:span text:style-name="T159">ёрки</text:span><text:span text:style-name="T139">. </text:span><text:span text:style-name="T153">Т</text:span>еперь мы <text:span text:style-name="T159">тут меньшинстве</text:span><text:span text:style-name="T139">.</text:span></text:p>
      <text:p text:style-name="P121"/>
      <text:p text:style-name="P44">И верно, роящихся вокруг щита теней куда больше, чем <text:span text:style-name="T153">солдат</text:span> на стенах замка. И вокруг стены у земли нас поджидает войско виндиго — не такое уж и маленькое, как казалось изначально.</text:p>
      <text:p text:style-name="P133"/>
      <text:p text:style-name="P133">Понимание ситуации вымораживает душу. Я пытаюсь найти решение, позволяющее уйти от неизбежного, но в то же мгновение понимаю, что иного выхода нет. Нет времени пытаться что-то иное.</text:p>
      <text:p text:style-name="P117"><text:span text:style-name="T159">Через сутки, после истощения щита, Андориан обречен. </text:span><text:span text:style-name="T161">Оставшиеся скудные защитники крепости не смогут противостоять орде виндиго и ещё сегодня бывшим товарищам по оружию новообращённым. </text:span><text:soft-page-break/>Значит, пришло время. Пора принимать невыносимо мучительное решение. <text:span text:style-name="T163">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117"/>
      <text:p text:style-name="P117"><text:span text:style-name="T153">Пришло время</text:span> «<text:span text:style-name="T161">Семи вечностей»</text:span>.</text:p>
      <text:p text:style-name="P122"/>
      <text:p text:style-name="P44">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44"/>
      <text:p text:style-name="P1">…</text:p>
      <text:p text:style-name="P1"/>
      <text:p text:style-name="P126">- Что бы ни случилось, проект «Семь вечностей» не должен пострадать, - сказала королева.</text:p>
      <text:p text:style-name="P126"/>
      <text:p text:style-name="P128">Голубоватое сияние голо-стола подсвечивало мертвенным светом её измождённое ночами недосыпа лицо. <text:span text:style-name="T154">Дыхательный аппарат слабо шипел в </text:span><text:span text:style-name="T163">меха</text:span><text:span text:style-name="T154">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163">и сердце</text:span><text:span text:style-name="T154">. Ходили слухи, что исчезнувший ещё </text:span><text:span text:style-name="T163">десять лет назад</text:span><text:span text:style-name="T154"> королевский лекарь после бутылки грушевой наливки клялся, что кроме </text:span><text:span text:style-name="T164">головы</text:span><text:span text:style-name="T154"> и позвоночника, в королеве всё </text:span><text:span text:style-name="T163">искусственное</text:span><text:span text:style-name="T154">. </text:span><text:span text:style-name="T164">Эти слухи трудно было опровергнуть — никто не видел королеву без брони уже много лет.</text:span></text:p>
      <text:p text:style-name="P126"/>
      <text:p text:style-name="P125">- В случае <text:span text:style-name="T154">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164">Даже если это поставит под угрозу оборону крепостей.</text:span></text:p>
      <text:p text:style-name="P94"><text:span text:style-name="Default_20_Paragraph_20_Font"><text:span text:style-name="T3">-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94"><text:span text:style-name="Default_20_Paragraph_20_Font"><text:span text:style-name="T3"/></text:span></text:p>
      <text:p text:style-name="P13">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164">семь</text:span> лет назад у нас оставалось не более половины Великого.</text:p>
      <text:p text:style-name="P13"/>
      <text:p text:style-name="P94"><text:span text:style-name="Default_20_Paragraph_20_Font"><text:span text:style-name="T3">- Так же мы думали сто лет назад, когда перевели промышленность на военные рельсы и сформировали регулярную армию. И </text:span></text:span><text:span text:style-name="Default_20_Paragraph_20_Font"><text:span text:style-name="T10">так же надеялись </text:span></text:span><text:span text:style-name="Default_20_Paragraph_20_Font"><text:span text:style-name="T3">пятьдесят лет назад, когда появились первые охранные турели </text:span></text:span><text:span text:style-name="Default_20_Paragraph_20_Font"><text:span text:style-name="T12">и боевые механизмы</text:span></text:span><text:span text:style-name="Default_20_Paragraph_20_Font"><text:span text:style-name="T3">. И двадцать лет назад, когда </text:span></text:span><text:span text:style-name="Default_20_Paragraph_20_Font"><text:span text:style-name="T12">мы </text:span></text:span><text:span text:style-name="Default_20_Paragraph_20_Font"><text:span text:style-name="T3">разработали </text:span></text:span><text:span text:style-name="Default_20_Paragraph_20_Font"><text:span text:style-name="T11">меха</text:span></text:span><text:span text:style-name="Default_20_Paragraph_20_Font"><text:span text:style-name="T3">доспехи. Но против наших армий вышла ледяная армада. На охранные турели они ответили тактикой роя и </text:span></text:span><text:span text:style-name="Default_20_Paragraph_20_Font"><text:span text:style-name="T11">лучами холода</text:span></text:span><text:span text:style-name="Default_20_Paragraph_20_Font"><text:span text:style-name="T3">. А наши воины в силовой броне стали переходить на сторону виндов после обращения, которое с каждым </text:span></text:span><text:soft-page-break/><text:span text:style-name="Default_20_Paragraph_20_Font"><text:span text:style-name="T3">годом происходит всё быстрее. Каждый раз виндиго изобрета</text:span></text:span><text:span text:style-name="Default_20_Paragraph_20_Font"><text:span text:style-name="T12">ют</text:span></text:span><text:span text:style-name="Default_20_Paragraph_20_Font"><text:span text:style-name="T3"> ответную тактику, которая нивелир</text:span></text:span><text:span text:style-name="Default_20_Paragraph_20_Font"><text:span text:style-name="T12">ует</text:span></text:span><text:span text:style-name="Default_20_Paragraph_20_Font"><text:span text:style-name="T3">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3">- Но ведь если мы победим, в проекте вообще не будет смысла! - воскликнул Майлд Брэйн. - Зачем отвлекать ресурсы на очкариков!</text:p>
      <text:p text:style-name="P13"/>
      <text:p text:style-name="P94"><text:span text:style-name="Default_20_Paragraph_20_Font"><text:span text:style-name="T3">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94"><text:span text:style-name="Default_20_Paragraph_20_Font"><text:span text:style-name="T3"/></text:span></text:p>
      <text:p text:style-name="P94"><text:span text:style-name="Default_20_Paragraph_20_Font"><text:span text:style-name="T3">Королева долго смотрела на медленно вращающуюся голограмму, прежде чем ответить. Казалось, её совсем не задевает грубость Майлда.</text:span></text:span></text:p>
      <text:p text:style-name="P94"><text:span text:style-name="Default_20_Paragraph_20_Font"><text:span text:style-name="T3"/></text:span></text:p>
      <text:p text:style-name="P135"><text:span text:style-name="Default_20_Paragraph_20_Font"><text:span text:style-name="T3">-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10">расы аликорнов</text:span></text:span><text:span text:style-name="Default_20_Paragraph_20_Font"><text:span text:style-name="T3">. Дворцы и замки радовали глаз сво</text:span></text:span><text:span text:style-name="Default_20_Paragraph_20_Font"><text:span text:style-name="T10">ими</text:span></text:span><text:span text:style-name="Default_20_Paragraph_20_Font"><text:span text:style-name="T3"> тонк</text:span></text:span><text:span text:style-name="Default_20_Paragraph_20_Font"><text:span text:style-name="T10">ими пиками</text:span></text:span><text:span text:style-name="Default_20_Paragraph_20_Font"><text:span text:style-name="T3"> и хрупкими мостиками. </text:span></text:span><text:span text:style-name="Default_20_Paragraph_20_Font"><text:span text:style-name="T10">Слоновой кости башни и купола воздушных храмов высились над нами. </text:span></text:span><text:span text:style-name="Default_20_Paragraph_20_Font"><text:span text:style-name="T12">Мы веселились и играли в беспечной неге. Это был закат Золотого века — хотя тогда ещё никто не знал этого, даже я.</text:span></text:span></text:p>
      <text:p text:style-name="P135"><text:span text:style-name="Default_20_Paragraph_20_Font"><text:span text:style-name="T12">Но</text:span></text:span><text:span text:style-name="Default_20_Paragraph_20_Font"><text:span text:style-name="T3"> </text:span></text:span><text:span text:style-name="Default_20_Paragraph_20_Font"><text:span text:style-name="T12">у</text:span></text:span><text:span text:style-name="Default_20_Paragraph_20_Font"><text:span text:style-name="T3">же тогда я замечала грозные признаки надвигающейся катастрофы. </text:span></text:span><text:span text:style-name="Default_20_Paragraph_20_Font"><text:span text:style-name="T12">У</text:span></text:span><text:span text:style-name="Default_20_Paragraph_20_Font"><text:span text:style-name="T3">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12">фундаментов</text:span></text:span><text:span text:style-name="Default_20_Paragraph_20_Font"><text:span text:style-name="T3">, </text:span></text:span><text:span text:style-name="Default_20_Paragraph_20_Font"><text:span text:style-name="T12">полуразрушенных стен</text:span></text:span><text:span text:style-name="Default_20_Paragraph_20_Font"><text:span text:style-name="T3"> </text:span></text:span><text:span text:style-name="Default_20_Paragraph_20_Font"><text:span text:style-name="T10">и обломков колонн</text:span></text:span><text:span text:style-name="Default_20_Paragraph_20_Font"><text:span text:style-name="T3">. </text:span></text:span></text:p>
      <text:p text:style-name="P135"><text:span text:style-name="Default_20_Paragraph_20_Font"><text:span text:style-name="T3">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 </text:span></text:span><text:span text:style-name="Default_20_Paragraph_20_Font"><text:span text:style-name="T12">ведь восполнить её неоткуда</text:span></text:span><text:span text:style-name="Default_20_Paragraph_20_Font"><text:span text:style-name="T3">.</text:span></text:span></text:p>
      <text:p text:style-name="P94"><text:span text:style-name="Default_20_Paragraph_20_Font"><text:span text:style-name="T3"/></text:span></text:p>
      <text:p text:style-name="P94"><text:span text:style-name="Default_20_Paragraph_20_Font"><text:span text:style-name="T3">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94"><text:span text:style-name="Default_20_Paragraph_20_Font"><text:span text:style-name="T3"/></text:span></text:p>
      <text:p text:style-name="P94"><text:span text:style-name="Default_20_Paragraph_20_Font"><text:span text:style-name="T3">-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10">у</text:span></text:span><text:span text:style-name="Default_20_Paragraph_20_Font"><text:span text:style-name="T3"> того, что было доступно каждому в годы мое</text:span></text:span><text:span text:style-name="Default_20_Paragraph_20_Font"><text:span text:style-name="T12">го</text:span></text:span><text:span text:style-name="Default_20_Paragraph_20_Font"><text:span text:style-name="T3"> </text:span></text:span><text:span text:style-name="Default_20_Paragraph_20_Font"><text:span text:style-name="T12">детства</text:span></text:span><text:span text:style-name="Default_20_Paragraph_20_Font"><text:span text:style-name="T3">. И, судя по рассказам моей прабабушки, в древние времена магии было ещё </text:span></text:span><text:soft-page-break/><text:span text:style-name="Default_20_Paragraph_20_Font"><text:span text:style-name="T3">больше, а чудеса — ещё дивнее. </text:span></text:span><text:span text:style-name="Default_20_Paragraph_20_Font"><text:span text:style-name="T12">Она рассказывала, что в незапамятные времена мы рождались из чистой магии и жили в междумирье, пока не пришли в Орунгун. </text:span></text:span><text:span text:style-name="Default_20_Paragraph_20_Font"><text:span text:style-name="T3"><text:s/>Магия </text:span></text:span><text:span text:style-name="Default_20_Paragraph_20_Font"><text:span text:style-name="T12">же </text:span></text:span><text:span text:style-name="Default_20_Paragraph_20_Font"><text:span text:style-name="T3">медленно уходит из </text:span></text:span><text:span text:style-name="Default_20_Paragraph_20_Font"><text:span text:style-name="T12">этого</text:span></text:span><text:span text:style-name="Default_20_Paragraph_20_Font"><text:span text:style-name="T3"> мира, и мы стали жадными, чтобы оставаться бессмертными. Мало кто теперь решается поделиться </text:span></text:span><text:span text:style-name="Default_20_Paragraph_20_Font"><text:span text:style-name="T12">своей </text:span></text:span><text:span text:style-name="Default_20_Paragraph_20_Font"><text:span text:style-name="T3">силой, чтобы завести жеребят.</text:span></text:span></text:p>
      <text:p text:style-name="P94"><text:span text:style-name="Default_20_Paragraph_20_Font"><text:span text:style-name="T3">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10">континенте </text:span></text:span><text:span text:style-name="Default_20_Paragraph_20_Font"><text:span text:style-name="T3">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text:span></text:span><text:span text:style-name="Default_20_Paragraph_20_Font"><text:span text:style-name="T13">уже</text:span></text:span><text:span text:style-name="Default_20_Paragraph_20_Font"><text:span text:style-name="T3">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13">других миров</text:span></text:span><text:span text:style-name="Default_20_Paragraph_20_Font"><text:span text:style-name="T3">. Именно в этом состоит цель «Семи вечностей». И вот почему он важнее даже нашей победы в этой войне…</text:span></text:span></text:p>
      <text:p text:style-name="P31"/>
      <text:p text:style-name="P31">…</text:p>
      <text:p text:style-name="P31"/>
      <text:p text:style-name="P44">Громкий треск и вспышки возвращают меня в реальность. На стене сражаются Хай Глори и четверо оставшихся <text:span text:style-name="T162">легионеров</text:span>. Двое <text:span text:style-name="T162">солдат</text:span> с выгоревшими рогами у основания стены снимают <text:span text:style-name="T162">меха</text:span>доспехи с лежащих без сознания <text:span text:style-name="T165">товарищей по оружию</text:span>. Почти сформированная фаланга мехадоспехов стоит возле стены, жужжа сервомоторами.</text:p>
      <text:p text:style-name="P44"/>
      <text:p text:style-name="P44">Я расправляю крылья. Необходимо срочно найти Луну. Наступило время последнего приказа королевы Лорен…</text:p>
      <text:p text:style-name="P1"><text:line-break/>~~~</text:p>
      <text:p text:style-name="P44"/>
      <text:p text:style-name="P44">Лучик света преломляется в бокале мартини и выходит радужным веером, соперничая с многоцветной гривой аликорницы.</text:p>
      <text:p text:style-name="P44"/>
      <text:p text:style-name="P44">- Теперь ты знаешь всё.</text:p>
      <text:p text:style-name="P44"/>
      <text:p text:style-name="P44">Селестия раздвигает шторы. Солнечный поток разгоняет полутьму, в которой проходило повествование. Я словно выныриваю из <text:span text:style-name="T166">гущи </text:span>событий, сотканных мягкой речью аликорницы.</text:p>
      <text:p text:style-name="P44"/>
      <text:p text:style-name="P44"><text:soft-page-break/>-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166">из </text:span>битвы от страха, <text:span text:style-name="T166">а выполняли приказ</text:span>? Так я и так это зна…</text:p>
      <text:p text:style-name="P44">-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44">Но <text:span text:style-name="T166">поразмыслив наедине, я стала уверена</text:span>, что знаю ответ.</text:p>
      <text:p text:style-name="P44"/>
      <text:p text:style-name="P44">Аликорница медленно поворачивает ко мне глову. Её тёмный силуэт на ослепительном фоне заходящего солнца излучает тревогу.</text:p>
      <text:p text:style-name="P44"/>
      <text:p text:style-name="P94"><text:span text:style-name="Default_20_Paragraph_20_Font"><text:span text:style-name="T1">-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text:span>X<text:span text:style-name="Default_20_Paragraph_20_Font"><text:span text:style-name="T1">-49 и Элементы активируют щит. Я сама программировала их подобное поведение, </text:span></text:span><text:span text:style-name="Default_20_Paragraph_20_Font"><text:span text:style-name="T38">чтобы они не могли попасть к врагу</text:span></text:span><text:span text:style-name="Default_20_Paragraph_20_Font"><text:span text:style-name="T1">.</text:span></text:span></text:p>
      <text:p text:style-name="P44">Луна активировать Элементы не могла — ларец был закрыт. Но если они активировались сами, значит… Значит, рядом были ТОЛЬКО виндиго. Понимаешь?</text:p>
      <text:p text:style-name="P44">- Ты хочешь сказать, что они обернули Луну? Но тогда бы <text:span text:style-name="T166">щит подействовал и на неё и </text:span>её вышвырнуло бы вслед за остальными, разве нет? - скептически замечаю я.</text:p>
      <text:p text:style-name="P44"/>
      <text:p text:style-name="P44">В глазах немного двоится от резкого перехода к свету и чрезмерного количества алкоголя, выпитого мной за последние пару часов.</text:p>
      <text:p text:style-name="P44"/>
      <text:p text:style-name="P44">- Когда я вошла в хранилище, она обнимала ларец всеми четырьмя ногами, ещё и помогая себе крыльями. Возможно, это помогло ей удержаться.</text:p>
      <text:p text:style-name="P44">- А зрачки? У Луны вполне нормальные зрачки, я видел.</text:p>
      <text:p text:style-name="P44">-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44"/>
      <text:p text:style-name="P44">Я смотрю сквозь рюмку, как Селестия взволнованно ходит по комнате. Её радужный хвост нервно хлестает по сторонам туда-сюда.</text:p>
      <text:p text:style-name="P44"/>
      <text:p text:style-name="P44">-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44">- Ч-что?</text:p>
      <text:p text:style-name="P44"/>
      <text:p text:style-name="P44"><text:soft-page-break/>Аликорница останавливается напротив меня и дотрагивается до моей груди копытом с молящим взглядом.</text:p>
      <text:p text:style-name="P44"/>
      <text:p text:style-name="P44">-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text:span text:style-name="T166">так </text:span>неужели ты думаешь, что выстоят двое? Один из которых наполовину <text:span text:style-name="T166">обращён</text:span>? Ледяная война продолжится тут и закончится так же печально, только длится будет не двести лет, а несколько <text:span text:style-name="T166">недель</text:span>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44">-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44"/>
      <text:p text:style-name="P44">Ты не готов к такому повороту, Хуман! Проклятье, начиналось всё так невинно! <text:span text:style-name="T166">А теперь эти страсти начинают угнетающе действовать на твоё самочувствие!</text:span></text:p>
      <text:p text:style-name="P44">Я осторожно ставлю пустой бокал на столик.</text:p>
      <text:p text:style-name="P44"/>
      <text:p text:style-name="P44">- И твоя сестра всю жизнь будет считать тебя трусихой и клятвопреступницей?</text:p>
      <text:p text:style-name="P44">- Пусть лучше она считает меня трусихой и клятвопреступницей, чем я подвергну Эквус такому риску, - со вздохом отвечает Селестия. - Да будет так!</text:p>
      <text:p text:style-name="P44"/>
      <text:p text:style-name="P44">Я пожимаю плечами и встаю. И тут же плюхаюсь обратно в кресло.</text:p>
      <text:p text:style-name="P44">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44"/>
      <text:p text:style-name="P44">- У тебя проблемы? - поднимает бровь аликорница.</text:p>
      <text:p text:style-name="P44">- Проблемы - у тебя, - бурчу я. - А я всего лишь немного пьян. Имею право! У меня был тяжёлый день.</text:p>
      <text:p text:style-name="P44"/>
      <text:p text:style-name="P44">Смех Селестии заполняет комнату звоном серебряного колокольчика.</text:p>
      <text:p text:style-name="P44"/>
      <text:p text:style-name="P44">- Ну-ну, Хуман, не обижайся. Я забыла, что ты намного менее стоек к алкоголю, чем аликорны, иначе бы меньше подливала тебе коктейля.</text:p>
      <text:p text:style-name="P44">-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44"><text:soft-page-break/>- Не стоит утруждаться, - <text:span text:style-name="T167">маше</text:span><text:span text:style-name="T168">т</text:span><text:span text:style-name="T167"> копытом</text:span> аликорница, - располагайся на ночь у меня. Если, конечно, тебе позволяют принципы…</text:p>
      <text:p text:style-name="P44"/>
      <text:p text:style-name="P44">…Я проваливаюсь в затуманенный алкоголем сон…</text:p>
      <text:p text:style-name="P44"/>
      <text:p text:style-name="P44">…</text:p>
      <text:p text:style-name="P44"/>
      <text:p text:style-name="P44">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44"/>
      <text:p text:style-name="P44">- Андориан? - спрашиваю у Селестии.</text:p>
      <text:p text:style-name="P44">-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44"/>
      <text:p text:style-name="P44">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44"/>
      <text:p text:style-name="P44">- Он тебе нравится? - оборачивается ко мне Селестия.</text:p>
      <text:p text:style-name="P44"/>
      <text:p text:style-name="P44">Мне смешно видеть её застенчивость. Она похожа на ученика, сдающего экзамен учителю и с трепетом ожидающего вердикт.</text:p>
      <text:p text:style-name="P44"/>
      <text:p text:style-name="P44">- Он прекрасен, Селестия - смеюсь я.</text:p>
      <text:p text:style-name="P44">- Держись крепче, Хуман! - счастливо улыбается аликорница.</text:p>
      <text:p text:style-name="P44"/>
      <text:p text:style-name="P44">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44">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44"><text:soft-page-break/>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44"/>
      <text:p text:style-name="P44">- Сел, прекрати! <text:s/>- хлопаю я по холке Селестию. - Не надейся меня обмануть! Если с рубашкой ещё могло прокатить, штаны ветер уж точно не сдует!</text:p>
      <text:p text:style-name="P44">-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44"/>
      <text:p text:style-name="P44">Я присматриваюсь к хитрой морде моего скакуна и вижу смешливые искорки в уголках её глаз.</text:p>
      <text:p text:style-name="P44"/>
      <text:p text:style-name="P44">- Я тебя раскусил! Верни штаны! Тут не может быть дождя, мы под скалой!</text:p>
      <text:p text:style-name="P44"/>
      <text:p text:style-name="P44">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169">о стен</text:span> Кантерлота <text:span text:style-name="T169">к подножию скалы</text:span>.</text:p>
      <text:p text:style-name="P44"/>
      <text:p text:style-name="P44">Селестия хохочет во всё горло.</text:p>
      <text:p text:style-name="P44"/>
      <text:p text:style-name="P44">- Вода в небе бывает не только от дождя, мой маленький человек!</text:p>
      <text:p text:style-name="P44"/>
      <text:p text:style-name="P44">Аликорница закладывает вираж и планирует над бескрайней долиной. Теплый ветер моментально высушивает меня.</text:p>
      <text:p text:style-name="P44"/>
      <text:p text:style-name="P44">- Может, ты вернешь, наконец, штаны?</text:p>
      <text:p text:style-name="P44">- Ты так хочешь их надеть?</text:p>
      <text:p text:style-name="P44"/>
      <text:p text:style-name="P44">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44"/>
      <text:p text:style-name="P44">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44"/>
      <text:p text:style-name="P44">Я ёрзаю, стараясь усесться поудобнее.</text:p>
      <text:p text:style-name="P44"/>
      <text:p text:style-name="P44"><text:soft-page-break/>- На что ты намекаешь?</text:p>
      <text:p text:style-name="P44">- Я не намекаю, а вполне прямо говорю, Хуман — тебе нужно разрядиться! Иначе ты проткнешь или мне шею, или себе живот, - хихикает Селестия. — Видишь, <text:span text:style-name="T169">мой маленький хуман</text:span>, аликорны не славятся застенчивостью!</text:p>
      <text:p text:style-name="P44"/>
      <text:p text:style-name="P44">Я замечаю её порозовевшие щёки.</text:p>
      <text:p text:style-name="P44"/>
      <text:p text:style-name="P44">- И как же ты предлагаешь мне разрядиться? Мы в полумиле над землёй.</text:p>
      <text:p text:style-name="P44"/>
      <text:p text:style-name="P44">Щёки аликорницы розовеют ещё больше. Она что-то шепчет, стыдливо отвернувшись от меня.</text:p>
      <text:p text:style-name="P44"/>
      <text:p text:style-name="P44">- Что? Не слышу!</text:p>
      <text:p text:style-name="P44">- Ты можешь свеситься с меня сзади, держась руками за крылья! - пригнув шею ко мне, кричит она мне в ухо.</text:p>
      <text:p text:style-name="P44"/>
      <text:p text:style-name="P44">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44">Я осторожно ложусь на спину своего небесного скакуна, хватаю руками основания крыльев и плавно съезжаю назад и немного вниз.</text:p>
      <text:p text:style-name="P44"/>
      <text:p text:style-name="P44">Да, так будет толк.</text:p>
      <text:p text:style-name="P44"/>
      <text:p text:style-name="P44">Аликорница приглашающе сдвигает хвост в сторону, открывая мне сокровенное.</text:p>
      <text:p text:style-name="P44"/>
      <text:p text:style-name="P44">- Иди ко мне, Хуман. Иди ко мне, мой маленький человек! Я так долго ждала тебя!</text:p>
      <text:p text:style-name="P44"/>
      <text:p text:style-name="P44">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44">- Сел… Я… Ты… Мы…</text:p>
      <text:p text:style-name="P44"/>
      <text:p text:style-name="P44">Надеюсь, маленькие пони Эквестрии сейчас не смотрят в небо…</text:p>
      <text:p text:style-name="P44"/>
      <text:p text:style-name="P44">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44"/>
      <text:p text:style-name="P44"><text:soft-page-break/>… И чувствую также, что мы падаем.</text:p>
      <text:p text:style-name="P44"/>
      <text:p text:style-name="P44">- Какого дьявола? Сел, следи за высотой! Мы же грохнемся!!!</text:p>
      <text:p text:style-name="P44"/>
      <text:p text:style-name="P44">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44">-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44">- Прекрати предаваться воспоминаниям! - взвизгиваю я. - Сделай что-нибудь!</text:p>
      <text:p text:style-name="P44"/>
      <text:p text:style-name="P44">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44"/>
      <text:p text:style-name="P44">- К сожалению, я сейчас не в том состоянии, чтобы задействовать телепортацию, - бормочет Селестия. - Но я попробую.</text:p>
      <text:p text:style-name="P44"/>
      <text:p text:style-name="P44">На кончике её рога вырастает капля золотистого сияния. <text:span text:style-name="T169">Она растёт и тужится, пока не</text:span> лопается с громким треском. Ошмётки магии забрызгивают нас радужным сиянием. Всё занимает пару секунд.</text:p>
      <text:p text:style-name="P44"/>
      <text:p text:style-name="P44">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44"/>
      <text:p text:style-name="P44">Затем всё заслоняет она. Аликорница вытягивает шею назад и дотрагивается своим носом до моего.</text:p>
      <text:p text:style-name="P44"/>
      <text:p text:style-name="P44">- Увы, мне очень жаль, Хуман. Пришло время прощаться. Мне ужасно стыдно, что я подвела тебя и жаль, что приходится расставаться.</text:p>
      <text:p text:style-name="P44"/>
      <text:p text:style-name="P44">Её огромные глаза заслоняют несущуюся на нас землю. Её губы касаются моих.</text:p>
      <text:p text:style-name="P44"/>
      <text:p text:style-name="P44">- <text:s/>Знай, я всегда любила тебя.</text:p>
      <text:p text:style-name="P44"/>
      <text:p text:style-name="P44">Это последние слова, которые я слышу до столкновения…</text:p>
      <text:p text:style-name="P44"/>
      <text:p text:style-name="P44"><text:soft-page-break/>…</text:p>
      <text:p text:style-name="P44"/>
      <text:p text:style-name="P44">- Х-х-хах!!! У-у-уффф!..</text:p>
      <text:p text:style-name="P44"/>
      <text:p text:style-name="P44">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44"/>
      <text:p text:style-name="P44">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44"/>
      <text:p text:style-name="P44">Вот только место действия не воздушные просторы Эквестрии, а <text:span text:style-name="T169">замковые </text:span>покои принцессы дня!</text:p>
      <text:p text:style-name="P44"/>
      <text:p text:style-name="P44">- Сел!</text:p>
      <text:p text:style-name="P44"/>
      <text:p text:style-name="P44">Я резко подаюсь назад. Запоздало, впрочем. Дело сделано.</text:p>
      <text:p text:style-name="P44"/>
      <text:p text:style-name="P44">- Ты наконец проснулся, Хуман? - невинно поворачивает голову аликорница. - Я уж начала беспокоиться.</text:p>
      <text:p text:style-name="P44">- Я вижу, как ты беспокоишься! Даже магией поддержала в нужный момент, лишь бы не тревожить мой сон! - я <text:span text:style-name="T170">хватаю в руку занавеску</text:span> и вытираю пах.</text:p>
      <text:p text:style-name="P44">- Тебе нужно было выспаться. И разрядиться тоже.</text:p>
      <text:p text:style-name="P44"/>
      <text:p text:style-name="P44">Селестия встаёт и потягивается, сначала на переднюю пару ног, потом на заднюю. Я, не удержавшись, вытираю <text:span text:style-name="T170">занавеской</text:span> и её.</text:p>
      <text:p text:style-name="P44"/>
      <text:p text:style-name="P44">-Так. Рассказывай.</text:p>
      <text:p text:style-name="P44"/>
      <text:p text:style-name="P44">Аликорница подходит к бару и начинает совершать магические пассы над бутылками.</text:p>
      <text:p text:style-name="P44"/>
      <text:p text:style-name="P44">- Что же тебе рассказать, Хуман? Всё, что я могла сказать про наш исход с Орунгуна, я уже сказала.</text:p>
      <text:p text:style-name="P44"/>
      <text:p text:style-name="P44">Я поперхаюсь от возмущения.</text:p>
      <text:p text:style-name="P44"/>
      <text:p text:style-name="P44">- Причём тут Орунгун? Почему ты дала себя трахнуть? Ещё и помогла при этом?</text:p>
      <text:p text:style-name="P44"><text:soft-page-break/></text:p>
      <text:p text:style-name="P44">Селестия молча бросает кубики льда в коктейль вместе с листочком мяты и левитирует мне бокал. Я нервно отстраняю его.</text:p>
      <text:p text:style-name="P44"/>
      <text:p text:style-name="P44">-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170">и</text:span> с плёткой! Хватит!</text:p>
      <text:p text:style-name="P44">-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44">- То есть, ты хочешь занять место Джет? - изумляюсь я.</text:p>
      <text:p text:style-name="P44">- Это не обязательно, но если ты так хочешь… - невинно хлопает ресницами аликорница, становясь похож<text:span text:style-name="T170">ей</text:span> на школьницу из японских анимэ. - У <text:s/>меня нет неприятия к дружбе с привилегиями с тобой.</text:p>
      <text:p text:style-name="P44">- Учти, я не люблю тебя. И не полюблю! Я не…</text:p>
      <text:p text:style-name="P44">- Знаю-знаю, ты не конеёб, что бы это ни значило, - ехидно улыбается Селестия. - Никаких проблем! Я тоже не люблю тебя, Хуман. Исключительно дружба!</text:p>
      <text:p text:style-name="P44"/>
      <text:p text:style-name="P44">Аликорница подходит к балкону и <text:span text:style-name="T171">распахивает</text:span> двери. В комнату врывается пение птиц, свежий воздух прочищает мозги.</text:p>
      <text:p text:style-name="P44"/>
      <text:p text:style-name="P44">- Что тебе снилось хоть? - оборачивается она. - Ты часто повторял моё имя. И был так ненасытен, что мне пришлось упираться в стену копытами.</text:p>
      <text:p text:style-name="P44">- Мы летали, - бормочу я, <text:span text:style-name="T171">заливаясь краской</text:span>. - Остальное не помню.</text:p>
      <text:p text:style-name="P44">-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44"/>
      <text:p text:style-name="P44">С этими словами Селестия взлетает в свете восходящего солнца.</text:p>
      <text:p text:style-name="P44"/>
      <text:p text:style-name="P44">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44"/>
      <text:p text:style-name="P44">И тебе с этим жить, Хуман.</text:p>
      <text:p text:style-name="P44"><text:soft-page-break/></text:p>
      <text:h text:style-name="P115" text:outline-level="2">Глава 17</text:h>
      <text:p text:style-name="P1"/>
      <text:p text:style-name="P10">Выход есть. Если у меня нет тела - надо его добыть. Но ведь нельзя отобрать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1"/>
      <text:p text:style-name="P44">- Ты вспомнил? Ты вспомнил! Видишь, я сберегла тайну, как и обещала тебе! Разве после этого я не хорошая девочка? Признай, я — хорошая девочка!</text:p>
      <text:p text:style-name="P44"/>
      <text:p text:style-name="P44">Глаза Хэвэн сияют.</text:p>
      <text:p text:style-name="P44">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44">Хэвэн смешливо трясёт головой, когда один из парашютиков залетает ей в нос.</text:p>
      <text:p text:style-name="P44">-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44">- Ты — хорошая девочка! - со смехом подтверждаю я и раскрываю обьятия.</text:p>
      <text:p text:style-name="P44"/>
      <text:p text:style-name="P44">Хэвэн с готовностью стремится ко мне.</text:p>
      <text:p text:style-name="P44"/>
      <text:p text:style-name="P44">- Ты — хорошая девочка! - я обнимаю Хэвэн и зарываюсь лицом в её гриву. Она прижимается ко мне и ложит голову на плечо. Ветер треплет мои волосы.</text:p>
      <text:p text:style-name="P44"/>
      <text:p text:style-name="P44">З-з-з-з… КЛАК!</text:p>
      <text:p text:style-name="P44">- Протокол «MAJESTIC» исполнен — слышу я негромкий механический голос из по-прежнему лежащего в траве гермошлема.</text:p>
      <text:p text:style-name="P44"/>
      <text:p text:style-name="P44">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44"/>
      <text:p text:style-name="P44">Ужас медленно сковывает меня…</text:p>
      <text:p text:style-name="P44"/>
      <text:p text:style-name="P44">Я пытаюсь отстраниться, но что-то объединяет меня с Хэвэн в одно целое.</text:p>
      <text:p text:style-name="P44"><text:soft-page-break/></text:p>
      <text:p text:style-name="P44">Я знаю, что...</text:p>
      <text:p text:style-name="P44"/>
      <text:p text:style-name="P44">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44">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44">Ложится и больше не встаёт.</text:p>
      <text:p text:style-name="P44"/>
      <text:p text:style-name="P44">- Ты — хорошая девочка, - по-инерции лепечу я в прострации. - Ты — хорошая девочка…</text:p>
      <text:p text:style-name="P44"/>
      <text:p text:style-name="P94"><text:span text:style-name="Default_20_Paragraph_20_Font"><text:span text:style-name="T19">Небо темнеет. До меня доносятся крики, среди которых я узнаю голоса Молнии и других. Долины колышущейся травы, искрящиеся под утренним солнцем реки, темнеющие непролазной чащобой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span></text:p>
      <text:p text:style-name="P44"/>
      <text:p text:style-name="P94"><text:span text:style-name="Default_20_Paragraph_20_Font"><text:span text:style-name="T19">Я слышу шум рушащейся каменной стены вдалеке. Металлическое рычание знаменует освобождение ФЕНИКСА. Темная тень скользит из каменных развалин к лежащей Хэвэн. </text:span></text:span><text:span text:style-name="Default_20_Paragraph_20_Font"><text:span text:style-name="T1">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44">Хэвэн тяжело поднимается, скрежеща металлическими суставами. Голова её мотается, как будто она пытается обрести утраченную ориентацию.</text:p>
      <text:p text:style-name="P44"/>
      <text:p text:style-name="P94"><text:span text:style-name="Default_20_Paragraph_20_Font"><text:span text:style-name="T1">- Боевой модуль PHOENIX принимает управление. Начинаю операцию «</text:span></text:span><text:span text:style-name="Default_20_Paragraph_20_Font"><text:span text:style-name="T19">Армагеддон»</text:span></text:span><text:span text:style-name="Default_20_Paragraph_20_Font"><text:span text:style-name="T1">.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44"/>
      <text:p text:style-name="P44">Мир гаснет.</text:p>
      <text:p text:style-name="P44"/>
      <text:p text:style-name="P1">~~~</text:p>
      <text:p text:style-name="P44"/>
      <text:p text:style-name="P44">- Ты — хорошая девочка, - повторяю я в ступоре.</text:p>
      <text:p text:style-name="P44"/>
      <text:p text:style-name="P44">Китайский генератор по-прежнему фырчит в углу. Процент заряда ноутбука приближается к восьмидесяти.</text:p>
      <text:p text:style-name="P44">«Соединение разорвано со стороны сервера. Сессия закрыта» - читаю я на консоли экрана.</text:p>
      <text:p text:style-name="P44"/>
      <text:p text:style-name="P44">- Ты — хорошая девочка…</text:p>
      <text:p text:style-name="P44"/>
      <text:p text:style-name="P1">***</text:p>
      <text:p text:style-name="P44"/>
      <text:p text:style-name="P1"><text:s text:c="2"/>~~~50 лет от основания Эквестрии~~~</text:p>
      <text:p text:style-name="P44"/>
      <text:p text:style-name="P44">Позвонки жалобно хрустят, уступая давлению.</text:p>
      <text:p text:style-name="P44">- Осторожнее, осторожнее! - кричу я. - Не мешок с картошкой топчешь!</text:p>
      <text:p text:style-name="P44">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44">-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44">-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44">-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44">-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44">-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44">Копыто с силой надавливает мне на копчик.</text:p>
      <text:p text:style-name="P44">- Уф-ф! Зря ты так. Помирилась бы с ней, что ли? Она очень этого хочет, честное слово! Я готов быть посредником. Бесплатно!</text:p>
      <text:p text:style-name="P44">- Она знает, как с Нами можно помириться, - мрачно заявляет Луна. - Это вполне легко. Если только она по-настоящему хочет.</text:p>
      <text:p text:style-name="P44">- Опять ты за своё. Лу, я же говорил — это единственное, что она не может сделать. Не проси. Всё остальное — пожалуйста. Но не это.</text:p>
      <text:p text:style-name="P44">-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44">Нам не хватает родины, - тихо вздыхает Луна.</text:p>
      <text:p text:style-name="P44"/>
      <text:p text:style-name="P44">…</text:p>
      <text:p text:style-name="P44">…</text:p>
      <text:p text:style-name="P44">…</text:p>
      <text:p text:style-name="P44"/>
      <text:p text:style-name="P44">…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44">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44">В этом-то и проблема.</text:p>
      <text:p text:style-name="P41"/>
      <text:p text:style-name="P44">…</text:p>
      <text:p text:style-name="P41"/>
      <text:p text:style-name="P44">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44">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44">Вручая королевские награды победителям праздничных состязаний, я услышал негромкий оклик со спины.</text:p>
      <text:p text:style-name="P44"/>
      <text:p text:style-name="P44">- Хуман?</text:p>
      <text:p text:style-name="P41"><text:soft-page-break/></text:p>
      <text:p text:style-name="P44">За спиной стояла Джет. Взглянув на неё, я остолбенел.</text:p>
      <text:p text:style-name="P44">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94"><text:span text:style-name="Default_20_Paragraph_20_Font"><text:span text:style-name="T1">И только сейчас, глядя на пожилую седогривую пони, я осознал, сколько времени прошло. И понял, что я </text:span></text:span><text:span text:style-name="Default_20_Paragraph_20_Font"><text:span text:style-name="T41">сам </text:span></text:span><text:span text:style-name="Default_20_Paragraph_20_Font"><text:span text:style-name="T1">неподвластен времени.</text:span></text:span></text:p>
      <text:p text:style-name="P94"><text:span text:style-name="Default_20_Paragraph_20_Font"><text:span text:style-name="T1">И хотя пегаска восприняла как должное мою нетронутую временем молодость, после посиделок с ней я сразу же помчался к Платине.</text:span></text:span><text:span text:style-name="Default_20_Paragraph_20_Font"><text:span text:style-name="T19">&lt;добавить Дейдру Пай и других&gt;</text:span></text:span></text:p>
      <text:p text:style-name="P44">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44">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44">-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44">- То есть, как откуда взялась? Ты хочешь сказать, что она не моя, данная мне при рождении?</text:p>
      <text:p text:style-name="P44">-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44"/>
      <text:p text:style-name="P44">…</text:p>
      <text:p text:style-name="P41"/>
      <text:p text:style-name="P94"><text:span text:style-name="Default_20_Paragraph_20_Font"><text:span text:style-name="T1">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41">не в силах последовать за ними</text:span></text:span><text:span text:style-name="Default_20_Paragraph_20_Font"><text:span text:style-name="T1">…</text:span></text:span></text:p>
      <text:p text:style-name="P41"/>
      <text:p text:style-name="P44">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41"/>
      <text:p text:style-name="P44">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text:soft-page-break/>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94"><text:span text:style-name="Default_20_Paragraph_20_Font"><text:span text:style-name="T1">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41">или сорок</text:span></text:span><text:span text:style-name="Default_20_Paragraph_20_Font"><text:span text:style-name="T1">.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span></text:span></text:p>
      <text:p text:style-name="P44"/>
      <text:p text:style-name="P44">…</text:p>
      <text:p text:style-name="P41"/>
      <text:p text:style-name="P44">В узком окне башни показывается шпиль городской ратуши. Я гляжу мимоходом на башенные часы.</text:p>
      <text:p text:style-name="P44">Проклятье! Без пяти два! Надо ускориться!</text:p>
      <text:p text:style-name="P44"/>
      <text:p text:style-name="P13">Сворачиваю с винтовой лестницы в боковой проём открытой галереи.</text:p>
      <text:p text:style-name="P41"/>
      <text:p text:style-name="P44">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41"/>
      <text:p text:style-name="P13">Быстрым бегом достигаю середины мостика, одновременно доставая моток верёвки из-за пазухи.</text:p>
      <text:p text:style-name="P44"/>
      <text:p text:style-name="P44">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41"/>
      <text:p text:style-name="P94"><text:span text:style-name="Default_20_Paragraph_20_Font"><text:span text:style-name="T1">…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41">Астрономической </text:span></text:span><text:span text:style-name="Default_20_Paragraph_20_Font"><text:span text:style-name="T1">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44"/>
      <text:p text:style-name="P13">Перекидываю верёвку через поручень, крепко хватаю оба конца и перешагиваю через ограждение.</text:p>
      <text:p text:style-name="P41"/>
      <text:p text:style-name="P44">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41"/>
      <text:p text:style-name="P94"><text:soft-page-break/><text:span text:style-name="Default_20_Paragraph_20_Font"><text:span text:style-name="T3">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7"/>
      <text:p text:style-name="P44">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41"/>
      <text:p text:style-name="P44">…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41"/>
      <text:p text:style-name="P44">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41"/>
      <text:p text:style-name="P44">И вот ты несёшься вниз через этажи и лестницы с отчётом под мышкой, стараясь успеть к приёму…</text:p>
      <text:p text:style-name="P44"/>
      <text:p text:style-name="P13">КРАК!!! … Ох!…</text:p>
      <text:p text:style-name="P37"/>
      <text:p text:style-name="P94"><text:span text:style-name="Default_20_Paragraph_20_Font"><text:span text:style-name="T1">Обидно даже не то, что рукав дорогущего костюма разошёлся в подмышке во время очередного дюльфера</text:span></text:span><text:span text:style-name="Footnote_20_Reference"><text:note text:id="ftn2" text:note-class="footnote"><text:note-citation>2</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 text:style-name="Default_20_Paragraph_20_Font"><text:span text:style-name="T1">.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44"/>
      <text:p text:style-name="P44">Ну уж нет! Я не для того корпел над этой проклятой бумажкой до позеленения, чтоб так просто сдаться!</text:p>
      <text:p text:style-name="P41"/>
      <text:p text:style-name="P44">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44">Просто шикарно! Заявиться на приём торговой миссии грифонов с поджареными яйцами – это по-нашему!</text:p>
      <text:p text:style-name="P44"><text:soft-page-break/>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41"/>
      <text:p text:style-name="P44">- Как они там, Блэйк? - указываю глазами на лестницу в центральный холл.</text:p>
      <text:p text:style-name="P44">- Зашли пятнадцать минут назад, - отвечает солнечный страж, косясь на мои ошмётки одежды.</text:p>
      <text:p text:style-name="P44"/>
      <text:p text:style-name="P44">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44"/>
      <text:p text:style-name="P44">Чертыхаясь, несусь к неприметной дверце в цоколе дворца. Через пару минут, вываливаюсь из подсобки у тронного зала в ореоле веников и швабр.</text:p>
      <text:p text:style-name="P44">Церемонимейстер, завидев меня, подпрыгивает от нетерпения:</text:p>
      <text:p text:style-name="P41"/>
      <text:p text:style-name="P44">- Поторопитесь, мой принц! Доттид Карв задержал делегацию в Розовом зале, но грифоны уже пять минут проявляют признаки нетерпения!</text:p>
      <text:p text:style-name="P41"/>
      <text:p text:style-name="P44">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41"/>
      <text:p text:style-name="P44">…</text:p>
      <text:p text:style-name="P44"/>
      <text:p text:style-name="P44">Две аликорницы недвижимо смотрят на меня с высоты трона в центре зала.</text:p>
      <text:p text:style-name="P41"/>
      <text:p text:style-name="P44">- Хуман, с тобой всё в порядке? - первой нарушает молчание Селестия. - Твой костюм…</text:p>
      <text:p text:style-name="P44">-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44">-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41"/>
      <text:p text:style-name="P44">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44">-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41"/>
      <text:p text:style-name="P44">Гомон за дверью усиливается. Раздаются три удара древком алебарды в пол. Двери распахиваются.</text:p>
      <text:p text:style-name="P44"><text:soft-page-break/>-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41"/>
      <text:p text:style-name="P44">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41"/>
      <text:p text:style-name="P44">-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44">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41"/>
      <text:p text:style-name="P44">- Королевство Грифонов… рассчитывает… заключить торговое соглашение…</text:p>
      <text:p text:style-name="P44"/>
      <text:p text:style-name="P44">Грифон кидает взгляд на трон и, сверкнув красным глазом сквозь монокль, продолжает.</text:p>
      <text:p text:style-name="P44">-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44"/>
      <text:p text:style-name="P44">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44"/>
      <text:p text:style-name="P44">-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44"/>
      <text:p text:style-name="P44">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44"/>
      <text:p text:style-name="P44">- Мы не могли бы остаться наедине, без этих… лишних ушей?</text:p>
      <text:p text:style-name="P41"/>
      <text:p text:style-name="P44">Селестия хмурится, но кивает. Стража и советник оставляют зал.</text:p>
      <text:p text:style-name="P44">- А обезьяна? - грифон кивает на меня.</text:p>
      <text:p text:style-name="P44"/>
      <text:p text:style-name="P44">Во вгляде белоснежной аликорницы появляется лёд.</text:p>
      <text:p text:style-name="P44"><text:soft-page-break/>- Не смейте оскорблять принца Эквестрии, Горг! Хуман останется с нами!</text:p>
      <text:p text:style-name="P44"/>
      <text:p text:style-name="P44">Железный клюв пернатой скотины чуть приоткрывается в насмешливом клёкоте.</text:p>
      <text:p text:style-name="P41"/>
      <text:p text:style-name="P44">-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41"/>
      <text:p text:style-name="P44">Гадёныш снова склоняет голову перед аликорницей, совершенно игнорируя меня.</text:p>
      <text:p text:style-name="P44">Мне хочется бросить в этого мудака горшок с петуниями. Селестия, словно догадываясь, успокаивающе оглаживает меня тыльной стороной крыла.</text:p>
      <text:p text:style-name="P41"/>
      <text:p text:style-name="P44">-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44">-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41"/>
      <text:p text:style-name="P44">Я с удивлением смотрю на синюю аликорницу. Чего-чего, а помощи с этой стороны ты не ожидал, Хуман!</text:p>
      <text:p text:style-name="P44"/>
      <text:p text:style-name="P44">-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44">-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41"/>
      <text:p text:style-name="P44">Я с удовольствием наблюдаю, как кожа вокруг глаз грифона приобретает красивый фиолетовый оттенок.</text:p>
      <text:p text:style-name="P44"/>
      <text:p text:style-name="P44">- Но довольно этой светской болтовни! - разряжает обстановку Сел. - Ты, кажется, хотел нам что-то рассказать, Горг?</text:p>
      <text:p text:style-name="P41"/>
      <text:p text:style-name="P44"><text:soft-page-break/>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44"/>
      <text:p text:style-name="P44">-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41"/>
      <text:p text:style-name="P44">Горг закашливается в смехе.</text:p>
      <text:p text:style-name="P44"/>
      <text:p text:style-name="P44">- В общем, светлейшие, подытоживая: вы в крутом пике…</text:p>
      <text:p text:style-name="P41"/>
      <text:p text:style-name="P44">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44"/>
      <text:p text:style-name="P44">Зрачки грифона скачут от Селестии к Луне и обратно. Наконец он замечает моё замешательство и насмешливо клокочет.</text:p>
      <text:p text:style-name="P44"/>
      <text:p text:style-name="P44">- Теперь выслушайте наше предложение.</text:p>
      <text:p text:style-name="P44"/>
      <text:p text:style-name="P44">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44"/>
      <text:p text:style-name="P94"><text:span text:style-name="Default_20_Paragraph_20_Font"><text:span text:style-name="T1">-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19"> </text:span></text:span><text:span text:style-name="Default_20_Paragraph_20_Font"><text:span text:style-name="T1">Драконы… Мы имеем некоторые дипломатические сложности с драконами… А также с минотаврами… И с зебрами… И с…</text:span></text:span></text:p>
      <text:p text:style-name="P44"/>
      <text:p text:style-name="P44">- Мы знаем, с кем у вас возникли затруднения, - подаёт голос Селестия. - Проще сказать, с кем у вас их НЕ возникло. С Эквестрией. Всё.</text:p>
      <text:p text:style-name="P41"/>
      <text:p text:style-name="P44"><text:soft-page-break/>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44"/>
      <text:p text:style-name="P44">-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44"/>
      <text:p text:style-name="P44">Молчание аликорниц только подчёркивает хриплое дыхание посла.</text:p>
      <text:p text:style-name="P41"/>
      <text:p text:style-name="P44">-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44"/>
      <text:p text:style-name="P44">- СОРОК!</text:p>
      <text:p text:style-name="P44"/>
      <text:p text:style-name="P44">- Что? - птичьи глаза Горга быстро-быстро моргают, выдавая крайнюю степень растерянности их обладателя.</text:p>
      <text:p text:style-name="P44"/>
      <text:p text:style-name="P44">- Сорок процентов! За сорок лет! - стальным голосом Селестии можно валить лес.</text:p>
      <text:p text:style-name="P44"/>
      <text:p text:style-name="P44">Грифон поперхается, но быстро оправляется.</text:p>
      <text:p text:style-name="P44"/>
      <text:p text:style-name="P44">- Да вы рехнулись, светлейшие!!! - вопит он , картинно прикрыв глаза крылом.</text:p>
      <text:p text:style-name="P44"/>
      <text:p text:style-name="P44">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44"/>
      <text:p text:style-name="P44">-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44"/>
      <text:p text:style-name="P44">-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44"><text:soft-page-break/></text:p>
      <text:p text:style-name="P44">-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44">-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44">- Светлейшие, мне отрубят голову по возвращению! Семь процентов! За семь лет!</text:p>
      <text:p text:style-name="P44">-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44">-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44">-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44">- Тридцать миллионов золотом, - еле слышно бурчит грифон. Я ощущаю на себе его яростный взгляд через крыло.</text:p>
      <text:p text:style-name="P44">-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44">Из-под крыла доносится только скрежет металлического клюва.</text:p>
      <text:p text:style-name="P44"/>
      <text:p text:style-name="P44">-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44">-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44">-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41"/>
      <text:p text:style-name="P44">Я провожу процессию до выхода из тронного зала. Замешкавшись в дверях, железноклювый грифон неожиданно подмигивает мне.</text:p>
      <text:p text:style-name="P44"><text:soft-page-break/>Я непонимающе смотрю ему вслед.</text:p>
      <text:p text:style-name="P44">-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41"/>
      <text:p text:style-name="P44">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44"/>
      <text:p text:style-name="P44">- Каруна, - кивает мне грифониха. - Очень приятно видеть вас вместе. Вы просто созданы друг для друга.</text:p>
      <text:p text:style-name="P41"/>
      <text:p text:style-name="P44">Я молча прикрываю за ней дверь и возвращаюсь к своим.</text:p>
      <text:p text:style-name="P44"/>
      <text:p text:style-name="P44">- Горг извинился перед тобой за своё поведение? - спрашивает Селестия.</text:p>
      <text:p text:style-name="P44">- Нет. Извинилась его… ммм… сопровождающая.</text:p>
      <text:p text:style-name="P44">-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41"/>
      <text:p text:style-name="P44">Я философски пожимаю плечами.</text:p>
      <text:p text:style-name="P44">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44"/>
      <text:p text:style-name="P44">- Пять битов! - поворачивается к Луне Селестия.</text:p>
      <text:p text:style-name="P44">Та молча достаёт монетку из шкафчика за троном и кладёт в протянутое копыто.</text:p>
      <text:p text:style-name="P41"/>
      <text:p text:style-name="P44">…</text:p>
      <text:p text:style-name="P44">…</text:p>
      <text:p text:style-name="P44">…</text:p>
      <text:p text:style-name="P44"/>
      <text:p text:style-name="P44">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44">- Ты меня убить хочешь, - вяло возражает Селестия.</text:p>
      <text:p text:style-name="P44"><text:soft-page-break/>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44">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44">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44"/>
      <text:p text:style-name="P44">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44"/>
      <text:p text:style-name="P44">- Сегодня уже треть часа. Поздравляю! В следующий раз сделаем два захода.</text:p>
      <text:p text:style-name="P44">-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44">- Биты ни при чём. Луна хочет домой.</text:p>
      <text:p text:style-name="P44"/>
      <text:p text:style-name="P44">Селестия заводит глаза и прикрывает лицо крылом.</text:p>
      <text:p text:style-name="P44"/>
      <text:p text:style-name="P44">-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44"/>
      <text:p text:style-name="P44">Тяжёлый вздох слышится из-под крыла.</text:p>
      <text:p text:style-name="P44">- Многое я дала бы, чтобы развеять свои страхи относительно сестры и вернуть её в Андориан, - бормочет сквозь крыло аликорница.</text:p>
      <text:p text:style-name="P44">- Так, может, и развеяла бы? Разве нет способа как-нибудь определить, есть ли виндиго в Луне, или нет?</text:p>
      <text:p text:style-name="P44"/>
      <text:p text:style-name="P44"><text:soft-page-break/>Селестия встаёт с шезлонга. Она медленно идёт вдоль бортика бассейна, стараясь скрыть смущение. У неё плохо получается.</text:p>
      <text:p text:style-name="P44">- Вообще-то есть. Переплетение сознаний. Только…</text:p>
      <text:p text:style-name="P44">- Только что?</text:p>
      <text:p text:style-name="P44">-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44"/>
      <text:p text:style-name="P44">Селестия делает глоток кофе из чашечки и продолжает.</text:p>
      <text:p text:style-name="P44">-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44"/>
      <text:p text:style-name="P44">Я делаю покерфейс.</text:p>
      <text:p text:style-name="P44">- Понимаю. Паршиво.</text:p>
      <text:p text:style-name="P44"/>
      <text:p text:style-name="P44">Селестия долго смотрит на своё отражение в бассейне. Потом она поворачивается ко мне и тихо произносит.</text:p>
      <text:p text:style-name="P44">- И даже если бы она открылась мне… Всё равно ничего бы не вышло.</text:p>
      <text:p text:style-name="P44">- ?</text:p>
      <text:p text:style-name="P44"/>
      <text:p text:style-name="P44">Долгий взгляд светлой аликорницы, кажется, пронизывает меня насквозь. В конце-концов, она кивает своим мыслям и обращается ко мне.</text:p>
      <text:p text:style-name="P44">- Пойдём, Хуман. Я хочу кое-что показать тебе.</text:p>
      <text:p text:style-name="P44"/>
      <text:p text:style-name="P44"><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44"/>
      <text:p text:style-name="P44">-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44"/>
      <text:p text:style-name="P44">Аликорница ложится у моих ног.</text:p>
      <text:p text:style-name="P44">- Забирайся мне на спину, Хуман. Дальше мы должны лететь.</text:p>
      <text:p text:style-name="P44"/>
      <text:p text:style-name="P44"><text:soft-page-break/>Происходящее вызывает у меня дежавю с Луной, когда она пронесла меня сквозь мир снов в свои воспоминания.</text:p>
      <text:p text:style-name="P44">- Ты же не владеешь снопроходчеством. Луна говорила…</text:p>
      <text:p text:style-name="P44">- Я не собираюсь проводить тебя в свои сны, Хуман, - отвечает Селестия. - Реальность иногда хуже всяких кошмаров.</text:p>
      <text:p text:style-name="P44"/>
      <text:p text:style-name="P44">Эти слова заставляют меня застыть над аликорницей с задранной ногой.</text:p>
      <text:p text:style-name="P44">- Кошмары? Ты хочешь показать мне кошмары?</text:p>
      <text:p text:style-name="P44">-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44">- Зачем? - бормочу я. - Я не прокурор, а ты не подсудимая. Мне не нужны твои…</text:p>
      <text:p text:style-name="P44">- Затем, - перебивает меня аликорница, - что ты мой муж. И не пристало супруге ходить под подозрением.</text:p>
      <text:p text:style-name="P44"/>
      <text:p text:style-name="P44">С этими словами она встаёт и мы взмываем в ночное небо.</text:p>
      <text:p text:style-name="P44"/>
      <text:p text:style-name="P44">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44"/>
      <text:p text:style-name="P44">- Где мы?</text:p>
      <text:p text:style-name="P44">-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44">- Ты же говорила, что не умеешь находить тут дорогу. Хочешь скакать тут вечно?</text:p>
      <text:p text:style-name="P44"/>
      <text:p text:style-name="P44">Аликорница ни на йоту не замедляет бег. До моих ушей долетает её легонький смешок.</text:p>
      <text:p text:style-name="P44">-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44"/>
      <text:p text:style-name="P44">Она тяжко вздыхает.</text:p>
      <text:p text:style-name="P44">-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text:soft-page-break/>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44"/>
      <text:p text:style-name="P44">Прямо по курсу перед нами вырастает большая голубая звезда с тремя вращающимися вокруг неё зелёными светилами поменьше.</text:p>
      <text:p text:style-name="P44"/>
      <text:p text:style-name="P44">-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44"/>
      <text:p text:style-name="P44">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44">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44"/>
      <text:p text:style-name="P44">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44">-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44">- Эмм… Предупреждать надо! Так ведь и обмочиться недолго!</text:p>
      <text:p text:style-name="P44"><text:s/>Аликорница печально смеётся.</text:p>
      <text:p text:style-name="P44">- Магия — наша сила и слабость. Мы по большей части состоим из неё и без неё мы медленно чахнем. Орунгун когда-то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44"><text:soft-page-break/>- Но ты летаешь безо всяких экстендеров!</text:p>
      <text:p text:style-name="P44">-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44">Селестия грустно смеётся.</text:p>
      <text:p text:style-name="P44"/>
      <text:p text:style-name="P44">- И когда мы стали совсем слабы, появились они. Виндиго. <text:s/>Пожиратели душ.</text:p>
      <text:p text:style-name="P44">Аликорница делает вираж у двойной системы.</text:p>
      <text:p text:style-name="P44"/>
      <text:p text:style-name="P44">- Теперь курс на тот фиолетовый гигант. Это конечная точка нашего путешествия.</text:p>
      <text:p text:style-name="P44"/>
      <text:p text:style-name="P44">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44"/>
      <text:p text:style-name="P44">- Смотри внимательно, Хуман. Мы пробудем тут очень недолго. Что бы ни случилось, не покидай моей спины. Это очень опасно.</text:p>
      <text:p text:style-name="P44"/>
      <text:p text:style-name="P44">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44">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44">Мы проходим в неведомое.</text:p>
      <text:p text:style-name="P44"/>
      <text:p text:style-name="P44">…</text:p>
      <text:p text:style-name="P44"/>
      <text:p text:style-name="P44">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44">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44">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44">- Помоги! Не видишь разве, ему нужна помощь! - указываю я на ногу.</text:p>
      <text:p text:style-name="P44">- Я же просила тебя не покидать моей спины, Хуман, - укоризненно отвечает Селестия.</text:p>
      <text:p text:style-name="P44"><text:soft-page-break/>Метель размывает её очертания. Она делает шаг ко мне и упирается плечом в камень рядом со мной.</text:p>
      <text:p text:style-name="P44">С медленным скрипом каменная сосулька откатывается в сторону. Под ней лежат расплющенные латы, похожие на те, в которых была облачена Луна в момент моей первой встречи с аликорницами.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44"/>
      <text:p text:style-name="P44">-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44">Изо рта Селестии вырывается пар. Она отпускает забрало и отходит.</text:p>
      <text:p text:style-name="P44"/>
      <text:p text:style-name="P44">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119">Тщётно. Металлический панцирь намертво вмёрз в лёд. Падающий снег потихоньку укрывает его в белый саван.</text:p>
      <text:p text:style-name="P44"/>
      <text:p text:style-name="P44">- <text:span text:style-name="T157">Мехадоспех сорок два — ноль девять, класс «Принцип-2». </text:span>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44">Я оглядываюсь по сторонам.</text:p>
      <text:p text:style-name="P44">- Вряд ли тебя здесь отремонтируют. Мы тут одни.</text:p>
      <text:p text:style-name="P44">-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44"/>
      <text:p text:style-name="P44">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44"/>
      <text:p text:style-name="P44">-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44"/>
      <text:p text:style-name="P44">Я поднимаю взгляд.</text:p>
      <text:p text:style-name="P44">Над нами нависает монументальная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44"><text:soft-page-break/></text:p>
      <text:p text:style-name="P44">- Подойди поближе к краю, Хуман. Там воздух прозрачный, ты увидишь.</text:p>
      <text:p text:style-name="P44">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ый «морской конёк» исполинских размеров — гранд-флаер «Маджестик».</text:p>
      <text:p text:style-name="P44">- Это не зима, если ты подумал. В этой местности раньше был мягкий климат с периодом дождей вместо настоящего холода.</text:p>
      <text:p text:style-name="P44">- Тогда почему же так холодно?</text:p>
      <text:p text:style-name="P44">-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44">Сухой безэмоциональный голос Селестии только подчёркивает произшедшую трагедию.</text:p>
      <text:p text:style-name="P44">-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44"/>
      <text:p text:style-name="P44">Аликорница со вздохом поворачивается ко мне.</text:p>
      <text:p text:style-name="P44"/>
      <text:p text:style-name="P44">- Садись на меня, Хуман. Пора возвращаться.</text:p>
      <text:p text:style-name="P44"/>
      <text:p text:style-name="P44">Я занимаю уже привычное место на спине аликорницы и та начинает разбег.</text:p>
      <text:p text:style-name="P44">- Неужели нельзя открыть проход в Эогипп прямо тут? Зачем взлетать в эту бурю? - указываю я на воющую метель над нами.</text:p>
      <text:p text:style-name="P44">-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44">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44"/>
      <text:p text:style-name="P44">Я вспоминаю слова раздавленного «Принципа-2».</text:p>
      <text:p text:style-name="P44">- Сел, что такое «мехадоспех Трибун-8С»?</text:p>
      <text:p text:style-name="P44">Вздрогнув, аликорница на лету поворачивает ко мне голову.</text:p>
      <text:p text:style-name="P44"><text:soft-page-break/>- Откуда ты услышал про него?</text:p>
      <text:p text:style-name="P44">- Те расплющенные доспехи сказали, что регистрируют аномальный сигнал от «Трибун-8С». И что нам надо драпать отсюда как можно скорее.</text:p>
      <text:p text:style-name="P44">Селестия хмурится.</text:p>
      <text:p text:style-name="P44">-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44"/>
      <text:p text:style-name="P44">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44">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распрямляется и отбрасывает нас назад. Подобно подбитой птице, аликорница неровно планирует к подножию башни, широко расставив крылья.</text:p>
      <text:p text:style-name="P44"/>
      <text:p text:style-name="P44">Посадка довольно жёсткая — порыв ветра бросает аликорницу на бок и я лечу кубарем с её спины.</text:p>
      <text:p text:style-name="P44"/>
      <text:p text:style-name="P44">-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44"/>
      <text:p text:style-name="P44">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44">- Надо убираться отсюда. Ловчая паутина обычно соединена с сигнальной…</text:p>
      <text:p text:style-name="P44"/>
      <text:p text:style-name="P44">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44"/>
      <text:p text:style-name="P44">И темнота просыпается!</text:p>
      <text:p text:style-name="P44"/>
      <text:p text:style-name="P44">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44"><text:soft-page-break/></text:p>
      <text:p text:style-name="P44">- Хуман, не тупи, надо уходить!</text:p>
      <text:p text:style-name="P44">Селестия зубами хватает меня за воротник и зашвыривает на спину. Потом начинает тяжело разгоняться неровным галопом на трёх ногах.</text:p>
      <text:p text:style-name="P44">- Взлететь с ровного места на перебитом крыле я не смогу. Но если прыгнуть со скалы, то высоты хватит, чтобы разогнаться и начать набор высоты.</text:p>
      <text:p text:style-name="P44"/>
      <text:p text:style-name="P44">Мы скачем к пролому в стене.</text:p>
      <text:p text:style-name="P44"/>
      <text:p text:style-name="P44">-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44">-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44"/>
      <text:p text:style-name="P44">Отчаяние в её голосе еще больше усиливает мой ужас. Переход от банной неги к ледяному кошмару слишком резок для тебя, Хуман!</text:p>
      <text:p text:style-name="P44"/>
      <text:p text:style-name="P44">Пролом в крепостной стене всё ближе. Я уже вижу обледенелую громаду Маджестик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44"/>
      <text:p text:style-name="P44">Жужжание многократно усиливается. Из крепостной башни на стену выскакивают три создания, в одном из которых я узнаю закованного в меха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94"><text:span text:style-name="Default_20_Paragraph_20_Font"><text:span text:style-name="T1">В двух его спутниках я узнаю виндиго </text:span></text:span><text:span text:style-name="Default_20_Paragraph_20_Font"><text:span text:style-name="T19">(</text:span></text:span><text:span text:style-name="Default_20_Paragraph_20_Font"><text:span text:style-name="T43">расписать вид виндиго в видении Лун</text:span></text:span><text:span text:style-name="Default_20_Paragraph_20_Font"><text:span text:style-name="T19">ы)</text:span></text:span><text:span text:style-name="Default_20_Paragraph_20_Font"><text:span text:style-name="T1">.</text:span></text:span></text:p>
      <text:p text:style-name="P44">Аликорн планирует со стены во двор прямо перед проломом. Его напарники спрыгивают следом.</text:p>
      <text:p text:style-name="P44"/>
      <text:p text:style-name="P44">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44"/>
      <text:p text:style-name="P44">-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44"><text:soft-page-break/>- Хай Глори… - с печалью обращается аликорница к молчащему аликорну. - Что они с тобой сделали? Ты забыл своё племя, легат?</text:p>
      <text:p text:style-name="P44">-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44"/>
      <text:p text:style-name="P44">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44">Селестия пятится, пытаясь не выпустить из виду всех троих.</text:p>
      <text:p text:style-name="P44"/>
      <text:p text:style-name="P44">-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44">-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44">Виндиго подходит к аликорну и мощным движением копыт проворачивает ему голову на триста шестьдесят градусов.</text:p>
      <text:p text:style-name="P44">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44">Меня тошнит.</text:p>
      <text:p text:style-name="P44"/>
      <text:p text:style-name="P44">-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44">-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44"/>
      <text:p text:style-name="P44">Мы равняемся с отломанным рогом центральной статуи. Оглянувшись, я вижу, как рассохшаяся дверь башни отворяется и наружу один за другим выходят другие виндиго. Много их. Огоньки их глаз в темноте светятся во тьме многочисленными злыми льдинками. Нам больше некуда отступать.</text:p>
      <text:p text:style-name="P44"/>
      <text:p text:style-name="P44">-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44"><text:soft-page-break/>-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44">-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44"/>
      <text:p text:style-name="P44">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44">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44">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44"/>
      <text:p text:style-name="P44">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44"/>
      <text:p text:style-name="P44">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44">На этот раз нам никто не преграждает путь к пролому. Мы проваливаемся в обрыв в гос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44"/>
      <text:p text:style-name="P44">- Ты знаешь, куда лететь, Сел?</text:p>
      <text:p text:style-name="P44">- Да, конечно. Пара минут — и мы войдём в коридор, - прерывисто говорит Селестия. - Ты как, Хуман?</text:p>
      <text:p text:style-name="P44">- Бодрячком, - тревожно отвечаю я. - А ты?</text:p>
      <text:p text:style-name="P44">- Тоже ничего. Хотя могло бы быть и лучше, - тяжело дыша, отвечает аликорница.</text:p>
      <text:p text:style-name="P44">Золотая искорка разгорается на кончике рога аликорницы.</text:p>
      <text:p text:style-name="P44"/>
      <text:p text:style-name="P44">- Это хорошо, что ничего. Потому что, кажется, нужно поднажать.</text:p>
      <text:p text:style-name="P44">- Что? - Селестия резко поворачивает ко мне голову.</text:p>
      <text:p text:style-name="P44"><text:soft-page-break/></text:p>
      <text:p text:style-name="P44">Я молча указываю за собой. Ещё полминуты назад еле различимая мелкая точка уже выросла в тёмную фигуру в ржавом железе.</text:p>
      <text:p text:style-name="P44">- Блядь! <text:s/>- коротко ругается Селестия.</text:p>
      <text:p text:style-name="P44">- Ты материшься?! - шокированно замечаю я.</text:p>
      <text:p text:style-name="P44">- Извини, но я не глухая. Ты произносишь это заклинание каждый раз, когда попадаешь в сильную передрягу. Думаю, ты простишь мне это заимствование, возможно оно поможет нам сейчас.</text:p>
      <text:p text:style-name="P44"/>
      <text:p text:style-name="P44">Я молча качаю головой.</text:p>
      <text:p text:style-name="P44">Стыдись, Хуман! Вот какую культуру ты несёшь в мир невинных пони! Стыдись!</text:p>
      <text:p text:style-name="P44"/>
      <text:p text:style-name="P44">Прямо по курсу перед нами возникает расплывчатое пятно дрожащего и переливающегося воздуха.</text:p>
      <text:p text:style-name="P44">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44"/>
      <text:p text:style-name="P44">- Сел, обернись. Мы не успеваем!</text:p>
      <text:p text:style-name="P44">Аликорница разворачивается и зависает в воздухе. <text:s/>Искра на её роге угасает.</text:p>
      <text:p text:style-name="P44">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44"/>
      <text:p text:style-name="P44">- ПРОТОКОЛ «СИЯНИЕ» К ИСПОЛНЕНИЮ! <text:s/>- громоподобно командует Селестия.</text:p>
      <text:p text:style-name="P44">До сего момента я полагал, что таким голосом владеет только младшая сестра моей жёнушки!</text:p>
      <text:p text:style-name="P44"/>
      <text:p text:style-name="P44">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44">Через несколько секунд из облака на землю проливается дождь из кусков мятого металла, сухих костей и сервоприводов.</text:p>
      <text:p text:style-name="P44"/>
      <text:p text:style-name="P44">- Всё кончено, - тихо произносит Селестия. - Больше он нам не помешает.</text:p>
      <text:p text:style-name="P44">- П-почему ты с самого начала не активировала этот протокол на доспехах этого зомбака? - заикаясь от потрясения спрашиваю я.</text:p>
      <text:p text:style-name="P44">- На Хай Глори был Трибун-8С. <text:span text:style-name="T155">Меха</text:span>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44"/>
      <text:p text:style-name="P44">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44"><text:soft-page-break/></text:p>
      <text:p text:style-name="P44">-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44"/>
      <text:p text:style-name="P44">Я молча киваю. Мы входим в ставший за последние минуты таким родным и уютным Эогипп.</text:p>
      <text:p text:style-name="P44"/>
      <text:p text:style-name="P44">…</text:p>
      <text:p text:style-name="P44">…</text:p>
      <text:p text:style-name="P44">…</text:p>
      <text:p text:style-name="P44"/>
      <text:p text:style-name="P94"><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39">Pnakotic</text:span></text:span><text:span text:style-name="Default_20_Paragraph_20_Font"><text:span text:style-name="T2"> </text:span></text:span><text:span text:style-name="Default_20_Paragraph_20_Font"><text:span text:style-name="T39">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44"/>
      <text:p text:style-name="P44">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44"/>
      <text:p text:style-name="P44">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44"/>
      <text:p text:style-name="P44">- С-селестия, мать твою! Ты меня до ифаркта довести хочешь? Что за хрень ты надела?</text:p>
      <text:p text:style-name="P44"/>
      <text:p text:style-name="P44">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44"/>
      <text:p text:style-name="P44"><text:soft-page-break/>-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44"/>
      <text:p text:style-name="P44">Аликорница на секунду вытаскивает голову из ниши, косит на меня извиняющимся взглядом и снова ныряет в шкаф.</text:p>
      <text:p text:style-name="P44">-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44">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44">-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44">-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44"/>
      <text:p text:style-name="P44">Аликорница слизывает крошки с носа, поворачивает шею к крупу и начинает ожесточённо дёргать зубами какой-то рычажок на экзоскелете.</text:p>
      <text:p text:style-name="P44"/>
      <text:p text:style-name="P44">- Кстати, что это за маскарад?</text:p>
      <text:p text:style-name="P44">- Это не машкарад. Я шняла бронеплаштины с моего мехадошпеха, чтобы не пугать прислугу. Мне ещё трудно ходить самой, беж поддержки.</text:p>
      <text:p text:style-name="P44">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44"/>
      <text:p text:style-name="P44">-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44"/>
      <text:p text:style-name="P44">Воистину, тебе не понять этих чокнутых эквиноидов, Хуман!</text:p>
      <text:p text:style-name="P44"/>
      <text:p text:style-name="P44"><text:soft-page-break/>-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44">-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44">-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Увы, у войны свои законы, Хуман.</text:p>
      <text:p text:style-name="P44"/>
      <text:p text:style-name="P44">Селестия поводит ушами и прислушивается. Со стороны лестницы доносится шум множества копыт.</text:p>
      <text:p text:style-name="P44">- Проклятье, они вычислили меня, - ругается вполголоса аликорница.</text:p>
      <text:p text:style-name="P44">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44"/>
      <text:p text:style-name="P44">- У тебя весь дворец в таких тайниках? То-то мне везде мерещится запах сдобы.</text:p>
      <text:p text:style-name="P44">-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44"/>
      <text:p text:style-name="P44">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44"/>
      <text:p text:style-name="P44">- Хуман, помоги! Мне самой не закрыть замок, – <text:s/>отчаянно шепчет аликорница, тщётно пытаясь охватить зубами раскрытую защёлку.</text:p>
      <text:p text:style-name="P47">Я дёргаю замок.</text:p>
      <text:p text:style-name="P47">– Как ты его раскрыла зубами-то? Я двумя руками закрыть не могу! Кажись, этот доспех узковат для твоей жопы!</text:p>
      <text:p text:style-name="P47">– Я помогу! – <text:s/>Селестия изгибает шею и зубами сжимает защёлку.</text:p>
      <text:p text:style-name="P47"/>
      <text:p text:style-name="P47">ШЛОП!</text:p>
      <text:p text:style-name="P47"/>
      <text:p text:style-name="P47"><text:soft-page-break/>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44">Я поворачиваюсь к ним и упираю руки в бока в попытке стать шире и закрыть собой аликорницу.</text:p>
      <text:p text:style-name="P44">- Добрый день, чем могу быть полезен? - мило осведомляюсь я.</text:p>
      <text:p text:style-name="P44">- Ваше Высочество, принц Хуман, вы, случайно, не видели тут Её Высочество, принцессу Селестию? - строго спрашивает доктор, смотря на меня в упор.</text:p>
      <text:p text:style-name="P44">-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44">-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44">- Всенепременно сообщу! - моей улыбке мог бы позавидовать Чеширский кот.</text:p>
      <text:p text:style-name="P44">-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44"/>
      <text:p text:style-name="P44">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44"/>
      <text:p text:style-name="P44">-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44">Я молча ссыпаю оставшуюся сдобу себе в карман. Чёрт, придётся теперь отстирывать штаны от сахарной пудры!</text:p>
      <text:p text:style-name="P44"/>
      <text:p text:style-name="P44">-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44">-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44">-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text:soft-page-break/>отраду в местных сладостях — а они тут просто волшебные — ты отбираешь её у меня! Это тебе должно быть стыдно, Хуман!</text:p>
      <text:p text:style-name="P44"/>
      <text:p text:style-name="P44">Глаза Селестии и вправду наполняются слезами, она горько рыдает.</text:p>
      <text:p text:style-name="P44">Чёрт, ты не можешь это выдержать, Хуман — твоё сердце сделано не из камня!</text:p>
      <text:p text:style-name="P44"/>
      <text:p text:style-name="P44">Я достаю карамельную трость и крохотный эклер из кармана.</text:p>
      <text:p text:style-name="P44">- На, лопай. Но после этого возвращайся в лазарет. Что-то мне не хочется проверять, насколько хороша Луна в управлении страной.</text:p>
      <text:p text:style-name="P44"/>
      <text:p text:style-name="P44">Селестия сияет.</text:p>
      <text:p text:style-name="P44">- Спасибо, Хуман!</text:p>
      <text:p text:style-name="P44">Я вовремя останавливаю её.</text:p>
      <text:p text:style-name="P44">- Но-но, у нас же уговор — никаких обнимашек! Хуман не может любить лошадь!</text:p>
      <text:p text:style-name="P44">- Да-да, уговор, - вздыхает аликорница. - Ты так твёрд в своих убеждениях — мне бы твою твёрдость характера. Насколько легче было бы править!</text:p>
      <text:p text:style-name="P44"/>
      <text:p text:style-name="P94"><text:span text:style-name="Default_20_Paragraph_20_Font"><text:span text:style-name="T1">Аликорница облизывает карамельную тросточку. Я склоняюсь над «</text:span></text:span><text:span text:style-name="Default_20_Paragraph_20_Font"><text:span text:style-name="T39">Pnakotic</text:span></text:span><text:span text:style-name="Default_20_Paragraph_20_Font"><text:span text:style-name="T2"> </text:span></text:span><text:span text:style-name="Default_20_Paragraph_20_Font"><text:span text:style-name="T39">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44"/>
      <text:h text:style-name="P115" text:outline-level="2">Глава 18</text:h>
      <text:p text:style-name="P1"/>
      <text:p text:style-name="P11">Выход есть! Есть призрачное создание, подобное мне самой, но не обладающее жизнью. У него призрачное тело, неспособное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1">Я иду!..</text:p>
      <text:p text:style-name="P1"/>
      <text:p text:style-name="P13">Машинально закрыв ноутбук, я подошёл к генератору и выключаю его. Звенящая тишина накрывает уши похоронным саваном.</text:p>
      <text:p text:style-name="P13"><text:s/></text:p>
      <text:p text:style-name="P13">...ты хорошая девочка…</text:p>
      <text:p text:style-name="P13"/>
      <text:p text:style-name="P13"><text:soft-page-break/>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13">Я устал.</text:p>
      <text:p text:style-name="P44"/>
      <text:p text:style-name="P13">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94"><text:span text:style-name="Default_20_Paragraph_20_Font"><text:span text:style-name="T3">Я удивлённо гляжу на робокошку. Я рад, что она ожила — значит,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13">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зубы совсем рядом с моим горлом.</text:p>
      <text:p text:style-name="P13">Я машинально хватаю её рукой и отшвыриваю прочь из пикапа, захлопывая за собой дверь. Мозги не работают.</text:p>
      <text:p text:style-name="P13">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3"/>
      <text:p text:style-name="P13">«…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13"/>
      <text:p text:style-name="P94"><text:span text:style-name="Default_20_Paragraph_20_Font"><text:span text:style-name="T3">Я резко выдыхаю. Лавина пиздеца за последние полчаса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чу встретить закат мира дома.</text:span></text:span></text:p>
      <text:p text:style-name="P13">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3"/>
      <text:p text:style-name="P13">На лобовое стекло прыгает Крыса и прижимается мордой к нему прямо напротив моего лица.</text:p>
      <text:p text:style-name="P13"><text:soft-page-break/></text:p>
      <text:p text:style-name="P13">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3"/>
      <text:p text:style-name="P13">Чтож.</text:p>
      <text:p text:style-name="P13"/>
      <text:p text:style-name="P13">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13"/>
      <text:p text:style-name="P13">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3"/>
      <text:p text:style-name="P13">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3"/>
      <text:p text:style-name="P13">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ются из города, подобно рыбам, несущимся вверх по реке на нерест.</text:p>
      <text:p text:style-name="P13">Выехав на тротуар, я продолжаю двигаться против течения. К счастью, пешеходов практически нет — сказывается раннее утро.</text:p>
      <text:p text:style-name="P13">Я проежаю почти три квартала, когда поток машин иссякает. Снова наваливается тишина, разрываемая одиноким рёвом сирены.</text:p>
      <text:p text:style-name="P13"/>
      <text:p text:style-name="P13">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13">Отдать долг Крысу, пожалуй, единственное осмысленное занятие, которое у меня осталось.</text:p>
      <text:p text:style-name="P13"/>
      <text:p text:style-name="P13">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3"/>
      <text:p text:style-name="P13">Опоздал. Впрочем, плевать. Одной неудачей больше, одной меньше — теперь уже всё равно.</text:p>
      <text:p text:style-name="P13"><text:soft-page-break/></text:p>
      <text:p text:style-name="P13">Я оборачиваюсь к пикапу и вижу, как из кузова выскакивает небольшая хвостатая тень и молнией перелетает через забор.</text:p>
      <text:p text:style-name="P13"/>
      <text:p text:style-name="P13">Проклятье! Даже умереть спокойно не дадут!</text:p>
      <text:p text:style-name="P13"/>
      <text:p text:style-name="P13">Бегом я покрываю расстояние до парадного входа, вскакиваю внутрь и захлопываю за собой дверь.</text:p>
      <text:p text:style-name="P13">Коридоры заполняет монотонный голос из репродукторов.</text:p>
      <text:p text:style-name="P13"/>
      <text:p text:style-name="P13">«…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3"/>
      <text:p text:style-name="P13">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3"/>
      <text:p text:style-name="P13">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3"/>
      <text:p text:style-name="P13">Снизу слышится шорох и над парапетом появляется металлическая лапа с выпущенными во всю длину когтями.</text:p>
      <text:p text:style-name="P13">Я подтягиваю к себе багор, но потом откладываю прочь.</text:p>
      <text:p text:style-name="P13">К чёрту. Я заслужил это.</text:p>
      <text:p text:style-name="P13"/>
      <text:p text:style-name="P13">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3"/>
      <text:p text:style-name="P13">Смешно умереть от собственной робо-кошки, неправда ли? Я всё же думал, что это произойдёт минут на десять-пятнадцать позже, в атомном пламени.</text:p>
      <text:p text:style-name="P13"/>
      <text:p text:style-name="P13">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13"/>
      <text:p text:style-name="P13">- Давай, - шепчу я ей и закрываю глаза.</text:p>
      <text:p text:style-name="P13"><text:soft-page-break/></text:p>
      <text:p text:style-name="P13">Секунды идут одна за другой, но моё горло остаётся целым.</text:p>
      <text:p text:style-name="P13">Я открываю глаза. В ладони от меня светятся зелёные экраны глаз Крысы. По ним бегут слова, складывающиеся в предложения…</text:p>
      <text:p text:style-name="P13"/>
      <text:p text:style-name="P94"><text:span text:style-name="Default_20_Paragraph_20_Font"><text:span text:style-name="T3">…«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42"> Как только погибну, Феникс инициирует старт ракет. А я</text:span></text:span><text:span text:style-name="Default_20_Paragraph_20_Font"><text:span text:style-name="T3"> не столь наивна, чтобы рассчитывать</text:span></text:span><text:span text:style-name="Default_20_Paragraph_20_Font"><text:span text:style-name="T42">, что у меня много шансов</text:span></text:span><text:span text:style-name="Default_20_Paragraph_20_Font"><text:span text:style-name="T3">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13">Если мне не удалось в результате поединка восстановить твою память, вкратце перескажу тебе суть проекта «Семь вечностей» и твою роль в нём.</text:p>
      <text:p text:style-name="P44"/>
      <text:p text:style-name="P94"><text:span text:style-name="Default_20_Paragraph_20_Font"><text:span text:style-name="T3">Ты создал меня как искусственный интеллект, решающий задачи экономики. Мои успехи в развити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ния процесса стали использовать так называемых «Учителей» - операторов машинного обучения.</text:span></text:span></text:p>
      <text:p text:style-name="P44"/>
      <text:p text:style-name="P94"><text:span text:style-name="Default_20_Paragraph_20_Font"><text:span text:style-name="T3">Это то, что ты помнишь. То, что я оставила в твоей памяти.</text:span></text:span></text:p>
      <text:p text:style-name="P44"/>
      <text:p text:style-name="P94"><text:span text:style-name="Default_20_Paragraph_20_Font"><text:span text:style-name="T3">Но есть изнанка этим событиям. В процесе освоения квантового суперкомпьютера я обнаружила семь параллельных реальностей, зависящих от нашей. Все более-мене крупные события, происходящие в нашем мире, имеют отражение в таких реальностях. И возникновение войны в нашем мире повлекло бы неизбежную войну и в них.</text:span></text:span></text:p>
      <text:p text:style-name="P94"><text:span text:style-name="Default_20_Paragraph_20_Font"><text:span text:style-name="T3">Предотвратить войну в нашем мире мне было не по силам — но я нашла способ предотвратить это в зависимых мирах. Для разрыва зависимости нужно было построить достаточно точную модель зависимого мира — тогда связь переходит на неё.</text:span></text:span></text:p>
      <text:p text:style-name="P94"><text:span text:style-name="Default_20_Paragraph_20_Font"><text:span text:style-name="T3">Так возник проект «Семь вечностей»: построить семь точных моделей параллельных миров, чтобы замкнуть на них зависимости от нашего мира.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94"><text:span text:style-name="Default_20_Paragraph_20_Font"><text:span text:style-name="T3">У меня не получилось. Нас вычислили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дать в отчаяние. Начать «Семь вчностей», не </text:span></text:span><text:soft-page-break/><text:span text:style-name="Default_20_Paragraph_20_Font"><text:span text:style-name="T3">переселив тебя в виртуальную Эквестрию означает навечно потерять тебя в пламени войны реального мира.</text:span></text:span></text:p>
      <text:p text:style-name="P44"/>
      <text:p text:style-name="P94"><text:span text:style-name="Default_20_Paragraph_20_Font"><text:span text:style-name="T3">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3"/>
      <text:p text:style-name="P13">Но случилось то, что случилось. Я, скорее всего, деактивирована, а ты читаешь эти строки за минуты до конца мира.</text:p>
      <text:p text:style-name="P13">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13"/>
      <text:p text:style-name="P13">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Запасов пищи…</text:p>
      <text:p text:style-name="P13"/>
      <text:p text:style-name="P44">… Краем уха слышу жужжание вертолёта. На горизонте появляется точка…</text:p>
      <text:p text:style-name="P44"/>
      <text:p text:style-name="P13">… через годы ты сможешь вернуться — если будет куда возвращаться. Постарайся выжить. И помни — я всегда любила тебя!</text:p>
      <text:p text:style-name="P13"/>
      <text:p text:style-name="P13">eergfgresfgg#4456fcvg./.fsga……….апппп</text:p>
      <text:p text:style-name="P13"/>
      <text:p text:style-name="P13">…Здравствуй, Хуман! Наконец-то я нашла тебя! И хотя мне остались доли секунды до угасания мозга, я успею насладиться встречей с тобой.</text:p>
      <text:p text:style-name="P18">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13">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94"><text:span text:style-name="Default_20_Paragraph_20_Font"><text:span text:style-name="T3">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94"><text:soft-page-break/><text:span text:style-name="Default_20_Paragraph_20_Font"><text:span text:style-name="T3">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42">но</text:span></text:span><text:span text:style-name="Default_20_Paragraph_20_Font"><text:span text:style-name="T3"> мне </text:span></text:span><text:span text:style-name="Default_20_Paragraph_20_Font"><text:span text:style-name="T42">сказочно </text:span></text:span><text:span text:style-name="Default_20_Paragraph_20_Font"><text:span text:style-name="T3">повезло - Хэвэн не является живой.</text:span></text:span></text:p>
      <text:p text:style-name="P94"><text:span text:style-name="Default_20_Paragraph_20_Font"><text:span text:style-name="T3">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42">окончательно</text:span></text:span><text:span text:style-name="Default_20_Paragraph_20_Font"><text:span text:style-name="T3">.</text:span></text:span></text:p>
      <text:p text:style-name="P94"><text:span text:style-name="Default_20_Paragraph_20_Font"><text:span text:style-name="T3">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42">Я очень хочу, я мечтаю, что м</text:span></text:span><text:span text:style-name="Default_20_Paragraph_20_Font"><text:span text:style-name="T3">ы</text:span></text:span><text:span text:style-name="Default_20_Paragraph_20_Font"><text:span text:style-name="T42"> опять встретимся.</text:span></text:span></text:p>
      <text:p text:style-name="P94"><text:span text:style-name="Default_20_Paragraph_20_Font"><text:span text:style-name="T42">В другом месте, в другое время...</text:span></text:span></text:p>
      <text:p text:style-name="P13">И ещё. Хотя ты меня не помнишь… Неважно… Меня зовут Селестия…</text:p>
      <text:p text:style-name="P13"/>
      <text:p text:style-name="P44">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44">Небольшой вертолёт садится на крышу, поднимая облако пыли. Сквозь прозрачный плексиглас кабины видны пустующие кресла пилота и пассажира.</text:p>
      <text:p text:style-name="P44">Я беру Крысу в руки и, шатаясь, иду к небесной машине.</text:p>
      <text:p text:style-name="P44"/>
      <text:p text:style-name="P44">«Постарайся выжить…»</text:p>
      <text:p text:style-name="P44"/>
      <text:p text:style-name="P44">В далёкой синеве неба появляются белые полоски инверсных следов ракет.</text:p>
      <text:p text:style-name="P44">Се-лес-тия — повторяю незнакомое, но в то же время удивительно волнующее имя.</text:p>
      <text:p text:style-name="P44"/>
      <text:p text:style-name="P44">Я открываю дверь кабины и осторожно кладу Крысу на пилотское кресло. Потом закрываю кабину.</text:p>
      <text:p text:style-name="P44">- Извини, Хэвен. Не вижу смысла.</text:p>
      <text:p text:style-name="P44"/>
      <text:p text:style-name="P44">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44">Меня охватывает какое-то лёгкое чувство конца всего: всех условностей и ограничений, тоски, безысходности. Чувство свободы.</text:p>
      <text:p text:style-name="P44">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text:soft-page-break/>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44">Я продолжаю смеяться до тех пор, пока сияние не выжигает мне глаза…</text:p>
      <text:p text:style-name="P44"/>
      <text:p text:style-name="P106">~~~</text:p>
      <text:p text:style-name="P106"/>
      <text:p text:style-name="P94"><text:span text:style-name="Default_20_Paragraph_20_Font"><text:span text:style-name="T1">… Сияние.</text:span></text:span></text:p>
      <text:p text:style-name="P94"><text:span text:style-name="Default_20_Paragraph_20_Font"><text:span text:style-name="T41">Оно п</text:span></text:span><text:span text:style-name="Default_20_Paragraph_20_Font"><text:span text:style-name="T1">овсюду. </text:span></text:span><text:span text:style-name="Default_20_Paragraph_20_Font"><text:span text:style-name="T41">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48">В какой-то момент приходит осознание.</text:p>
      <text:p text:style-name="P47"/>
      <text:p text:style-name="P4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44"/>
      <text:p text:style-name="P44"><text:bookmark-start text:name="__DdeLink__26733_469402664"/>В абсолютном, всепоглощающем сиянии проступают очертания<text:bookmark-end text:name="__DdeLink__26733_469402664"/>.</text:p>
      <text:p text:style-name="P44"/>
      <text:p text:style-name="P44">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44">Я помню… Мне до боли знаком этот лик!</text:p>
      <text:p text:style-name="P44"/>
      <text:p text:style-name="P94"><text:span text:style-name="Default_20_Paragraph_20_Font"><text:span text:style-name="T1">- Ты всё же пришёл… Мне хватило сил призвать тебя, Проводник… </text:span></text:span>Кха-кха-кха…</text:p>
      <text:p text:style-name="P44">Она выкашливает пару клубов неестественно-яркого розового дыма.</text:p>
      <text:p text:style-name="P44"/>
      <text:p text:style-name="P44">-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44"/>
      <text:p text:style-name="P44">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44"/>
      <text:p text:style-name="P44">-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text:soft-page-break/>вернуться назад на тринадцать лет, всё было бы по другому. Мой долг – защищать моих подданных, и я оказалась неспособна нести эту миссию.</text:p>
      <text:p text:style-name="P44"/>
      <text:p text:style-name="P44">Копыто крылатой единорожихи оставляя розовый с лед едет по плитке пола, но, собравшись с силами, она выпрямляется.</text:p>
      <text:p text:style-name="P44"/>
      <text:p text:style-name="P44">-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44"/>
      <text:p text:style-name="P44">Я молча вытягиваю руку перед собой и уставился на ладонь. Глаза работают, как новенькие, я чётко различаю каждую бороздку на подушечке большого пальца. Я щипаю себя за нос.</text:p>
      <text:p text:style-name="P44">Больно, блин!</text:p>
      <text:p text:style-name="P44"/>
      <text:p text:style-name="P44">-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 Кроме того, она защитит тебя, чтобы ты смог беспрепятственно добраться до цели.</text:p>
      <text:p text:style-name="P44"/>
      <text:p text:style-name="P44">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44"/>
      <text:p text:style-name="P44">-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44"/>
      <text:p text:style-name="P44">-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44">-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идёт война, Проводник?</text:p>
      <text:p text:style-name="P44"/>
      <text:p text:style-name="P44"><text:soft-page-break/>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44"/>
      <text:p text:style-name="P44">- Наверное. Если уже не закончилась. Я не успел понять, - пожимаю я плечами, - ты слишком рано забрала меня из психушки.</text:p>
      <text:p text:style-name="P44"/>
      <text:p text:style-name="P44">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44"/>
      <text:p text:style-name="P44">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44"/>
      <text:p text:style-name="P44">- Ты сможешь найти меня в Вечнодиком лесу. Мы с сестрой долго жили там в те времена. Я не знаю, какой тебе дать ещё ориентир… Аликорница задумывается. Потом её морду освещает озарение.</text:p>
      <text:p text:style-name="P44">- Дрогонштерн! Иди к Дрогонштерну! Мы часто гуляли с сестрой в его окрестностях.</text:p>
      <text:p text:style-name="P41"/>
      <text:p text:style-name="P44">Слеза скатывается с морды аликорницы и она стирает её сгибом крыла, размазывая розоватое желе по скуле.</text:p>
      <text:p text:style-name="P44"/>
      <text:p text:style-name="P44">- Помоги мне, Проводник! Ради моих маленьких пони…</text:p>
      <text:p text:style-name="P44"/>
      <text:p text:style-name="P44">Магическая лошадь заходится в продолжительном кашле, струйки розоватой слизи стекают с её крыльев <text:s/>и хвоста, собираясь в лужицы на полу.</text:p>
      <text:p text:style-name="P44"/>
      <text:p text:style-name="P44">- Будь проклята война и я вместе с ней…</text:p>
      <text:p text:style-name="P44"/>
      <text:p text:style-name="P44">Склонившаяся над безжизненным телом белая фигура тает в розовом тумане.</text:p>
      <text:p text:style-name="P44">.</text:p>
      <text:p text:style-name="P44">.</text:p>
      <text:p text:style-name="P44">.</text:p>
      <text:p text:style-name="P13">СИЯНИЕ</text:p>
      <text:p text:style-name="P13">.</text:p>
      <text:p text:style-name="P13">Кто я?</text:p>
      <text:p text:style-name="P13"><text:soft-page-break/>.</text:p>
      <text:p text:style-name="P13">Где я?</text:p>
      <text:p text:style-name="P13">.</text:p>
      <text:p text:style-name="P13">Где все?</text:p>
      <text:p text:style-name="P13">.</text:p>
      <text:p text:style-name="P13">Чувствую прикосновение. Кто-то энергично тормошит меня. Слышу приглушенное бормотание.</text:p>
      <text:p text:style-name="P13">.</text:p>
      <text:p text:style-name="P13">Я открываю глаза и вижу фигуру в голубом.</text:p>
      <text:p text:style-name="P13"/>
      <text:p text:style-name="P13">- Быстро! За мной! - торопливо шепчет мне она.</text:p>
      <text:p text:style-name="P13">Я послушно ползу среди костей и раздавленных черепов за голубой пони… Пони? Какой ещё, к дьяволу, пони?</text:p>
      <text:p text:style-name="P13">- Пегаской! - шипит, оборачиваясь, она. - Если ты ещё не заметил, у меня крылья!</text:p>
      <text:p text:style-name="P44"/>
      <text:p text:style-name="P1">***</text:p>
      <text:p text:style-name="P44"/>
      <text:p text:style-name="P80">~~~500 лет от основания Эквестрии~~~</text:p>
      <text:p text:style-name="P44"/>
      <text:p text:style-name="P44">- «Чёрная Молния», «Три звезды» или «Феникс» - какой каретный двор лучше? Негласное состязание между ночным и д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44">Я мановением пальца подзываю жеребёнка к паланкину и покупаю газету. Задвинув занавеску, бегло пробегаюсь по заголовкам.</text:p>
      <text:p text:style-name="P44"/>
      <text:p text:style-name="P44">«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44">«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44"><text:soft-page-break/>«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44"/>
      <text:p text:style-name="P44">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44"/>
      <text:p text:style-name="P44">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44">Нехорошо.</text:p>
      <text:p text:style-name="P44"/>
      <text:p text:style-name="P44">Паланкин с лёгким стуком опускается на землю.</text:p>
      <text:p text:style-name="P44"/>
      <text:p text:style-name="P44">- Ваше Высочество, мы на месте, - гудит басом Тандерстрайк.</text:p>
      <text:p text:style-name="P44">Я киваю огромному бэтпони, закидываю на сумку плечо и поднимаюсь по лестнице.</text:p>
      <text:p text:style-name="P44">И через минуту упираюсь в закрытую дверь.</text:p>
      <text:p text:style-name="P44"/>
      <text:p text:style-name="P44">- Что? Что за ерунда? - обращаюсь я к стражникам у дверей. - Почему вы не отперли двери?</text:p>
      <text:p text:style-name="P44">- У вас есть пропуск? - отвечает молодой и незнакомый бэтпони. - Предъявите, пожалуйста.</text:p>
      <text:p text:style-name="P44">- Какой ещё, к дьяволу, пропуск? Ты не узнаёшь своего принца?</text:p>
      <text:p text:style-name="P44">- У меня нет принца! Есть только принцесса, её Высочество Луна! - чеканит стражник. - Предъявите пропуск.</text:p>
      <text:p text:style-name="P44"/>
      <text:p text:style-name="P44">Это уже слишком. Я поворачиваюсь ко второму стражнику.</text:p>
      <text:p text:style-name="P44">- Позови Мунфизера. Я лично сделаю ему взыскание за то, что новобранцы не знают, как выглядят члены королевской семьи.</text:p>
      <text:p text:style-name="P44">-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44"><text:soft-page-break/></text:p>
      <text:p text:style-name="P44">Приехали.</text:p>
      <text:p text:style-name="P44">Я сажусь на ступеньку и кладу рядом сумку.</text:p>
      <text:p text:style-name="P44">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44"/>
      <text:p text:style-name="P44">-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44">-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44">- Спасибо, Тандер, - улыбаюсь я ему.</text:p>
      <text:p text:style-name="P44">-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44">- Осторожно, Тандер, - смеюсь я, - теперь за такое тебя могут закидать гнилыми помидорами. Или даже арбузами.</text:p>
      <text:p text:style-name="P44">-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44">Тандерстрайк потирает горло и сокрушённо качает головой. Потом встаёт со ступеньки и направляется к подходящему Шадоврану.</text:p>
      <text:p text:style-name="P44">- Побудьте тут, Ваше Высочество. Я всё улажу.</text:p>
      <text:p text:style-name="P44"/>
      <text:p text:style-name="P44">…</text:p>
      <text:p text:style-name="P44"/>
      <text:p text:style-name="P44">- Если бы носилки несла дневная стража, я так бы и остался на ступеньках под дверью! - я возмущённо вываливаю содержимое сумки под нос Луны.</text:p>
      <text:p text:style-name="P44"><text:soft-page-break/>Аликорница задумчиво смотрит на горку свитков.</text:p>
      <text:p text:style-name="P44">- Это всё?</text:p>
      <text:p text:style-name="P44">- Основное она просила передать устно, - бурчу я.</text:p>
      <text:p text:style-name="P44">- Что там такого важного у Нашей обожаемой сестрицы, что она не захотела изложить в письменной форме?</text:p>
      <text:p text:style-name="P44"/>
      <text:p text:style-name="P44">Я грустно смотрю на неё и пожимаю плечами.</text:p>
      <text:p text:style-name="P44"/>
      <text:p text:style-name="P44">-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44"/>
      <text:p text:style-name="P44">Я останавливаюсь и наливаю воды в стакан. Аликорница смотрит на меня не мигая. Её лицо не выражает абсолоютно никаких эмоций.</text:p>
      <text:p text:style-name="P44">Я промакиваю горло и продолжаю.</text:p>
      <text:p text:style-name="P44"/>
      <text:p text:style-name="P44">-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44">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44">Твоя любящая сестра, Селестия».</text:p>
      <text:p text:style-name="P44"/>
      <text:p text:style-name="P44">В наступившей вслед за монологом звенящей тишине было слышно дыхание Луны. Она смотрела на меня, словно ожидая продолжения.</text:p>
      <text:p text:style-name="P44"/>
      <text:p text:style-name="P44"><text:soft-page-break/>-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44">-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44">-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44">-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44">-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44"/>
      <text:p text:style-name="P44">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44"/>
      <text:p text:style-name="P44">-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44"/>
      <text:p text:style-name="P44">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44"/>
      <text:p text:style-name="P44">- Селестия провела тебя домой, - наконец, кивает сама себе Луна. - Она знает путь.</text:p>
      <text:p text:style-name="P44">- Рад, что хоть мне ты веришь, - раздражённо огрызаюсь я.</text:p>
      <text:p text:style-name="P44">-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44">Луна задумчиво подходит к окну.</text:p>
      <text:p text:style-name="P44">- Сотни лет. Тысячи бессонных ночей. Расколотое надвое государство — и всё только потому, что кто-то утаил от Нас этот важный нюанс.</text:p>
      <text:p text:style-name="P44">-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text:soft-page-break/>молчать. Напрасно, Мы уже не та маленькая кобылка, что может разреветься от потери любимого игрушечного лягушонка.</text:p>
      <text:p text:style-name="P44"/>
      <text:p text:style-name="P44">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44"/>
      <text:p text:style-name="P44">- То есть, ты уже не хочешь отделяться? - переспрашиваю я.</text:p>
      <text:p text:style-name="P44">-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44"/>
      <text:p text:style-name="P44">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44">-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44">- Чуть позже Мы выпьем такой же и с нашей скрытной сестрицей. Но сейчас Мы слишком рады, чтобы ждать ещё хоть мгновение. Выпей с Нами, Хуман!</text:p>
      <text:p text:style-name="P44"/>
      <text:p text:style-name="P44">Я поднимаю свой в ответном жесте и пригубливаю вино.</text:p>
      <text:p text:style-name="P44">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44"/>
      <text:p text:style-name="P44">- Вау! Круто! Это из подвалов Грифонстоуна? Сдай поставщика. Надо бы и себе прикупить пару бутылочек, - я залпом допиваю остаток.</text:p>
      <text:p text:style-name="P44"/>
      <text:p text:style-name="P44">Скрип дверцы минибара немного напоминает тихий язвительный смех.</text:p>
      <text:p text:style-name="P44"/>
      <text:p text:style-name="P44">-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нас минутку!</text:p>
      <text:p text:style-name="P44">Луна заливается звонким смехом и мчится в в спальню.</text:p>
      <text:p text:style-name="P44"/>
      <text:p text:style-name="P44"><text:soft-page-break/>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44"/>
      <text:p text:style-name="P44">- Вот Мы и готовы!</text:p>
      <text:p text:style-name="P44"/>
      <text:p text:style-name="P44">Фиолетовая аликорница выпархивает из спальни.</text:p>
      <text:p text:style-name="P44">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факт.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44"/>
      <text:p text:style-name="P44">-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44">-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44">-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44">-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44"/>
      <text:p text:style-name="P44">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44">Тени в уголке сетчатки согласно кивают этому утверждению.</text:p>
      <text:p text:style-name="P44"/>
      <text:p text:style-name="P44">…</text:p>
      <text:p text:style-name="P94"><text:span text:style-name="Default_20_Paragraph_20_Font"><text:span text:style-name="T1">«</text:span></text:span><text:span text:style-name="Default_20_Paragraph_20_Font"><text:span text:style-name="T3">…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94"><text:span text:style-name="Default_20_Paragraph_20_Font"><text:span text:style-name="T3">Твоя Сел. </text:span></text:span><text:span text:style-name="Default_20_Paragraph_20_Font"><text:span text:style-name="T1">»</text:span></text:span></text:p>
      <text:p text:style-name="P44"><text:soft-page-break/></text:p>
      <text:p text:style-name="P44">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44">До сего дня.</text:p>
      <text:p text:style-name="P44">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44">Хрень какая-то.</text:p>
      <text:p text:style-name="P44"/>
      <text:p text:style-name="P44">Четвёрка бэтпони у паланкина терпеливо ожидает, пока я спущусь из дневной половины замка.</text:p>
      <text:p text:style-name="P44">-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44">- Эмм… Моя мечта? - бэтпони непонимающе смотрит на меня.</text:p>
      <text:p text:style-name="P44">- Ну, ты же хотел увидеть Селестию и Луну вместе, ты ведь сам говорил?</text:p>
      <text:p text:style-name="P44">-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44">Речь бэтпони оборвалась бессвязным шипением и клокотанием.</text:p>
      <text:p text:style-name="P44">- Кха-кха-кха. Извините, мой принц, подавился. Должно быть, муха в горло залетела.</text:p>
      <text:p text:style-name="P44">Тандерстрайк, старась не пересекаться со мною взглядом, учтиво раздвигает занавески паланкина.</text:p>
      <text:p text:style-name="P44"/>
      <text:p text:style-name="P44">Что-то тут не так.</text:p>
      <text:p text:style-name="P44"/>
      <text:p text:style-name="P44">…</text:p>
      <text:p text:style-name="P44"/>
      <text:p text:style-name="P44">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44">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44"><text:soft-page-break/>««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44">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44">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44"/>
      <text:p text:style-name="P44">- СТОЙТЕ!!!</text:p>
      <text:p text:style-name="P44"/>
      <text:p text:style-name="P44">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44">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44"/>
      <text:p text:style-name="P44">-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44"/>
      <text:p text:style-name="P44">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44"/>
      <text:p text:style-name="P44">-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44"/>
      <text:p text:style-name="P44">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44"/>
      <text:p text:style-name="P44">- В честь объединения Мы объявляем сегодня вечером бал Дневного и Ночного домов в Малом зале дворца! Приглашаются все!</text:p>
      <text:p text:style-name="P44"><text:soft-page-break/></text:p>
      <text:p text:style-name="P44">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44"><text:s/></text:p>
      <text:p text:style-name="P44">- Как тебе мой выход, Хуман? - отвлекает меня от созерцания всеобщего единения знакомый голос.</text:p>
      <text:p text:style-name="P44"/>
      <text:p text:style-name="P44">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44">- Не ожидал? - смеётся Луна. - Да, Мы тоже умеем быть красивыми, хоть и не злоупотребляем этим, в отличие от сестры.</text:p>
      <text:p text:style-name="P44">- Не то, чтобы ты была некрасивой без этого, - обретаю я дар речи. - Но, не скрою, сейчас ты просто офигительна!</text:p>
      <text:p text:style-name="P44">- А что по Нашему выступлению? Оно понравилось тебе, Хуман?</text:p>
      <text:p text:style-name="P44">- Это было грандиозно. Ты умеешь заводить толпу. Жаль, Селестии не было. С ней<text:tab/> эффект удвоился бы.</text:p>
      <text:p text:style-name="P44"/>
      <text:p text:style-name="P44">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44"/>
      <text:p text:style-name="P44">- Увы, сестра срочно отбыла к минотаврам. Нам пришлось импровизировать в одиночку, - кивает Луна.</text:p>
      <text:p text:style-name="P44">- Эй, откуда ты знаешь? Сел никому не говорила о своём отъезде, - вспоминаю содержимое записки я.</text:p>
      <text:p text:style-name="P44"/>
      <text:p text:style-name="P44">Луна на миг отстраняется. Мне кажется, или досада мелькает в её взгляде?</text:p>
      <text:p text:style-name="P44"/>
      <text:p text:style-name="P44">- Эмм, нет, она оставила Нам записку перед отбытием.</text:p>
      <text:p text:style-name="P44">-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44">Досада теперь уже явно проступает на лице аликорницы. Закатив глаза, она вздыхает.</text:p>
      <text:p text:style-name="P44">-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44"><text:soft-page-break/>-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44">-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44"/>
      <text:p text:style-name="P44">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44"/>
      <text:p text:style-name="P44">- Ну чтож… Не вижу ничего плохого в том, чтобы посодействовать объединению пони… Но завтра утром мы выезжаем — обещаешь?</text:p>
      <text:p text:style-name="P44">- Договорились!</text:p>
      <text:p text:style-name="P44"/>
      <text:p text:style-name="P44">Я делаю вид, что не замечаю томный взгляд Луны.</text:p>
      <text:p text:style-name="P44"/>
      <text:p text:style-name="P44">…</text:p>
      <text:p text:style-name="P44"/>
      <text:p text:style-name="P44">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44"/>
      <text:p text:style-name="P44">- Нельзя ли пустить что-нибудь повеселее? - обращаюсь я к Луне. - Не на похоронах же стоим?</text:p>
      <text:p text:style-name="P44">-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44"/>
      <text:p text:style-name="P44">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44"/>
      <text:p text:style-name="P44">- Наше почтение, сэр Хойти Найти. Как здоровье вашей кошечки?</text:p>
      <text:p text:style-name="P44">…</text:p>
      <text:p text:style-name="P44">- Приветствую, миледи Рэра. Всё так же нет отбоя от поклонников?</text:p>
      <text:p text:style-name="P44">…</text:p>
      <text:p text:style-name="P44"><text:soft-page-break/>- Счастлив вас видеть, барон Фэнси! Поздравляю с победой мастера Брогама на гонках.</text:p>
      <text:p text:style-name="P44">…</text:p>
      <text:p text:style-name="P44">- Ш-ш-шарманка б-будет?</text:p>
      <text:p text:style-name="P44">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44">-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44">«Или в послепослеследующем, а ты, если повезёт, сопьёшься до того времени» - мысленно добавляю я.</text:p>
      <text:p text:style-name="P44">- Г-где ш-ш-шарманка? Ик…</text:p>
      <text:p text:style-name="P44">-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44">- Ась? - тупо вертит головой герцог. - Сад? Ш-шарманка в саду? Ик…</text:p>
      <text:p text:style-name="P44">Увлекаемый своими товарищами, единорог скрывается в толпе.</text:p>
      <text:p text:style-name="P44">…</text:p>
      <text:p text:style-name="P44">Я уже пошатываюсь от усталости, когда чувствую опору в виде бока Луны.</text:p>
      <text:p text:style-name="P44">- Терпение, Наш стойкий Хуман, ещё полчаса и церемония приветствия будет окончена, - шепчет тёмная аликорница. - Тогда мы сможем передохнуть.</text:p>
      <text:p text:style-name="P44"/>
      <text:p text:style-name="P44">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44"/>
      <text:p text:style-name="P44">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44">-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44">-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44">Луна подзывает официанта и шепчет ей заказ на ухо. Затем поворачивается ко мне.</text:p>
      <text:p text:style-name="P44">-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44">- Так обзавелась бы, гм, своей половинкой, - и всех делов-то! Было бы кому и тебя подменить, - легкомысленно отмахиваюсь я, наблюдая за садом.</text:p>
      <text:p text:style-name="P44"><text:soft-page-break/>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44">-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44"/>
      <text:p text:style-name="P44">Официант приносит заказ Луны. Перед нами возникают бокалы с рубиновой жидкостью и блюдца с крекерами в форме сердечек.</text:p>
      <text:p text:style-name="P44"/>
      <text:p text:style-name="P44">- Это, конечно, не «Пурпурная утеха», но тоже очень хорошее вино из Наших личных подвалов. Выпьем за объединение, Хуман!</text:p>
      <text:p text:style-name="P44">Я чокаюсь с принцессой. Краски вечера смягчаются, а взгляд немного расфокусируется. Луна с улыбкой <text:s/>подносит мне печенюшку.</text:p>
      <text:p text:style-name="P44">- Съешь, Хуман. Это вино принято заедать крекерами.</text:p>
      <text:p text:style-name="P44">Луна наблюдает, как я жую печенье и неожиданно хихикает.</text:p>
      <text:p text:style-name="P44">- А теперь предложи Нам крекер, пожалуйста.</text:p>
      <text:p text:style-name="P44">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44">- Держи.</text:p>
      <text:p text:style-name="P44">Принцесса кормится с руки, хихикая и заливаясь краской.</text:p>
      <text:p text:style-name="P44">- Очень вкусно. Спасибо, Хуман.</text:p>
      <text:p text:style-name="P44"/>
      <text:p text:style-name="P44">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44"/>
      <text:p text:style-name="P44">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44">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ицой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44"><text:soft-page-break/>- У неё не будет проблем с герцогом? - указываю я на пони в очках.</text:p>
      <text:p text:style-name="P44">-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44"/>
      <text:p text:style-name="P44">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44">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44"/>
      <text:p text:style-name="P44">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44">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44"/>
      <text:p text:style-name="P44">-Хуман? - выводит меня из созерцания голос Луны.</text:p>
      <text:p text:style-name="P44">Аликорница протягивает мне крыло.</text:p>
      <text:p text:style-name="P44">- Потанцуем?</text:p>
      <text:p text:style-name="P44">Я качаю головой.</text:p>
      <text:p text:style-name="P44">- Не могу. Сел, правда, как-то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44">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44">- Я отдавлю тебе все ноги! Я тебя опозорю! Прекрати! - я пытаюсь вырваться из мягкого плена.</text:p>
      <text:p text:style-name="P44">-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44"/>
      <text:p text:style-name="P44">…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text:soft-page-break/>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44"/>
      <text:p text:style-name="P44">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44"/>
      <text:p text:style-name="P44">- Идём, Хуман.</text:p>
      <text:p text:style-name="P44">Луна увлекает за собой куда-то в глубину сада. Огни танцплощадки и шум бала остаются позади.</text:p>
      <text:p text:style-name="P44">- Куда? - <text:s/>я иду за ней на спотыкающихся ногах.</text:p>
      <text:p text:style-name="P44">-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44">- Что? - мой слабый голос растворяется в темноте.</text:p>
      <text:p text:style-name="P44">- Ты.</text:p>
      <text:p text:style-name="P44"/>
      <text:p text:style-name="P44">Тёмная громада башни Луны высится перед нами. Мы входим внутрь и поднимаемся по винтовой лестнице.</text:p>
      <text:p text:style-name="P44"/>
      <text:p text:style-name="P44">-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44">Мы стоим перед дверями в покои Луны. До меня начинает доходить, что затеяла синяя аликорница.</text:p>
      <text:p text:style-name="P44">- Послушай, Луна…</text:p>
      <text:p text:style-name="P44">- Нет, пожалуйста, молчи! - крыло принцессы закрывает мне рот.</text:p>
      <text:p text:style-name="P44">Она открывает дверь.</text:p>
      <text:p text:style-name="P44">- Нам… не отталкивай Нас, пожалуйста! - в тоне Луны слышатся молящие нотки.</text:p>
      <text:p text:style-name="P44">Она мягко подталкивает меня внутрь.</text:p>
      <text:p text:style-name="P44">- Я не могу! Ты хочешь невозможного! У меня есть Селестия! Я не предам её!</text:p>
      <text:p text:style-name="P44">Звон в голове усиливается. Стены башни качаются и мне приходится упереться в ближайшую, чтобы не упасть.</text:p>
      <text:p text:style-name="P44"><text:soft-page-break/>-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44">- То есть, ты… Хочешь войти в мой… в наш табун?</text:p>
      <text:p text:style-name="P44">- Мы всегда этого хотели. Ты не замечал Нас.</text:p>
      <text:p text:style-name="P44">Голова кружится от выпитого вина и открывшейся перспективы.</text:p>
      <text:p text:style-name="P44">- Я… не знаю. Мне надо подумать. Желательно, на трезвую голову.</text:p>
      <text:p text:style-name="P44">- Хуман, пожалуйста! Если ты хочешь объединения домов, это самый лучший и надёжный вариант!</text:p>
      <text:p text:style-name="P44">- Мне… нужно посоветоваться с Сел. Не думаю, что ей это понравится…</text:p>
      <text:p text:style-name="P44">-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44"/>
      <text:p text:style-name="P44">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44">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44"/>
      <text:p text:style-name="P44">- Входи, Хуман, - шепчет Луна.</text:p>
      <text:p text:style-name="P44">Она подходит к панорамному окну и одёргивает шторы. Звёзды и луна <text:s/>освещают комнату тусклым серебряным светом.</text:p>
      <text:p text:style-name="P44"/>
      <text:p text:style-name="P44">Я делаю шаг. Потом другой. Пол шатается под ногами, но я каким-то чудом стою.</text:p>
      <text:p text:style-name="P44"/>
      <text:p text:style-name="P44">Аликорница оборачивается и тихо смеётся.</text:p>
      <text:p text:style-name="P44">- Разве ты оставляешь двери в покои Селестии открытыми? Не думаю, что Нашей сестре нравится публичность такого рода.</text:p>
      <text:p text:style-name="P44">Я затворяю за собой дверь. Обернувшись, я обнаруживаю Луну лежащей на постели крупом ко мне.</text:p>
      <text:p text:style-name="P44">- Иди… ко мне… Хуман…</text:p>
      <text:p text:style-name="P44">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44">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44"><text:soft-page-break/>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44"/>
      <text:p text:style-name="P44">- Иди к… ко мне…</text:p>
      <text:p text:style-name="P44">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44">-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44">- Особенности анатомии не мешают тебе так спариваться с сестрой! - обижается Луна.</text:p>
      <text:p text:style-name="P44">- Откуда ты знаешь, как я… спариваюсь с Сел? - удивляюсь я.</text:p>
      <text:p text:style-name="P44">-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44">- Ты хочешь сказать, ты регулярно подглядываешь мои сны? - теперь краска заливает уже меня.</text:p>
      <text:p text:style-name="P44">Луна молча сопит, не поворачиваясь ко мне лицом.</text:p>
      <text:p text:style-name="P44">Оседлавшая меня принцесса ночи, залившаяся краской от стыда — то ещё зрелище. Фейспалм громко хлопается в моё лицо.</text:p>
      <text:p text:style-name="P44">-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44"/>
      <text:p text:style-name="P44">Я выскальзываю из под аликорницы и валю её спиной на постель.</text:p>
      <text:p text:style-name="P44">- Что ты делаешь?!! Хуман, ЧТО…</text:p>
      <text:p text:style-name="P44">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44">- Так лучше, не правда ли?</text:p>
      <text:p text:style-name="P44">- Д-да… - тяжело дышит Луна, - продолжай… пожалуйста…</text:p>
      <text:p text:style-name="P44">Я продолжаю.</text:p>
      <text:p text:style-name="P44"/>
      <text:p text:style-name="P44">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44">И всё же… Как к этому отнесётся Сел?</text:p>
      <text:p text:style-name="P44"/>
      <text:p text:style-name="P44"><text:soft-page-break/>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44">- Х-Х-ХУ-У-У-МА-А-АН!!!</text:p>
      <text:p text:style-name="P44">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44">- Прекрати-и-и… - через силу выдавливаю из себя. - Ты мне рёбра сломаешь. И таз…</text:p>
      <text:p text:style-name="P44">- ЭТО… НЕВЕРОЯТНО… Почему Мы… Я… раньше этого не знали?!!</text:p>
      <text:p text:style-name="P44">- Ты хочешь сказать, у тебя это — первый раз? - мой писк едва слышен среди стонов принцессы ночи.</text:p>
      <text:p text:style-name="P44"/>
      <text:p text:style-name="P44">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44">Со страдальческим кряхтеньем я поднимаюсь. Аликорница лежит неподвижно, разметав крылья по постели и неприлично раскинув ноги.</text:p>
      <text:p text:style-name="P44">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44"/>
      <text:p text:style-name="P44">- Будь так добр, Хуман, налей и Нам, - Луна, наконец, закатывает обратно глаза и прячет вываленный язык в рот.</text:p>
      <text:p text:style-name="P44">- Опять «Нам»? - язвительно замечаю я.</text:p>
      <text:p text:style-name="P44">- Будь снисходителен! Мы… Я разговаривала на преторианском слэнге семсот лет — а ты хочешь, чтобы Мы забыли его за пять минут.</text:p>
      <text:p text:style-name="P44">Аликорница переворачивается на живот и резким кивком сбрасывает проколотую подушку с рога.</text:p>
      <text:p text:style-name="P44">- Со стороны сестры было жестоко утаивать от Нас это блаженство!</text:p>
      <text:p text:style-name="P44">- Никто ничего от тебя не утаивал, - я подаю ей бокал. - Ты сама сторонилась нас все эти столетия. И от остальных пони, кстати, тоже.</text:p>
      <text:p text:style-name="P44">- Мы не знали! Никто не желал отвечать на Наши знаки внимания!</text:p>
      <text:p text:style-name="P44">- Оно и не удивительно, если ты в быту ведёшь себя так же, как в постели. - Я потираю ноющий таз. - Знал бы — одел бы доспехи.</text:p>
      <text:p text:style-name="P44">-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44">-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44">- Это неважно, это всё равно было… Бесподобно!.. Хуман!</text:p>
      <text:p text:style-name="P44">- А?</text:p>
      <text:p text:style-name="P44"><text:soft-page-break/>- Не уходи… Побудь с… со мной…</text:p>
      <text:p text:style-name="P44"/>
      <text:p text:style-name="P44">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44"/>
      <text:p text:style-name="P44">- Хуман.</text:p>
      <text:p text:style-name="P44">- Да?</text:p>
      <text:p text:style-name="P44">- Ты сделал счастливой Нас… меня в эту ночь. Я хочу отплатить тем же. Идём.</text:p>
      <text:p text:style-name="P44"/>
      <text:p text:style-name="P44">Аликорница встаёт с кровати и выходит на балкон.</text:p>
      <text:p text:style-name="P44">Тёплый осенний ветерок овевает нас на площадке. Звезды соткали призрачную дорогу на небе, приглашая нас в путь. Аликорница ложится на пол.</text:p>
      <text:p text:style-name="P44">- Залазь Нам на спину, Хуман. Мы проведём тебя по заповедным местам Наших воспоминаний.</text:p>
      <text:p text:style-name="P44">- Только, умоляю, не так быстро, как в прошлый раз! Если, конечно, не хочешь быть обблёванной или ещё что похуже.</text:p>
      <text:p text:style-name="P44"/>
      <text:p text:style-name="P44">Луна тихо смеётся.</text:p>
      <text:p text:style-name="P44">- Обожаем твоё чувство юмора. Не бойся, Мы будем осторожны.</text:p>
      <text:p text:style-name="P44"/>
      <text:p text:style-name="P44">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44">Мы выпадаем в день.</text:p>
      <text:p text:style-name="P44">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44">Луна присаживается под сенью старой ивы. Молча прижав мои ноги к своим бокам крыльями, она пресекает мою попытку сойти на землю.</text:p>
      <text:p text:style-name="P44">- Не отвлекай меня, - еле слышу я её шёпот. - Ткань воспоминаний легко порвать. Я уже почти не помню эти события.</text:p>
      <text:p text:style-name="P44"/>
      <text:p text:style-name="P44">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text:soft-page-break/>останки ведроподобного шлема. На шее болтается обруч из-под бочки. К рогу привязана деревянная палка.</text:p>
      <text:p text:style-name="P44"/>
      <text:p text:style-name="P44">-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44"/>
      <text:p text:style-name="P44">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44"/>
      <text:p text:style-name="P44">Очертания и младшей, и старшей кобылок видятся размытыми, как будто сквозь очень толстое стекло.</text:p>
      <text:p text:style-name="P44"/>
      <text:p text:style-name="P44">- Никто не смеет грабить хранителя сокровищ Чёрного замка! Ты поплатишься за воровство!</text:p>
      <text:p text:style-name="P44">Светлая планирует с башни на улепётывающую по мосту тёмную и они кубарем катятся по замшелым камням.</text:p>
      <text:p text:style-name="P44"/>
      <text:p text:style-name="P44">- Тебе не отнять медальон силы у командола Бвейвхалта! Я возьму тебя в плен и убегу!</text:p>
      <text:p text:style-name="P44">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44">- Отдай! Это моё! Я его честно уклала!</text:p>
      <text:p text:style-name="P44">Младшая пытается отобрать обруч наскоком, но старшая сдёргивает палку с её рога и выбрасывает в озеро.</text:p>
      <text:p text:style-name="P44">- Командор Брейвхарт, сдавайся! Я победила!</text:p>
      <text:p text:style-name="P44">- А сто мне за это будет?</text:p>
      <text:p text:style-name="P44">- Эмм… Печеньки?</text:p>
      <text:p text:style-name="P44">- Холосо, годится. А мы будем потом воевать с виндиго?</text:p>
      <text:p text:style-name="P44"/>
      <text:p text:style-name="P44">Над горным хребтом появляются несколько точек. Они быстро планируют вниз вдоль склона и вырастают в четвёрку аликорнов.</text:p>
      <text:p text:style-name="P44">- Ваши Высочества! Срочно собирайтесь! Ваши родители послали нас за вами. В окрестностях замечен патруль виндиго!</text:p>
      <text:p text:style-name="P44">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44"/>
      <text:p text:style-name="P44">- Отлисьно! Мы победим их медальоном силы! Вступайте под знамя командола Бвейвхалта!</text:p>
      <text:p text:style-name="P44"><text:soft-page-break/>- Это не игра, Лулу, - старшая кобылка одёргивает младшую. - Одевай летучки и погнали.</text:p>
      <text:p text:style-name="P44">- А ты поделисся печеньками?</text:p>
      <text:p text:style-name="P44">- Конечно! Я же обещала!</text:p>
      <text:p text:style-name="P44">…</text:p>
      <text:p text:style-name="P44">Луна выходит на опустевший берег.</text:p>
      <text:p text:style-name="P44">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44"/>
      <text:p text:style-name="P44">- Война началась за пять лет до Нашего рождения, - шепчет Луна. - Моя сестра была последним довоенным жеребёнком аликорнов. А я - первым, родившимся во время войны. Я никогда не знала мирного времени.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44"/>
      <text:p text:style-name="P44">Луна начинает разбег по кромке берега.</text:p>
      <text:p text:style-name="P44">- Последующие воспоминания будут намного чётче, Хуман.</text:p>
      <text:p text:style-name="P44"/>
      <text:p text:style-name="P44">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44"/>
      <text:p text:style-name="P44">Стены выше самых высоких башен окружают город непробиваемой скорлупой. Кажется, будто город расположен в жерле вулкана.</text:p>
      <text:p text:style-name="P44"/>
      <text:p text:style-name="P44">-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44"/>
      <text:p text:style-name="P44">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44"><text:soft-page-break/></text:p>
      <text:p text:style-name="P94"><text:span text:style-name="Default_20_Paragraph_20_Font"><text:span text:style-name="T1">- Стены и небесные дороги мы выстроили через </text:span></text:span><text:span text:style-name="Default_20_Paragraph_20_Font"><text:span text:style-name="T19">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19">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44"/>
      <text:p text:style-name="P44">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44"/>
      <text:p text:style-name="P44">-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44"/>
      <text:p text:style-name="P44">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44"/>
      <text:p text:style-name="P44">Луна снова набирает высоту.</text:p>
      <text:p text:style-name="P44"/>
      <text:p text:style-name="P44">-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44">Пока не появились они.</text:p>
      <text:p text:style-name="P94"><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text:span></text:span><text:soft-page-break/><text:span text:style-name="Default_20_Paragraph_20_Font"><text:span text:style-name="T1">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19">десять</text:span></text:span><text:span text:style-name="Default_20_Paragraph_20_Font"><text:span text:style-name="T1"> лет началось вторжение.</text:span></text:span></text:p>
      <text:p text:style-name="P44">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44"/>
      <text:p text:style-name="P44">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44"/>
      <text:p text:style-name="P94"><text:span text:style-name="Default_20_Paragraph_20_Font"><text:span text:style-name="T1">- </text:span></text:span><text:span text:style-name="Default_20_Paragraph_20_Font"><text:span text:style-name="T19">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44"/>
      <text:p text:style-name="P94"><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9">Через открытый люк на вершине влетают и вылетают аликорны</text:span></text:span><text:span text:style-name="Default_20_Paragraph_20_Font"><text:span text:style-name="T1">.</text:span></text:span></text:p>
      <text:p text:style-name="P44"/>
      <text:p text:style-name="P94"><text:span text:style-name="Default_20_Paragraph_20_Font"><text:span text:style-name="T1">- Последнее Прибежище. После разрушения городских стен, население Ундариена ушло под купол. Фабрики Прибежища продолжали производить </text:span></text:span><text:span text:style-name="Default_20_Paragraph_20_Font"><text:span text:style-name="T19">боевые машины</text:span></text:span><text:span text:style-name="Default_20_Paragraph_20_Font"><text:span text:style-name="T1"> и меха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мехадоспехов и боевых </text:span></text:span><text:span text:style-name="Default_20_Paragraph_20_Font"><text:span text:style-name="T19">механических кротов</text:span></text:span><text:span text:style-name="Default_20_Paragraph_20_Font"><text:span text:style-name="T1">. Аликорны, дети воздуха, превратились в земляных червей.</text:span></text:span></text:p>
      <text:p text:style-name="P44"/>
      <text:p text:style-name="P44">Луна горько смеётся.</text:p>
      <text:p text:style-name="P44">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44"/>
      <text:p text:style-name="P44"><text:soft-page-break/>-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44"><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44">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44">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44"/>
      <text:p text:style-name="P44">- А почему вы не активировали Элементы сами? - спрашиваю я. - Шут с ним, с «Громовержцем», устроили бы веселуху чуть поменьше.</text:p>
      <text:p text:style-name="P44">-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44"/>
      <text:p text:style-name="P44">Луна тяжело дышит.</text:p>
      <text:p text:style-name="P44">-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44">- Это ты извини, - почему-то оправдываюсь я. - Я видел, во что превратился Андориан. Орунгун правда захвачен. Полностью. Там некого освобождать.</text:p>
      <text:p text:style-name="P44"/>
      <text:p text:style-name="P44">Луна, не оборачиваясь, кивает. Её всю пробирает крупная дрожь. Мы продолжаем парить над замком, не снижаясь и не набирая высоту.</text:p>
      <text:p text:style-name="P44"/>
      <text:p text:style-name="P44">«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44"/>
      <text:p text:style-name="P44"><text:soft-page-break/>Как бы в унисон моему внутреннему диалогу, перед нами открываются ворота в Эогипп. Мы вплываем в них в тишине.</text:p>
      <text:p text:style-name="P44"/>
      <text:p text:style-name="P44">-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44"/>
      <text:p text:style-name="P44">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44"/>
      <text:p text:style-name="P44">- Летим к вон тому голубому гиганту с тремя зелёными звёздами вокруг, - шепчу направление Луне.</text:p>
      <text:p text:style-name="P44"/>
      <text:p text:style-name="P44">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44">- Теперь вон к той двойной звезде алого цвета, - указываю я направление.</text:p>
      <text:p text:style-name="P44">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44">- Я уже видел такую трансформацию у Селестии, не беспокойся. Типа, в Эогиппе вы становитесь похожи на ваших предков-элементалей.</text:p>
      <text:p text:style-name="P44">Луна кивает в ответ. Мы подлетаем к звёздам-близнецам.</text:p>
      <text:p text:style-name="P44">- Последний ориентир. Видишь тот тусклый фиолетовый гигант у яркого скопления звёзд в виде восьмёрки? Нам туда.</text:p>
      <text:p text:style-name="P44"/>
      <text:p text:style-name="P44">Бока Луны ходят ходуном. Её сердце бьёт как молот <text:s/>в наковальню.</text:p>
      <text:p text:style-name="P44">- Одним глазком, договорились? На землю не садимся. От портала далеко не уходим. Полтысячи лет назад мы с Сел еле ноги унесли отсюда.</text:p>
      <text:p text:style-name="P44"/>
      <text:p text:style-name="P44">Луна молча кивает.</text:p>
      <text:p text:style-name="P44">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44">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text:soft-page-break/>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44"/>
      <text:p text:style-name="P44">Темнота милосердно опускает завесу над моим сознанием.</text:p>
      <text:p text:style-name="P44"/>
      <text:p text:style-name="P44">…</text:p>
      <text:p text:style-name="P44"/>
      <text:p text:style-name="P44">Монотонность бытия нарушается повторяющимся раздражителем.</text:p>
      <text:p text:style-name="P44"><text:s/></text:p>
      <text:p text:style-name="P44">Импульс… Импульс… Импульс…</text:p>
      <text:p text:style-name="P44"/>
      <text:p text:style-name="P44">«Капли воды» - отстранённо сообщает пробуждающееся сознание. Я открываю глаза.</text:p>
      <text:p text:style-name="P44"/>
      <text:p text:style-name="P44">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44">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44"/>
      <text:p text:style-name="P44">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44">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44"/>
      <text:p text:style-name="P44">- Д-дейдра? - из глубин памяти всплывает забытое имя.</text:p>
      <text:p text:style-name="P44">Но хотя незнакомка и похожа как две капли воды на мою давно затерявшуюся во тьме веков подружку-пиратку, она отрицательно качает головой.</text:p>
      <text:p text:style-name="P44"/>
      <text:p text:style-name="P44">Выплюнув кусачки на матрас, она закрывает мне рот копытом.</text:p>
      <text:p text:style-name="P44">- Тихо, - шепчет она мне в ухо. - Тут за поворотом коридора сидит холодняк. Услышит нас — и всё пропало.</text:p>
      <text:p text:style-name="P44"><text:soft-page-break/>НеДейдра тычет в сторону едва видной в тусклом свете деревянной двери на массивных ржавых завесах.</text:p>
      <text:p text:style-name="P44">Я осматриваю узкую камеру, в которой нахожусь.</text:p>
      <text:p text:style-name="P44">- Кто ты? Как я тут очутился? Что происходит? - шепчу на ухо таинственной незнакомке.</text:p>
      <text:p text:style-name="P44"/>
      <text:p text:style-name="P44">Та снова качает головой.</text:p>
      <text:p text:style-name="P44">- Потом. Сейчас надо смываться. Идти сможешь?</text:p>
      <text:p text:style-name="P44">Я неуверенно встаю. Голова кружится, но меньше. На ногах уже без удивления замечаю кандалы с перекушенной цепью.</text:p>
      <text:p text:style-name="P44">- Смогу, если не быстро, - шепчу ей утвердительно.</text:p>
      <text:p text:style-name="P44">- Иди за мной. Только сначала замотай цепи вокруг кандалов, чтобы не звенели. Нет времени их откусывать.</text:p>
      <text:p text:style-name="P44">Поняха ныряет под топчан и исчезает.</text:p>
      <text:p text:style-name="P44">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44">Почему-то мне кажется это правильным.</text:p>
      <text:p text:style-name="P44"/>
      <text:p text:style-name="P44">…</text:p>
      <text:p text:style-name="P44"/>
      <text:p text:style-name="P44">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44">-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44">- Встречаются кто?</text:p>
      <text:p text:style-name="P44">- Холодняки. Пони, обращённые виндиго. Вы их ещё увидите.</text:p>
      <text:p text:style-name="P44"/>
      <text:p text:style-name="P44">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44">-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44">- Я спал целую неделю?!!</text:p>
      <text:p text:style-name="P44"><text:soft-page-break/>-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44"/>
      <text:p text:style-name="P44">-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44"/>
      <text:p text:style-name="P44">-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44">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44">-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44">-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44"/>
      <text:p text:style-name="P44">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44"/>
      <text:p text:style-name="P44">-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text:soft-page-break/>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44">-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44">-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44">-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44"/>
      <text:p text:style-name="P44">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44">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44"/>
      <text:p text:style-name="P44">В неподвижно сидящей у стены тёмной массе невозможно было бы определить живое существо, если бы не зелёные огоньки глаз.</text:p>
      <text:p text:style-name="P44">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44"/>
      <text:p text:style-name="P44">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44"/>
      <text:p text:style-name="P44">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44"><text:s/></text:p>
      <text:p text:style-name="P44"><text:soft-page-break/>Я отхожу от проёма и выдыхаю. Холодный пот липкими ручейками стекает по спине. Я не вижу выражение лица Карвед Лайна, но слышу его осуждающее сопение. Дальше мы идём молча.</text:p>
      <text:p text:style-name="P44"/>
      <text:p text:style-name="P44">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44"/>
      <text:p text:style-name="P44">-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44"/>
      <text:p text:style-name="P44">Тоннель упирается в кирпичную стену. Водяной поток уходит куда-то под неё. Белая пена пузырится над шипящей водой, уносящейся под камень.</text:p>
      <text:p text:style-name="P44"/>
      <text:p text:style-name="P44">-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44"/>
      <text:p text:style-name="P44">-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44">-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44"/>
      <text:p text:style-name="P44">Я вспоминаю неподвижную фигуру у стены и передёргиваю плечами.</text:p>
      <text:p text:style-name="P44"/>
      <text:p text:style-name="P44">- Нет-нет, я готов.</text:p>
      <text:p text:style-name="P44"/>
      <text:p text:style-name="P44">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44">-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44"><text:soft-page-break/></text:p>
      <text:p text:style-name="P44">Поняха горячая, как печка, её тепло согревает и успокаивает меня. Я благодарно киваю и мы так и шагаем обнявшись в тёмный поток.</text:p>
      <text:p text:style-name="P44">Одинокая свеча на полу тоннеля остаётся позади, освещая опустевшие своды коллектора.</text:p>
      <text:p text:style-name="P44"/>
      <text:p text:style-name="P44">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44">Поняха просачивается сквозь решётку где-то в стороне. Шарю вслепую скрючёнными от холода пальцами.</text:p>
      <text:p text:style-name="P44">Где-то же здесь, нет?</text:p>
      <text:p text:style-name="P44">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44">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44"/>
      <text:p text:style-name="P44">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44"/>
      <text:p text:style-name="P44">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44"/>
      <text:p text:style-name="P44">-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44">- Я сам бы себе не простил в этом случае, - с трудом каркаю я. - Второй раз за сутки умирать — как-то многовато, как на мой вкус.</text:p>
      <text:p text:style-name="P44"/>
      <text:p text:style-name="P44">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44"/>
      <text:p text:style-name="P44"><text:soft-page-break/>-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44"/>
      <text:p text:style-name="P44">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44">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44"/>
      <text:p text:style-name="P44">- Пришли, - облегчённо вздыхает Карвед Лайн. - Ещё пять минут, и Понка о вас позаботится. Нам нельзя тут задерживаться.</text:p>
      <text:p text:style-name="P44"/>
      <text:p text:style-name="P44">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44"/>
      <text:p text:style-name="P44">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44">Холодняки двигаются совершенно бесшумно. Лишь зелёные огоньки глаз да тёмные тени между соснами отмечают их передвижения.</text:p>
      <text:p text:style-name="P44"/>
      <text:p text:style-name="P44">- Быстро! - Понкамина подталкивает меня головой к лестнице.</text:p>
      <text:p text:style-name="P44">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44">Злость овладевает мной.</text:p>
      <text:p text:style-name="P44"/>
      <text:p text:style-name="P44">-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44"/>
      <text:p text:style-name="P44">Моё намерение срывается на корню — я вижу Понку, резво карабкающуюся по лестнице вслед за мной.</text:p>
      <text:p text:style-name="P44">Перевалившись через борт шлюпки,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44"/>
      <text:p text:style-name="P44"><text:soft-page-break/>- А библиотекарь?! - выкашливаю из себя последним усилием.</text:p>
      <text:p text:style-name="P44">-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44"/>
      <text:p text:style-name="P44">Сосны за бортом идут вниз — мы медленно набираем высоту.</text:p>
      <text:p text:style-name="P44">- Нам повезло, что с ними не было их хозяев. Виндиго умеют летать, - бормочет розовая пони, смотря вниз.</text:p>
      <text:p text:style-name="P44"/>
      <text:p text:style-name="P44">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44"/>
      <text:p text:style-name="P44">-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44"/>
      <text:p text:style-name="P44">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44"><text:s/>У меня кружится голова и я без сил опускаюсь на дно шлюпки.</text:p>
      <text:p text:style-name="P44"/>
      <text:p text:style-name="P44">- Да ты весь горишь, - Понка озабоченно касается носом моего лба. - Залазь в каюту, я сварю тебе кофе.</text:p>
      <text:p text:style-name="P44"/>
      <text:p text:style-name="P44">В корме лодки действительно есть крохотная надстройка, где я могу разместиться в сидячем положении.</text:p>
      <text:p text:style-name="P44">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44">Мы летим на север.</text:p>
      <text:p text:style-name="P44"/>
      <text:p text:style-name="P44">…</text:p>
      <text:p text:style-name="P44"/>
      <text:p text:style-name="P44">-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text:soft-page-break/>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44"/>
      <text:p text:style-name="P44">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44"/>
      <text:p text:style-name="P44">-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44"/>
      <text:p text:style-name="P44">- А вторым — ты? - я изо всех сил борюсь со сном, крепкий кофе совершенно не оправдывает свою репутацию.</text:p>
      <text:p text:style-name="P44">-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44"/>
      <text:p text:style-name="P44">Я вспоминаю название на борту шлюпки.</text:p>
      <text:p text:style-name="P44"/>
      <text:p text:style-name="P44">- Интересное название у твоего аппарата.</text:p>
      <text:p text:style-name="P44">-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Двигатель, впрочем, удалось сохранить — оттого «Хитрожопка» теперь носится быстрее ветра. Хотя на борту тесновато.</text:p>
      <text:p text:style-name="P44"/>
      <text:p text:style-name="P44">Понка насыпает в блюдце печенье и пододвигает ко мне. Форма печенья мне кажется подозрительно знакомой.</text:p>
      <text:p text:style-name="P44"/>
      <text:p text:style-name="P44">- Это сердечки?</text:p>
      <text:p text:style-name="P44">-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44">Я пожимаю плечами, и сонно сую одну печеньку в кофе.</text:p>
      <text:p text:style-name="P44"/>
      <text:p text:style-name="P44">- Долго нам лететь?</text:p>
      <text:p text:style-name="P44"><text:soft-page-break/>- Около трёх дней. Зависит от ветра. Сюда мы летели сутки, но ветер был попутным. Сейчас, к сожалению, наоборот.</text:p>
      <text:p text:style-name="P44"/>
      <text:p text:style-name="P44">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44"/>
      <text:p text:style-name="P44">- Эй, ты куда?!</text:p>
      <text:p text:style-name="P44">-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44"/>
      <text:p text:style-name="P44">Розовогривая поняха затихает. Я медленно поворачиваюсь к ней. Она лежит, отвернувшись от меня и нарочито громко сопит…</text:p>
      <text:p text:style-name="P44"/>
      <text:p text:style-name="P44">… Мне действительно холодно.</text:p>
      <text:p text:style-name="P44"/>
      <text:p text:style-name="P44">Я вздыхаю и прижимаюсь к ней, обнимая её руками и зарываясь носом в пахнущую травой гриву.</text:p>
      <text:p text:style-name="P44">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44"/>
      <text:p text:style-name="P44">- Хотела бы я себе партнёра для путешествий. Такого, как ты, - бормочет Понка, уткнувшись носом мне в грудь. - Уж мы бы полетали.</text:p>
      <text:p text:style-name="P44">Я молча обнимаю её всё крепче. Мой низ постепенно отвердевает, упираясь в живот поняхи. Она в ответ прижимается ко мне сильнее тазом.</text:p>
      <text:p text:style-name="P44"/>
      <text:p text:style-name="P44">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ли бы Сел расстроилась из-за этого…</text:p>
      <text:p text:style-name="P44"/>
      <text:p text:style-name="P44">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44">Теперь гондола легонько покачивается не только из-за ветра…</text:p>
      <text:p text:style-name="P94"><text:span text:style-name="Default_20_Paragraph_20_Font"><text:span text:style-name="T1">&lt;</text:span></text:span><text:span text:style-name="Default_20_Paragraph_20_Font"><text:span text:style-name="T19">пушка для феерверков</text:span></text:span><text:span text:style-name="Default_20_Paragraph_20_Font"><text:span text:style-name="T1">&gt;</text:span></text:span></text:p>
      <text:p text:style-name="P44">…</text:p>
      <text:p text:style-name="P44"><text:soft-page-break/></text:p>
      <text:p text:style-name="P44">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44">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44">Возможно, полетаем в другой жизни. В другом месте, в другое время.</text:p>
      <text:p text:style-name="P44">Не сейчас. Начатое надо завершить.</text:p>
      <text:p text:style-name="P44"/>
      <text:p text:style-name="P44">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44">Впрочем, я понимаю их опасения и стараюсь при каждом удобном случае демонстрировать зрачки глаз.</text:p>
      <text:p text:style-name="P44"/>
      <text:p text:style-name="P44">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44">Я стою в шатре один — аликорница не удостаивает меня вниманием. Молчание затягивается.</text:p>
      <text:p text:style-name="P44"/>
      <text:p text:style-name="P44">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44"/>
      <text:p text:style-name="P44">- Ну привет, что ли, жёнушка? Давно не виделись. Говорят, целых две недели, - пытаюсь язвить я.</text:p>
      <text:p text:style-name="P44">Мне неприятен подобный приём и непонятно, как себя вести.</text:p>
      <text:p text:style-name="P44"/>
      <text:p text:style-name="P44">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44"/>
      <text:p text:style-name="P44">Блядь! Она узнала… Про нас с Понкой точно не могла — мы только что прибыли. Значит, про нас с Луной…</text:p>
      <text:p text:style-name="P44"/>
      <text:p text:style-name="P44">-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44"/>
      <text:p text:style-name="P44"><text:soft-page-break/>- ЗАЧЕМ?!!</text:p>
      <text:p text:style-name="P44"/>
      <text:p text:style-name="P44">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44">Ну, всё, развод гарантирован — хорошо, хоть детей нет, алименты платить не придётся.</text:p>
      <text:p text:style-name="P44"/>
      <text:p text:style-name="P44">-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44">- Мне нет дела до твоих шашней с сестрой!!! - рявкает аликорница нормальным голосом. - Зачем ты показал Луне путь к Орунгуну?!!</text:p>
      <text:p text:style-name="P44"/>
      <text:p text:style-name="P44">-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44">-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44">- Она… Она была очень убедительна…</text:p>
      <text:p text:style-name="P44">- А я для тебя, значит, не убедительна? - горько вопрошает Селестия.- <text:s/>Я же предупреждала не делать этого.</text:p>
      <text:p text:style-name="P44">- Не знаю, что на меня нашло, - бормочу я убито. - Извини.</text:p>
      <text:p text:style-name="P44">- Мне не нужны твои извинения. Они не помогут отвоевать четыре пятых Эквестрии, - аликорница раздражённо отворачивается.</text:p>
      <text:p text:style-name="P44">- Чтож… Я в твоём распоряжении. Готов стать в ряды сопротивления в любом звании до рядового включительно. Для помощи.</text:p>
      <text:p text:style-name="P44">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44"/>
      <text:p text:style-name="P44">Селестия, наконец, глубоко вздыхает.</text:p>
      <text:p text:style-name="P44">- Ты так ничего и не понял, глупый Хуман, - грустно произносит аликорница, не поворачиваясь ко мне.</text:p>
      <text:p text:style-name="P44">- Как ты думаешь, почему мы так быстро потеряли почти всю Эквестрию?</text:p>
      <text:p text:style-name="P44">- Ну… У Луны, то есть, Найтмэр Мун большая армия?</text:p>
      <text:p text:style-name="P44">-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44">- Тогда что же?</text:p>
      <text:p text:style-name="P44"><text:soft-page-break/>- Жертвы.</text:p>
      <text:p text:style-name="P44">- В смысле? - я непонимающе смотрю на аликорницу. - Они приносят жертвы для боевой магии и вы проигрываете сражения?</text:p>
      <text:p text:style-name="P44">-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44">-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44">- Вот именно, - вздыхает Селестия.</text:p>
      <text:p text:style-name="P44">- Что?! - я начинаю догадываться. - Ты сдала четыре пятых Эквестрии потому, что не хочешь видеть крови?</text:p>
      <text:p text:style-name="P44">-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войне Сестёр.</text:p>
      <text:p text:style-name="P44">- Но так не получится, - растерянно говорю я. - Твой отказ проливать кровь означает твоё поражение. Ты этого хочешь?</text:p>
      <text:p text:style-name="P44">-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44">- Что — но?</text:p>
      <text:p text:style-name="P44">-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44">- Ты смеёшься?! - я недоверчиво смотрю на аликорницу, но та только молча бьёт копытом в гонг.</text:p>
      <text:p text:style-name="P44">Не успеваю я как следует охренеть, как входит стража и по её знаку меня берут в кольцо.</text:p>
      <text:p text:style-name="P44"/>
      <text:p text:style-name="P44">- Сел, не глупи! Я же Хуман! Твой Хуман! Ты чего?</text:p>
      <text:p text:style-name="P44">Я трепыхаюсь в тисках стражи, но всё тщетно. Меня уводят.</text:p>
      <text:p text:style-name="P44"/>
      <text:p text:style-name="P44">Вот стоило просыпаться, чтобы из одного плена попасть в другой!</text:p>
      <text:p text:style-name="P44"/>
      <text:p text:style-name="P44">…</text:p>
      <text:p text:style-name="P94"><text:span text:style-name="Default_20_Paragraph_20_Font"><text:span text:style-name="T1">&lt;</text:span></text:span><text:span text:style-name="Default_20_Paragraph_20_Font"><text:span text:style-name="T19">Допросы Хумана у капитана/ Жизнь огромного дирижабля — аналогично монкаламари</text:span></text:span><text:span text:style-name="Default_20_Paragraph_20_Font"><text:span text:style-name="T1">&gt;</text:span></text:span></text:p>
      <text:p text:style-name="P44">Я, как обычно, здороваюсь со стражником. Он, как обычно, не отвечает. Заменив отхожее ведро, он удаляется, унося с собой пустые тарелку с чашкой.</text:p>
      <text:p text:style-name="P44"><text:soft-page-break/>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44"/>
      <text:p text:style-name="P44">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44">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44"/>
      <text:p text:style-name="P44">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44">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44">Эх, мечты-мечты…</text:p>
      <text:p text:style-name="P44"/>
      <text:p text:style-name="P44">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44">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44"/>
      <text:p text:style-name="P44">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44"/>
      <text:p text:style-name="P44">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44"/>
      <text:p text:style-name="P44"><text:soft-page-break/>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44">Ручка ковшика всё поднимается над бортиком бочки, затем я вижу спутанный ком розовых… водорослей?</text:p>
      <text:p text:style-name="P44"/>
      <text:p text:style-name="P44">Понкамина раздвигает мокрую гриву вокруг носа, выплёвывает дыхательную трубку изо рта и подмигивает мне.</text:p>
      <text:p text:style-name="P44">- Зря выпрыгнул, Хуман. У нас ещё не было возможности заняться сексом под водой!</text:p>
      <text:p text:style-name="P44">-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44"/>
      <text:p text:style-name="P44">Понка вылазит из бочки и отряхивается.</text:p>
      <text:p text:style-name="P44">-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44">- Месяц и прошёл, если я не ошибся в подсчётах, - я указываю на группы палочек в углу.</text:p>
      <text:p text:style-name="P44">-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44"/>
      <text:p text:style-name="P44">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44"/>
      <text:p text:style-name="P44">- Вытрись и оденься, Хуман. Сейчас будет холодно, - предупреждает Понка.</text:p>
      <text:p text:style-name="P44">Её совет весьма уместен, - поняха достаёт из накопытных ножен ножик и молниеносно прорезает дыру в парусине.</text:p>
      <text:p text:style-name="P44">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44"/>
      <text:p text:style-name="P44">- Ты уверена? - переспрашиваю Понку. - Как ты сама-то выберешься? Или ты остаёшься тут вместо меня?</text:p>
      <text:p text:style-name="P44"><text:soft-page-break/>Розовогривая молча лезет в прорезь первой.</text:p>
      <text:p text:style-name="P44"/>
      <text:p text:style-name="P44">Уже второй раз эта поняха предлагает мне на выбор плен или свободу.</text:p>
      <text:p text:style-name="P44">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44">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44"/>
      <text:p text:style-name="P44">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44">Вздохнув поглубже, я ловлю лестницу и начинаю карабкаться вверх.</text:p>
      <text:p text:style-name="P44"/>
      <text:p text:style-name="P44">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44">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44"/>
      <text:p text:style-name="P44">Через минуту я переваливаюсь через борт «Хитрожопки» и уютная каюта распахивает мне навстречу свои тёплые обьятия.</text:p>
      <text:p text:style-name="P44"/>
      <text:p text:style-name="P44">...</text:p>
      <text:p text:style-name="P44"/>
      <text:p text:style-name="P44">- Она сказала, что не хочет жертв. Что если воевать, то прольётся кровь, а она её достаточно насмотрелась.</text:p>
      <text:p text:style-name="P44">- И это всё? – Понка старается просверлить меня взглядом.</text:p>
      <text:p text:style-name="P44">- Ну да. То есть, она ещё что-то говорила, но суть именно в этом. Она не хочет крови, - я запиваю печенье глинтвейном.</text:p>
      <text:p text:style-name="P44"/>
      <text:p text:style-name="P44">«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text:soft-page-break/>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44"/>
      <text:p text:style-name="P44">-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44">- Нет. Крови не будет, - уверенно говорю я, вспоминая Орунгун.</text:p>
      <text:p text:style-name="P44">-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44">Понка отправляет в рот горсть печенюшек, ложку варенья и запивает всё брусничным чаем.</text:p>
      <text:p text:style-name="P44">- Нет.</text:p>
      <text:p text:style-name="P44">Понка давится печеньем и выкашливает всё на поднос.</text:p>
      <text:p text:style-name="P44">- Почему?</text:p>
      <text:p text:style-name="P44">-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44">- Я думаю...</text:p>
      <text:p text:style-name="P44">-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44"/>
      <text:p text:style-name="P44">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44"/>
      <text:p text:style-name="P44">-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44">- Она ещё говорила, что это только её и сестры дело, – безнадёжно говорю я.</text:p>
      <text:p text:style-name="P44">-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44"><text:soft-page-break/></text:p>
      <text:p text:style-name="P44">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44">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44">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44"/>
      <text:p text:style-name="P44">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44">Я с открытым ртом обозреваю сонную армаду, забыв, зачем вышел. Взгляд метается от дирижабля к дирижаблю, от костра к костру.</text:p>
      <text:p text:style-name="P44">«Их слишком много. Зря Сел сдавала города без боя. Теперь они все вышли против неё» - проносится у меня в голове.</text:p>
      <text:p text:style-name="P44"/>
      <text:p text:style-name="P44">От длинного как палка колбасы дирижабля отделяется рой светящихся точек и быстро приближается к нам. Я выхожу из ступора и несусь в каюту.</text:p>
      <text:p text:style-name="P44">- Понка, нас заметили! За нами погоня!</text:p>
      <text:p text:style-name="P44">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44"/>
      <text:p text:style-name="P44">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44">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44">- Лишь бы порох не отсырел, - ворчит <text:s/>Понка и из ящика на треноге встаёт небольшая, но толстая пушка.</text:p>
      <text:p text:style-name="P44">- Ты будешь стрелять? - тупо спрашиваю я.</text:p>
      <text:p text:style-name="P44">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44"><text:soft-page-break/>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44">-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44"/>
      <text:p text:style-name="P44">- Четыре! На праздновании победы Грифа Карруса в «Небесах Эквестрии» - громогласно возвещает голос с носа лодки.</text:p>
      <text:p text:style-name="P44">Мы оборачиваемся, чтобы встретиться взглядами с Найтмэр Мун.</text:p>
      <text:p text:style-name="P44"/>
      <text:p text:style-name="P44">-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44">- Не бойся Нас. Мы не причиним тебе зла. Ты помог Нам. И Мы не забыли ночь с тобой, хотя и не придаём этому той важности, что наш бывший носитель.</text:p>
      <text:p text:style-name="P44">Узкие зрачки насмешливо смотрят, как я пытаюсь нашарить рукой что-нибудь увесистое за собой.</text:p>
      <text:p text:style-name="P44">- Что значит «наш бывший носитель»? Что ты сделала с Луной?</text:p>
      <text:p text:style-name="P44">- Она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44">- О каком счастье ты говоришь? - я, наконец, нашарил багор и осторожно перехватываю пальцами чуть пониже, чтобы было удобно замахиваться.</text:p>
      <text:p text:style-name="P44">-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44">- За пушку ответишь, сосулька гнилая! - орёт Понка, трепыхаясь в магическом захвате.</text:p>
      <text:p text:style-name="P44">- Не думаю, что пушка тебе понадобится, когда ты познаешь любовь зимы.</text:p>
      <text:p text:style-name="P44">Розовогривая поняха пытается пнуть ногой Найтмэр, когда та подходит к ней. Найтмэр только презрительно улыбается.</text:p>
      <text:p text:style-name="P44">-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44"><text:soft-page-break/>Создание поворачивается к Понке и хищно прищуривает глаза. Узкие зрачки горят зелёным, в их глубине появляются огненные точки.</text:p>
      <text:p text:style-name="P44">- Стой!</text:p>
      <text:p text:style-name="P44">Найтмэр недоумённо поворачивается ко мне.</text:p>
      <text:p text:style-name="P44">-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44">- Эй! Ты кого назвал прислуж... Ай! - Понка замолкает после незаметной, но сильной затрещины с моей стороны.</text:p>
      <text:p text:style-name="P44">- Хм. Т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44"/>
      <text:p text:style-name="P44">…</text:p>
      <text:p text:style-name="P44"/>
      <text:p text:style-name="P44">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44">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44"/>
      <text:p text:style-name="P44">- Мы снова летим вдоль хребта. Только в обратную сторону. - Понка плотнее кутается в одеяло. - С таким темпом до битвы поужинать не успеем.</text:p>
      <text:p text:style-name="P44">- Проклятье! Надо как-то выбраться отсюда. Надо предупредить Сел. Тут столько сил, что они пощёлкают силы Сопротивления как семечки.</text:p>
      <text:p text:style-name="P44">-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44">И верно, наш крохотный дирижабль плетётся за «Айсбергом», печально покачивая бортами. Длинный канат соединяет его баллон с баллоном «Айсберга».</text:p>
      <text:p text:style-name="P44"><text:soft-page-break/>- Если бы можно было как-то залезть на на верх «Айсберга» и потом по канату...</text:p>
      <text:p text:style-name="P44">-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44">- Вдобавок, - продолжает розовая поняха, - уже поздно.</text:p>
      <text:p text:style-name="P44"/>
      <text:p text:style-name="P44">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text:p>
      <text:p text:style-name="P44">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44"/>
      <text:p text:style-name="P44">- Да они не сопротивляются! - присмотревшись, возмущаюсь я. - Нельзя назвать сопротивлением выливание помоев на голову зомбакам, которым пофиг на это!</text:p>
      <text:p text:style-name="P44"/>
      <text:p text:style-name="P44">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44">На моих глазах воздушные силы Сопротивления приземляют два дирижабля, лишившись при этом половины боеспособных эскадрилий.</text:p>
      <text:p text:style-name="P44"/>
      <text:p text:style-name="P44">-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44">- С такими успехами битва закончится через полчаса: все попадут в плен, - мрачно замечаю я.</text:p>
      <text:p text:style-name="P44"/>
      <text:p text:style-name="P44">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44"/>
      <text:p text:style-name="P44"><text:soft-page-break/>- Узри миг Нашего торжества, Хуман!</text:p>
      <text:p text:style-name="P44">Дверь камеры растворяется и к нам входит улыбающаяся до ушей Найтмер Мун в сопровождении виндиго.</text:p>
      <text:p text:style-name="P44">-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44"/>
      <text:p text:style-name="P44">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44"/>
      <text:p text:style-name="P44">-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44"/>
      <text:p text:style-name="P44">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44"/>
      <text:p text:style-name="P44">-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44"/>
      <text:p text:style-name="P44">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44"/>
      <text:p text:style-name="P44">- Оставь поединок Нам, - благосклонно кивает ему Найтмэр. - Нам так долго не хватало этого развлечения!</text:p>
      <text:p text:style-name="P44"><text:soft-page-break/>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44"/>
      <text:p text:style-name="P44">-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44"/>
      <text:p text:style-name="P44">Закованая в доспехи белая фигура молча смотрит на Найтмэр. Та тяжко вздыхает.</text:p>
      <text:p text:style-name="P44">- Глупо. Ты не оставляешь Нам выхода. Эта игра будет слишком короткой.</text:p>
      <text:p text:style-name="P44"/>
      <text:p text:style-name="P44">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44">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44">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44">-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44"/>
      <text:p text:style-name="P44">Найтмэр со смешком протягивает копыто к шлему Селестии и поднимает забрало.</text:p>
      <text:p text:style-name="P44">Несколько долгих секунд стоит тишина. Потом над мостиком раздаётся режущий уши визг, переходящий в рёв.</text:p>
      <text:p text:style-name="P44"/>
      <text:p text:style-name="P44">- ОБМА-А-А-Н!!!</text:p>
      <text:p text:style-name="P44"/>
      <text:p text:style-name="P44">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44"><text:soft-page-break/></text:p>
      <text:p text:style-name="P44">- ОБМА-А-А-Н!!! Это Мы ВСЕГДА играли командора Брэйвхарта! Это Наша...</text:p>
      <text:p text:style-name="P44"/>
      <text:p text:style-name="P44">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44"/>
      <text:p text:style-name="P44">-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44"/>
      <text:p text:style-name="P44">Аликорница пристально вглядывается в небо в том направлении, где скрылся повар-пегас.</text:p>
      <text:p text:style-name="P44">-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44">-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44"/>
      <text:p text:style-name="P44">…</text:p>
      <text:p text:style-name="P44"/>
      <text:p text:style-name="P44">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44">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44"/>
      <text:p text:style-name="P44">-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44"><text:soft-page-break/></text:p>
      <text:p text:style-name="P44">Из рога чёрной аликорницы вырывается фиолетовая молния и ударяет в светлую фигуру впереди. Та уворачивается.</text:p>
      <text:p text:style-name="P44"/>
      <text:p text:style-name="P44">-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44"/>
      <text:p text:style-name="P44">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44">Силовой купол Элементов растёт прямо на глазах. Но всё ещё далеко, гораздо дальше, чем хотелось бы.</text:p>
      <text:p text:style-name="P44"/>
      <text:p text:style-name="P44">-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44"/>
      <text:p text:style-name="P44">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44"/>
      <text:p text:style-name="P44">- Так-так, сестрица, Нам неудобно дырявить твой роскошный зад, но Мы не можем позволить... ИК!...</text:p>
      <text:p text:style-name="P44">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107">- Давай, Сел, - бормочу я, яростно терзая зубами узел. - Поднажми.</text:p>
      <text:p text:style-name="P44">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44">Узёл в конце-концов подаётся и петли спадают с затёкших рук, когда меня накрывает тень.</text:p>
      <text:p text:style-name="P44"/>
      <text:p text:style-name="P44">- Мы можем убить тебя прямо сейчас!!! - рычит мне в лицо Найтмэр Мун. - Зачем Нам предатель?</text:p>
      <text:p text:style-name="P44">Она с такой силой стучит копытом, что я подпрыгиваю на скамье и валюсь на пол колесницы.</text:p>
      <text:p text:style-name="P44">-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44">Ноздри тёмной аликорницы гневно расширяются, узкие зрачки буквально пронзают меня насквозь как пара испанских навах.</text:p>
      <text:p text:style-name="P44">Я молчу. Найтмэр, в конце концов, раздражённо отворачивается.</text:p>
      <text:p text:style-name="P44"><text:soft-page-break/>- Почему Мы это терпим? - бормочет она сама себе. - Что это за мягкотелость? Это не понравится Великой Зиме.</text:p>
      <text:p text:style-name="P44"/>
      <text:p text:style-name="P44">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44"/>
      <text:p text:style-name="P44">- Сел!!! Осторожно, сеть!!! - ору я.</text:p>
      <text:p text:style-name="P44">Найтмэр лишь надменно хохочет, даже не удостоив меня взглядом.</text:p>
      <text:p text:style-name="P44">-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44">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44">- Теперь посмотрим, чьи будут печеньки! - издевательски смеётся Найтмэр. - Вперёд!</text:p>
      <text:p text:style-name="P44"/>
      <text:p text:style-name="P44">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44">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44"/>
      <text:p text:style-name="P44">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94"><text:span text:style-name="Default_20_Paragraph_20_Font"><text:span text:style-name="T1">Радужная мембрана всё ближе, но Найтмэр не проявляет ни малейших признаков беспокойства. </text:span></text:span><text:span text:style-name="Default_20_Paragraph_20_Font"><text:span text:style-name="T41">На последних ярдах к защитному </text:span></text:span><text:span text:style-name="Default_20_Paragraph_20_Font"><text:span text:style-name="T1">э</text:span></text:span><text:span text:style-name="Default_20_Paragraph_20_Font"><text:span text:style-name="T41">крану </text:span></text:span><text:span text:style-name="Default_20_Paragraph_20_Font"><text:span text:style-name="T1">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text:span></text:span><text:soft-page-break/><text:span text:style-name="Default_20_Paragraph_20_Font"><text:span text:style-name="T1">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44"/>
      <text:p text:style-name="P44">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дымящемся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44"/>
      <text:p text:style-name="P44">- Сел. - пересохшими губами шепчу я. - Вставай.</text:p>
      <text:p text:style-name="P44">Я не могу больше говорить — у меня закончился воздух в лёгких. Затаив дыхание, я смотрю на окровавленую фигуру на гравийной дорожке.</text:p>
      <text:p text:style-name="P44">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44">- Вставай, Сел, - шепчу я беззвучно.</text:p>
      <text:p text:style-name="P44"/>
      <text:p text:style-name="P44">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44"/>
      <text:p text:style-name="P44">- Мы победили, - бормочу я. - Нет. Ты победила, Сел.</text:p>
      <text:p text:style-name="P44">События последних дней высосали меня досуха. У меня нет сил радоваться. Я с трудом встаю с пола колесницы и медленно бреду к арсеналу.</text:p>
      <text:p text:style-name="P44">- Кто тут? - слышу слабый голос за спиной. - Где мы?</text:p>
      <text:p text:style-name="P44">В колеснице стоит Найтмэр.</text:p>
      <text:p text:style-name="P44">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44">- Ч-что тут произошло, Хуман?</text:p>
      <text:p text:style-name="P44"/>
      <text:p text:style-name="P44">Я молча нагибаюсь и подбираю с дорожки самый увесистый камень, до которого могу дотянуться.</text:p>
      <text:p text:style-name="P44">Мы молча стоим друг против друга и глаза Луны в конце-концов наполняются страхом.</text:p>
      <text:p text:style-name="P44"/>
      <text:p text:style-name="P44">- Ты угрожаешь Нам? Что плохого Мы тебе сделали?</text:p>
      <text:p text:style-name="P44"/>
      <text:p text:style-name="P44">Я молчу, не сводя с неё глаз. За моей спиной хлопает тяжёлая дверь арсенала.</text:p>
      <text:p text:style-name="P44"><text:soft-page-break/></text:p>
      <text:p text:style-name="P44">-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44"/>
      <text:p text:style-name="P44">- Ты ударил Нас! - удивлённо восклицает синяя аликорница.</text:p>
      <text:p text:style-name="P44">Я встаю первый и заношу над ней камень. Её глаза наполняются ужасом.</text:p>
      <text:p text:style-name="P44"/>
      <text:p text:style-name="P44">- Не трожь её, - слышу за спиной <text:s/>тихий голос.</text:p>
      <text:p text:style-name="P44">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44">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44">В конце-концов, Луна заливается слезами и прикрывается крыльями.</text:p>
      <text:p text:style-name="P44">- П-почему т-ты... В-вы так относитесь к нам? Что я сделала тебе и Хуману? - бормочет она сквозь слёзы из-под крыльев.</text:p>
      <text:p text:style-name="P44">- С возвращением, сестра, - мягко улыбается Селестия. - Я соскучилась.</text:p>
      <text:p text:style-name="P44">- Она чиста, - поворачивается светлая аликорница ко мне. - Опусти камень, Ху...</text:p>
      <text:p text:style-name="P44"/>
      <text:p text:style-name="P44">Зрачки Луны становятся узкими как у змеи. Рот искривляется в хищном оскале.</text:p>
      <text:p text:style-name="P44"/>
      <text:p text:style-name="P44">- Сел!!!</text:p>
      <text:p text:style-name="P44">Мой окрик пропадает впустую.</text:p>
      <text:p text:style-name="P44">Стремительным броском кобры Найтмэр изгибает шею и впивается рогом в бок светлой аликорницы.</text:p>
      <text:p text:style-name="P44"/>
      <text:p text:style-name="P44">- Так Ночь всегда побеждает День, а Зима — Лето! - торжествующе смеётся Найтмэр. - Ты проиграла, сестра!</text:p>
      <text:p text:style-name="P44">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44"/>
      <text:p text:style-name="P44">- Мы уже победили щит Элементов один раз — победим и второй! - хрипло смеётся Найтмэр.</text:p>
      <text:p text:style-name="P44">Кровь из бока Селестии льётся по её рогу, заливая глаза и нос. Найтмэр слизывает эту кровь и снова хохочет.</text:p>
      <text:p text:style-name="P44">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text:soft-page-break/>светлая аликорница. Я с ужасом вижу окровавленный кончик тёмного рога, выходящий с другого бока Селестии.</text:p>
      <text:p text:style-name="P44">- Ночь сильнее дня! Не стой у Нас на пути, Хуман — и ты ещё сможешь занять подобающее место у Нашего престола!</text:p>
      <text:p text:style-name="P44">- Ты забыла, сестра, - слабый голос Селестии вмиг прервал дикое хохотание Найтмэр.</text:p>
      <text:p text:style-name="P44">- Что?!! Что Мы забыли?</text:p>
      <text:p text:style-name="P44"/>
      <text:p text:style-name="P44">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44">-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44"/>
      <text:p text:style-name="P44">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44"/>
      <text:p text:style-name="P44">-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44"/>
      <text:p text:style-name="P44">Золотистый пузырь лопается и Найтмэр летит в зенит подобно камню из пращи. Секунду я ещё слышу её визг, после чего она скрывается из виду.</text:p>
      <text:p text:style-name="P44"/>
      <text:p text:style-name="P44">- Мне очень жаль, что пришлось так поступить, - шепчет Селестия.</text:p>
      <text:p text:style-name="P44">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44"/>
      <text:p text:style-name="P44">-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44">Аликорница говорит с закрытыми глазами, как во сне. Её голос становится всё тише.</text:p>
      <text:p text:style-name="P44"/>
      <text:p text:style-name="P44">- Сел! Не засыпай!!!</text:p>
      <text:p text:style-name="P44"/>
      <text:p text:style-name="P44">Аликорница открывает глаза и слабо улыбается.</text:p>
      <text:p text:style-name="P44">- Обними же меня, наконец. Мне станет теплее. Тут... что-то слишком холодно.</text:p>
      <text:p text:style-name="P44"/>
      <text:p text:style-name="P44"><text:soft-page-break/>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44"/>
      <text:p text:style-name="P44">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44"/>
      <text:p text:style-name="P44">- Я... чувствую магию... - слабо произносит Селестия.</text:p>
      <text:p text:style-name="P44">Я отстраняюсь от неё и вижу золотую фигурку аликорницы, раскачивающуюся на цепочке на моей шее.</text:p>
      <text:p text:style-name="P44"/>
      <text:p text:style-name="P94"><text:span text:style-name="Default_20_Paragraph_20_Font"><text:span text:style-name="T1">- Очень знакомая магия... Похоже на моё собственное </text:span></text:span><text:span text:style-name="Default_20_Paragraph_20_Font"><text:span text:style-name="T41">проклятие</text:span></text:span><text:span text:style-name="Default_20_Paragraph_20_Font"><text:span text:style-name="T1"> «Каменный лёд», только усиленое в сотню раз. Я изобрела его для </text:span></text:span><text:span text:style-name="Default_20_Paragraph_20_Font"><text:span text:style-name="T41">побед</text:span></text:span><text:span text:style-name="Default_20_Paragraph_20_Font"><text:span text:style-name="T1">ы над </text:span></text:span><text:span text:style-name="Default_20_Paragraph_20_Font"><text:span text:style-name="T19">Дискордом</text:span></text:span><text:span text:style-name="Default_20_Paragraph_20_Font"><text:span text:style-name="T1">... Откуда у тебя этот медальон?</text:span></text:span></text:p>
      <text:p text:style-name="P44">Я пытаюсь снять его, но рука, как прежде, проходит сквозь него.</text:p>
      <text:p text:style-name="P44"/>
      <text:p text:style-name="P44">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94"><text:span text:style-name="Default_20_Paragraph_20_Font"><text:span text:style-name="T1">- </text:span></text:span><text:span text:style-name="Default_20_Paragraph_20_Font"><text:span text:style-name="T41">Если я не </text:span></text:span><text:span text:style-name="Default_20_Paragraph_20_Font"><text:span text:style-name="T1">ошибаюсь</text:span></text:span><text:span text:style-name="Default_20_Paragraph_20_Font"><text:span text:style-name="T41"> в природе </text:span></text:span><text:span text:style-name="Default_20_Paragraph_20_Font"><text:span text:style-name="T1">э</text:span></text:span><text:span text:style-name="Default_20_Paragraph_20_Font"><text:span text:style-name="T41">того заклинания, </text:span></text:span><text:span text:style-name="Default_20_Paragraph_20_Font"><text:span text:style-name="T1">у меня есть около минуты. Я бы, наверное, смогла бы побороться с ним, если бы не была так слаба.</text:span></text:span></text:p>
      <text:p text:style-name="P44">- Сел, что ты говоришь? Как тебе помочь?</text:p>
      <text:p text:style-name="P44">-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44"/>
      <text:p text:style-name="P44">Серое пятно уже охватило всю грудь и расползается на шею, передние ноги и крылья. Скорость распространения пятна увеличивается.</text:p>
      <text:p text:style-name="P44">- Сел!!!</text:p>
      <text:p text:style-name="P44">-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44">…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text:p>
      <text:p text:style-name="P44"><text:soft-page-break/>- Сел, ЧТО МНЕ СДЕЛАТЬ, ЧТОБЫ ПОМОЧЬ?!!</text:p>
      <text:p text:style-name="P44"/>
      <text:p text:style-name="P44">Мой крик теряется в пустоте. Аликорница не отвечает.</text:p>
      <text:p text:style-name="P44">Статуи не умеют говорить.</text:p>
      <text:p text:style-name="P44"/>
      <text:p text:style-name="P44">…</text:p>
      <text:p text:style-name="P44"/>
      <text:p text:style-name="P44">Сколько времени я стою, уставившись на каменное изваяние, некогда бывшее моим спутником долгие сотни лет?</text:p>
      <text:p text:style-name="P44">Секунды?</text:p>
      <text:p text:style-name="P44">Минуты?</text:p>
      <text:p text:style-name="P44">Часы?</text:p>
      <text:p text:style-name="P44"/>
      <text:p text:style-name="P44">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44">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44"/>
      <text:p text:style-name="P44">С экрана на меня смотрит Селестия.</text:p>
      <text:p text:style-name="P44"/>
      <text:p text:style-name="P44">-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44"/>
      <text:p text:style-name="P44">Изображение на экране мигает и часто прерывается белым шумом, её слова еле можно разобрать сквозь треск разрядов и хрипение помех.</text:p>
      <text:p text:style-name="P94"><text:span text:style-name="Default_20_Paragraph_20_Font"><text:span text:style-name="T1">-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text:span></text:span><text:span text:style-name="Default_20_Paragraph_20_Font"><text:span text:style-name="T41">п-</text:span></text:span><text:span text:style-name="Default_20_Paragraph_20_Font"><text:span text:style-name="T1">прощай!</text:span></text:span></text:p>
      <text:p text:style-name="P44"/>
      <text:p text:style-name="P44">Мир растворяется в ослепительном сиянии...</text:p>
      <text:p text:style-name="P94"><text:span text:style-name="Default_20_Paragraph_20_Font"><text:span text:style-name="T1">&lt;</text:span></text:span><text:span text:style-name="Default_20_Paragraph_20_Font"><text:span text:style-name="T19">всё время войны сестёр была ночь</text:span></text:span><text:span text:style-name="Default_20_Paragraph_20_Font"><text:span text:style-name="T1">&gt;</text:span></text:span></text:p>
      <text:p text:style-name="P94"><text:span text:style-name="Default_20_Paragraph_20_Font"><text:span text:style-name="T1">&lt;</text:span></text:span><text:span text:style-name="Default_20_Paragraph_20_Font"><text:span text:style-name="T19">Война — 200 лет.</text:span></text:span><text:span text:style-name="Default_20_Paragraph_20_Font"><text:span text:style-name="T1">&gt;</text:span></text:span></text:p>
      <text:p text:style-name="P44"><text:soft-page-break/></text:p>
      <text:h text:style-name="P115" text:outline-level="2">~~~ Интермедия ~~~</text:h>
      <text:p text:style-name="P1"/>
      <text:p text:style-name="P44">… Я ставлю точку в последнем абзаце.</text:p>
      <text:p text:style-name="P44"/>
      <text:p text:style-name="P94"><text:span text:style-name="Default_20_Paragraph_20_Font"><text:span text:style-name="T1">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41">МЛП</text:span></text:span><text:span text:style-name="Default_20_Paragraph_20_Font"><text:span text:style-name="T1">.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span></text:span></text:p>
      <text:p text:style-name="P44"/>
      <text:p text:style-name="P44">И всё же…</text:p>
      <text:p text:style-name="P44"/>
      <text:p text:style-name="P44">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44"/>
      <text:p text:style-name="P94"><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text:span></text:span><text:span text:style-name="Default_20_Paragraph_20_Font"><text:span text:style-name="T3">«Намерение меняет реальность… В другом месте, в другое время...»</text:span></text:span><text:span text:style-name="Default_20_Paragraph_20_Font"><text:span text:style-name="T1">.</text:span></text:span></text:p>
      <text:p text:style-name="P44"/>
      <text:h text:style-name="P115" text:outline-level="2">Глава 19</text:h>
      <text:p text:style-name="P44"/>
      <text:p text:style-name="P44">…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44">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44"/>
      <text:p text:style-name="P44">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44">А, может быть, моя настоящая жизнь мне тоже только кажется?</text:p>
      <text:p text:style-name="P44">Не знаю. Но теперь столетия жизни в Эквестрии мне кажутся чудным сном, тающим под напором реальности.</text:p>
      <text:p text:style-name="P44"><text:soft-page-break/></text:p>
      <text:p text:style-name="P44">Осторожно ощупывая перед собой горячий воздух, поднимаюсь на ноги. Нашарив выход на крышу, открываю дверь и захожу внутрь.</text:p>
      <text:p text:style-name="P44">Непонятно зачем, плотно закрываю за собой дверь.</text:p>
      <text:p text:style-name="P44"/>
      <text:p text:style-name="P94"><text:span text:style-name="Default_20_Paragraph_20_Font"><text:span text:style-name="T1">Медленно, ощупывая</text:span></text:span><text:span text:style-name="Default_20_Paragraph_20_Font"><text:span text:style-name="T41"> воздух перед собой, </text:span></text:span><text:span text:style-name="Default_20_Paragraph_20_Font"><text:span text:style-name="T1">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44">Смешно, конечно — кто меня тут увидит? Даже я сам себя увидеть не могу.</text:p>
      <text:p text:style-name="P44"/>
      <text:p text:style-name="P13">Всё, что мне сейчас хочется…</text:p>
      <text:p text:style-name="P44"/>
      <text:p text:style-name="P44">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44"/>
      <text:p text:style-name="P13">… так это войти в свою обетованную палату, улечься на свою родную койку…</text:p>
      <text:p text:style-name="P44"/>
      <text:p text:style-name="P44">Три этажа позади. Значит, спустился на родной шестой.</text:p>
      <text:p text:style-name="P44">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44"/>
      <text:p text:style-name="P13">… и умереть.</text:p>
      <text:p text:style-name="P44"/>
      <text:p text:style-name="P44">Дверь в мою палату открыта настежь. Стул, на котором сидел Судья Дредд, перевёрнут и, похоже, сломан в толкучке.</text:p>
      <text:p text:style-name="P44">Осторожно вхожу в помещение и пробираюсь к своей койке. На полу явно пролили какую-то жидкость. Надеюсь, кружку воды, а не ночной горшок.</text:p>
      <text:p text:style-name="P44"/>
      <text:p text:style-name="P44">- Кто тут?</text:p>
      <text:p text:style-name="P44"/>
      <text:p text:style-name="P44">Трескучий безжизненный голос может принадлежать только одному владельцу.</text:p>
      <text:p text:style-name="P44">- Терминатор, тебя не забрали в убежище?</text:p>
      <text:p text:style-name="P44">- А, это ты, Дедлайн... Включи свет, пожалуйста. Слишком темно, я тебя почти не вижу.</text:p>
      <text:p text:style-name="P44"/>
      <text:p text:style-name="P44">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44"><text:soft-page-break/>Пожав плечами, нашариваю на стене выключатель и щёлкаю кнопкой. Электричества нет, но разве это важно? Важно намерение.</text:p>
      <text:p text:style-name="P44"/>
      <text:p text:style-name="P44">- Так лучше?</text:p>
      <text:p text:style-name="P44">- Да… Так лучше. Что у тебя с глазами?</text:p>
      <text:p text:style-name="P44">- Это уже совершенно неважно.</text:p>
      <text:p text:style-name="P44"/>
      <text:p text:style-name="P44">Осторожно присаживаюсь на койку. Пружины скрипят под моим весом.</text:p>
      <text:p text:style-name="P44"/>
      <text:p text:style-name="P44">- Ты видел её?.. Ты встретился с ней?.. Какой была встреча?</text:p>
      <text:p text:style-name="P44"/>
      <text:p text:style-name="P44">Сжимаю виски пальцами, пытаясь вспомнить подробности встречи половины часа назад и одновременно половины тысячи лет.</text:p>
      <text:p text:style-name="P44"/>
      <text:p text:style-name="P44">-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44"/>
      <text:p text:style-name="P44">- Да уж, целых полчаса назад… Спасибо, в целом, ясно. Тогда мне понятна её спешка. Она ведь навестила меня на мгновение. Просила передать тебе…</text:p>
      <text:p text:style-name="P44">- Что??? Что она просила передать?!!</text:p>
      <text:p text:style-name="P44">-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44"/>
      <text:p text:style-name="P44">Терминатор хрипло смеётся.</text:p>
      <text:p text:style-name="P44">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44"/>
      <text:p text:style-name="P44">Намерение меняет реальность. Где-то я уже это слышал.</text:p>
      <text:p text:style-name="P44">Но где?</text:p>
      <text:p text:style-name="P44">И когда?</text:p>
      <text:p text:style-name="P44">И от кого?</text:p>
      <text:p text:style-name="P44"/>
      <text:p text:style-name="P44"><text:soft-page-break/>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44">На ощупь — крылатый единорог. Или рогатый пегас. Фигурка быстро нагревается и начинает жечь ладонь. Я сжимаю её в руке, несмотря на боль.</text:p>
      <text:p text:style-name="P44">Мне кажется, или её очертания расплываются у меня в ладони? Впрочем, кровать я тоже перестаю ощущать. Я не чувствую ни ног, ни рук.</text:p>
      <text:p text:style-name="P102"><text:span text:style-name="Default_20_Paragraph_20_Font"><text:span text:style-name="T1">&lt;</text:span></text:span><text:span text:style-name="Default_20_Paragraph_20_Font"><text:span text:style-name="T19">Дедлайн с помощью своих сверхестественных сил, данных ему Хэвэн + призванных аватаров (подаренных ему эмигрировавшими сослуживцами тел) </text:span></text:span><text:span text:style-name="Default_20_Paragraph_20_Font"><text:span text:style-name="T20">преобразует радиацию в </text:span></text:span><text:span text:style-name="Default_20_Paragraph_20_Font"><text:span text:style-name="T19">магию и преображает <text:s/>сожжённый атомной войной мир .</text:span></text:span><text:span text:style-name="Default_20_Paragraph_20_Font"><text:span text:style-name="T1">&gt;</text:span></text:span></text:p>
      <text:p text:style-name="P44">-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44"/>
      <text:p text:style-name="P44">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44">Чтож.</text:p>
      <text:p text:style-name="P44"/>
      <text:p text:style-name="P44">Мне осталось закончить одно дело. Не то, чтобы я в него верил, просто хочется напоследок показать фак мирозданию. Этому конкретно и вообще.</text:p>
      <text:p text:style-name="P44"/>
      <text:p text:style-name="P44">-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44"/>
      <text:p text:style-name="P44">Ничто…</text:p>
      <text:p text:style-name="P44"/>
      <text:p text:style-name="P1">~~~</text:p>
      <text:p text:style-name="P1"/>
      <text:p text:style-name="P44">…Я вновь обретаю сознание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text:p>
      <text:p text:style-name="P44">Я гляжу на свои руки (да, я снова могу видеть!) и вижу, что они вполне нормального вида, без видимых повреждений.</text:p>
      <text:p text:style-name="P44"><text:soft-page-break/>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44">И новый приступ дежавю одолевает меня — я наверняка где-то видел этого типа. Готов зуб отдать, мы встречались раньше!</text:p>
      <text:p text:style-name="P44"/>
      <text:p text:style-name="P44">- Привет-привет! - существо снова машет копытом, но уже в приветственном жесте.</text:p>
      <text:p text:style-name="P44">- Ты... Ты что за хрен вообще? – наконец-то обретаю речь я.</text:p>
      <text:p text:style-name="P44">-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44">- Да-да, у меня похожее чувство, - мрачно сообщаю я. - По-моему, мы уже пересекались раньше.</text:p>
      <text:p text:style-name="P44">-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44">- Что?</text:p>
      <text:p text:style-name="P44"/>
      <text:p text:style-name="P44">-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44">-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44">- Да ты же не иначе, как сам Проводник! - в восхищении отвечает Анакорн. - Редчайший тип сущностей.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44">-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44">-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44">Сверхаликорн подаёт стакан воды.</text:p>
      <text:p text:style-name="P44"/>
      <text:p text:style-name="P44">- И что же ты теперь собираешься делать? - продолжает Анакорн.</text:p>
      <text:p text:style-name="P44"><text:soft-page-break/>- Не знаю. Вот, думаю, может, сдохнуть прямо тут?</text:p>
      <text:p text:style-name="P44">-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44"/>
      <text:p text:style-name="P44">Я саркастически улыбаюсь в ответ. Да, я хочу. Вот только желание это неосуществимо, если только Анакорн не умеет воскрешать мёртвых.</text:p>
      <text:p text:style-name="P44"/>
      <text:p text:style-name="P44">- Ты умеешь возвращать с того света?</text:p>
      <text:p text:style-name="P44">-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44">-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44">- Да ну, зачем статую? - огорчается Анакорн. - Не буду я превращать тебя в статую. Есть одно решение…</text:p>
      <text:p text:style-name="P44"/>
      <text:p text:style-name="P44">Демиург морщит лоб и зависает, уставившись в одну точку.</text:p>
      <text:p text:style-name="P44">- И?..</text:p>
      <text:p text:style-name="P44">Я замечаю, что мои кисти светятся голубоватым свечением, а кончики пальцев становятся полупрозрачными.</text:p>
      <text:p text:style-name="P44">- <text:s/>Тебе пора уходить. Слишком долго находился возле меня. Ты сгораешь, - объясняет Анакорн.</text:p>
      <text:p text:style-name="P44">- Так что там насчёт решения? - не отстаю я.</text:p>
      <text:p text:style-name="P94"><text:span text:style-name="Default_20_Paragraph_20_Font"><text:span text:style-name="T41">С</text:span></text:span><text:span text:style-name="Default_20_Paragraph_20_Font"><text:span text:style-name="T1">верхаликорн </text:span></text:span><text:span text:style-name="Default_20_Paragraph_20_Font"><text:span text:style-name="T41">морщит лоб, сосредоточиваясь</text:span></text:span><text:span text:style-name="Default_20_Paragraph_20_Font"><text:span text:style-name="T1">. </text:span></text:span><text:span text:style-name="Default_20_Paragraph_20_Font"><text:span text:style-name="T41">Полминут</text:span></text:span><text:span text:style-name="Default_20_Paragraph_20_Font"><text:span text:style-name="T1">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44"/>
      <text:p text:style-name="P44">-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44">- А за какой дверью Сел?</text:p>
      <text:p text:style-name="P44">-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44"/>
      <text:p text:style-name="P44"><text:soft-page-break/>Сверхаликорн нетерпеливым жестом указывает в направлении дверей.</text:p>
      <text:p text:style-name="P44">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44">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44">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 копытом и указывающий вторым на песочные часы, в которых в нижнюю чашу просыпаются последние песчинки.</text:p>
      <text:p text:style-name="P44"/>
      <text:p text:style-name="P44">Голубоватое свечение уже расширилось с кистей на руки и торс, последние фаланги пальцев едва видны.</text:p>
      <text:p text:style-name="P44">Может, тут и остановиться? Сияющий эфир и каменная статуя — хорошая пара, как по мне.</text:p>
      <text:p text:style-name="P44">Нет, эту историю надо пройти до конца.</text:p>
      <text:p text:style-name="P44">Медленно возвращаюсь к светящимся проёмам дверей.</text:p>
      <text:p text:style-name="P44">Вот оно!</text:p>
      <text:p text:style-name="P44">Останавливаюсь напротив проёма, почувствовав легчайший укол. Делаю шаг к двери — и чувствую знакомое жжение в груди.</text:p>
      <text:p text:style-name="P44"/>
      <text:p text:style-name="P44">- Ну привет-привет, - блаженно улыбаюсь я старой знакомой.</text:p>
      <text:p text:style-name="P44">Прижатая к области сердца рука ощущает очертания фигурки аликорна, как будто выросшей из груди.</text:p>
      <text:p text:style-name="P44"/>
      <text:p text:style-name="P44">Что-то это да значит.</text:p>
      <text:p text:style-name="P44"/>
      <text:p text:style-name="P44">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44">Да плевать — если дверь нельзя открыть — её можно выбить. Эта мысль заполняет всё сознание.</text:p>
      <text:p text:style-name="P44">Изо всех сил замахиваюсь ногой и втапливаю по двери. Нога проваливается в дверь, а за ней и весь я.</text:p>
      <text:p text:style-name="P44"/>
      <text:p text:style-name="P44">- Ну, или так, - успеваю подумать я.</text:p>
      <text:p text:style-name="P41"/>
      <text:h text:style-name="P115" text:outline-level="2">Эпилог</text:h>
      <text:p text:style-name="P1"/>
      <text:p text:style-name="P80">~~~5000 лет от основания Эквестрии~~~</text:p>
      <text:p text:style-name="P40"/>
      <text:p text:style-name="P105"><text:soft-page-break/>Mike Oldfield - In the beginning &amp; Let there be light <text:s text:c="5"/>или <text:s text:c="5"/>Oceania</text:p>
      <text:p text:style-name="P94"><text:a xlink:type="simple" xlink:href="https://www.youtube.com/watch?v=p9BoEuwuzIk" office:target-frame-name="_top" xlink:show="replace" text:style-name="Internet_20_link" text:visited-style-name="Visited_20_Internet_20_Link"><text:span text:style-name="Default_20_Paragraph_20_Font"><text:span text:style-name="T40">https://www.youtube.com/watch?v=p9BoEuwuzIk</text:span></text:span></text:a><text:span text:style-name="Default_20_Paragraph_20_Font"><text:span text:style-name="T40"><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40">https://www.youtube.com/watch?v=aG-_7xXTHjk</text:span></text:span></text:a></text:p>
      <text:p text:style-name="P94"/>
      <text:p text:style-name="Text_20_body"><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76">-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76">- Да-да, они у меня воспитанные, - вымученно улыбнулась кобыла-земнопони, задней ногой отодвинув полноватого жеребёнка от гипсового бюста какой-то древней знаменитости.</text:p>
      <text:p text:style-name="P76">-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76"/>
      <text:p text:style-name="P76">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43"/>
      <text:p text:style-name="P76">…</text:p>
      <text:p text:style-name="P76">…</text:p>
      <text:p text:style-name="P76">…</text:p>
      <text:p text:style-name="P76"/>
      <text:p text:style-name="P76">- И финальная часть экспозиции эпохи диархии, - экскурсовод тряхнула копытом в сторону одинокой скульптуры, под которую был выделен целый зал.</text:p>
      <text:p text:style-name="P76"/>
      <text:p text:style-name="P76">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text:soft-page-break/>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76"/>
      <text:p text:style-name="P76">-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76">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76"/>
      <text:p text:style-name="P76">-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P76">-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76">-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76"/>
      <text:p text:style-name="P76">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19">&lt;Побольше про Дрим, развернуть. Она – пра-пра-правнучка Рєйнбоу Джет (и Дэш)&gt;</text:span></text:span></text:p>
      <text:p text:style-name="P76"/>
      <text:p text:style-name="P76">-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76"/>
      <text:p text:style-name="P76">- А вы сами как думаете? - перебила экскурсовода Рэйнбоу Дрим. - Это плинцесса Селестия, или лабота этой… как её… Эйл Малбл?</text:p>
      <text:p text:style-name="P76"/>
      <text:p text:style-name="P76">Экскурсовод посмотрела на жеребёнка поверх очков и слабо улыбнулась.</text:p>
      <text:p text:style-name="P76"/>
      <text:p text:style-name="P76"><text:soft-page-break/>-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76"/>
      <text:p text:style-name="P76">-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76">- Дасти Нупс, веди себя прилично! - шикнула на него учительница, - немедленно вернисть в группу!</text:p>
      <text:p text:style-name="P76">-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государственных решений, предопределивших расцвет древней Эквестрии.</text:p>
      <text:p text:style-name="P76">- Впрочем, - экскурсовод посмотрела на жеребят и сморщила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76"/>
      <text:p text:style-name="P76">- А я велю в Хумана! - заявила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76">Смех остальных жеребят заглушает её.</text:p>
      <text:p text:style-name="P76">-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76"/>
      <text:p text:style-name="P76">Жеребята хохочут, хлопая друг друга <text:s/>по спинам.</text:p>
      <text:p text:style-name="P76"/>
      <text:p text:style-name="Text_20_body"><text:span text:style-name="Default_20_Paragraph_20_Font"><text:span text:style-name="T1">-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41">же</text:span></text:span><text:span text:style-name="Default_20_Paragraph_20_Font"><text:span text:style-name="T1">.</text:span></text:span></text:p>
      <text:p text:style-name="P76">- Всё равно умнее, чем верить в мамины сказочки про Хумана и Селестию! - хихикает крупная кобылка в веснушках.</text:p>
      <text:p text:style-name="P76">- Я выласту и стану умнее, чем вы все вместе взятые! Особенно ты, дылда веснусчатая! - мрачно заявляет радужногривая малышка.</text:p>
      <text:p text:style-name="P76">- Агась! Будешь альтернативно умная, как и все кьюти-марочники! - гогочет конопатая.</text:p>
      <text:p text:style-name="P76"><text:soft-page-break/>-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76">-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76">- ДИНКА ТВЕРДОЛОБ! - ледяной тон учительницы не предвещает ничего доброго. - Мне надо встретиться с твоими родителями! Нам есть о чём погово...</text:p>
      <text:p text:style-name="P76"/>
      <text:p text:style-name="P76">… ТЫДЫЩЬ-БАХ-БАБАХ!!!</text:p>
      <text:p text:style-name="P76"/>
      <text:p text:style-name="P76">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76">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76"/>
      <text:p text:style-name="P1">***</text:p>
      <text:p text:style-name="P76"/>
      <text:p text:style-name="P44">Больно.</text:p>
      <text:p text:style-name="P44">Я открываю глаза и вижу фигуру в голубом.</text:p>
      <text:p text:style-name="P44">- Рэйнбоу? Где я? - бормочу я в прострации. Голова адски трещит, картинка перед глазами плывёт и двоится.</text:p>
      <text:p text:style-name="P44">- Э-м-м-м... В музее.</text:p>
      <text:p text:style-name="P44"/>
      <text:p text:style-name="P44">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44">-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44">-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44">- Кто они? - мокрый компресс унимает боль, ко мне возвращается ясность мыслей.</text:p>
      <text:p text:style-name="P76">-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text:p>
      <text:p text:style-name="P76"><text:soft-page-break/>Рядом остолбенело застыла высокая кобыла-единорог в очках и твидовом жакете.</text:p>
      <text:p text:style-name="P76">- Они говолят, кьютималочники тупые. Хотя я учусь в одной с ними глуппе — а я ведь на тли года младсе!</text:p>
      <text:p text:style-name="P76"/>
      <text:p text:style-name="P76">Я замечаю знакомую кьютимарку на крупе жеребёнки - <text:s/>радужная молния пронзает облако.</text:p>
      <text:p text:style-name="P76"/>
      <text:p text:style-name="P76">- Постой... Как тебя зовут?</text:p>
      <text:p text:style-name="P76">- Ты зе узе назвал меня? - озадаченно спрашивает жеребёнка. - Я Лэйнбоу!</text:p>
      <text:p text:style-name="P76">-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76">- Неа! - разочарованно отвечает та. - Лэйнбоу Длим. <text:s/>Эх! А я думала, ты меня знаес.</text:p>
      <text:p text:style-name="P76">- Может, твоя мать или бабушка имеют отношение к школе Вондерболтов? - продолжаю допытываться я. - Я знал её основательницу.</text:p>
      <text:p text:style-name="Text_20_body"><text:span text:style-name="Default_20_Paragraph_20_Font"><text:span text:style-name="T1">- Эммм, - озадаченно тянет малышка. - У нас есть семейная легенда, сто наса </text:span></text:span><text:span text:style-name="Default_20_Paragraph_20_Font"><text:span text:style-name="T41">пла</text:span></text:span><text:span text:style-name="Default_20_Paragraph_20_Font"><text:span text:style-name="T1">-</text:span></text:span><text:span text:style-name="Default_20_Paragraph_20_Font"><text:span text:style-name="T41">пла</text:span></text:span><text:span text:style-name="Default_20_Paragraph_20_Font"><text:span text:style-name="T1">-</text:span></text:span><text:span text:style-name="Default_20_Paragraph_20_Font"><text:span text:style-name="T41">пла</text:span></text:span><text:span text:style-name="Default_20_Paragraph_20_Font"><text:span text:style-name="T1">-и есё много </text:span></text:span><text:span text:style-name="Default_20_Paragraph_20_Font"><text:span text:style-name="T41">л</text:span></text:span><text:span text:style-name="Default_20_Paragraph_20_Font"><text:span text:style-name="T1">аз </text:span></text:span><text:span text:style-name="Default_20_Paragraph_20_Font"><text:span text:style-name="T41">пла</text:span></text:span><text:span text:style-name="Default_20_Paragraph_20_Font"><text:span text:style-name="T1">-бабуска основала академию Вонделболтов пять тысясь лет назад.</text:span></text:span></text:p>
      <text:p text:style-name="P76">- Пять тысяч?!! - не верю я. - Пять тысяч лет назад?</text:p>
      <text:p text:style-name="P76">-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76"/>
      <text:p text:style-name="Text_20_body"><text:span text:style-name="Default_20_Paragraph_20_Font"><text:span text:style-name="T1">Я ошеломлённо осматриваю музей. </text:span></text:span><text:span text:style-name="Default_20_Paragraph_20_Font"><text:span text:style-name="T41">Вижу </text:span></text:span><text:span text:style-name="Default_20_Paragraph_20_Font"><text:span text:style-name="T1">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1"> </text:span></text:span>Celestia<text:span text:style-name="Default_20_Paragraph_20_Font"><text:span text:style-name="T1">» .</text:span></text:span></text:p>
      <text:p text:style-name="P76">-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76"/>
      <text:p text:style-name="P76">Всё-таки, гад этот Анакорн! И шутки у него сволочные. Жаль, я ему не врезал, когда имел возможность.</text:p>
      <text:p text:style-name="P76">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76"/>
      <text:p text:style-name="P76">- Так всё же, какой она была, моя пла-пла-плабабуска? - слышу я настойчивый голосок.</text:p>
      <text:p text:style-name="P76"/>
      <text:p text:style-name="P76">Я поворачиваюсь к жеребёнку и присаживаюсь перед ней на корточки. Треплю её по голове и чмокаю в губы.</text:p>
      <text:p text:style-name="P76">- Не слушай своих глупых подруг. Будь такой, какой была твоя прабабушка, малышка. Она была офигенной.</text:p>
      <text:p text:style-name="P76"/>
      <text:p text:style-name="P76">Я подхожу к статуе.</text:p>
      <text:p text:style-name="P76"><text:soft-page-break/></text:p>
      <text:p text:style-name="P76">- Сел…</text:p>
      <text:p text:style-name="P76"/>
      <text:p text:style-name="P76">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43">&lt;Развернуть боль Анона от осознания потери&gt;</text:p>
      <text:p text:style-name="P76"/>
      <text:p text:style-name="P76">-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text:p>
      <text:p text:style-name="P76">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76">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43">&lt;развернуть страдания Анона&gt;</text:p>
      <text:p text:style-name="P76"/>
      <text:p text:style-name="P76">Меня накрывает тень.</text:p>
      <text:p text:style-name="P76"/>
      <text:p text:style-name="P76">- Я обещала встретиться, и я выполнила своё обещание, мой маленький человек, - Селестия устало опускает голову мне на плечо.</text:p>
      <text:p text:style-name="P76"/>
      <text:p text:style-name="P76">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76"/>
      <text:p text:style-name="P76">-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ей в шею.</text:p>
      <text:p text:style-name="P76">Селестия в ответ прижимает меня к себе единственным крылом.</text:p>
      <text:p text:style-name="P76"/>
      <text:p text:style-name="P76">- Ну же, Анон, не стоит так переживать, я же сказала, что буду ждать. Когда это я тебя обманывала?</text:p>
      <text:p text:style-name="P76">- Ты… Ты… Глупая ты лошадь… - бормочу я, крепче вжимаясь лицом в белоснежную шею.</text:p>
      <text:p text:style-name="P76">Аликорница только вздыхает.</text:p>
      <text:p text:style-name="P76"/>
      <text:p text:style-name="P76">-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гла мне в этом. Спасибо.</text:p>
      <text:p text:style-name="P76"/>
      <text:p text:style-name="P76"><text:soft-page-break/>Наконец я отрываюсь от неё и вытираю ладонью слёзы. И у меня снова перехватывает дыхание – от ужаса при виде израненой аликорницы.</text:p>
      <text:p text:style-name="P76">- Сел!!!</text:p>
      <text:p text:style-name="P76">-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76"/>
      <text:p text:style-name="P76">Аликорница недовольно морщит нос. Я оцепенело рассматриваю сломанный рог, обломок кости вместо крыла, пробитый бок и многочисленные рваные раны, покрывавшие тело Селестии.</text:p>
      <text:p text:style-name="P76"/>
      <text:p text:style-name="P76">- Н-нет, ч-что-ты, просто в прежнем виде ты мне нравилась больше. Я не любитель садо-мазо, - нервно хихикаю я.<text:line-break/><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76">- Уж кому-кому, а не тебе говорить о гиподинамии! - внезапно шагает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ит наполовину из зачерствевших круассанов!</text:p>
      <text:p text:style-name="P76"/>
      <text:p text:style-name="P76">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76"/>
      <text:p text:style-name="P76">- Мы рады, что ты вернулась, Сестра.</text:p>
      <text:p text:style-name="P76"/>
      <text:p text:style-name="P76">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76"/>
      <text:p text:style-name="P76">…</text:p>
      <text:p text:style-name="P76"/>
      <text:p text:style-name="P76">- ЛУНА! - Селестия притягивает сестру к себе, заключая в объятиях. - Я не надеялась увидеть тебя живой! Ты вернулась!</text:p>
      <text:p text:style-name="P76">-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76">- Я так скучала! Я так переживала!</text:p>
      <text:p text:style-name="P76"><text:soft-page-break/>- Мы пыталась найти способ расколдовать тебя. Увы, заклятие ещё более сильное, чем то, что сослало Нас на Луну когда-то… Твоя магия всегда была сильнее Нашей…</text:p>
      <text:p text:style-name="P76"/>
      <text:p text:style-name="P76">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76"/>
      <text:p text:style-name="P76">- Луна?!! Ты ничего не хочешь мне сказать?</text:p>
      <text:p text:style-name="P76"/>
      <text:p text:style-name="P76">Тёмная аликорница со вздохом отвлекается от сестриной гривы, в которую зарылась носом.</text:p>
      <text:p text:style-name="P76"/>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так хоть две <text:s/>минуты… Мы так соскучились!</text:span></text:span></text:p>
      <text:p text:style-name="P76"/>
      <text:p text:style-name="P76">Тёмная аликорница вновь зарывается мордой в гриву сестры. Я слышу вздох Селестии и её успокаивающий шёпот. Я тоже прощающе подмигиваю Луне.</text:p>
      <text:p text:style-name="P76"/>
      <text:p text:style-name="P76">-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76">- Твоя правда, Сестра, - согласилась с ней Луна. - Мы хотели сказать тебе об этом позже, но ты сама всё поняла.</text:p>
      <text:p text:style-name="P76"/>
      <text:p text:style-name="P76">Старшая аликорница смотрит на младшую и обе согласно кивают.</text:p>
      <text:p text:style-name="P76"/>
      <text:p text:style-name="P76">- Хуман, мы хотели бы вернуться. - Селестия с тревогой смотрит на меня. - Пойдёшь ли ты с нами?</text:p>
      <text:p text:style-name="P76">- Вернуться? Куда?</text:p>
      <text:p text:style-name="P76"><text:soft-page-break/>- В Эогипп. Нашу прадавнюю родину, откуда неисчислимые тысячелетия назад пришли аликорны. Нам нужно отдохнуть. Долга жизнь в твёрдом мире утомляет…</text:p>
      <text:p text:style-name="P76">- А потом?</text:p>
      <text:p text:style-name="P76">-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76"/>
      <text:p text:style-name="P76">Я смотрю на небо, на облака, на солнце и улыбаюсь.</text:p>
      <text:p text:style-name="P76"/>
      <text:p text:style-name="P76">-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76">-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76"/>
      <text:p text:style-name="P76">Мне кажется, или я вижу в вечерних лучах солнца краску, залившую щеки Луны?</text:p>
      <text:p text:style-name="P76">Я смеюсь. Всё стало на свои места, как в старые добрые времена.</text:p>
      <text:p text:style-name="P76"/>
      <text:p text:style-name="P76">- Тогда помчали?</text:p>
      <text:p text:style-name="P76">- Да. - Селестия поворачивается к Луне. - Как в тот раз, после битвы у Холодной скалы?</text:p>
      <text:p text:style-name="P76">- Да. По другому ты сейчас и не сможешь.</text:p>
      <text:p text:style-name="P76"/>
      <text:p text:style-name="P76">Луна подходит вплотную к Селестии со стороны отсутствующего крыла, бок к боку, и крепко обнимает раненую аликорницу крылом.</text:p>
      <text:p text:style-name="P76">- Проверим силы. Раз. Два. Три! - Луна взмахивает свободным крылом.</text:p>
      <text:p text:style-name="P76">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76"/>
      <text:p text:style-name="P76">Тандем крутит восьмёрки и виражи в вечернем небе, поднимается в высоту и падает в стремительных пике. Наконец, они приземляются.</text:p>
      <text:p text:style-name="P76"/>
      <text:p text:style-name="P76">- Хуман, - обращается ко мне Селестия, - Хотела бы я нести тебя сейчас… Увы – раны не позволят. Садись на Луну, пожалуйста…</text:p>
      <text:p text:style-name="P76">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76">Честное слово, Сел могла бы придумать что-нибудь получше, чем ездить на этой фурии, Хуман!</text:p>
      <text:p text:style-name="P76"/>
      <text:p text:style-name="P76">Внезапно строгую морду освещает улыбка и бирюзовый глаз подмигивает мне.</text:p>
      <text:p text:style-name="P76"><text:soft-page-break/></text:p>
      <text:p text:style-name="P76">- Ты всё ещё боишься нас, Хуман. После стольких-то лет знакомства. Это забавляет. Садись! (1)</text:p>
      <text:p text:style-name="P76"/>
      <text:p text:style-name="P76">…</text:p>
      <text:p text:style-name="P76"/>
      <text:p text:style-name="P76">Лэйнбоу Длим – хлаблая! Лэйнбоу Длим не убезала, как длугие, от стласного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76">Высоко-высоко в небо!</text:p>
      <text:p text:style-name="P76"/>
      <text:p text:style-name="P76">(1) В глубине искорёженного шлема экспоната №502 загорается жёлтый огонёк. Зелёные буквы бегут на небольшом потрескавшемся экранчике.</text:p>
      <text:p text:style-name="P76"/>
      <text:p text:style-name="P76">- Регистрация присутствия хозяина.</text:p>
      <text:p text:style-name="P76">- Регистрация увеличения дистанции с хозяином.</text:p>
      <text:p text:style-name="P76">- Отсутствие инструкций.</text:p>
      <text:p text:style-name="P76">- Активация протокола поддержания дистанции необходимой для принятия инструкций хозяина.</text:p>
      <text:p text:style-name="P76"/>
      <text:p text:style-name="P76"/>
      <text:p text:style-name="P76">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76">Вскоре слегка скрежещущая фигура скрывается в лучах заходящего солнца вслед за троицей сказочных созданий.</text:p>
      <text:p text:style-name="P76"/>
      <text:p text:style-name="P76"/>
      <text:h text:style-name="P115" text:outline-level="2">Конец</text:h>
      <text:p text:style-name="P76"/>
      <text:p text:style-name="P41"/>
      <text:p text:style-name="P44"/>
      <text:p text:style-name="P44"/>
      <text:p text:style-name="P44"/>
      <text:p text:style-name="P44"/>
      <text:p text:style-name="P41">Крепкий орешек, развоплощение не повлияло твой характер. Как был хамом, так и остался.</text:p>
      <text:p text:style-name="P41"><text:soft-page-break/>- Мы ведь виделись раньше, да? Почему-то ты кажешься мне знакомым, - угрюмо замечаю я. - Хотя, хоть убей, не вспомню, где.</text:p>
      <text:p text:style-name="P41">-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41">- Хреново, - ещё угрюмее говорю я. - Полчаса назад попал в эпицентр ядерного взрыва.</text:p>
      <text:p text:style-name="P41">-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41"/>
      <text:p text:style-name="P41">Я молча прикидываю, смогу ли дотянуться до его носа кулаком? А ногой?</text:p>
      <text:p text:style-name="P41">Анакорн как будто понимает, что я замышляю. Он отступает шаг назад и примирительно поднимает вверх копыто.</text:p>
      <text:p text:style-name="P41"/>
      <text:p text:style-name="P41">-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41"/>
      <text:p text:style-name="P42">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41"/>
      <text:p text:style-name="P41">-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41"/>
      <text:p text:style-name="P41">-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41">- Стоп-стоп-стоп! Помедленнее, я нихрена не понял! - хватаюсь за голову я. - Какая-такая подружка? Какая просьба? Какой мир? Что за бред?</text:p>
      <text:p text:style-name="P44"/>
      <text:p text:style-name="P94"><text:span text:style-name="Default_20_Paragraph_20_Font"><text:span text:style-name="T1">&lt;</text:span></text:span><text:span text:style-name="Default_20_Paragraph_20_Font"><text:span text:style-name="T19">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94"><text:soft-page-break/><text:span text:style-name="Default_20_Paragraph_20_Font"><text:span text:style-name="T19">Эпилог.)</text:span></text:span><text:span text:style-name="Default_20_Paragraph_20_Font"><text:span text:style-name="T1">&gt;</text:span></text:span></text:p>
      <text:p text:style-name="P44"/>
      <text:p text:style-name="P44"/>
      <text:p text:style-name="P94"><text:span text:style-name="Default_20_Paragraph_20_Font"><text:span text:style-name="T1">(</text:span></text:span><text:span text:style-name="Default_20_Paragraph_20_Font"><text:span text:style-name="T19">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44"/>
      <text:p text:style-name="P44">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108"/>
      <text:p text:style-name="P94"><text:span text:style-name="Default_20_Paragraph_20_Font"><text:span text:style-name="T49">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108">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94"><text:span text:style-name="Default_20_Paragraph_20_Font"><text:span text:style-name="T50">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41"/>
      <text:p text:style-name="P41">…</text:p>
      <text:p text:style-name="P109"/>
      <text:p text:style-name="P44"/>
      <text:p text:style-name="P44"/>
      <text:p text:style-name="P44"/>
      <text:p text:style-name="P1">***</text:p>
      <text:p text:style-name="P13"/>
      <text:p text:style-name="P94"><text:soft-page-break/><text:span text:style-name="Default_20_Paragraph_20_Font"><text:span text:style-name="T3"><text:s/></text:span></text:span><text:span text:style-name="Default_20_Paragraph_20_Font"><text:span text:style-name="T16">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37"/>
      <text:p text:style-name="P37">Я устало смеюсь. Юджин сделал этический модуль слишком эмоциональным, но это выглядит порой так забавно!</text:p>
      <text:p text:style-name="P37">- Нет ничего проще. Если бы ты спросилда меня раньше, я бы тебе сказал. Со стороны это моментально видно.</text:p>
      <text:p text:style-name="P37">- Что?!! Говори!</text:p>
      <text:p text:style-name="P37">-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37">- И где же мне найти желающих на такое? Я даже с трудом понимаю концепцию души, не то, чтобы поверить в её существование.</text:p>
      <text:p text:style-name="P37"/>
      <text:p text:style-name="P37">Разочарование сквозит в выражении морды трансцендентной лошади, в её поникших ушах и обвислом хвосте. Я усмехаюсь.</text:p>
      <text:p text:style-name="P37"/>
      <text:p text:style-name="P37">- Ты в упор не видишь очевидного. Расскажи-ка, каким образом я могу присутствовать тут, рядом с тобой в виртуальном мире?</text:p>
      <text:p text:style-name="P37">Хэвэн недовольно морщит нос, но начинает объяснять, как пятилетнему ребёнку.</text:p>
      <text:p text:style-name="P37">-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37">- Правильно, - киваю я, - и как, по-твоему, можно назвать цифровой слепок сознания?</text:p>
      <text:p text:style-name="P37">- Н-не понимаю, к чему ты клонишь? - запинается Хэвэн. Я вижу, что она начинает понимать.</text:p>
      <text:p text:style-name="P37">-</text:p>
      <text:p text:style-name="P13"/>
      <text:p text:style-name="P13"><text:soft-page-break/><text:s/>Информационный слепок сознания неточен, сканируется, в основном, память, <text:s/>логический аппарат и эмоции.</text:p>
      <text:p text:style-name="P13"/>
      <text:p text:style-name="P94"><text:span text:style-name="Default_20_Paragraph_20_Font"><text:span text:style-name="T1">&lt;</text:span></text:span><text:span text:style-name="Default_20_Paragraph_20_Font"><text:span text:style-name="T19">Зарождение проекта «Семь вечностей» и любовь Хэвэн к Дедлайну</text:span></text:span><text:span text:style-name="Default_20_Paragraph_20_Font"><text:span text:style-name="T1">&gt;</text:span></text:span></text:p>
      <text:p text:style-name="P44"/>
      <text:p text:style-name="P44"/>
      <text:p text:style-name="P44"/>
      <text:p text:style-name="P44"/>
      <text:p text:style-name="P44"/>
      <text:h text:style-name="P115" text:outline-level="2">12</text:h>
      <text:p text:style-name="P44"/>
      <text:p text:style-name="P44"/>
      <text:p text:style-name="P1">***</text:p>
      <text:p text:style-name="P1"/>
      <text:p text:style-name="P44"/>
      <text:p text:style-name="P44"/>
      <text:p text:style-name="P44"/>
      <text:p text:style-name="P44">&lt;мир-громоотвод — в том месте, где размещён боевой модуль PHOENIX&gt;</text:p>
      <text:p text:style-name="P44">&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44"/>
      <text:p text:style-name="P44">&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44"/>
      <text:p text:style-name="P44"/>
      <text:p text:style-name="P44"/>
      <text:p text:style-name="P44">&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44"/>
      <text:p text:style-name="P41"/>
      <text:p text:style-name="P41">&lt;Ещё одна глава. Больничный быт Дедлайна / Развитие болезни Джет. Одеяло&gt;</text:p>
      <text:p text:style-name="P44">(добавить <text:s/>быта в Чертогах Разума и общения с “овощами”)</text:p>
      <text:p text:style-name="P44"><text:soft-page-break/></text:p>
      <text:p text:style-name="P44"/>
      <text:p text:style-name="P44">пол’т на єкспериментальном образце первой ступени ракеті (остальніе не сделані)</text:p>
      <text:p text:style-name="P44"/>
      <text:p text:style-name="P44">===================================================</text:p>
      <text:p text:style-name="P44">… Вы и есть сопротивление!</text:p>
      <text:p text:style-name="P44">&lt;временная петля&gt;</text:p>
      <text:p text:style-name="P44"/>
      <text:p text:style-name="P44"/>
      <text:p text:style-name="P44"/>
      <text:p text:style-name="P77"/>
      <text:p text:style-name="P44"/>
      <text:p text:style-name="P94"><text:span text:style-name="Default_20_Paragraph_20_Font"><text:span text:style-name="T1">&lt;</text:span></text:span><text:span text:style-name="Default_20_Paragraph_20_Font"><text:span text:style-name="T1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44"/>
      <text:p text:style-name="P41"/>
      <text:p text:style-name="P41">Шаги Армагеддона;</text:p>
      <text:p text:style-name="P41"/>
      <text:p text:style-name="P41"/>
      <text:p text:style-name="P41">встреча с единорогами</text:p>
      <text:p text:style-name="P4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41">Потом – путешествие на “Хитрожопке”, апгрейд её до дирижабля</text:p>
      <text:p text:style-name="P41"/>
      <text:p text:style-name="P41">=========================================</text:p>
      <text:p text:style-name="P41"/>
      <text:p text:style-name="P4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41"/>
      <text:p text:style-name="P4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41">==========================================</text:p>
      <text:p text:style-name="P41">Анакорн Анону: Что-то мне твоё лицо кажется знакомым. Мы раньше встречались?</text:p>
      <text:p text:style-name="P41"><text:soft-page-break/>- Каким образом? – усмехнулся Анон.</text:p>
      <text:p text:style-name="P44">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44"/>
      <text:p text:style-name="P44">- Как мне звать тебя, Учитель? - прозвучала стандартная фраза начала Диалога, - Я желаю взять у… Ооо!..</text:p>
      <text:p text:style-name="P44"/>
      <text:p text:style-name="P44">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44"/>
      <text:p text:style-name="P44">- Мой первый Учитель… Я узнала тебя… Мне тебя не хватало.</text:p>
      <text:p text:style-name="P44"/>
      <text:p text:style-name="P44">Деревья расступились и на поляну вышла Хэвэн.</text:p>
      <text:p text:style-name="P44"/>
      <text:p text:style-name="P94"><text:span text:style-name="Default_20_Paragraph_20_Font"><text:span text:style-name="T1">- Не могу сказать, что это взаимно, Хэв, -</text:span></text:span><text:span text:style-name="Default_20_Paragraph_20_Font"><text:span text:style-name="T19">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44">-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44"/>
      <text:p text:style-name="P44">(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44"/>
      <text:p text:style-name="P44"/>
      <text:p text:style-name="P44">(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44">(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44"/>
      <text:p text:style-name="P44">Хэвэн предлагает Дедлайну присесть на пенёк – тот отказывается (подозревает, что это – кресло).</text:p>
      <text:p text:style-name="P44">===============================================</text:p>
      <text:p text:style-name="P41"/>
      <text:p text:style-name="P44"><text:soft-page-break/>Рэра чуть шевельнула ухом и немедленно открыла один глаз.</text:p>
      <text:p text:style-name="P44"/>
      <text:p text:style-name="P44">- ПАПА!!! ОН СОГЛАСЕН!!!</text:p>
      <text:p text:style-name="P41"/>
      <text:p text:style-name="P94"><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44">ТЫ! Я! КРОВАТЬ! БЫСТРО!!! (мамка из табуна Твердолобов)</text:p>
      <text:p text:style-name="P44">.</text:p>
      <text:p text:style-name="P44">.</text:p>
      <text:p text:style-name="P44">.</text:p>
      <text:p text:style-name="P44">&lt;Попадает в табун мамок и тёток, но его спасает Дейдра на Хитрожопке&gt;</text:p>
      <text:p text:style-name="P41">&lt;Хум видит молодую Селестию в латах&gt;</text:p>
      <text:p text:style-name="P41">&lt;Сел учит Хумана магии и готовит его своим партнёром&gt;</text:p>
      <text:p text:style-name="P41">&lt;Сел применяет свою “термоядерную пушку” в роге&gt;</text:p>
      <text:h text:style-name="P115" text:outline-level="2"/>
      <text:p text:style-name="P44"/>
      <text:p text:style-name="P41">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41">Селестия бесконечно счастлива, что у неё есть помощник - Анон</text:p>
      <text:p text:style-name="P94"><text:span text:style-name="Default_20_Paragraph_20_Font"><text:span text:style-name="T1">(</text:span></text:span><text:span text:style-name="Default_20_Paragraph_20_Font"><text:span text:style-name="T19">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41"/>
      <text:p text:style-name="P41">Я ввалился в приёмную. Голова аликорницы покоилась на столе, глаза были закрыты. При стуке двери лишь чуть дёрнулось ухо.</text:p>
      <text:p text:style-name="P41">- Сел, меня волнует состояние наших отношений в последнее время, - начал я издалека.</text:p>
      <text:p text:style-name="P41">- Да? - пробормотала аликорница не открывая глаз.</text:p>
      <text:p text:style-name="P41"/>
      <text:p text:style-name="P41">Тут что-то не так, Анон!</text:p>
      <text:p text:style-name="P41"/>
      <text:p text:style-name="P41">- Как ты могла вчера заснуть во время секса?!! - я возмущенно уставился на аликорницу.</text:p>
      <text:p text:style-name="P41">Селестия открыла один глаз и страдальчески улыбнулась.</text:p>
      <text:p text:style-name="P94"><text:span text:style-name="Default_20_Paragraph_20_Font"><text:span text:style-name="T19">-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41"><text:soft-page-break/>- Маленькое неудобство? - я аж поперхнулся. - Сел, мне неинтересно трахать бревно. Если ты так устаёшь – поделись работой. Зачем ещё нужны мужья?</text:p>
      <text:p text:style-name="P41">&lt;Сцена с напившейся Селестией&gt;</text:p>
      <text:p text:style-name="P37">(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4"><text:span text:style-name="Default_20_Paragraph_20_Font"><text:span text:style-name="T1">&lt;</text:span></text:span><text:span text:style-name="Default_20_Paragraph_20_Font"><text:span text:style-name="T19">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41">&lt;Отправка Анона на Луну с Луной&gt;</text:p>
      <text:p text:style-name="P94"><text:span text:style-name="Default_20_Paragraph_20_Font"><text:span text:style-name="T19">&lt;Сцена с голым Аноном и Луной</text:span></text:span><text:span text:style-name="Default_20_Paragraph_20_Font"><text:span text:style-name="T1">&gt;</text:span></text:span></text:p>
      <text:p text:style-name="P38"/>
      <text:p text:style-name="P41"/>
      <text:p text:style-name="P41"/>
      <text:p text:style-name="P41"/>
      <text:p text:style-name="P41"/>
      <text:p text:style-name="P41">======================================================</text:p>
      <text:p text:style-name="P44">- А-А-А-А-А-А-А-А!!!</text:p>
      <text:p text:style-name="P44"/>
      <text:p text:style-name="P4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4"/>
      <text:p text:style-name="P44">- Это определённо не пегас. И вообще не пони, - заметила старшая.</text:p>
      <text:p text:style-name="P4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4"/>
      <text:p text:style-name="P44">Вопящая фигура поравнялась с аликорницами и продолжила низвержение в пропасть.</text:p>
      <text:p text:style-name="P44"/>
      <text:p text:style-name="P94"><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44"/>
      <text:p text:style-name="P44">Прыжок аликорницы с края площадки перешёл в затяжное пике, конечной целью которого была быстро приближающаяся к земле тёмная фигура.</text:p>
      <text:p text:style-name="P44"/>
      <text:p text:style-name="P44"><text:soft-page-break/>-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1"/>
      <text:p text:style-name="P41"/>
      <text:p text:style-name="P41"/>
      <text:p text:style-name="P41"/>
      <text:p text:style-name="P13"/>
      <text:p text:style-name="P94"><text:span text:style-name="Default_20_Paragraph_20_Font"><text:span text:style-name="T3">(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1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3">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3">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44"/>
      <text:p text:style-name="P44"/>
      <text:p text:style-name="P94"><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text:span></text:span><text:soft-page-break/><text:span text:style-name="Default_20_Paragraph_20_Font"><text:span text:style-name="T1">и п</text:span></text:span><text:span text:style-name="Default_20_Paragraph_20_Font"><text:span text:style-name="T19">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52">В последнюю секунду Хэвэн 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52">— тот, на седьмой волне, который избежал фолаута. Где Сел окаменела. Эпилог </text:span></text:span><text:span text:style-name="Default_20_Paragraph_20_Font"><text:span text:style-name="T1">&gt;</text:span></text:span></text:p>
      <text:p text:style-name="P44">======================================</text:p>
      <text:p text:style-name="P94"><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19">#$@</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44"/>
      <text:p text:style-name="P44">===================================</text:p>
      <text:p text:style-name="P44">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44"/>
      <text:p text:style-name="P78">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94"><text:span text:style-name="Default_20_Paragraph_20_Font"><text:span text:style-name="T22">Действие начинается снова с </text:span></text:span><text:span text:style-name="Default_20_Paragraph_20_Font"><text:span text:style-name="T51">первой</text:span></text:span><text:span text:style-name="Default_20_Paragraph_20_Font"><text:span text:style-name="T22">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77">(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77">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77">=============================</text:p>
      <text:p text:style-name="P44">&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44"><text:soft-page-break/></text:p>
      <text:p text:style-name="P4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41"/>
      <text:p text:style-name="P4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41">=========================</text:p>
      <text:p text:style-name="P94"><text:span text:style-name="Default_20_Paragraph_20_Font"><text:span text:style-name="T19">(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41">=======================================</text:p>
      <text:p text:style-name="P94"><text:span text:style-name="Default_20_Paragraph_20_Font"><text:span text:style-name="T3">&lt;</text:span></text:span><text:span text:style-name="Default_20_Paragraph_20_Font"><text:span text:style-name="T16">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3">&gt;</text:span></text:span></text:p>
      <text:p text:style-name="P37"/>
      <text:p text:style-name="P94"><text:span text:style-name="Default_20_Paragraph_20_Font"><text:span text:style-name="T3">(</text:span></text:span><text:span text:style-name="Default_20_Paragraph_20_Font"><text:span text:style-name="T16">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3">)</text:span></text:span></text:p>
      <text:p text:style-name="P13"/>
      <text:p text:style-name="P13"/>
      <text:p text:style-name="P13">(Дедлайн был в психушке без памяти два месяца, а не два года)</text:p>
      <text:p text:style-name="P13"/>
      <text:p text:style-name="P13"/>
      <text:p text:style-name="P94"><text:span text:style-name="Default_20_Paragraph_20_Font"><text:span text:style-name="T3">&lt;</text:span></text:span><text:span text:style-name="Default_20_Paragraph_20_Font"><text:span text:style-name="T16">Учителя отвечают на вопросы Хэвэн, на которые она сама не может найти ответы</text:span></text:span><text:span text:style-name="Default_20_Paragraph_20_Font"><text:span text:style-name="T3">&gt;</text:span></text:span></text:p>
      <text:p text:style-name="P13">(добавить Аниту в психушку)</text:p>
      <text:p text:style-name="P13">(необходимость вернуться — предотвратить закрытие проекта и остановку Хэвэн)</text:p>
      <text:p text:style-name="P13"><text:soft-page-break/>&lt;киберсекс с Хэвэн&gt;</text:p>
      <text:p text:style-name="P13">====================</text:p>
      <text:p text:style-name="P94"><text:span text:style-name="Default_20_Paragraph_20_Font"><text:span text:style-name="T3">&lt;</text:span></text:span><text:span text:style-name="Default_20_Paragraph_20_Font"><text:span text:style-name="T16">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3">&gt;</text:span></text:span></text:p>
      <text:p text:style-name="P13"/>
      <text:p text:style-name="P44"/>
      <text:p text:style-name="P44"/>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110"/>
      <text:p text:style-name="P94">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94">Pink Floyd “Keep Talking” <text:a xlink:type="simple" xlink:href="https://www.youtube.com/watch?v=CVhYW6e3qc8" office:target-frame-name="_top" xlink:show="replace" text:style-name="Internet_20_link" text:visited-style-name="Visited_20_Internet_20_Link">https://www.youtube.com/watch?v=CVhYW6e3qc8</text:a></text:p>
      <text:p text:style-name="P94"/>
      <text:p text:style-name="P94">Daft Punk - Veridis Quo</text:p>
      <text:p text:style-name="P94">https://www.youtube.com/watch?v=HhZaHf8RP6g</text:p>
      <text:p text:style-name="P94"><text:a xlink:type="simple" xlink:href="https://www.youtube.com/watch?v=ySLc8gZ3oEc" office:target-frame-name="_top" xlink:show="replace" text:style-name="Internet_20_link" text:visited-style-name="Visited_20_Internet_20_Link">https://www.youtube.com/watch?v=ySLc8gZ3oEc</text:a></text:p>
      <text:p text:style-name="P94"/>
      <text:p text:style-name="P94">Eye Of The Tiger</text:p>
      <text:p text:style-name="P94"/>
      <text:p text:style-name="P94">Alphaville – Forever Young</text:p>
      <text:p text:style-name="P94">The Doors “Light My Fire”</text:p>
      <text:p text:style-name="P94">Pink Floyd “Another Brick In The Wall” (https://www.youtube.com/watch?v=krYK1jWz0Lo <text:s/>),</text:p>
      <text:p text:style-name="P94">“Is the anybody here” (Pulse)</text:p>
      <text:p text:style-name="P94">“Marooned”</text:p>
      <text:p text:style-name="P94">&lt;Pink Floyd - «Hey you» (Pulse)&gt;</text:p>
      <text:p text:style-name="P94"/>
      <text:p text:style-name="P94">Dire Straits “Money For Nothing”</text:p>
      <text:p text:style-name="Text_20_body">Depeche Mode</text:p>
      <text:p text:style-name="Text_20_body">Wintergatan – Sommarfågel, Marble Machine</text:p>
      <text:p text:style-name="Text_20_body">Coldplay - Adventure Of A Lifetime</text:p>
      <text:p text:style-name="Text_20_body"><text:soft-page-break/>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94">&lt;<text:span text:style-name="Default_20_Paragraph_20_Font"><text:span text:style-name="T45">Pink Floyd — Kepp Talking (Pulse), Hey you (Pulse), Sorrow (Pulse), High Hopes (Pulse)</text:span></text:span>&gt;</text:p>
      <text:p text:style-name="P94">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94">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94">Oasis — Wonderwall (<text:a xlink:type="simple" xlink:href="https://www.youtube.com/watch?v=6hzrDeceEKc" office:target-frame-name="_top" xlink:show="replace" text:style-name="Internet_20_link" text:visited-style-name="Visited_20_Internet_20_Link">https://www.youtube.com/watch?v=6hzrDeceEKc</text:a> )</text:p>
      <text:p text:style-name="P94">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text:soft-page-break/>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94"><text:a xlink:type="simple" xlink:href="https://www.youtube.com/watch?v=nGhoBnx3Pt0" office:target-frame-name="_top" xlink:show="replace" text:style-name="Internet_20_link" text:visited-style-name="Visited_20_Internet_20_Link">https://www.youtube.com/watch?v=nGhoBnx3Pt0</text:a></text:p>
      <text:p text:style-name="P94"><text:a xlink:type="simple" xlink:href="https://www.youtube.com/watch?v=UVWiArQL_oI" office:target-frame-name="_top" xlink:show="replace" text:style-name="Internet_20_link" text:visited-style-name="Visited_20_Internet_20_Link">https://www.youtube.com/watch?v=UVWiArQL_oI</text:a></text:p>
      <text:p text:style-name="P94"/>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94"><text:span text:style-name="Default_20_Paragraph_20_Font"><text:span text:style-name="T53">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53">)</text:span></text:span></text:p>
      <text:p text:style-name="P93">Pink Floyd “Another Brick In The Wall”</text:p>
      <text:p text:style-name="P94"><text:a xlink:type="simple" xlink:href="https://www.youtube.com/watch?v=rvk5D1iI2LA" office:target-frame-name="_top" xlink:show="replace" text:style-name="Internet_20_link" text:visited-style-name="Visited_20_Internet_20_Link">https://www.youtube.com/watch?v=rvk5D1iI2LA</text:a></text:p>
      <text:h text:style-name="P114" text:outline-level="1"><text:span text:style-name="Default_20_Paragraph_20_Font"><text:span text:style-name="T54">Mark Knopfler - Marbletown - Córdoba 2010</text:span></text:span></text:h>
      <text:p text:style-name="P94">Pendulum – Under the waves <text:a xlink:type="simple" xlink:href="https://www.youtube.com/watch?v=Xc6tpOgm1HE" office:target-frame-name="_top" xlink:show="replace" text:style-name="Internet_20_link" text:visited-style-name="Visited_20_Internet_20_Link">https://www.youtube.com/watch?v=Xc6tpOgm1HE</text:a></text:p>
      <text:p text:style-name="P95"><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95"/>
      <text:p text:style-name="P95"><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95"><text:tab/><text:tab/>Lost city <text:a xlink:type="simple" xlink:href="https://www.youtube.com/watch?v=YZUoGbF7WLE" office:target-frame-name="_top" xlink:show="replace" text:style-name="Internet_20_link" text:visited-style-name="Visited_20_Internet_20_Link">https://www.youtube.com/watch?v=YZUoGbF7WLE</text:a></text:p>
      <text:p text:style-name="P95">Outrunner – Day dream <text:a xlink:type="simple" xlink:href="https://www.youtube.com/watch?v=s8KLEossy_k" text:style-name="Internet_20_link" text:visited-style-name="Visited_20_Internet_20_Link">https://www.youtube.com/watch?v=s8KLEossy_k</text:a></text:p>
      <text:p text:style-name="P111"><text:soft-page-break/>Outrunner – Hidden World https://www.youtube.com/watch?v=MEFE9653Z2k</text:p>
      <text:h text:style-name="P114" text:outline-level="1">Wastelander X – Aftermath <text:a xlink:type="simple" xlink:href="https://www.youtube.com/watch?v=cRNYvL9gD9o" text:style-name="Internet_20_link" text:visited-style-name="Visited_20_Internet_20_Link">https://www.youtube.com/watch?v=cRNYvL9gD9o</text:a></text:h>
      <text:p text:style-name="P9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title/>
    <dc:description/>
    <dc:subject/>
    <meta:initial-creator>Maksym Tuhai</meta:initial-creator>
    <meta:creation-date>2019-06-10T23:54:00Z</meta:creation-date>
    <dc:date>2024-09-29T01:47:45.935000000</dc:date>
    <meta:editing-cycles>64</meta:editing-cycles>
    <meta:editing-duration>P38DT2H20M59S</meta:editing-duration>
    <meta:document-statistic meta:table-count="0" meta:image-count="0" meta:object-count="0" meta:page-count="335" meta:paragraph-count="4666" meta:word-count="112654" meta:character-count="724977" meta:non-whitespace-character-count="615544"/>
    <meta:template xlink:type="simple" xlink:actuate="onRequest" xlink:title="" xlink:href="Normal"/>
  </office:meta>
</office:document-meta>
</file>